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4">
      <style:paragraph-properties fo:margin-top="3pt" fo:margin-bottom="3pt"/>
      <style:text-properties/>
    </style:style>
    <style:style style:family="paragraph" style:name="P35">
      <style:paragraph-properties fo:margin-top="3pt" fo:margin-bottom="3pt"/>
      <style:text-properties/>
    </style:style>
    <style:style style:family="paragraph" style:name="P36">
      <style:paragraph-properties fo:margin-top="3pt" fo:margin-bottom="3pt"/>
      <style:text-properties/>
    </style:style>
    <style:style style:family="paragraph" style:name="P37">
      <style:paragraph-properties fo:margin-top="3pt" fo:margin-bottom="3pt"/>
      <style:text-properties/>
    </style:style>
    <style:style style:family="paragraph" style:name="P38">
      <style:paragraph-properties fo:text-align="center" fo:margin-top="0pt" fo:margin-bottom="8pt"/>
      <style:text-properties/>
    </style:style>
    <style:style style:family="text" style:name="T49">
      <style:text-properties fo:color="#1f4e79" fo:font-family="Arial" style:font-family-asian="Arial" style:font-family-complex="Arial" fo:font-size="26pt" style:font-size-complex="26pt" fo:font-weight="bold"/>
    </style:style>
    <style:style style:family="paragraph" style:name="P39">
      <style:paragraph-properties fo:text-align="center" fo:margin-top="0pt" fo:margin-bottom="6pt"/>
      <style:text-properties/>
    </style:style>
    <style:style style:family="text" style:name="T50">
      <style:text-properties fo:color="#2e75b6" fo:font-family="Arial" style:font-family-asian="Arial" style:font-family-complex="Arial" fo:font-size="20pt" style:font-size-complex="20pt" fo:font-weight="bold"/>
    </style:style>
    <style:style style:family="paragraph" style:name="P40">
      <style:paragraph-properties fo:text-align="center" fo:margin-top="0pt" fo:margin-bottom="20pt"/>
      <style:text-properties/>
    </style:style>
    <style:style style:family="text" style:name="T51">
      <style:text-properties fo:color="#666666" fo:font-family="Arial" style:font-family-asian="Arial" style:font-family-complex="Arial" fo:font-size="13pt" style:font-size-complex="13pt" fo:font-style="italic"/>
    </style:style>
    <style:style style:family="text" style:name="T52">
      <style:text-properties fo:color="#666666" fo:font-family="Arial" style:font-family-asian="Arial" style:font-family-complex="Arial" fo:font-size="13pt" style:font-size-complex="13pt" fo:language="es" fo:country="ES" fo:font-style="italic"/>
    </style:style>
    <style:style style:parent-style-name="696" style:family="text" style:name="T53">
      <style:text-properties fo:font-family="Arial" style:font-family-asian="Arial" style:font-family-complex="Arial" fo:font-size="13pt" style:font-size-complex="13pt" fo:language="es" fo:country="ES" fo:font-style="italic"/>
    </style:style>
    <style:style style:family="text" style:name="T54">
      <style:text-properties fo:color="#666666" fo:font-family="Arial" style:font-family-asian="Arial" style:font-family-complex="Arial" fo:font-size="13pt" style:font-size-complex="13pt" fo:language="es" fo:country="ES" fo:font-style="italic"/>
    </style:style>
    <style:style style:family="paragraph" style:name="P41">
      <style:paragraph-properties fo:text-align="center" fo:margin-top="0pt" fo:margin-bottom="20pt" fo:border-bottom="0.03528cm solid #2E75B6"/>
      <style:text-properties/>
    </style:style>
    <style:style style:family="paragraph" style:name="P42">
      <style:paragraph-properties fo:text-align="center" fo:margin-top="0pt" fo:margin-bottom="4pt"/>
      <style:text-properties/>
    </style:style>
    <style:style style:family="text" style:name="T55">
      <style:text-properties fo:color="#444444" fo:font-family="Arial" style:font-family-asian="Arial" style:font-family-complex="Arial" fo:font-size="12pt" style:font-size-complex="12pt"/>
    </style:style>
    <style:style style:family="paragraph" style:name="P43">
      <style:paragraph-properties fo:text-align="center" fo:margin-top="0pt" fo:margin-bottom="0pt"/>
      <style:text-properties/>
    </style:style>
    <style:style style:family="text" style:name="T56">
      <style:text-properties fo:color="#888888" fo:font-family="Arial" style:font-family-asian="Arial" style:font-family-complex="Arial" fo:font-size="11pt" style:font-size-complex="11pt"/>
    </style:style>
    <style:style style:family="paragraph" style:name="P44">
      <style:paragraph-properties fo:margin-top="3pt" fo:margin-bottom="3pt"/>
      <style:text-properties/>
    </style:style>
    <style:style style:family="paragraph" style:name="P45">
      <style:paragraph-properties fo:margin-top="3pt" fo:margin-bottom="3pt"/>
      <style:text-properties/>
    </style:style>
    <style:style style:family="paragraph" style:name="P46">
      <style:paragraph-properties fo:margin-top="3pt" fo:margin-bottom="3pt"/>
      <style:text-properties/>
    </style:style>
    <style:style style:family="paragraph" style:name="P47">
      <style:paragraph-properties fo:margin-top="3pt" fo:margin-bottom="3pt"/>
      <style:text-properties/>
    </style:style>
    <style:style style:family="paragraph" style:name="P48">
      <style:paragraph-properties fo:text-align="center" fo:margin-top="0pt" fo:margin-bottom="8pt"/>
      <style:text-properties/>
    </style:style>
    <style:style style:family="text" style:name="T57">
      <style:text-properties fo:color="#1f4e79" fo:font-family="Arial" style:font-family-asian="Arial" style:font-family-complex="Arial" fo:font-size="12pt" style:font-size-complex="12pt" fo:font-weight="bold"/>
    </style:style>
    <style:style style:family="table" style:name="ta1">
      <style:table-properties style:width="16.58cm"/>
    </style:style>
    <style:style style:family="table-column" style:name="co1">
      <style:table-column-properties style:column-width="6.416cm"/>
    </style:style>
    <style:style style:family="table-column" style:name="co2">
      <style:table-column-properties style:column-width="10.16cm"/>
    </style:style>
    <style:style style:family="table-row" style:name="ro1">
      <style:table-row-properties/>
    </style:style>
    <style:style style:family="table-cell" style:name="ce2">
      <style:table-cell-properties fo:background-color="#bdd7ee" fo:border="0.00441cm solid #AAAAAA" fo:padding-top="0.1411cm" fo:padding-bottom="0.1411cm" fo:padding-left="0.2117cm" fo:padding-right="0.2117cm"/>
    </style:style>
    <style:style style:family="paragraph" style:name="P49">
      <style:paragraph-properties/>
      <style:text-properties/>
    </style:style>
    <style:style style:family="text" style:name="T58">
      <style:text-properties fo:color="#1f4e79" fo:font-family="Arial" style:font-family-asian="Arial" style:font-family-complex="Arial" fo:font-size="10pt" style:font-size-complex="10pt" fo:font-weight="bold"/>
    </style:style>
    <style:style style:family="table-cell" style:name="ce3">
      <style:table-cell-properties fo:background-color="#bdd7ee" fo:border="0.00441cm solid #AAAAAA" fo:padding-top="0.1411cm" fo:padding-bottom="0.1411cm" fo:padding-left="0.2117cm" fo:padding-right="0.2117cm"/>
    </style:style>
    <style:style style:family="paragraph" style:name="P50">
      <style:paragraph-properties/>
      <style:text-properties/>
    </style:style>
    <style:style style:family="text" style:name="T59">
      <style:text-properties fo:color="#1f4e79" fo:font-family="Arial" style:font-family-asian="Arial" style:font-family-complex="Arial" fo:font-size="10pt" style:font-size-complex="10pt" fo:font-weight="bold"/>
    </style:style>
    <style:style style:family="table-row" style:name="ro2">
      <style:table-row-properties/>
    </style:style>
    <style:style style:family="table-cell" style:name="ce4">
      <style:table-cell-properties fo:background-color="#ffffff" fo:border="0.00441cm solid #AAAAAA" fo:padding-top="0.1411cm" fo:padding-bottom="0.1411cm" fo:padding-left="0.2117cm" fo:padding-right="0.2117cm"/>
    </style:style>
    <style:style style:family="paragraph" style:name="P51">
      <style:paragraph-properties/>
      <style:text-properties/>
    </style:style>
    <style:style style:family="text" style:name="T60">
      <style:text-properties fo:font-family="Arial" style:font-family-asian="Arial" style:font-family-complex="Arial" fo:font-size="10pt" style:font-size-complex="10pt"/>
    </style:style>
    <style:style style:family="table-cell" style:name="ce5">
      <style:table-cell-properties fo:background-color="#ffffff" fo:border="0.00441cm solid #AAAAAA" fo:padding-top="0.1411cm" fo:padding-bottom="0.1411cm" fo:padding-left="0.2117cm" fo:padding-right="0.2117cm"/>
    </style:style>
    <style:style style:family="paragraph" style:name="P52">
      <style:paragraph-properties/>
      <style:text-properties/>
    </style:style>
    <style:style style:family="text" style:name="T61">
      <style:text-properties fo:font-family="Arial" style:font-family-asian="Arial" style:font-family-complex="Arial" fo:font-size="10pt" style:font-size-complex="10pt"/>
    </style:style>
    <style:style style:family="table-row" style:name="ro3">
      <style:table-row-properties/>
    </style:style>
    <style:style style:family="table-cell" style:name="ce6">
      <style:table-cell-properties fo:background-color="#f2f2f2" fo:border="0.00441cm solid #AAAAAA" fo:padding-top="0.1411cm" fo:padding-bottom="0.1411cm" fo:padding-left="0.2117cm" fo:padding-right="0.2117cm"/>
    </style:style>
    <style:style style:family="paragraph" style:name="P53">
      <style:paragraph-properties/>
      <style:text-properties/>
    </style:style>
    <style:style style:family="text" style:name="T62">
      <style:text-properties fo:font-family="Arial" style:font-family-asian="Arial" style:font-family-complex="Arial" fo:font-size="10pt" style:font-size-complex="10pt"/>
    </style:style>
    <style:style style:family="table-cell" style:name="ce7">
      <style:table-cell-properties fo:background-color="#f2f2f2" fo:border="0.00441cm solid #AAAAAA" fo:padding-top="0.1411cm" fo:padding-bottom="0.1411cm" fo:padding-left="0.2117cm" fo:padding-right="0.2117cm"/>
    </style:style>
    <style:style style:family="paragraph" style:name="P54">
      <style:paragraph-properties/>
      <style:text-properties/>
    </style:style>
    <style:style style:family="text" style:name="T63">
      <style:text-properties fo:font-family="Arial" style:font-family-asian="Arial" style:font-family-complex="Arial" fo:font-size="10pt" style:font-size-complex="10pt"/>
    </style:style>
    <style:style style:family="table-row" style:name="ro4">
      <style:table-row-properties/>
    </style:style>
    <style:style style:family="table-cell" style:name="ce8">
      <style:table-cell-properties fo:background-color="#ffffff" fo:border="0.00441cm solid #AAAAAA" fo:padding-top="0.1411cm" fo:padding-bottom="0.1411cm" fo:padding-left="0.2117cm" fo:padding-right="0.2117cm"/>
    </style:style>
    <style:style style:family="paragraph" style:name="P55">
      <style:paragraph-properties/>
      <style:text-properties/>
    </style:style>
    <style:style style:family="text" style:name="T64">
      <style:text-properties fo:font-family="Arial" style:font-family-asian="Arial" style:font-family-complex="Arial" fo:font-size="10pt" style:font-size-complex="10pt"/>
    </style:style>
    <style:style style:family="table-cell" style:name="ce9">
      <style:table-cell-properties fo:background-color="#ffffff" fo:border="0.00441cm solid #AAAAAA" fo:padding-top="0.1411cm" fo:padding-bottom="0.1411cm" fo:padding-left="0.2117cm" fo:padding-right="0.2117cm"/>
    </style:style>
    <style:style style:family="paragraph" style:name="P56">
      <style:paragraph-properties/>
      <style:text-properties/>
    </style:style>
    <style:style style:family="text" style:name="T65">
      <style:text-properties fo:font-family="Arial" style:font-family-asian="Arial" style:font-family-complex="Arial" fo:font-size="10pt" style:font-size-complex="10pt"/>
    </style:style>
    <style:style style:family="table-row" style:name="ro5">
      <style:table-row-properties/>
    </style:style>
    <style:style style:family="table-cell" style:name="ce10">
      <style:table-cell-properties fo:background-color="#f2f2f2" fo:border="0.00441cm solid #AAAAAA" fo:padding-top="0.1411cm" fo:padding-bottom="0.1411cm" fo:padding-left="0.2117cm" fo:padding-right="0.2117cm"/>
    </style:style>
    <style:style style:family="paragraph" style:name="P57">
      <style:paragraph-properties/>
      <style:text-properties/>
    </style:style>
    <style:style style:family="text" style:name="T66">
      <style:text-properties fo:font-family="Arial" style:font-family-asian="Arial" style:font-family-complex="Arial" fo:font-size="10pt" style:font-size-complex="10pt"/>
    </style:style>
    <style:style style:family="table-cell" style:name="ce11">
      <style:table-cell-properties fo:background-color="#f2f2f2" fo:border="0.00441cm solid #AAAAAA" fo:padding-top="0.1411cm" fo:padding-bottom="0.1411cm" fo:padding-left="0.2117cm" fo:padding-right="0.2117cm"/>
    </style:style>
    <style:style style:family="paragraph" style:name="P58">
      <style:paragraph-properties/>
      <style:text-properties/>
    </style:style>
    <style:style style:family="text" style:name="T67">
      <style:text-properties fo:font-family="Arial" style:font-family-asian="Arial" style:font-family-complex="Arial" fo:font-size="10pt" style:font-size-complex="10pt"/>
    </style:style>
    <style:style style:family="table-row" style:name="ro6">
      <style:table-row-properties/>
    </style:style>
    <style:style style:family="table-cell" style:name="ce12">
      <style:table-cell-properties fo:background-color="#ffffff" fo:border="0.00441cm solid #AAAAAA" fo:padding-top="0.1411cm" fo:padding-bottom="0.1411cm" fo:padding-left="0.2117cm" fo:padding-right="0.2117cm"/>
    </style:style>
    <style:style style:family="paragraph" style:name="P59">
      <style:paragraph-properties/>
      <style:text-properties/>
    </style:style>
    <style:style style:family="text" style:name="T68">
      <style:text-properties fo:font-family="Arial" style:font-family-asian="Arial" style:font-family-complex="Arial" fo:font-size="10pt" style:font-size-complex="10pt"/>
    </style:style>
    <style:style style:family="table-cell" style:name="ce13">
      <style:table-cell-properties fo:background-color="#ffffff" fo:border="0.00441cm solid #AAAAAA" fo:padding-top="0.1411cm" fo:padding-bottom="0.1411cm" fo:padding-left="0.2117cm" fo:padding-right="0.2117cm"/>
    </style:style>
    <style:style style:family="paragraph" style:name="P60">
      <style:paragraph-properties/>
      <style:text-properties/>
    </style:style>
    <style:style style:family="text" style:name="T69">
      <style:text-properties fo:font-family="Arial" style:font-family-asian="Arial" style:font-family-complex="Arial" fo:font-size="10pt" style:font-size-complex="10pt"/>
    </style:style>
    <style:style style:family="table-row" style:name="ro7">
      <style:table-row-properties/>
    </style:style>
    <style:style style:family="table-cell" style:name="ce14">
      <style:table-cell-properties fo:background-color="#f2f2f2" fo:border="0.00441cm solid #AAAAAA" fo:padding-top="0.1411cm" fo:padding-bottom="0.1411cm" fo:padding-left="0.2117cm" fo:padding-right="0.2117cm"/>
    </style:style>
    <style:style style:family="paragraph" style:name="P61">
      <style:paragraph-properties/>
      <style:text-properties/>
    </style:style>
    <style:style style:family="text" style:name="T70">
      <style:text-properties fo:font-family="Arial" style:font-family-asian="Arial" style:font-family-complex="Arial" fo:font-size="10pt" style:font-size-complex="10pt"/>
    </style:style>
    <style:style style:family="table-cell" style:name="ce15">
      <style:table-cell-properties fo:background-color="#f2f2f2" fo:border="0.00441cm solid #AAAAAA" fo:padding-top="0.1411cm" fo:padding-bottom="0.1411cm" fo:padding-left="0.2117cm" fo:padding-right="0.2117cm"/>
    </style:style>
    <style:style style:family="paragraph" style:name="P62">
      <style:paragraph-properties/>
      <style:text-properties/>
    </style:style>
    <style:style style:family="text" style:name="T71">
      <style:text-properties fo:font-family="Arial" style:font-family-asian="Arial" style:font-family-complex="Arial" fo:font-size="10pt" style:font-size-complex="10pt"/>
    </style:style>
    <style:style style:family="paragraph" style:name="P63">
      <style:paragraph-properties/>
      <style:text-properties/>
    </style:style>
    <style:style style:parent-style-name="700" style:family="paragraph" style:name="P64">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72">
      <style:text-properties fo:color="#1f4e79" fo:font-family="Arial" style:font-family-asian="Arial" style:font-family-complex="Arial" fo:font-size="18pt" style:font-size-complex="18pt" fo:font-weight="bold"/>
    </style:style>
    <style:style style:family="paragraph" style:name="P65">
      <style:paragraph-properties fo:margin-top="3pt" fo:margin-bottom="3pt"/>
      <style:text-properties/>
    </style:style>
    <style:style style:family="text" style:name="T73">
      <style:text-properties fo:font-family="Arial" style:font-family-asian="Arial" style:font-family-complex="Arial" fo:font-size="11pt" style:font-size-complex="11pt"/>
    </style:style>
    <style:style style:family="text" style:name="T74">
      <style:text-properties fo:font-family="Arial" style:font-family-asian="Arial" style:font-family-complex="Arial" fo:font-size="11pt" style:font-size-complex="11pt"/>
    </style:style>
    <style:style style:family="text" style:name="T75">
      <style:text-properties fo:font-family="Arial" style:font-family-asian="Arial" style:font-family-complex="Arial" fo:font-size="11pt" style:font-size-complex="11pt" fo:language="es" fo:country="ES"/>
    </style:style>
    <style:style style:family="text" style:name="T76">
      <style:text-properties fo:font-family="Arial" style:font-family-asian="Arial" style:font-family-complex="Arial" fo:font-size="11pt" style:font-size-complex="11pt"/>
    </style:style>
    <style:style style:family="text" style:name="T77">
      <style:text-properties fo:font-family="Arial" style:font-family-asian="Arial" style:font-family-complex="Arial" fo:font-size="11pt" style:font-size-complex="11pt" fo:language="es" fo:country="ES"/>
    </style:style>
    <style:style style:parent-style-name="696" style:family="text" style:name="T78">
      <style:text-properties fo:font-family="Arial" style:font-family-asian="Arial" style:font-family-complex="Arial" fo:font-size="11pt" style:font-size-complex="11pt" fo:language="es" fo:country="ES"/>
    </style:style>
    <style:style style:family="text" style:name="T79">
      <style:text-properties fo:font-family="Arial" style:font-family-asian="Arial" style:font-family-complex="Arial" fo:font-size="11pt" style:font-size-complex="11pt"/>
    </style:style>
    <style:style style:family="paragraph" style:name="P66">
      <style:paragraph-properties fo:margin-top="3pt" fo:margin-bottom="3pt"/>
      <style:text-properties/>
    </style:style>
    <style:style style:parent-style-name="701" style:family="paragraph" style:name="P67">
      <style:paragraph-properties fo:margin-top="14pt" fo:margin-bottom="6pt"/>
      <style:text-properties fo:color="#2e75b6" fo:font-family="Arial" style:font-family-asian="Arial" style:font-family-complex="Arial" fo:font-size="14pt" style:font-size-complex="14pt" fo:font-weight="bold"/>
    </style:style>
    <style:style style:family="text" style:name="T80">
      <style:text-properties fo:color="#2e75b6" fo:font-family="Arial" style:font-family-asian="Arial" style:font-family-complex="Arial" fo:font-size="14pt" style:font-size-complex="14pt" fo:font-weight="bold"/>
    </style:style>
    <style:style style:parent-style-name="695" style:list-style-name="WWNum2" style:family="paragraph" style:name="P68">
      <style:paragraph-properties fo:margin-top="2pt" fo:margin-bottom="2pt"/>
      <style:text-properties/>
    </style:style>
    <style:style style:family="text" style:name="T81">
      <style:text-properties fo:font-family="Arial" style:font-family-asian="Arial" style:font-family-complex="Arial" fo:font-size="11pt" style:font-size-complex="11pt"/>
    </style:style>
    <style:style style:parent-style-name="695" style:list-style-name="WWNum2" style:family="paragraph" style:name="P69">
      <style:paragraph-properties fo:margin-top="2pt" fo:margin-bottom="2pt"/>
      <style:text-properties/>
    </style:style>
    <style:style style:family="text" style:name="T82">
      <style:text-properties fo:font-family="Arial" style:font-family-asian="Arial" style:font-family-complex="Arial" fo:font-size="11pt" style:font-size-complex="11pt"/>
    </style:style>
    <style:style style:parent-style-name="695" style:list-style-name="WWNum2" style:family="paragraph" style:name="P70">
      <style:paragraph-properties fo:margin-top="2pt" fo:margin-bottom="2pt"/>
      <style:text-properties/>
    </style:style>
    <style:style style:family="text" style:name="T83">
      <style:text-properties fo:font-family="Arial" style:font-family-asian="Arial" style:font-family-complex="Arial" fo:font-size="11pt" style:font-size-complex="11pt"/>
    </style:style>
    <style:style style:parent-style-name="695" style:list-style-name="WWNum2" style:family="paragraph" style:name="P71">
      <style:paragraph-properties fo:margin-top="2pt" fo:margin-bottom="2pt"/>
      <style:text-properties/>
    </style:style>
    <style:style style:family="text" style:name="T84">
      <style:text-properties fo:font-family="Arial" style:font-family-asian="Arial" style:font-family-complex="Arial" fo:font-size="11pt" style:font-size-complex="11pt"/>
    </style:style>
    <style:style style:parent-style-name="695" style:list-style-name="WWNum2" style:family="paragraph" style:name="P72">
      <style:paragraph-properties fo:margin-top="2pt" fo:margin-bottom="2pt"/>
      <style:text-properties/>
    </style:style>
    <style:style style:family="text" style:name="T85">
      <style:text-properties fo:font-family="Arial" style:font-family-asian="Arial" style:font-family-complex="Arial" fo:font-size="11pt" style:font-size-complex="11pt"/>
    </style:style>
    <style:style style:parent-style-name="695" style:list-style-name="WWNum2" style:family="paragraph" style:name="P73">
      <style:paragraph-properties fo:margin-top="2pt" fo:margin-bottom="2pt"/>
      <style:text-properties/>
    </style:style>
    <style:style style:family="text" style:name="T86">
      <style:text-properties fo:font-family="Arial" style:font-family-asian="Arial" style:font-family-complex="Arial" fo:font-size="11pt" style:font-size-complex="11pt"/>
    </style:style>
    <style:style style:parent-style-name="695" style:list-style-name="WWNum2" style:family="paragraph" style:name="P74">
      <style:paragraph-properties fo:margin-top="2pt" fo:margin-bottom="2pt"/>
      <style:text-properties/>
    </style:style>
    <style:style style:family="text" style:name="T87">
      <style:text-properties fo:font-family="Arial" style:font-family-asian="Arial" style:font-family-complex="Arial" fo:font-size="11pt" style:font-size-complex="11pt"/>
    </style:style>
    <style:style style:parent-style-name="695" style:list-style-name="WWNum2" style:family="paragraph" style:name="P75">
      <style:paragraph-properties fo:margin-top="2pt" fo:margin-bottom="2pt"/>
      <style:text-properties/>
    </style:style>
    <style:style style:family="text" style:name="T88">
      <style:text-properties fo:font-family="Arial" style:font-family-asian="Arial" style:font-family-complex="Arial" fo:font-size="11pt" style:font-size-complex="11pt"/>
    </style:style>
    <style:style style:family="paragraph" style:name="P76">
      <style:paragraph-properties fo:margin-top="3pt" fo:margin-bottom="3pt"/>
      <style:text-properties/>
    </style:style>
    <style:style style:parent-style-name="701" style:family="paragraph" style:name="P77">
      <style:paragraph-properties fo:margin-top="14pt" fo:margin-bottom="6pt"/>
      <style:text-properties fo:color="#2e75b6" fo:font-family="Arial" style:font-family-asian="Arial" style:font-family-complex="Arial" fo:font-size="14pt" style:font-size-complex="14pt" fo:font-weight="bold"/>
    </style:style>
    <style:style style:family="text" style:name="T89">
      <style:text-properties fo:color="#2e75b6" fo:font-family="Arial" style:font-family-asian="Arial" style:font-family-complex="Arial" fo:font-size="14pt" style:font-size-complex="14pt" fo:font-weight="bold"/>
    </style:style>
    <style:style style:family="paragraph" style:name="P78">
      <style:paragraph-properties fo:margin-top="3pt" fo:margin-bottom="3pt"/>
      <style:text-properties/>
    </style:style>
    <style:style style:family="text" style:name="T90">
      <style:text-properties fo:font-family="Arial" style:font-family-asian="Arial" style:font-family-complex="Arial" fo:font-size="11pt" style:font-size-complex="11pt"/>
    </style:style>
    <style:style style:family="paragraph" style:name="P79">
      <style:paragraph-properties fo:margin-top="3pt" fo:margin-bottom="3pt"/>
      <style:text-properties/>
    </style:style>
    <style:style style:family="table" style:name="ta2">
      <style:table-properties style:width="16.71cm"/>
    </style:style>
    <style:style style:family="table-column" style:name="co3">
      <style:table-column-properties style:column-width="4.299cm"/>
    </style:style>
    <style:style style:family="table-column" style:name="co4">
      <style:table-column-properties style:column-width="5.71cm"/>
    </style:style>
    <style:style style:family="table-column" style:name="co5">
      <style:table-column-properties style:column-width="6.698cm"/>
    </style:style>
    <style:style style:family="table-row" style:name="ro8">
      <style:table-row-properties/>
    </style:style>
    <style:style style:family="table-cell" style:name="ce17">
      <style:table-cell-properties fo:background-color="#bdd7ee" fo:border="0.00441cm solid #AAAAAA" fo:padding-top="0.1411cm" fo:padding-bottom="0.1411cm" fo:padding-left="0.2117cm" fo:padding-right="0.2117cm"/>
    </style:style>
    <style:style style:family="paragraph" style:name="P80">
      <style:paragraph-properties/>
      <style:text-properties/>
    </style:style>
    <style:style style:family="text" style:name="T91">
      <style:text-properties fo:color="#1f4e79" fo:font-family="Arial" style:font-family-asian="Arial" style:font-family-complex="Arial" fo:font-size="10pt" style:font-size-complex="10pt" fo:font-weight="bold"/>
    </style:style>
    <style:style style:family="table-cell" style:name="ce18">
      <style:table-cell-properties fo:background-color="#bdd7ee" fo:border="0.00441cm solid #AAAAAA" fo:padding-top="0.1411cm" fo:padding-bottom="0.1411cm" fo:padding-left="0.2117cm" fo:padding-right="0.2117cm"/>
    </style:style>
    <style:style style:family="paragraph" style:name="P81">
      <style:paragraph-properties/>
      <style:text-properties/>
    </style:style>
    <style:style style:family="text" style:name="T92">
      <style:text-properties fo:color="#1f4e79" fo:font-family="Arial" style:font-family-asian="Arial" style:font-family-complex="Arial" fo:font-size="10pt" style:font-size-complex="10pt" fo:font-weight="bold"/>
    </style:style>
    <style:style style:family="table-cell" style:name="ce19">
      <style:table-cell-properties fo:background-color="#bdd7ee" fo:border="0.00441cm solid #AAAAAA" fo:padding-top="0.1411cm" fo:padding-bottom="0.1411cm" fo:padding-left="0.2117cm" fo:padding-right="0.2117cm"/>
    </style:style>
    <style:style style:family="paragraph" style:name="P82">
      <style:paragraph-properties/>
      <style:text-properties/>
    </style:style>
    <style:style style:family="text" style:name="T93">
      <style:text-properties fo:color="#1f4e79" fo:font-family="Arial" style:font-family-asian="Arial" style:font-family-complex="Arial" fo:font-size="10pt" style:font-size-complex="10pt" fo:font-weight="bold"/>
    </style:style>
    <style:style style:family="table-row" style:name="ro9">
      <style:table-row-properties/>
    </style:style>
    <style:style style:family="table-cell" style:name="ce20">
      <style:table-cell-properties fo:background-color="#ffffff" fo:border="0.00441cm solid #AAAAAA" fo:padding-top="0.1411cm" fo:padding-bottom="0.1411cm" fo:padding-left="0.2117cm" fo:padding-right="0.2117cm"/>
    </style:style>
    <style:style style:family="paragraph" style:name="P83">
      <style:paragraph-properties/>
      <style:text-properties/>
    </style:style>
    <style:style style:family="text" style:name="T94">
      <style:text-properties fo:font-family="Arial" style:font-family-asian="Arial" style:font-family-complex="Arial" fo:font-size="10pt" style:font-size-complex="10pt"/>
    </style:style>
    <style:style style:family="table-cell" style:name="ce21">
      <style:table-cell-properties fo:background-color="#ffffff" fo:border="0.00441cm solid #AAAAAA" fo:padding-top="0.1411cm" fo:padding-bottom="0.1411cm" fo:padding-left="0.2117cm" fo:padding-right="0.2117cm"/>
    </style:style>
    <style:style style:family="paragraph" style:name="P84">
      <style:paragraph-properties/>
      <style:text-properties/>
    </style:style>
    <style:style style:family="text" style:name="T95">
      <style:text-properties fo:font-family="Arial" style:font-family-asian="Arial" style:font-family-complex="Arial" fo:font-size="10pt" style:font-size-complex="10pt"/>
    </style:style>
    <style:style style:family="table-cell" style:name="ce22">
      <style:table-cell-properties fo:background-color="#ffffff" fo:border="0.00441cm solid #AAAAAA" fo:padding-top="0.1411cm" fo:padding-bottom="0.1411cm" fo:padding-left="0.2117cm" fo:padding-right="0.2117cm"/>
    </style:style>
    <style:style style:family="paragraph" style:name="P85">
      <style:paragraph-properties/>
      <style:text-properties/>
    </style:style>
    <style:style style:family="text" style:name="T96">
      <style:text-properties fo:font-family="Arial" style:font-family-asian="Arial" style:font-family-complex="Arial" fo:font-size="10pt" style:font-size-complex="10pt"/>
    </style:style>
    <style:style style:family="table-row" style:name="ro10">
      <style:table-row-properties/>
    </style:style>
    <style:style style:family="table-cell" style:name="ce23">
      <style:table-cell-properties fo:background-color="#f2f2f2" fo:border="0.00441cm solid #AAAAAA" fo:padding-top="0.1411cm" fo:padding-bottom="0.1411cm" fo:padding-left="0.2117cm" fo:padding-right="0.2117cm"/>
    </style:style>
    <style:style style:family="paragraph" style:name="P86">
      <style:paragraph-properties/>
      <style:text-properties/>
    </style:style>
    <style:style style:family="text" style:name="T97">
      <style:text-properties fo:font-family="Arial" style:font-family-asian="Arial" style:font-family-complex="Arial" fo:font-size="10pt" style:font-size-complex="10pt"/>
    </style:style>
    <style:style style:family="table-cell" style:name="ce24">
      <style:table-cell-properties fo:background-color="#f2f2f2" fo:border="0.00441cm solid #AAAAAA" fo:padding-top="0.1411cm" fo:padding-bottom="0.1411cm" fo:padding-left="0.2117cm" fo:padding-right="0.2117cm"/>
    </style:style>
    <style:style style:family="paragraph" style:name="P87">
      <style:paragraph-properties/>
      <style:text-properties/>
    </style:style>
    <style:style style:family="text" style:name="T98">
      <style:text-properties fo:font-family="Arial" style:font-family-asian="Arial" style:font-family-complex="Arial" fo:font-size="10pt" style:font-size-complex="10pt"/>
    </style:style>
    <style:style style:family="table-cell" style:name="ce25">
      <style:table-cell-properties fo:background-color="#f2f2f2" fo:border="0.00441cm solid #AAAAAA" fo:padding-top="0.1411cm" fo:padding-bottom="0.1411cm" fo:padding-left="0.2117cm" fo:padding-right="0.2117cm"/>
    </style:style>
    <style:style style:family="paragraph" style:name="P88">
      <style:paragraph-properties/>
      <style:text-properties/>
    </style:style>
    <style:style style:family="text" style:name="T99">
      <style:text-properties fo:font-family="Arial" style:font-family-asian="Arial" style:font-family-complex="Arial" fo:font-size="10pt" style:font-size-complex="10pt"/>
    </style:style>
    <style:style style:family="table-row" style:name="ro11">
      <style:table-row-properties/>
    </style:style>
    <style:style style:family="table-cell" style:name="ce26">
      <style:table-cell-properties fo:background-color="#ffffff" fo:border="0.00441cm solid #AAAAAA" fo:padding-top="0.1411cm" fo:padding-bottom="0.1411cm" fo:padding-left="0.2117cm" fo:padding-right="0.2117cm"/>
    </style:style>
    <style:style style:family="paragraph" style:name="P89">
      <style:paragraph-properties/>
      <style:text-properties/>
    </style:style>
    <style:style style:family="text" style:name="T100">
      <style:text-properties fo:font-family="Arial" style:font-family-asian="Arial" style:font-family-complex="Arial" fo:font-size="10pt" style:font-size-complex="10pt"/>
    </style:style>
    <style:style style:family="table-cell" style:name="ce27">
      <style:table-cell-properties fo:background-color="#ffffff" fo:border="0.00441cm solid #AAAAAA" fo:padding-top="0.1411cm" fo:padding-bottom="0.1411cm" fo:padding-left="0.2117cm" fo:padding-right="0.2117cm"/>
    </style:style>
    <style:style style:family="paragraph" style:name="P90">
      <style:paragraph-properties/>
      <style:text-properties/>
    </style:style>
    <style:style style:family="text" style:name="T101">
      <style:text-properties fo:font-family="Arial" style:font-family-asian="Arial" style:font-family-complex="Arial" fo:font-size="10pt" style:font-size-complex="10pt"/>
    </style:style>
    <style:style style:family="table-cell" style:name="ce28">
      <style:table-cell-properties fo:background-color="#ffffff" fo:border="0.00441cm solid #AAAAAA" fo:padding-top="0.1411cm" fo:padding-bottom="0.1411cm" fo:padding-left="0.2117cm" fo:padding-right="0.2117cm"/>
    </style:style>
    <style:style style:family="paragraph" style:name="P91">
      <style:paragraph-properties/>
      <style:text-properties/>
    </style:style>
    <style:style style:family="text" style:name="T102">
      <style:text-properties fo:font-family="Arial" style:font-family-asian="Arial" style:font-family-complex="Arial" fo:font-size="10pt" style:font-size-complex="10pt"/>
    </style:style>
    <style:style style:family="table-row" style:name="ro12">
      <style:table-row-properties/>
    </style:style>
    <style:style style:family="table-cell" style:name="ce29">
      <style:table-cell-properties fo:background-color="#f2f2f2" fo:border="0.00441cm solid #AAAAAA" fo:padding-top="0.1411cm" fo:padding-bottom="0.1411cm" fo:padding-left="0.2117cm" fo:padding-right="0.2117cm"/>
    </style:style>
    <style:style style:family="paragraph" style:name="P92">
      <style:paragraph-properties/>
      <style:text-properties/>
    </style:style>
    <style:style style:family="text" style:name="T103">
      <style:text-properties fo:font-family="Arial" style:font-family-asian="Arial" style:font-family-complex="Arial" fo:font-size="10pt" style:font-size-complex="10pt"/>
    </style:style>
    <style:style style:family="table-cell" style:name="ce30">
      <style:table-cell-properties fo:background-color="#f2f2f2" fo:border="0.00441cm solid #AAAAAA" fo:padding-top="0.1411cm" fo:padding-bottom="0.1411cm" fo:padding-left="0.2117cm" fo:padding-right="0.2117cm"/>
    </style:style>
    <style:style style:family="paragraph" style:name="P93">
      <style:paragraph-properties/>
      <style:text-properties/>
    </style:style>
    <style:style style:family="text" style:name="T104">
      <style:text-properties fo:font-family="Arial" style:font-family-asian="Arial" style:font-family-complex="Arial" fo:font-size="10pt" style:font-size-complex="10pt"/>
    </style:style>
    <style:style style:family="table-cell" style:name="ce31">
      <style:table-cell-properties fo:background-color="#f2f2f2" fo:border="0.00441cm solid #AAAAAA" fo:padding-top="0.1411cm" fo:padding-bottom="0.1411cm" fo:padding-left="0.2117cm" fo:padding-right="0.2117cm"/>
    </style:style>
    <style:style style:family="paragraph" style:name="P94">
      <style:paragraph-properties/>
      <style:text-properties/>
    </style:style>
    <style:style style:family="text" style:name="T105">
      <style:text-properties fo:font-family="Arial" style:font-family-asian="Arial" style:font-family-complex="Arial" fo:font-size="10pt" style:font-size-complex="10pt"/>
    </style:style>
    <style:style style:family="table-row" style:name="ro13">
      <style:table-row-properties/>
    </style:style>
    <style:style style:family="table-cell" style:name="ce32">
      <style:table-cell-properties fo:background-color="#ffffff" fo:border="0.00441cm solid #AAAAAA" fo:padding-top="0.1411cm" fo:padding-bottom="0.1411cm" fo:padding-left="0.2117cm" fo:padding-right="0.2117cm"/>
    </style:style>
    <style:style style:family="paragraph" style:name="P95">
      <style:paragraph-properties/>
      <style:text-properties/>
    </style:style>
    <style:style style:family="text" style:name="T106">
      <style:text-properties fo:font-family="Arial" style:font-family-asian="Arial" style:font-family-complex="Arial" fo:font-size="10pt" style:font-size-complex="10pt"/>
    </style:style>
    <style:style style:family="table-cell" style:name="ce33">
      <style:table-cell-properties fo:background-color="#ffffff" fo:border="0.00441cm solid #AAAAAA" fo:padding-top="0.1411cm" fo:padding-bottom="0.1411cm" fo:padding-left="0.2117cm" fo:padding-right="0.2117cm"/>
    </style:style>
    <style:style style:family="paragraph" style:name="P96">
      <style:paragraph-properties/>
      <style:text-properties/>
    </style:style>
    <style:style style:family="text" style:name="T107">
      <style:text-properties fo:font-family="Arial" style:font-family-asian="Arial" style:font-family-complex="Arial" fo:font-size="10pt" style:font-size-complex="10pt"/>
    </style:style>
    <style:style style:family="table-cell" style:name="ce34">
      <style:table-cell-properties fo:background-color="#ffffff" fo:border="0.00441cm solid #AAAAAA" fo:padding-top="0.1411cm" fo:padding-bottom="0.1411cm" fo:padding-left="0.2117cm" fo:padding-right="0.2117cm"/>
    </style:style>
    <style:style style:family="paragraph" style:name="P97">
      <style:paragraph-properties/>
      <style:text-properties/>
    </style:style>
    <style:style style:family="text" style:name="T108">
      <style:text-properties fo:font-family="Arial" style:font-family-asian="Arial" style:font-family-complex="Arial" fo:font-size="10pt" style:font-size-complex="10pt"/>
    </style:style>
    <style:style style:family="table-row" style:name="ro14">
      <style:table-row-properties/>
    </style:style>
    <style:style style:family="table-cell" style:name="ce35">
      <style:table-cell-properties fo:background-color="#f2f2f2" fo:border="0.00441cm solid #AAAAAA" fo:padding-top="0.1411cm" fo:padding-bottom="0.1411cm" fo:padding-left="0.2117cm" fo:padding-right="0.2117cm"/>
    </style:style>
    <style:style style:family="paragraph" style:name="P98">
      <style:paragraph-properties/>
      <style:text-properties/>
    </style:style>
    <style:style style:family="text" style:name="T109">
      <style:text-properties fo:font-family="Arial" style:font-family-asian="Arial" style:font-family-complex="Arial" fo:font-size="10pt" style:font-size-complex="10pt"/>
    </style:style>
    <style:style style:family="table-cell" style:name="ce36">
      <style:table-cell-properties fo:background-color="#f2f2f2" fo:border="0.00441cm solid #AAAAAA" fo:padding-top="0.1411cm" fo:padding-bottom="0.1411cm" fo:padding-left="0.2117cm" fo:padding-right="0.2117cm"/>
    </style:style>
    <style:style style:family="paragraph" style:name="P99">
      <style:paragraph-properties/>
      <style:text-properties/>
    </style:style>
    <style:style style:family="text" style:name="T110">
      <style:text-properties fo:font-family="Arial" style:font-family-asian="Arial" style:font-family-complex="Arial" fo:font-size="10pt" style:font-size-complex="10pt"/>
    </style:style>
    <style:style style:family="table-cell" style:name="ce37">
      <style:table-cell-properties fo:background-color="#f2f2f2" fo:border="0.00441cm solid #AAAAAA" fo:padding-top="0.1411cm" fo:padding-bottom="0.1411cm" fo:padding-left="0.2117cm" fo:padding-right="0.2117cm"/>
    </style:style>
    <style:style style:family="paragraph" style:name="P100">
      <style:paragraph-properties/>
      <style:text-properties/>
    </style:style>
    <style:style style:family="text" style:name="T111">
      <style:text-properties fo:font-family="Arial" style:font-family-asian="Arial" style:font-family-complex="Arial" fo:font-size="10pt" style:font-size-complex="10pt"/>
    </style:style>
    <style:style style:family="table-row" style:name="ro15">
      <style:table-row-properties/>
    </style:style>
    <style:style style:family="table-cell" style:name="ce38">
      <style:table-cell-properties fo:background-color="#ffffff" fo:border="0.00441cm solid #AAAAAA" fo:padding-top="0.1411cm" fo:padding-bottom="0.1411cm" fo:padding-left="0.2117cm" fo:padding-right="0.2117cm"/>
    </style:style>
    <style:style style:family="paragraph" style:name="P101">
      <style:paragraph-properties/>
      <style:text-properties/>
    </style:style>
    <style:style style:family="text" style:name="T112">
      <style:text-properties fo:font-family="Arial" style:font-family-asian="Arial" style:font-family-complex="Arial" fo:font-size="10pt" style:font-size-complex="10pt"/>
    </style:style>
    <style:style style:family="table-cell" style:name="ce39">
      <style:table-cell-properties fo:background-color="#ffffff" fo:border="0.00441cm solid #AAAAAA" fo:padding-top="0.1411cm" fo:padding-bottom="0.1411cm" fo:padding-left="0.2117cm" fo:padding-right="0.2117cm"/>
    </style:style>
    <style:style style:family="paragraph" style:name="P102">
      <style:paragraph-properties/>
      <style:text-properties/>
    </style:style>
    <style:style style:family="text" style:name="T113">
      <style:text-properties fo:font-family="Arial" style:font-family-asian="Arial" style:font-family-complex="Arial" fo:font-size="10pt" style:font-size-complex="10pt"/>
    </style:style>
    <style:style style:family="table-cell" style:name="ce40">
      <style:table-cell-properties fo:background-color="#ffffff" fo:border="0.00441cm solid #AAAAAA" fo:padding-top="0.1411cm" fo:padding-bottom="0.1411cm" fo:padding-left="0.2117cm" fo:padding-right="0.2117cm"/>
    </style:style>
    <style:style style:family="paragraph" style:name="P103">
      <style:paragraph-properties/>
      <style:text-properties/>
    </style:style>
    <style:style style:family="text" style:name="T114">
      <style:text-properties fo:font-family="Arial" style:font-family-asian="Arial" style:font-family-complex="Arial" fo:font-size="10pt" style:font-size-complex="10pt"/>
    </style:style>
    <style:style style:family="paragraph" style:name="P104">
      <style:paragraph-properties fo:margin-top="3pt" fo:margin-bottom="3pt"/>
      <style:text-properties/>
    </style:style>
    <style:style style:family="paragraph" style:name="P105">
      <style:paragraph-properties fo:margin-left="0.635cm" fo:margin-top="5pt" fo:margin-bottom="5pt"/>
      <style:text-properties/>
    </style:style>
    <style:style style:family="text" style:name="T115">
      <style:text-properties fo:color="#2e75b6" fo:font-family="Arial" style:font-family-asian="Arial" style:font-family-complex="Arial" fo:font-size="11pt" style:font-size-complex="11pt" fo:font-weight="bold"/>
    </style:style>
    <style:style style:family="text" style:name="T116">
      <style:text-properties fo:font-family="Arial" style:font-family-asian="Arial" style:font-family-complex="Arial" fo:font-size="11pt" style:font-size-complex="11pt" fo:font-style="italic"/>
    </style:style>
    <style:style style:family="paragraph" style:name="P106">
      <style:paragraph-properties/>
      <style:text-properties/>
    </style:style>
    <style:style style:parent-style-name="700" style:family="paragraph" style:name="P107">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117">
      <style:text-properties fo:color="#1f4e79" fo:font-family="Arial" style:font-family-asian="Arial" style:font-family-complex="Arial" fo:font-size="18pt" style:font-size-complex="18pt" fo:font-weight="bold"/>
    </style:style>
    <style:style style:parent-style-name="701" style:family="paragraph" style:name="P108">
      <style:paragraph-properties fo:margin-top="14pt" fo:margin-bottom="6pt"/>
      <style:text-properties fo:color="#2e75b6" fo:font-family="Arial" style:font-family-asian="Arial" style:font-family-complex="Arial" fo:font-size="14pt" style:font-size-complex="14pt" fo:font-weight="bold"/>
    </style:style>
    <style:style style:family="text" style:name="T118">
      <style:text-properties fo:color="#2e75b6" fo:font-family="Arial" style:font-family-asian="Arial" style:font-family-complex="Arial" fo:font-size="14pt" style:font-size-complex="14pt" fo:font-weight="bold"/>
    </style:style>
    <style:style style:family="paragraph" style:name="P109">
      <style:paragraph-properties fo:margin-top="3pt" fo:margin-bottom="3pt"/>
      <style:text-properties/>
    </style:style>
    <style:style style:family="text" style:name="T119">
      <style:text-properties fo:font-family="Arial" style:font-family-asian="Arial" style:font-family-complex="Arial" fo:font-size="11pt" style:font-size-complex="11pt"/>
    </style:style>
    <style:style style:family="paragraph" style:name="P110">
      <style:paragraph-properties fo:margin-top="3pt" fo:margin-bottom="3pt"/>
      <style:text-properties/>
    </style:style>
    <style:style style:family="paragraph" style:name="P111">
      <style:paragraph-properties fo:margin-top="0pt" fo:margin-bottom="0pt" fo:background-color="#2b2b2b"/>
      <style:text-properties/>
    </style:style>
    <style:style style:family="text" style:name="T120">
      <style:text-properties fo:color="#f8f8f2" fo:font-family="Courier New" style:font-family-asian="Courier New" style:font-family-complex="Courier New" fo:font-size="9pt" style:font-size-complex="9pt"/>
    </style:style>
    <style:style style:family="paragraph" style:name="P112">
      <style:paragraph-properties fo:margin-top="0pt" fo:margin-bottom="0pt" fo:background-color="#2b2b2b"/>
      <style:text-properties/>
    </style:style>
    <style:style style:family="text" style:name="T121">
      <style:text-properties fo:color="#f8f8f2" fo:font-family="Courier New" style:font-family-asian="Courier New" style:font-family-complex="Courier New" fo:font-size="9pt" style:font-size-complex="9pt"/>
    </style:style>
    <style:style style:family="paragraph" style:name="P113">
      <style:paragraph-properties fo:margin-top="0pt" fo:margin-bottom="0pt" fo:background-color="#2b2b2b"/>
      <style:text-properties/>
    </style:style>
    <style:style style:family="text" style:name="T122">
      <style:text-properties fo:color="#f8f8f2" fo:font-family="Courier New" style:font-family-asian="Courier New" style:font-family-complex="Courier New" fo:font-size="9pt" style:font-size-complex="9pt"/>
    </style:style>
    <style:style style:family="paragraph" style:name="P114">
      <style:paragraph-properties fo:margin-top="0pt" fo:margin-bottom="0pt" fo:background-color="#2b2b2b"/>
      <style:text-properties/>
    </style:style>
    <style:style style:family="text" style:name="T123">
      <style:text-properties fo:color="#f8f8f2" fo:font-family="Courier New" style:font-family-asian="Courier New" style:font-family-complex="Courier New" fo:font-size="9pt" style:font-size-complex="9pt"/>
    </style:style>
    <style:style style:family="paragraph" style:name="P115">
      <style:paragraph-properties fo:margin-top="0pt" fo:margin-bottom="0pt" fo:background-color="#2b2b2b"/>
      <style:text-properties/>
    </style:style>
    <style:style style:family="text" style:name="T124">
      <style:text-properties fo:color="#f8f8f2" fo:font-family="Courier New" style:font-family-asian="Courier New" style:font-family-complex="Courier New" fo:font-size="9pt" style:font-size-complex="9pt"/>
    </style:style>
    <style:style style:family="paragraph" style:name="P116">
      <style:paragraph-properties fo:margin-top="0pt" fo:margin-bottom="0pt" fo:background-color="#2b2b2b"/>
      <style:text-properties/>
    </style:style>
    <style:style style:family="text" style:name="T125">
      <style:text-properties fo:color="#f8f8f2" fo:font-family="Courier New" style:font-family-asian="Courier New" style:font-family-complex="Courier New" fo:font-size="9pt" style:font-size-complex="9pt"/>
    </style:style>
    <style:style style:family="paragraph" style:name="P117">
      <style:paragraph-properties fo:margin-top="3pt" fo:margin-bottom="3pt"/>
      <style:text-properties/>
    </style:style>
    <style:style style:parent-style-name="701" style:family="paragraph" style:name="P118">
      <style:paragraph-properties fo:margin-top="14pt" fo:margin-bottom="6pt"/>
      <style:text-properties fo:color="#2e75b6" fo:font-family="Arial" style:font-family-asian="Arial" style:font-family-complex="Arial" fo:font-size="14pt" style:font-size-complex="14pt" fo:font-weight="bold"/>
    </style:style>
    <style:style style:family="text" style:name="T126">
      <style:text-properties fo:color="#2e75b6" fo:font-family="Arial" style:font-family-asian="Arial" style:font-family-complex="Arial" fo:font-size="14pt" style:font-size-complex="14pt" fo:font-weight="bold"/>
    </style:style>
    <style:style style:family="table" style:name="ta3">
      <style:table-properties style:width="16.64cm"/>
    </style:style>
    <style:style style:family="table-column" style:name="co6">
      <style:table-column-properties style:column-width="6.416cm"/>
    </style:style>
    <style:style style:family="table-column" style:name="co7">
      <style:table-column-properties style:column-width="2.182cm"/>
    </style:style>
    <style:style style:family="table-column" style:name="co8">
      <style:table-column-properties style:column-width="8.044cm"/>
    </style:style>
    <style:style style:family="table-row" style:name="ro16">
      <style:table-row-properties/>
    </style:style>
    <style:style style:family="table-cell" style:name="ce42">
      <style:table-cell-properties fo:background-color="#bdd7ee" fo:border="0.00441cm solid #AAAAAA" fo:padding-top="0.1411cm" fo:padding-bottom="0.1411cm" fo:padding-left="0.2117cm" fo:padding-right="0.2117cm"/>
    </style:style>
    <style:style style:family="paragraph" style:name="P119">
      <style:paragraph-properties/>
      <style:text-properties/>
    </style:style>
    <style:style style:family="text" style:name="T127">
      <style:text-properties fo:color="#1f4e79" fo:font-family="Arial" style:font-family-asian="Arial" style:font-family-complex="Arial" fo:font-size="10pt" style:font-size-complex="10pt" fo:font-weight="bold"/>
    </style:style>
    <style:style style:family="table-cell" style:name="ce43">
      <style:table-cell-properties fo:background-color="#bdd7ee" fo:border="0.00441cm solid #AAAAAA" fo:padding-top="0.1411cm" fo:padding-bottom="0.1411cm" fo:padding-left="0.2117cm" fo:padding-right="0.2117cm"/>
    </style:style>
    <style:style style:family="paragraph" style:name="P120">
      <style:paragraph-properties/>
      <style:text-properties/>
    </style:style>
    <style:style style:family="text" style:name="T128">
      <style:text-properties fo:color="#1f4e79" fo:font-family="Arial" style:font-family-asian="Arial" style:font-family-complex="Arial" fo:font-size="10pt" style:font-size-complex="10pt" fo:font-weight="bold"/>
    </style:style>
    <style:style style:family="table-cell" style:name="ce44">
      <style:table-cell-properties fo:background-color="#bdd7ee" fo:border="0.00441cm solid #AAAAAA" fo:padding-top="0.1411cm" fo:padding-bottom="0.1411cm" fo:padding-left="0.2117cm" fo:padding-right="0.2117cm"/>
    </style:style>
    <style:style style:family="paragraph" style:name="P121">
      <style:paragraph-properties/>
      <style:text-properties/>
    </style:style>
    <style:style style:family="text" style:name="T129">
      <style:text-properties fo:color="#1f4e79" fo:font-family="Arial" style:font-family-asian="Arial" style:font-family-complex="Arial" fo:font-size="10pt" style:font-size-complex="10pt" fo:font-weight="bold"/>
    </style:style>
    <style:style style:family="table-row" style:name="ro17">
      <style:table-row-properties/>
    </style:style>
    <style:style style:family="table-cell" style:name="ce45">
      <style:table-cell-properties fo:background-color="#ffffff" fo:border="0.00441cm solid #AAAAAA" fo:padding-top="0.1411cm" fo:padding-bottom="0.1411cm" fo:padding-left="0.2117cm" fo:padding-right="0.2117cm"/>
    </style:style>
    <style:style style:family="paragraph" style:name="P122">
      <style:paragraph-properties/>
      <style:text-properties/>
    </style:style>
    <style:style style:family="text" style:name="T130">
      <style:text-properties fo:font-family="Arial" style:font-family-asian="Arial" style:font-family-complex="Arial" fo:font-size="10pt" style:font-size-complex="10pt"/>
    </style:style>
    <style:style style:family="table-cell" style:name="ce46">
      <style:table-cell-properties fo:background-color="#ffffff" fo:border="0.00441cm solid #AAAAAA" fo:padding-top="0.1411cm" fo:padding-bottom="0.1411cm" fo:padding-left="0.2117cm" fo:padding-right="0.2117cm"/>
    </style:style>
    <style:style style:family="paragraph" style:name="P123">
      <style:paragraph-properties/>
      <style:text-properties/>
    </style:style>
    <style:style style:family="text" style:name="T131">
      <style:text-properties fo:font-family="Arial" style:font-family-asian="Arial" style:font-family-complex="Arial" fo:font-size="10pt" style:font-size-complex="10pt"/>
    </style:style>
    <style:style style:family="table-cell" style:name="ce47">
      <style:table-cell-properties fo:background-color="#ffffff" fo:border="0.00441cm solid #AAAAAA" fo:padding-top="0.1411cm" fo:padding-bottom="0.1411cm" fo:padding-left="0.2117cm" fo:padding-right="0.2117cm"/>
    </style:style>
    <style:style style:family="paragraph" style:name="P124">
      <style:paragraph-properties/>
      <style:text-properties/>
    </style:style>
    <style:style style:family="text" style:name="T132">
      <style:text-properties fo:font-family="Arial" style:font-family-asian="Arial" style:font-family-complex="Arial" fo:font-size="10pt" style:font-size-complex="10pt"/>
    </style:style>
    <style:style style:family="table-row" style:name="ro18">
      <style:table-row-properties/>
    </style:style>
    <style:style style:family="table-cell" style:name="ce48">
      <style:table-cell-properties fo:background-color="#f2f2f2" fo:border="0.00441cm solid #AAAAAA" fo:padding-top="0.1411cm" fo:padding-bottom="0.1411cm" fo:padding-left="0.2117cm" fo:padding-right="0.2117cm"/>
    </style:style>
    <style:style style:family="paragraph" style:name="P125">
      <style:paragraph-properties/>
      <style:text-properties/>
    </style:style>
    <style:style style:family="text" style:name="T133">
      <style:text-properties fo:font-family="Arial" style:font-family-asian="Arial" style:font-family-complex="Arial" fo:font-size="10pt" style:font-size-complex="10pt"/>
    </style:style>
    <style:style style:family="table-cell" style:name="ce49">
      <style:table-cell-properties fo:background-color="#f2f2f2" fo:border="0.00441cm solid #AAAAAA" fo:padding-top="0.1411cm" fo:padding-bottom="0.1411cm" fo:padding-left="0.2117cm" fo:padding-right="0.2117cm"/>
    </style:style>
    <style:style style:family="paragraph" style:name="P126">
      <style:paragraph-properties/>
      <style:text-properties/>
    </style:style>
    <style:style style:family="text" style:name="T134">
      <style:text-properties fo:font-family="Arial" style:font-family-asian="Arial" style:font-family-complex="Arial" fo:font-size="10pt" style:font-size-complex="10pt"/>
    </style:style>
    <style:style style:family="table-cell" style:name="ce50">
      <style:table-cell-properties fo:background-color="#f2f2f2" fo:border="0.00441cm solid #AAAAAA" fo:padding-top="0.1411cm" fo:padding-bottom="0.1411cm" fo:padding-left="0.2117cm" fo:padding-right="0.2117cm"/>
    </style:style>
    <style:style style:family="paragraph" style:name="P127">
      <style:paragraph-properties/>
      <style:text-properties/>
    </style:style>
    <style:style style:family="text" style:name="T135">
      <style:text-properties fo:font-family="Arial" style:font-family-asian="Arial" style:font-family-complex="Arial" fo:font-size="10pt" style:font-size-complex="10pt"/>
    </style:style>
    <style:style style:family="table-row" style:name="ro19">
      <style:table-row-properties/>
    </style:style>
    <style:style style:family="table-cell" style:name="ce51">
      <style:table-cell-properties fo:background-color="#ffffff" fo:border="0.00441cm solid #AAAAAA" fo:padding-top="0.1411cm" fo:padding-bottom="0.1411cm" fo:padding-left="0.2117cm" fo:padding-right="0.2117cm"/>
    </style:style>
    <style:style style:family="paragraph" style:name="P128">
      <style:paragraph-properties/>
      <style:text-properties/>
    </style:style>
    <style:style style:family="text" style:name="T136">
      <style:text-properties fo:font-family="Arial" style:font-family-asian="Arial" style:font-family-complex="Arial" fo:font-size="10pt" style:font-size-complex="10pt"/>
    </style:style>
    <style:style style:family="table-cell" style:name="ce52">
      <style:table-cell-properties fo:background-color="#ffffff" fo:border="0.00441cm solid #AAAAAA" fo:padding-top="0.1411cm" fo:padding-bottom="0.1411cm" fo:padding-left="0.2117cm" fo:padding-right="0.2117cm"/>
    </style:style>
    <style:style style:family="paragraph" style:name="P129">
      <style:paragraph-properties/>
      <style:text-properties/>
    </style:style>
    <style:style style:family="text" style:name="T137">
      <style:text-properties fo:font-family="Arial" style:font-family-asian="Arial" style:font-family-complex="Arial" fo:font-size="10pt" style:font-size-complex="10pt"/>
    </style:style>
    <style:style style:family="table-cell" style:name="ce53">
      <style:table-cell-properties fo:background-color="#ffffff" fo:border="0.00441cm solid #AAAAAA" fo:padding-top="0.1411cm" fo:padding-bottom="0.1411cm" fo:padding-left="0.2117cm" fo:padding-right="0.2117cm"/>
    </style:style>
    <style:style style:family="paragraph" style:name="P130">
      <style:paragraph-properties/>
      <style:text-properties/>
    </style:style>
    <style:style style:family="text" style:name="T138">
      <style:text-properties fo:font-family="Arial" style:font-family-asian="Arial" style:font-family-complex="Arial" fo:font-size="10pt" style:font-size-complex="10pt"/>
    </style:style>
    <style:style style:family="table-row" style:name="ro20">
      <style:table-row-properties/>
    </style:style>
    <style:style style:family="table-cell" style:name="ce54">
      <style:table-cell-properties fo:background-color="#f2f2f2" fo:border="0.00441cm solid #AAAAAA" fo:padding-top="0.1411cm" fo:padding-bottom="0.1411cm" fo:padding-left="0.2117cm" fo:padding-right="0.2117cm"/>
    </style:style>
    <style:style style:family="paragraph" style:name="P131">
      <style:paragraph-properties/>
      <style:text-properties/>
    </style:style>
    <style:style style:family="text" style:name="T139">
      <style:text-properties fo:font-family="Arial" style:font-family-asian="Arial" style:font-family-complex="Arial" fo:font-size="10pt" style:font-size-complex="10pt"/>
    </style:style>
    <style:style style:family="table-cell" style:name="ce55">
      <style:table-cell-properties fo:background-color="#f2f2f2" fo:border="0.00441cm solid #AAAAAA" fo:padding-top="0.1411cm" fo:padding-bottom="0.1411cm" fo:padding-left="0.2117cm" fo:padding-right="0.2117cm"/>
    </style:style>
    <style:style style:family="paragraph" style:name="P132">
      <style:paragraph-properties/>
      <style:text-properties/>
    </style:style>
    <style:style style:family="text" style:name="T140">
      <style:text-properties fo:font-family="Arial" style:font-family-asian="Arial" style:font-family-complex="Arial" fo:font-size="10pt" style:font-size-complex="10pt"/>
    </style:style>
    <style:style style:family="table-cell" style:name="ce56">
      <style:table-cell-properties fo:background-color="#f2f2f2" fo:border="0.00441cm solid #AAAAAA" fo:padding-top="0.1411cm" fo:padding-bottom="0.1411cm" fo:padding-left="0.2117cm" fo:padding-right="0.2117cm"/>
    </style:style>
    <style:style style:family="paragraph" style:name="P133">
      <style:paragraph-properties/>
      <style:text-properties/>
    </style:style>
    <style:style style:family="text" style:name="T141">
      <style:text-properties fo:font-family="Arial" style:font-family-asian="Arial" style:font-family-complex="Arial" fo:font-size="10pt" style:font-size-complex="10pt"/>
    </style:style>
    <style:style style:family="table-row" style:name="ro21">
      <style:table-row-properties/>
    </style:style>
    <style:style style:family="table-cell" style:name="ce57">
      <style:table-cell-properties fo:background-color="#ffffff" fo:border="0.00441cm solid #AAAAAA" fo:padding-top="0.1411cm" fo:padding-bottom="0.1411cm" fo:padding-left="0.2117cm" fo:padding-right="0.2117cm"/>
    </style:style>
    <style:style style:family="paragraph" style:name="P134">
      <style:paragraph-properties/>
      <style:text-properties/>
    </style:style>
    <style:style style:family="text" style:name="T142">
      <style:text-properties fo:font-family="Arial" style:font-family-asian="Arial" style:font-family-complex="Arial" fo:font-size="10pt" style:font-size-complex="10pt"/>
    </style:style>
    <style:style style:family="table-cell" style:name="ce58">
      <style:table-cell-properties fo:background-color="#ffffff" fo:border="0.00441cm solid #AAAAAA" fo:padding-top="0.1411cm" fo:padding-bottom="0.1411cm" fo:padding-left="0.2117cm" fo:padding-right="0.2117cm"/>
    </style:style>
    <style:style style:family="paragraph" style:name="P135">
      <style:paragraph-properties/>
      <style:text-properties/>
    </style:style>
    <style:style style:family="text" style:name="T143">
      <style:text-properties fo:font-family="Arial" style:font-family-asian="Arial" style:font-family-complex="Arial" fo:font-size="10pt" style:font-size-complex="10pt"/>
    </style:style>
    <style:style style:family="table-cell" style:name="ce59">
      <style:table-cell-properties fo:background-color="#ffffff" fo:border="0.00441cm solid #AAAAAA" fo:padding-top="0.1411cm" fo:padding-bottom="0.1411cm" fo:padding-left="0.2117cm" fo:padding-right="0.2117cm"/>
    </style:style>
    <style:style style:family="paragraph" style:name="P136">
      <style:paragraph-properties/>
      <style:text-properties/>
    </style:style>
    <style:style style:family="text" style:name="T144">
      <style:text-properties fo:font-family="Arial" style:font-family-asian="Arial" style:font-family-complex="Arial" fo:font-size="10pt" style:font-size-complex="10pt"/>
    </style:style>
    <style:style style:family="table-row" style:name="ro22">
      <style:table-row-properties/>
    </style:style>
    <style:style style:family="table-cell" style:name="ce60">
      <style:table-cell-properties fo:background-color="#f2f2f2" fo:border="0.00441cm solid #AAAAAA" fo:padding-top="0.1411cm" fo:padding-bottom="0.1411cm" fo:padding-left="0.2117cm" fo:padding-right="0.2117cm"/>
    </style:style>
    <style:style style:family="paragraph" style:name="P137">
      <style:paragraph-properties/>
      <style:text-properties/>
    </style:style>
    <style:style style:family="text" style:name="T145">
      <style:text-properties fo:font-family="Arial" style:font-family-asian="Arial" style:font-family-complex="Arial" fo:font-size="10pt" style:font-size-complex="10pt"/>
    </style:style>
    <style:style style:family="table-cell" style:name="ce61">
      <style:table-cell-properties fo:background-color="#f2f2f2" fo:border="0.00441cm solid #AAAAAA" fo:padding-top="0.1411cm" fo:padding-bottom="0.1411cm" fo:padding-left="0.2117cm" fo:padding-right="0.2117cm"/>
    </style:style>
    <style:style style:family="paragraph" style:name="P138">
      <style:paragraph-properties/>
      <style:text-properties/>
    </style:style>
    <style:style style:family="text" style:name="T146">
      <style:text-properties fo:font-family="Arial" style:font-family-asian="Arial" style:font-family-complex="Arial" fo:font-size="10pt" style:font-size-complex="10pt"/>
    </style:style>
    <style:style style:family="table-cell" style:name="ce62">
      <style:table-cell-properties fo:background-color="#f2f2f2" fo:border="0.00441cm solid #AAAAAA" fo:padding-top="0.1411cm" fo:padding-bottom="0.1411cm" fo:padding-left="0.2117cm" fo:padding-right="0.2117cm"/>
    </style:style>
    <style:style style:family="paragraph" style:name="P139">
      <style:paragraph-properties/>
      <style:text-properties/>
    </style:style>
    <style:style style:family="text" style:name="T147">
      <style:text-properties fo:font-family="Arial" style:font-family-asian="Arial" style:font-family-complex="Arial" fo:font-size="10pt" style:font-size-complex="10pt"/>
    </style:style>
    <style:style style:family="table-row" style:name="ro23">
      <style:table-row-properties/>
    </style:style>
    <style:style style:family="table-cell" style:name="ce63">
      <style:table-cell-properties fo:background-color="#ffffff" fo:border="0.00441cm solid #AAAAAA" fo:padding-top="0.1411cm" fo:padding-bottom="0.1411cm" fo:padding-left="0.2117cm" fo:padding-right="0.2117cm"/>
    </style:style>
    <style:style style:family="paragraph" style:name="P140">
      <style:paragraph-properties/>
      <style:text-properties/>
    </style:style>
    <style:style style:family="text" style:name="T148">
      <style:text-properties fo:font-family="Arial" style:font-family-asian="Arial" style:font-family-complex="Arial" fo:font-size="10pt" style:font-size-complex="10pt"/>
    </style:style>
    <style:style style:family="table-cell" style:name="ce64">
      <style:table-cell-properties fo:background-color="#ffffff" fo:border="0.00441cm solid #AAAAAA" fo:padding-top="0.1411cm" fo:padding-bottom="0.1411cm" fo:padding-left="0.2117cm" fo:padding-right="0.2117cm"/>
    </style:style>
    <style:style style:family="paragraph" style:name="P141">
      <style:paragraph-properties/>
      <style:text-properties/>
    </style:style>
    <style:style style:family="text" style:name="T149">
      <style:text-properties fo:font-family="Arial" style:font-family-asian="Arial" style:font-family-complex="Arial" fo:font-size="10pt" style:font-size-complex="10pt"/>
    </style:style>
    <style:style style:family="table-cell" style:name="ce65">
      <style:table-cell-properties fo:background-color="#ffffff" fo:border="0.00441cm solid #AAAAAA" fo:padding-top="0.1411cm" fo:padding-bottom="0.1411cm" fo:padding-left="0.2117cm" fo:padding-right="0.2117cm"/>
    </style:style>
    <style:style style:family="paragraph" style:name="P142">
      <style:paragraph-properties/>
      <style:text-properties/>
    </style:style>
    <style:style style:family="text" style:name="T150">
      <style:text-properties fo:font-family="Arial" style:font-family-asian="Arial" style:font-family-complex="Arial" fo:font-size="10pt" style:font-size-complex="10pt"/>
    </style:style>
    <style:style style:family="table-row" style:name="ro24">
      <style:table-row-properties/>
    </style:style>
    <style:style style:family="table-cell" style:name="ce66">
      <style:table-cell-properties fo:background-color="#f2f2f2" fo:border="0.00441cm solid #AAAAAA" fo:padding-top="0.1411cm" fo:padding-bottom="0.1411cm" fo:padding-left="0.2117cm" fo:padding-right="0.2117cm"/>
    </style:style>
    <style:style style:family="paragraph" style:name="P143">
      <style:paragraph-properties/>
      <style:text-properties/>
    </style:style>
    <style:style style:family="text" style:name="T151">
      <style:text-properties fo:font-family="Arial" style:font-family-asian="Arial" style:font-family-complex="Arial" fo:font-size="10pt" style:font-size-complex="10pt"/>
    </style:style>
    <style:style style:family="table-cell" style:name="ce67">
      <style:table-cell-properties fo:background-color="#f2f2f2" fo:border="0.00441cm solid #AAAAAA" fo:padding-top="0.1411cm" fo:padding-bottom="0.1411cm" fo:padding-left="0.2117cm" fo:padding-right="0.2117cm"/>
    </style:style>
    <style:style style:family="paragraph" style:name="P144">
      <style:paragraph-properties/>
      <style:text-properties/>
    </style:style>
    <style:style style:family="text" style:name="T152">
      <style:text-properties fo:font-family="Arial" style:font-family-asian="Arial" style:font-family-complex="Arial" fo:font-size="10pt" style:font-size-complex="10pt"/>
    </style:style>
    <style:style style:family="table-cell" style:name="ce68">
      <style:table-cell-properties fo:background-color="#f2f2f2" fo:border="0.00441cm solid #AAAAAA" fo:padding-top="0.1411cm" fo:padding-bottom="0.1411cm" fo:padding-left="0.2117cm" fo:padding-right="0.2117cm"/>
    </style:style>
    <style:style style:family="paragraph" style:name="P145">
      <style:paragraph-properties/>
      <style:text-properties/>
    </style:style>
    <style:style style:family="text" style:name="T153">
      <style:text-properties fo:font-family="Arial" style:font-family-asian="Arial" style:font-family-complex="Arial" fo:font-size="10pt" style:font-size-complex="10pt"/>
    </style:style>
    <style:style style:family="table-row" style:name="ro25">
      <style:table-row-properties/>
    </style:style>
    <style:style style:family="table-cell" style:name="ce69">
      <style:table-cell-properties fo:background-color="#ffffff" fo:border="0.00441cm solid #AAAAAA" fo:padding-top="0.1411cm" fo:padding-bottom="0.1411cm" fo:padding-left="0.2117cm" fo:padding-right="0.2117cm"/>
    </style:style>
    <style:style style:family="paragraph" style:name="P146">
      <style:paragraph-properties/>
      <style:text-properties/>
    </style:style>
    <style:style style:family="text" style:name="T154">
      <style:text-properties fo:font-family="Arial" style:font-family-asian="Arial" style:font-family-complex="Arial" fo:font-size="10pt" style:font-size-complex="10pt"/>
    </style:style>
    <style:style style:family="table-cell" style:name="ce70">
      <style:table-cell-properties fo:background-color="#ffffff" fo:border="0.00441cm solid #AAAAAA" fo:padding-top="0.1411cm" fo:padding-bottom="0.1411cm" fo:padding-left="0.2117cm" fo:padding-right="0.2117cm"/>
    </style:style>
    <style:style style:family="paragraph" style:name="P147">
      <style:paragraph-properties/>
      <style:text-properties/>
    </style:style>
    <style:style style:family="text" style:name="T155">
      <style:text-properties fo:font-family="Arial" style:font-family-asian="Arial" style:font-family-complex="Arial" fo:font-size="10pt" style:font-size-complex="10pt"/>
    </style:style>
    <style:style style:family="table-cell" style:name="ce71">
      <style:table-cell-properties fo:background-color="#ffffff" fo:border="0.00441cm solid #AAAAAA" fo:padding-top="0.1411cm" fo:padding-bottom="0.1411cm" fo:padding-left="0.2117cm" fo:padding-right="0.2117cm"/>
    </style:style>
    <style:style style:family="paragraph" style:name="P148">
      <style:paragraph-properties/>
      <style:text-properties/>
    </style:style>
    <style:style style:family="text" style:name="T156">
      <style:text-properties fo:font-family="Arial" style:font-family-asian="Arial" style:font-family-complex="Arial" fo:font-size="10pt" style:font-size-complex="10pt"/>
    </style:style>
    <style:style style:family="table-row" style:name="ro26">
      <style:table-row-properties/>
    </style:style>
    <style:style style:family="table-cell" style:name="ce72">
      <style:table-cell-properties fo:background-color="#f2f2f2" fo:border="0.00441cm solid #AAAAAA" fo:padding-top="0.1411cm" fo:padding-bottom="0.1411cm" fo:padding-left="0.2117cm" fo:padding-right="0.2117cm"/>
    </style:style>
    <style:style style:family="paragraph" style:name="P149">
      <style:paragraph-properties/>
      <style:text-properties/>
    </style:style>
    <style:style style:family="text" style:name="T157">
      <style:text-properties fo:font-family="Arial" style:font-family-asian="Arial" style:font-family-complex="Arial" fo:font-size="10pt" style:font-size-complex="10pt"/>
    </style:style>
    <style:style style:family="table-cell" style:name="ce73">
      <style:table-cell-properties fo:background-color="#f2f2f2" fo:border="0.00441cm solid #AAAAAA" fo:padding-top="0.1411cm" fo:padding-bottom="0.1411cm" fo:padding-left="0.2117cm" fo:padding-right="0.2117cm"/>
    </style:style>
    <style:style style:family="paragraph" style:name="P150">
      <style:paragraph-properties/>
      <style:text-properties/>
    </style:style>
    <style:style style:family="text" style:name="T158">
      <style:text-properties fo:font-family="Arial" style:font-family-asian="Arial" style:font-family-complex="Arial" fo:font-size="10pt" style:font-size-complex="10pt"/>
    </style:style>
    <style:style style:family="table-cell" style:name="ce74">
      <style:table-cell-properties fo:background-color="#f2f2f2" fo:border="0.00441cm solid #AAAAAA" fo:padding-top="0.1411cm" fo:padding-bottom="0.1411cm" fo:padding-left="0.2117cm" fo:padding-right="0.2117cm"/>
    </style:style>
    <style:style style:family="paragraph" style:name="P151">
      <style:paragraph-properties/>
      <style:text-properties/>
    </style:style>
    <style:style style:family="text" style:name="T159">
      <style:text-properties fo:font-family="Arial" style:font-family-asian="Arial" style:font-family-complex="Arial" fo:font-size="10pt" style:font-size-complex="10pt"/>
    </style:style>
    <style:style style:family="table-row" style:name="ro27">
      <style:table-row-properties/>
    </style:style>
    <style:style style:family="table-cell" style:name="ce75">
      <style:table-cell-properties fo:background-color="#ffffff" fo:border="0.00441cm solid #AAAAAA" fo:padding-top="0.1411cm" fo:padding-bottom="0.1411cm" fo:padding-left="0.2117cm" fo:padding-right="0.2117cm"/>
    </style:style>
    <style:style style:family="paragraph" style:name="P152">
      <style:paragraph-properties/>
      <style:text-properties/>
    </style:style>
    <style:style style:family="text" style:name="T160">
      <style:text-properties fo:font-family="Arial" style:font-family-asian="Arial" style:font-family-complex="Arial" fo:font-size="10pt" style:font-size-complex="10pt"/>
    </style:style>
    <style:style style:family="table-cell" style:name="ce76">
      <style:table-cell-properties fo:background-color="#ffffff" fo:border="0.00441cm solid #AAAAAA" fo:padding-top="0.1411cm" fo:padding-bottom="0.1411cm" fo:padding-left="0.2117cm" fo:padding-right="0.2117cm"/>
    </style:style>
    <style:style style:family="paragraph" style:name="P153">
      <style:paragraph-properties/>
      <style:text-properties/>
    </style:style>
    <style:style style:family="text" style:name="T161">
      <style:text-properties fo:font-family="Arial" style:font-family-asian="Arial" style:font-family-complex="Arial" fo:font-size="10pt" style:font-size-complex="10pt"/>
    </style:style>
    <style:style style:family="table-cell" style:name="ce77">
      <style:table-cell-properties fo:background-color="#ffffff" fo:border="0.00441cm solid #AAAAAA" fo:padding-top="0.1411cm" fo:padding-bottom="0.1411cm" fo:padding-left="0.2117cm" fo:padding-right="0.2117cm"/>
    </style:style>
    <style:style style:family="paragraph" style:name="P154">
      <style:paragraph-properties/>
      <style:text-properties/>
    </style:style>
    <style:style style:family="text" style:name="T162">
      <style:text-properties fo:font-family="Arial" style:font-family-asian="Arial" style:font-family-complex="Arial" fo:font-size="10pt" style:font-size-complex="10pt"/>
    </style:style>
    <style:style style:family="table-row" style:name="ro28">
      <style:table-row-properties/>
    </style:style>
    <style:style style:family="table-cell" style:name="ce78">
      <style:table-cell-properties fo:background-color="#f2f2f2" fo:border="0.00441cm solid #AAAAAA" fo:padding-top="0.1411cm" fo:padding-bottom="0.1411cm" fo:padding-left="0.2117cm" fo:padding-right="0.2117cm"/>
    </style:style>
    <style:style style:family="paragraph" style:name="P155">
      <style:paragraph-properties/>
      <style:text-properties/>
    </style:style>
    <style:style style:family="text" style:name="T163">
      <style:text-properties fo:font-family="Arial" style:font-family-asian="Arial" style:font-family-complex="Arial" fo:font-size="10pt" style:font-size-complex="10pt"/>
    </style:style>
    <style:style style:family="table-cell" style:name="ce79">
      <style:table-cell-properties fo:background-color="#f2f2f2" fo:border="0.00441cm solid #AAAAAA" fo:padding-top="0.1411cm" fo:padding-bottom="0.1411cm" fo:padding-left="0.2117cm" fo:padding-right="0.2117cm"/>
    </style:style>
    <style:style style:family="paragraph" style:name="P156">
      <style:paragraph-properties/>
      <style:text-properties/>
    </style:style>
    <style:style style:family="text" style:name="T164">
      <style:text-properties fo:font-family="Arial" style:font-family-asian="Arial" style:font-family-complex="Arial" fo:font-size="10pt" style:font-size-complex="10pt"/>
    </style:style>
    <style:style style:family="table-cell" style:name="ce80">
      <style:table-cell-properties fo:background-color="#f2f2f2" fo:border="0.00441cm solid #AAAAAA" fo:padding-top="0.1411cm" fo:padding-bottom="0.1411cm" fo:padding-left="0.2117cm" fo:padding-right="0.2117cm"/>
    </style:style>
    <style:style style:family="paragraph" style:name="P157">
      <style:paragraph-properties/>
      <style:text-properties/>
    </style:style>
    <style:style style:family="text" style:name="T165">
      <style:text-properties fo:font-family="Arial" style:font-family-asian="Arial" style:font-family-complex="Arial" fo:font-size="10pt" style:font-size-complex="10pt"/>
    </style:style>
    <style:style style:family="paragraph" style:name="P158">
      <style:paragraph-properties fo:margin-top="3pt" fo:margin-bottom="3pt"/>
      <style:text-properties/>
    </style:style>
    <style:style style:parent-style-name="701" style:family="paragraph" style:name="P159">
      <style:paragraph-properties fo:margin-top="14pt" fo:margin-bottom="6pt"/>
      <style:text-properties fo:color="#2e75b6" fo:font-family="Arial" style:font-family-asian="Arial" style:font-family-complex="Arial" fo:font-size="14pt" style:font-size-complex="14pt" fo:font-weight="bold"/>
    </style:style>
    <style:style style:family="text" style:name="T166">
      <style:text-properties fo:color="#2e75b6" fo:font-family="Arial" style:font-family-asian="Arial" style:font-family-complex="Arial" fo:font-size="14pt" style:font-size-complex="14pt" fo:font-weight="bold"/>
    </style:style>
    <style:style style:family="paragraph" style:name="P160">
      <style:paragraph-properties fo:margin-top="3pt" fo:margin-bottom="3pt"/>
      <style:text-properties/>
    </style:style>
    <style:style style:family="text" style:name="T167">
      <style:text-properties fo:font-family="Arial" style:font-family-asian="Arial" style:font-family-complex="Arial" fo:font-size="11pt" style:font-size-complex="11pt"/>
    </style:style>
    <style:style style:family="paragraph" style:name="P161">
      <style:paragraph-properties fo:margin-top="3pt" fo:margin-bottom="3pt"/>
      <style:text-properties/>
    </style:style>
    <style:style style:family="table" style:name="ta4">
      <style:table-properties style:width="16.77cm"/>
    </style:style>
    <style:style style:family="table-column" style:name="co9">
      <style:table-column-properties style:column-width="3.946cm"/>
    </style:style>
    <style:style style:family="table-column" style:name="co10">
      <style:table-column-properties style:column-width="5.004cm"/>
    </style:style>
    <style:style style:family="table-column" style:name="co11">
      <style:table-column-properties style:column-width="4.652cm"/>
    </style:style>
    <style:style style:family="table-column" style:name="co12">
      <style:table-column-properties style:column-width="3.17cm"/>
    </style:style>
    <style:style style:family="table-row" style:name="ro29">
      <style:table-row-properties/>
    </style:style>
    <style:style style:family="table-cell" style:name="ce82">
      <style:table-cell-properties fo:background-color="#bdd7ee" fo:border="0.00441cm solid #AAAAAA" fo:padding-top="0.1411cm" fo:padding-bottom="0.1411cm" fo:padding-left="0.2117cm" fo:padding-right="0.2117cm"/>
    </style:style>
    <style:style style:family="paragraph" style:name="P162">
      <style:paragraph-properties/>
      <style:text-properties/>
    </style:style>
    <style:style style:family="text" style:name="T168">
      <style:text-properties fo:color="#1f4e79" fo:font-family="Arial" style:font-family-asian="Arial" style:font-family-complex="Arial" fo:font-size="10pt" style:font-size-complex="10pt" fo:font-weight="bold"/>
    </style:style>
    <style:style style:family="table-cell" style:name="ce83">
      <style:table-cell-properties fo:background-color="#bdd7ee" fo:border="0.00441cm solid #AAAAAA" fo:padding-top="0.1411cm" fo:padding-bottom="0.1411cm" fo:padding-left="0.2117cm" fo:padding-right="0.2117cm"/>
    </style:style>
    <style:style style:family="paragraph" style:name="P163">
      <style:paragraph-properties/>
      <style:text-properties/>
    </style:style>
    <style:style style:family="text" style:name="T169">
      <style:text-properties fo:color="#1f4e79" fo:font-family="Arial" style:font-family-asian="Arial" style:font-family-complex="Arial" fo:font-size="10pt" style:font-size-complex="10pt" fo:font-weight="bold"/>
    </style:style>
    <style:style style:family="table-cell" style:name="ce84">
      <style:table-cell-properties fo:background-color="#bdd7ee" fo:border="0.00441cm solid #AAAAAA" fo:padding-top="0.1411cm" fo:padding-bottom="0.1411cm" fo:padding-left="0.2117cm" fo:padding-right="0.2117cm"/>
    </style:style>
    <style:style style:family="paragraph" style:name="P164">
      <style:paragraph-properties/>
      <style:text-properties/>
    </style:style>
    <style:style style:family="text" style:name="T170">
      <style:text-properties fo:color="#1f4e79" fo:font-family="Arial" style:font-family-asian="Arial" style:font-family-complex="Arial" fo:font-size="10pt" style:font-size-complex="10pt" fo:font-weight="bold"/>
    </style:style>
    <style:style style:family="table-cell" style:name="ce85">
      <style:table-cell-properties fo:background-color="#bdd7ee" fo:border="0.00441cm solid #AAAAAA" fo:padding-top="0.1411cm" fo:padding-bottom="0.1411cm" fo:padding-left="0.2117cm" fo:padding-right="0.2117cm"/>
    </style:style>
    <style:style style:family="paragraph" style:name="P165">
      <style:paragraph-properties/>
      <style:text-properties/>
    </style:style>
    <style:style style:family="text" style:name="T171">
      <style:text-properties fo:color="#1f4e79" fo:font-family="Arial" style:font-family-asian="Arial" style:font-family-complex="Arial" fo:font-size="10pt" style:font-size-complex="10pt" fo:font-weight="bold"/>
    </style:style>
    <style:style style:family="table-row" style:name="ro30">
      <style:table-row-properties/>
    </style:style>
    <style:style style:family="table-cell" style:name="ce86">
      <style:table-cell-properties fo:background-color="#ffffff" fo:border="0.00441cm solid #AAAAAA" fo:padding-top="0.1411cm" fo:padding-bottom="0.1411cm" fo:padding-left="0.2117cm" fo:padding-right="0.2117cm"/>
    </style:style>
    <style:style style:family="paragraph" style:name="P166">
      <style:paragraph-properties/>
      <style:text-properties/>
    </style:style>
    <style:style style:family="text" style:name="T172">
      <style:text-properties fo:font-family="Arial" style:font-family-asian="Arial" style:font-family-complex="Arial" fo:font-size="10pt" style:font-size-complex="10pt"/>
    </style:style>
    <style:style style:family="table-cell" style:name="ce87">
      <style:table-cell-properties fo:background-color="#ffffff" fo:border="0.00441cm solid #AAAAAA" fo:padding-top="0.1411cm" fo:padding-bottom="0.1411cm" fo:padding-left="0.2117cm" fo:padding-right="0.2117cm"/>
    </style:style>
    <style:style style:family="paragraph" style:name="P167">
      <style:paragraph-properties/>
      <style:text-properties/>
    </style:style>
    <style:style style:family="text" style:name="T173">
      <style:text-properties fo:font-family="Arial" style:font-family-asian="Arial" style:font-family-complex="Arial" fo:font-size="10pt" style:font-size-complex="10pt"/>
    </style:style>
    <style:style style:family="table-cell" style:name="ce88">
      <style:table-cell-properties fo:background-color="#ffffff" fo:border="0.00441cm solid #AAAAAA" fo:padding-top="0.1411cm" fo:padding-bottom="0.1411cm" fo:padding-left="0.2117cm" fo:padding-right="0.2117cm"/>
    </style:style>
    <style:style style:family="paragraph" style:name="P168">
      <style:paragraph-properties/>
      <style:text-properties/>
    </style:style>
    <style:style style:family="text" style:name="T174">
      <style:text-properties fo:font-family="Arial" style:font-family-asian="Arial" style:font-family-complex="Arial" fo:font-size="10pt" style:font-size-complex="10pt"/>
    </style:style>
    <style:style style:family="table-cell" style:name="ce89">
      <style:table-cell-properties fo:background-color="#ffffff" fo:border="0.00441cm solid #AAAAAA" fo:padding-top="0.1411cm" fo:padding-bottom="0.1411cm" fo:padding-left="0.2117cm" fo:padding-right="0.2117cm"/>
    </style:style>
    <style:style style:family="paragraph" style:name="P169">
      <style:paragraph-properties/>
      <style:text-properties/>
    </style:style>
    <style:style style:family="text" style:name="T175">
      <style:text-properties fo:font-family="Arial" style:font-family-asian="Arial" style:font-family-complex="Arial" fo:font-size="10pt" style:font-size-complex="10pt"/>
    </style:style>
    <style:style style:family="table-row" style:name="ro31">
      <style:table-row-properties/>
    </style:style>
    <style:style style:family="table-cell" style:name="ce90">
      <style:table-cell-properties fo:background-color="#f2f2f2" fo:border="0.00441cm solid #AAAAAA" fo:padding-top="0.1411cm" fo:padding-bottom="0.1411cm" fo:padding-left="0.2117cm" fo:padding-right="0.2117cm"/>
    </style:style>
    <style:style style:family="paragraph" style:name="P170">
      <style:paragraph-properties/>
      <style:text-properties/>
    </style:style>
    <style:style style:family="text" style:name="T176">
      <style:text-properties fo:font-family="Arial" style:font-family-asian="Arial" style:font-family-complex="Arial" fo:font-size="10pt" style:font-size-complex="10pt"/>
    </style:style>
    <style:style style:family="table-cell" style:name="ce91">
      <style:table-cell-properties fo:background-color="#f2f2f2" fo:border="0.00441cm solid #AAAAAA" fo:padding-top="0.1411cm" fo:padding-bottom="0.1411cm" fo:padding-left="0.2117cm" fo:padding-right="0.2117cm"/>
    </style:style>
    <style:style style:family="paragraph" style:name="P171">
      <style:paragraph-properties/>
      <style:text-properties/>
    </style:style>
    <style:style style:family="text" style:name="T177">
      <style:text-properties fo:font-family="Arial" style:font-family-asian="Arial" style:font-family-complex="Arial" fo:font-size="10pt" style:font-size-complex="10pt"/>
    </style:style>
    <style:style style:family="table-cell" style:name="ce92">
      <style:table-cell-properties fo:background-color="#f2f2f2" fo:border="0.00441cm solid #AAAAAA" fo:padding-top="0.1411cm" fo:padding-bottom="0.1411cm" fo:padding-left="0.2117cm" fo:padding-right="0.2117cm"/>
    </style:style>
    <style:style style:family="paragraph" style:name="P172">
      <style:paragraph-properties/>
      <style:text-properties/>
    </style:style>
    <style:style style:family="text" style:name="T178">
      <style:text-properties fo:font-family="Arial" style:font-family-asian="Arial" style:font-family-complex="Arial" fo:font-size="10pt" style:font-size-complex="10pt"/>
    </style:style>
    <style:style style:family="table-cell" style:name="ce93">
      <style:table-cell-properties fo:background-color="#f2f2f2" fo:border="0.00441cm solid #AAAAAA" fo:padding-top="0.1411cm" fo:padding-bottom="0.1411cm" fo:padding-left="0.2117cm" fo:padding-right="0.2117cm"/>
    </style:style>
    <style:style style:family="paragraph" style:name="P173">
      <style:paragraph-properties/>
      <style:text-properties/>
    </style:style>
    <style:style style:family="text" style:name="T179">
      <style:text-properties fo:font-family="Arial" style:font-family-asian="Arial" style:font-family-complex="Arial" fo:font-size="10pt" style:font-size-complex="10pt"/>
    </style:style>
    <style:style style:family="paragraph" style:name="P174">
      <style:paragraph-properties fo:margin-left="0.635cm" fo:margin-top="5pt" fo:margin-bottom="5pt"/>
      <style:text-properties/>
    </style:style>
    <style:style style:family="text" style:name="T180">
      <style:text-properties fo:color="#2e75b6" fo:font-family="Arial" style:font-family-asian="Arial" style:font-family-complex="Arial" fo:font-size="11pt" style:font-size-complex="11pt" fo:font-weight="bold"/>
    </style:style>
    <style:style style:family="text" style:name="T181">
      <style:text-properties fo:font-family="Arial" style:font-family-asian="Arial" style:font-family-complex="Arial" fo:font-size="11pt" style:font-size-complex="11pt" fo:font-style="italic"/>
    </style:style>
    <style:style style:family="paragraph" style:name="P175">
      <style:paragraph-properties/>
      <style:text-properties/>
    </style:style>
    <style:style style:parent-style-name="700" style:family="paragraph" style:name="P176">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182">
      <style:text-properties fo:color="#1f4e79" fo:font-family="Arial" style:font-family-asian="Arial" style:font-family-complex="Arial" fo:font-size="18pt" style:font-size-complex="18pt" fo:font-weight="bold"/>
    </style:style>
    <style:style style:family="paragraph" style:name="P177">
      <style:paragraph-properties fo:margin-top="3pt" fo:margin-bottom="3pt"/>
      <style:text-properties/>
    </style:style>
    <style:style style:family="text" style:name="T183">
      <style:text-properties fo:font-family="Arial" style:font-family-asian="Arial" style:font-family-complex="Arial" fo:font-size="11pt" style:font-size-complex="11pt"/>
    </style:style>
    <style:style style:family="paragraph" style:name="P178">
      <style:paragraph-properties fo:margin-top="3pt" fo:margin-bottom="3pt"/>
      <style:text-properties/>
    </style:style>
    <style:style style:family="paragraph" style:name="P179">
      <style:paragraph-properties fo:margin-top="3pt" fo:margin-bottom="3pt"/>
      <style:text-properties/>
    </style:style>
    <style:style style:family="text" style:name="T184">
      <style:text-properties fo:font-family="Arial" style:font-family-asian="Arial" style:font-family-complex="Arial" fo:font-size="11pt" style:font-size-complex="11pt"/>
    </style:style>
    <style:style style:family="paragraph" style:name="P180">
      <style:paragraph-properties fo:margin-top="3pt" fo:margin-bottom="3pt"/>
      <style:text-properties/>
    </style:style>
    <style:style style:family="paragraph" style:name="P181">
      <style:paragraph-properties fo:margin-top="0pt" fo:margin-bottom="0pt" fo:background-color="#2b2b2b"/>
      <style:text-properties/>
    </style:style>
    <style:style style:family="text" style:name="T185">
      <style:text-properties fo:color="#f8f8f2" fo:font-family="Courier New" style:font-family-asian="Courier New" style:font-family-complex="Courier New" fo:font-size="9pt" style:font-size-complex="9pt"/>
    </style:style>
    <style:style style:family="paragraph" style:name="P182">
      <style:paragraph-properties fo:margin-top="0pt" fo:margin-bottom="0pt" fo:background-color="#2b2b2b"/>
      <style:text-properties/>
    </style:style>
    <style:style style:family="text" style:name="T186">
      <style:text-properties fo:color="#f8f8f2" fo:font-family="Courier New" style:font-family-asian="Courier New" style:font-family-complex="Courier New" fo:font-size="9pt" style:font-size-complex="9pt"/>
    </style:style>
    <style:style style:family="paragraph" style:name="P183">
      <style:paragraph-properties fo:margin-top="0pt" fo:margin-bottom="0pt" fo:background-color="#2b2b2b"/>
      <style:text-properties/>
    </style:style>
    <style:style style:family="text" style:name="T187">
      <style:text-properties fo:color="#f8f8f2" fo:font-family="Courier New" style:font-family-asian="Courier New" style:font-family-complex="Courier New" fo:font-size="9pt" style:font-size-complex="9pt"/>
    </style:style>
    <style:style style:family="paragraph" style:name="P184">
      <style:paragraph-properties fo:margin-top="0pt" fo:margin-bottom="0pt" fo:background-color="#2b2b2b"/>
      <style:text-properties/>
    </style:style>
    <style:style style:family="text" style:name="T188">
      <style:text-properties fo:color="#f8f8f2" fo:font-family="Courier New" style:font-family-asian="Courier New" style:font-family-complex="Courier New" fo:font-size="9pt" style:font-size-complex="9pt"/>
    </style:style>
    <style:style style:family="paragraph" style:name="P185">
      <style:paragraph-properties fo:margin-top="3pt" fo:margin-bottom="3pt"/>
      <style:text-properties/>
    </style:style>
    <style:style style:family="paragraph" style:name="P186">
      <style:paragraph-properties fo:margin-left="0.635cm" fo:margin-top="5pt" fo:margin-bottom="5pt"/>
      <style:text-properties/>
    </style:style>
    <style:style style:family="text" style:name="T189">
      <style:text-properties fo:color="#2e75b6" fo:font-family="Arial" style:font-family-asian="Arial" style:font-family-complex="Arial" fo:font-size="11pt" style:font-size-complex="11pt" fo:font-weight="bold"/>
    </style:style>
    <style:style style:family="text" style:name="T190">
      <style:text-properties fo:font-family="Arial" style:font-family-asian="Arial" style:font-family-complex="Arial" fo:font-size="11pt" style:font-size-complex="11pt" fo:font-style="italic"/>
    </style:style>
    <style:style style:family="paragraph" style:name="P187">
      <style:paragraph-properties fo:margin-top="3pt" fo:margin-bottom="3pt"/>
      <style:text-properties/>
    </style:style>
    <style:style style:family="paragraph" style:name="P188">
      <style:paragraph-properties fo:margin-top="3pt" fo:margin-bottom="3pt"/>
      <style:text-properties/>
    </style:style>
    <style:style style:family="text" style:name="T191">
      <style:text-properties fo:font-family="Arial" style:font-family-asian="Arial" style:font-family-complex="Arial" fo:font-size="11pt" style:font-size-complex="11pt"/>
    </style:style>
    <style:style style:family="paragraph" style:name="P189">
      <style:paragraph-properties fo:margin-top="3pt" fo:margin-bottom="3pt"/>
      <style:text-properties/>
    </style:style>
    <style:style style:family="paragraph" style:name="P190">
      <style:paragraph-properties fo:margin-top="0pt" fo:margin-bottom="0pt" fo:background-color="#2b2b2b"/>
      <style:text-properties/>
    </style:style>
    <style:style style:family="text" style:name="T192">
      <style:text-properties fo:color="#f8f8f2" fo:font-family="Courier New" style:font-family-asian="Courier New" style:font-family-complex="Courier New" fo:font-size="9pt" style:font-size-complex="9pt"/>
    </style:style>
    <style:style style:family="paragraph" style:name="P191">
      <style:paragraph-properties fo:margin-top="0pt" fo:margin-bottom="0pt" fo:background-color="#2b2b2b"/>
      <style:text-properties/>
    </style:style>
    <style:style style:family="text" style:name="T193">
      <style:text-properties fo:color="#f8f8f2" fo:font-family="Courier New" style:font-family-asian="Courier New" style:font-family-complex="Courier New" fo:font-size="9pt" style:font-size-complex="9pt"/>
    </style:style>
    <style:style style:family="paragraph" style:name="P192">
      <style:paragraph-properties fo:margin-top="0pt" fo:margin-bottom="0pt" fo:background-color="#2b2b2b"/>
      <style:text-properties/>
    </style:style>
    <style:style style:family="text" style:name="T194">
      <style:text-properties fo:color="#f8f8f2" fo:font-family="Courier New" style:font-family-asian="Courier New" style:font-family-complex="Courier New" fo:font-size="9pt" style:font-size-complex="9pt"/>
    </style:style>
    <style:style style:family="paragraph" style:name="P193">
      <style:paragraph-properties fo:margin-top="0pt" fo:margin-bottom="0pt" fo:background-color="#2b2b2b"/>
      <style:text-properties/>
    </style:style>
    <style:style style:family="text" style:name="T195">
      <style:text-properties fo:color="#f8f8f2" fo:font-family="Courier New" style:font-family-asian="Courier New" style:font-family-complex="Courier New" fo:font-size="9pt" style:font-size-complex="9pt"/>
    </style:style>
    <style:style style:family="paragraph" style:name="P194">
      <style:paragraph-properties fo:margin-top="0pt" fo:margin-bottom="0pt" fo:background-color="#2b2b2b"/>
      <style:text-properties/>
    </style:style>
    <style:style style:family="text" style:name="T196">
      <style:text-properties fo:color="#f8f8f2" fo:font-family="Courier New" style:font-family-asian="Courier New" style:font-family-complex="Courier New" fo:font-size="9pt" style:font-size-complex="9pt"/>
    </style:style>
    <style:style style:family="paragraph" style:name="P195">
      <style:paragraph-properties fo:margin-top="0pt" fo:margin-bottom="0pt" fo:background-color="#2b2b2b"/>
      <style:text-properties/>
    </style:style>
    <style:style style:family="text" style:name="T197">
      <style:text-properties fo:color="#f8f8f2" fo:font-family="Courier New" style:font-family-asian="Courier New" style:font-family-complex="Courier New" fo:font-size="9pt" style:font-size-complex="9pt"/>
    </style:style>
    <style:style style:family="paragraph" style:name="P196">
      <style:paragraph-properties fo:margin-top="0pt" fo:margin-bottom="0pt" fo:background-color="#2b2b2b"/>
      <style:text-properties/>
    </style:style>
    <style:style style:family="text" style:name="T198">
      <style:text-properties fo:color="#f8f8f2" fo:font-family="Courier New" style:font-family-asian="Courier New" style:font-family-complex="Courier New" fo:font-size="9pt" style:font-size-complex="9pt"/>
    </style:style>
    <style:style style:family="paragraph" style:name="P197">
      <style:paragraph-properties/>
      <style:text-properties/>
    </style:style>
    <style:style style:parent-style-name="700" style:family="paragraph" style:name="P198">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199">
      <style:text-properties fo:color="#1f4e79" fo:font-family="Arial" style:font-family-asian="Arial" style:font-family-complex="Arial" fo:font-size="18pt" style:font-size-complex="18pt" fo:font-weight="bold"/>
    </style:style>
    <style:style style:parent-style-name="701" style:family="paragraph" style:name="P199">
      <style:paragraph-properties fo:margin-top="14pt" fo:margin-bottom="6pt"/>
      <style:text-properties fo:color="#2e75b6" fo:font-family="Arial" style:font-family-asian="Arial" style:font-family-complex="Arial" fo:font-size="14pt" style:font-size-complex="14pt" fo:font-weight="bold"/>
    </style:style>
    <style:style style:family="text" style:name="T200">
      <style:text-properties fo:color="#2e75b6" fo:font-family="Arial" style:font-family-asian="Arial" style:font-family-complex="Arial" fo:font-size="14pt" style:font-size-complex="14pt" fo:font-weight="bold"/>
    </style:style>
    <style:style style:family="paragraph" style:name="P200">
      <style:paragraph-properties fo:margin-top="3pt" fo:margin-bottom="3pt"/>
      <style:text-properties/>
    </style:style>
    <style:style style:family="text" style:name="T201">
      <style:text-properties fo:font-family="Arial" style:font-family-asian="Arial" style:font-family-complex="Arial" fo:font-size="11pt" style:font-size-complex="11pt"/>
    </style:style>
    <style:style style:family="paragraph" style:name="P201">
      <style:paragraph-properties fo:margin-top="3pt" fo:margin-bottom="3pt"/>
      <style:text-properties/>
    </style:style>
    <style:style style:parent-style-name="701" style:family="paragraph" style:name="P202">
      <style:paragraph-properties fo:margin-top="14pt" fo:margin-bottom="6pt"/>
      <style:text-properties fo:color="#2e75b6" fo:font-family="Arial" style:font-family-asian="Arial" style:font-family-complex="Arial" fo:font-size="14pt" style:font-size-complex="14pt" fo:font-weight="bold"/>
    </style:style>
    <style:style style:family="text" style:name="T202">
      <style:text-properties fo:color="#2e75b6" fo:font-family="Arial" style:font-family-asian="Arial" style:font-family-complex="Arial" fo:font-size="14pt" style:font-size-complex="14pt" fo:font-weight="bold"/>
    </style:style>
    <style:style style:parent-style-name="695" style:list-style-name="WWNum2" style:family="paragraph" style:name="P203">
      <style:paragraph-properties fo:margin-top="2pt" fo:margin-bottom="2pt"/>
      <style:text-properties/>
    </style:style>
    <style:style style:family="text" style:name="T203">
      <style:text-properties fo:font-family="Arial" style:font-family-asian="Arial" style:font-family-complex="Arial" fo:font-size="11pt" style:font-size-complex="11pt"/>
    </style:style>
    <style:style style:parent-style-name="695" style:list-style-name="WWNum2" style:family="paragraph" style:name="P204">
      <style:paragraph-properties fo:margin-top="2pt" fo:margin-bottom="2pt"/>
      <style:text-properties/>
    </style:style>
    <style:style style:family="text" style:name="T204">
      <style:text-properties fo:font-family="Arial" style:font-family-asian="Arial" style:font-family-complex="Arial" fo:font-size="11pt" style:font-size-complex="11pt"/>
    </style:style>
    <style:style style:parent-style-name="695" style:list-style-name="WWNum2" style:family="paragraph" style:name="P205">
      <style:paragraph-properties fo:margin-top="2pt" fo:margin-bottom="2pt"/>
      <style:text-properties/>
    </style:style>
    <style:style style:family="text" style:name="T205">
      <style:text-properties fo:font-family="Arial" style:font-family-asian="Arial" style:font-family-complex="Arial" fo:font-size="11pt" style:font-size-complex="11pt"/>
    </style:style>
    <style:style style:parent-style-name="695" style:list-style-name="WWNum2" style:family="paragraph" style:name="P206">
      <style:paragraph-properties fo:margin-top="2pt" fo:margin-bottom="2pt"/>
      <style:text-properties/>
    </style:style>
    <style:style style:family="text" style:name="T206">
      <style:text-properties fo:font-family="Arial" style:font-family-asian="Arial" style:font-family-complex="Arial" fo:font-size="11pt" style:font-size-complex="11pt"/>
    </style:style>
    <style:style style:parent-style-name="695" style:list-style-name="WWNum2" style:family="paragraph" style:name="P207">
      <style:paragraph-properties fo:margin-top="2pt" fo:margin-bottom="2pt"/>
      <style:text-properties/>
    </style:style>
    <style:style style:family="text" style:name="T207">
      <style:text-properties fo:font-family="Arial" style:font-family-asian="Arial" style:font-family-complex="Arial" fo:font-size="11pt" style:font-size-complex="11pt"/>
    </style:style>
    <style:style style:parent-style-name="695" style:list-style-name="WWNum2" style:family="paragraph" style:name="P208">
      <style:paragraph-properties fo:margin-top="2pt" fo:margin-bottom="2pt"/>
      <style:text-properties/>
    </style:style>
    <style:style style:family="text" style:name="T208">
      <style:text-properties fo:font-family="Arial" style:font-family-asian="Arial" style:font-family-complex="Arial" fo:font-size="11pt" style:font-size-complex="11pt"/>
    </style:style>
    <style:style style:parent-style-name="695" style:list-style-name="WWNum2" style:family="paragraph" style:name="P209">
      <style:paragraph-properties fo:margin-top="2pt" fo:margin-bottom="2pt"/>
      <style:text-properties/>
    </style:style>
    <style:style style:family="text" style:name="T209">
      <style:text-properties fo:font-family="Arial" style:font-family-asian="Arial" style:font-family-complex="Arial" fo:font-size="11pt" style:font-size-complex="11pt"/>
    </style:style>
    <style:style style:family="paragraph" style:name="P210">
      <style:paragraph-properties fo:margin-top="3pt" fo:margin-bottom="3pt"/>
      <style:text-properties/>
    </style:style>
    <style:style style:parent-style-name="701" style:family="paragraph" style:name="P211">
      <style:paragraph-properties fo:margin-top="14pt" fo:margin-bottom="6pt"/>
      <style:text-properties fo:color="#2e75b6" fo:font-family="Arial" style:font-family-asian="Arial" style:font-family-complex="Arial" fo:font-size="14pt" style:font-size-complex="14pt" fo:font-weight="bold"/>
    </style:style>
    <style:style style:family="text" style:name="T210">
      <style:text-properties fo:color="#2e75b6" fo:font-family="Arial" style:font-family-asian="Arial" style:font-family-complex="Arial" fo:font-size="14pt" style:font-size-complex="14pt" fo:font-weight="bold"/>
    </style:style>
    <style:style style:family="paragraph" style:name="P212">
      <style:paragraph-properties fo:margin-top="3pt" fo:margin-bottom="3pt"/>
      <style:text-properties/>
    </style:style>
    <style:style style:family="text" style:name="T211">
      <style:text-properties fo:font-family="Arial" style:font-family-asian="Arial" style:font-family-complex="Arial" fo:font-size="11pt" style:font-size-complex="11pt"/>
    </style:style>
    <style:style style:family="paragraph" style:name="P213">
      <style:paragraph-properties fo:margin-top="3pt" fo:margin-bottom="3pt"/>
      <style:text-properties/>
    </style:style>
    <style:style style:family="table" style:name="ta5">
      <style:table-properties style:width="16.58cm"/>
    </style:style>
    <style:style style:family="table-column" style:name="co13">
      <style:table-column-properties style:column-width="3.593cm"/>
    </style:style>
    <style:style style:family="table-column" style:name="co14">
      <style:table-column-properties style:column-width="12.98cm"/>
    </style:style>
    <style:style style:family="table-row" style:name="ro32">
      <style:table-row-properties/>
    </style:style>
    <style:style style:family="table-cell" style:name="ce95">
      <style:table-cell-properties fo:background-color="#bdd7ee" fo:border="0.00441cm solid #AAAAAA" fo:padding-top="0.1411cm" fo:padding-bottom="0.1411cm" fo:padding-left="0.2117cm" fo:padding-right="0.2117cm"/>
    </style:style>
    <style:style style:family="paragraph" style:name="P214">
      <style:paragraph-properties/>
      <style:text-properties/>
    </style:style>
    <style:style style:family="text" style:name="T212">
      <style:text-properties fo:color="#1f4e79" fo:font-family="Arial" style:font-family-asian="Arial" style:font-family-complex="Arial" fo:font-size="10pt" style:font-size-complex="10pt" fo:font-weight="bold"/>
    </style:style>
    <style:style style:family="table-cell" style:name="ce96">
      <style:table-cell-properties fo:background-color="#bdd7ee" fo:border="0.00441cm solid #AAAAAA" fo:padding-top="0.1411cm" fo:padding-bottom="0.1411cm" fo:padding-left="0.2117cm" fo:padding-right="0.2117cm"/>
    </style:style>
    <style:style style:family="paragraph" style:name="P215">
      <style:paragraph-properties/>
      <style:text-properties/>
    </style:style>
    <style:style style:family="text" style:name="T213">
      <style:text-properties fo:color="#1f4e79" fo:font-family="Arial" style:font-family-asian="Arial" style:font-family-complex="Arial" fo:font-size="10pt" style:font-size-complex="10pt" fo:font-weight="bold"/>
    </style:style>
    <style:style style:family="table-row" style:name="ro33">
      <style:table-row-properties/>
    </style:style>
    <style:style style:family="table-cell" style:name="ce97">
      <style:table-cell-properties fo:background-color="#ffffff" fo:border="0.00441cm solid #AAAAAA" fo:padding-top="0.1411cm" fo:padding-bottom="0.1411cm" fo:padding-left="0.2117cm" fo:padding-right="0.2117cm"/>
    </style:style>
    <style:style style:family="paragraph" style:name="P216">
      <style:paragraph-properties/>
      <style:text-properties/>
    </style:style>
    <style:style style:family="text" style:name="T214">
      <style:text-properties fo:font-family="Arial" style:font-family-asian="Arial" style:font-family-complex="Arial" fo:font-size="10pt" style:font-size-complex="10pt"/>
    </style:style>
    <style:style style:family="table-cell" style:name="ce98">
      <style:table-cell-properties fo:background-color="#ffffff" fo:border="0.00441cm solid #AAAAAA" fo:padding-top="0.1411cm" fo:padding-bottom="0.1411cm" fo:padding-left="0.2117cm" fo:padding-right="0.2117cm"/>
    </style:style>
    <style:style style:family="paragraph" style:name="P217">
      <style:paragraph-properties/>
      <style:text-properties/>
    </style:style>
    <style:style style:family="text" style:name="T215">
      <style:text-properties fo:font-family="Arial" style:font-family-asian="Arial" style:font-family-complex="Arial" fo:font-size="10pt" style:font-size-complex="10pt"/>
    </style:style>
    <style:style style:family="table-row" style:name="ro34">
      <style:table-row-properties/>
    </style:style>
    <style:style style:family="table-cell" style:name="ce99">
      <style:table-cell-properties fo:background-color="#f2f2f2" fo:border="0.00441cm solid #AAAAAA" fo:padding-top="0.1411cm" fo:padding-bottom="0.1411cm" fo:padding-left="0.2117cm" fo:padding-right="0.2117cm"/>
    </style:style>
    <style:style style:family="paragraph" style:name="P218">
      <style:paragraph-properties/>
      <style:text-properties/>
    </style:style>
    <style:style style:family="text" style:name="T216">
      <style:text-properties fo:font-family="Arial" style:font-family-asian="Arial" style:font-family-complex="Arial" fo:font-size="10pt" style:font-size-complex="10pt"/>
    </style:style>
    <style:style style:family="table-cell" style:name="ce100">
      <style:table-cell-properties fo:background-color="#f2f2f2" fo:border="0.00441cm solid #AAAAAA" fo:padding-top="0.1411cm" fo:padding-bottom="0.1411cm" fo:padding-left="0.2117cm" fo:padding-right="0.2117cm"/>
    </style:style>
    <style:style style:family="paragraph" style:name="P219">
      <style:paragraph-properties/>
      <style:text-properties/>
    </style:style>
    <style:style style:family="text" style:name="T217">
      <style:text-properties fo:font-family="Arial" style:font-family-asian="Arial" style:font-family-complex="Arial" fo:font-size="10pt" style:font-size-complex="10pt"/>
    </style:style>
    <style:style style:family="table-row" style:name="ro35">
      <style:table-row-properties/>
    </style:style>
    <style:style style:family="table-cell" style:name="ce101">
      <style:table-cell-properties fo:background-color="#ffffff" fo:border="0.00441cm solid #AAAAAA" fo:padding-top="0.1411cm" fo:padding-bottom="0.1411cm" fo:padding-left="0.2117cm" fo:padding-right="0.2117cm"/>
    </style:style>
    <style:style style:family="paragraph" style:name="P220">
      <style:paragraph-properties/>
      <style:text-properties/>
    </style:style>
    <style:style style:family="text" style:name="T218">
      <style:text-properties fo:font-family="Arial" style:font-family-asian="Arial" style:font-family-complex="Arial" fo:font-size="10pt" style:font-size-complex="10pt"/>
    </style:style>
    <style:style style:family="table-cell" style:name="ce102">
      <style:table-cell-properties fo:background-color="#ffffff" fo:border="0.00441cm solid #AAAAAA" fo:padding-top="0.1411cm" fo:padding-bottom="0.1411cm" fo:padding-left="0.2117cm" fo:padding-right="0.2117cm"/>
    </style:style>
    <style:style style:family="paragraph" style:name="P221">
      <style:paragraph-properties/>
      <style:text-properties/>
    </style:style>
    <style:style style:family="text" style:name="T219">
      <style:text-properties fo:font-family="Arial" style:font-family-asian="Arial" style:font-family-complex="Arial" fo:font-size="10pt" style:font-size-complex="10pt"/>
    </style:style>
    <style:style style:family="table-row" style:name="ro36">
      <style:table-row-properties/>
    </style:style>
    <style:style style:family="table-cell" style:name="ce103">
      <style:table-cell-properties fo:background-color="#f2f2f2" fo:border="0.00441cm solid #AAAAAA" fo:padding-top="0.1411cm" fo:padding-bottom="0.1411cm" fo:padding-left="0.2117cm" fo:padding-right="0.2117cm"/>
    </style:style>
    <style:style style:family="paragraph" style:name="P222">
      <style:paragraph-properties/>
      <style:text-properties/>
    </style:style>
    <style:style style:family="text" style:name="T220">
      <style:text-properties fo:font-family="Arial" style:font-family-asian="Arial" style:font-family-complex="Arial" fo:font-size="10pt" style:font-size-complex="10pt"/>
    </style:style>
    <style:style style:family="table-cell" style:name="ce104">
      <style:table-cell-properties fo:background-color="#f2f2f2" fo:border="0.00441cm solid #AAAAAA" fo:padding-top="0.1411cm" fo:padding-bottom="0.1411cm" fo:padding-left="0.2117cm" fo:padding-right="0.2117cm"/>
    </style:style>
    <style:style style:family="paragraph" style:name="P223">
      <style:paragraph-properties/>
      <style:text-properties/>
    </style:style>
    <style:style style:family="text" style:name="T221">
      <style:text-properties fo:font-family="Arial" style:font-family-asian="Arial" style:font-family-complex="Arial" fo:font-size="10pt" style:font-size-complex="10pt"/>
    </style:style>
    <style:style style:family="paragraph" style:name="P224">
      <style:paragraph-properties/>
      <style:text-properties/>
    </style:style>
    <style:style style:parent-style-name="700" style:family="paragraph" style:name="P225">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222">
      <style:text-properties fo:color="#1f4e79" fo:font-family="Arial" style:font-family-asian="Arial" style:font-family-complex="Arial" fo:font-size="18pt" style:font-size-complex="18pt" fo:font-weight="bold"/>
    </style:style>
    <style:style style:parent-style-name="701" style:family="paragraph" style:name="P226">
      <style:paragraph-properties fo:margin-top="14pt" fo:margin-bottom="6pt"/>
      <style:text-properties fo:color="#2e75b6" fo:font-family="Arial" style:font-family-asian="Arial" style:font-family-complex="Arial" fo:font-size="14pt" style:font-size-complex="14pt" fo:font-weight="bold"/>
    </style:style>
    <style:style style:family="text" style:name="T223">
      <style:text-properties fo:color="#2e75b6" fo:font-family="Arial" style:font-family-asian="Arial" style:font-family-complex="Arial" fo:font-size="14pt" style:font-size-complex="14pt" fo:font-weight="bold"/>
    </style:style>
    <style:style style:family="paragraph" style:name="P227">
      <style:paragraph-properties fo:margin-top="3pt" fo:margin-bottom="3pt"/>
      <style:text-properties/>
    </style:style>
    <style:style style:family="text" style:name="T224">
      <style:text-properties fo:font-family="Arial" style:font-family-asian="Arial" style:font-family-complex="Arial" fo:font-size="11pt" style:font-size-complex="11pt"/>
    </style:style>
    <style:style style:family="text" style:name="T225">
      <style:text-properties fo:font-family="Arial" style:font-family-asian="Arial" style:font-family-complex="Arial" fo:font-size="11pt" style:font-size-complex="11pt"/>
    </style:style>
    <style:style style:family="paragraph" style:name="P228">
      <style:paragraph-properties fo:margin-top="3pt" fo:margin-bottom="3pt"/>
      <style:text-properties/>
    </style:style>
    <style:style style:parent-style-name="701" style:family="paragraph" style:name="P229">
      <style:paragraph-properties fo:margin-top="14pt" fo:margin-bottom="6pt"/>
      <style:text-properties fo:color="#2e75b6" fo:font-family="Arial" style:font-family-asian="Arial" style:font-family-complex="Arial" fo:font-size="14pt" style:font-size-complex="14pt" fo:font-weight="bold"/>
    </style:style>
    <style:style style:family="text" style:name="T226">
      <style:text-properties fo:color="#2e75b6" fo:font-family="Arial" style:font-family-asian="Arial" style:font-family-complex="Arial" fo:font-size="14pt" style:font-size-complex="14pt" fo:font-weight="bold"/>
    </style:style>
    <style:style style:family="table" style:name="ta6">
      <style:table-properties style:width="16.64cm"/>
    </style:style>
    <style:style style:family="table-column" style:name="co15">
      <style:table-column-properties style:column-width="3.24cm"/>
    </style:style>
    <style:style style:family="table-column" style:name="co16">
      <style:table-column-properties style:column-width="3.946cm"/>
    </style:style>
    <style:style style:family="table-column" style:name="co17">
      <style:table-column-properties style:column-width="9.455cm"/>
    </style:style>
    <style:style style:family="table-row" style:name="ro37">
      <style:table-row-properties/>
    </style:style>
    <style:style style:family="table-cell" style:name="ce106">
      <style:table-cell-properties fo:background-color="#bdd7ee" fo:border="0.00441cm solid #AAAAAA" fo:padding-top="0.1411cm" fo:padding-bottom="0.1411cm" fo:padding-left="0.2117cm" fo:padding-right="0.2117cm"/>
    </style:style>
    <style:style style:family="paragraph" style:name="P230">
      <style:paragraph-properties/>
      <style:text-properties/>
    </style:style>
    <style:style style:family="text" style:name="T227">
      <style:text-properties fo:color="#1f4e79" fo:font-family="Arial" style:font-family-asian="Arial" style:font-family-complex="Arial" fo:font-size="10pt" style:font-size-complex="10pt" fo:font-weight="bold"/>
    </style:style>
    <style:style style:family="table-cell" style:name="ce107">
      <style:table-cell-properties fo:background-color="#bdd7ee" fo:border="0.00441cm solid #AAAAAA" fo:padding-top="0.1411cm" fo:padding-bottom="0.1411cm" fo:padding-left="0.2117cm" fo:padding-right="0.2117cm"/>
    </style:style>
    <style:style style:family="paragraph" style:name="P231">
      <style:paragraph-properties/>
      <style:text-properties/>
    </style:style>
    <style:style style:family="text" style:name="T228">
      <style:text-properties fo:color="#1f4e79" fo:font-family="Arial" style:font-family-asian="Arial" style:font-family-complex="Arial" fo:font-size="10pt" style:font-size-complex="10pt" fo:font-weight="bold"/>
    </style:style>
    <style:style style:family="table-cell" style:name="ce108">
      <style:table-cell-properties fo:background-color="#bdd7ee" fo:border="0.00441cm solid #AAAAAA" fo:padding-top="0.1411cm" fo:padding-bottom="0.1411cm" fo:padding-left="0.2117cm" fo:padding-right="0.2117cm"/>
    </style:style>
    <style:style style:family="paragraph" style:name="P232">
      <style:paragraph-properties/>
      <style:text-properties/>
    </style:style>
    <style:style style:family="text" style:name="T229">
      <style:text-properties fo:color="#1f4e79" fo:font-family="Arial" style:font-family-asian="Arial" style:font-family-complex="Arial" fo:font-size="10pt" style:font-size-complex="10pt" fo:font-weight="bold"/>
    </style:style>
    <style:style style:family="table-row" style:name="ro38">
      <style:table-row-properties/>
    </style:style>
    <style:style style:family="table-cell" style:name="ce109">
      <style:table-cell-properties fo:background-color="#ffffff" fo:border="0.00441cm solid #AAAAAA" fo:padding-top="0.1411cm" fo:padding-bottom="0.1411cm" fo:padding-left="0.2117cm" fo:padding-right="0.2117cm"/>
    </style:style>
    <style:style style:family="paragraph" style:name="P233">
      <style:paragraph-properties/>
      <style:text-properties/>
    </style:style>
    <style:style style:family="text" style:name="T230">
      <style:text-properties fo:font-family="Arial" style:font-family-asian="Arial" style:font-family-complex="Arial" fo:font-size="10pt" style:font-size-complex="10pt"/>
    </style:style>
    <style:style style:family="table-cell" style:name="ce110">
      <style:table-cell-properties fo:background-color="#ffffff" fo:border="0.00441cm solid #AAAAAA" fo:padding-top="0.1411cm" fo:padding-bottom="0.1411cm" fo:padding-left="0.2117cm" fo:padding-right="0.2117cm"/>
    </style:style>
    <style:style style:family="paragraph" style:name="P234">
      <style:paragraph-properties/>
      <style:text-properties/>
    </style:style>
    <style:style style:family="text" style:name="T231">
      <style:text-properties fo:font-family="Arial" style:font-family-asian="Arial" style:font-family-complex="Arial" fo:font-size="10pt" style:font-size-complex="10pt"/>
    </style:style>
    <style:style style:family="table-cell" style:name="ce111">
      <style:table-cell-properties fo:background-color="#ffffff" fo:border="0.00441cm solid #AAAAAA" fo:padding-top="0.1411cm" fo:padding-bottom="0.1411cm" fo:padding-left="0.2117cm" fo:padding-right="0.2117cm"/>
    </style:style>
    <style:style style:family="paragraph" style:name="P235">
      <style:paragraph-properties/>
      <style:text-properties/>
    </style:style>
    <style:style style:family="text" style:name="T232">
      <style:text-properties fo:font-family="Arial" style:font-family-asian="Arial" style:font-family-complex="Arial" fo:font-size="10pt" style:font-size-complex="10pt"/>
    </style:style>
    <style:style style:family="table-row" style:name="ro39">
      <style:table-row-properties/>
    </style:style>
    <style:style style:family="table-cell" style:name="ce112">
      <style:table-cell-properties fo:background-color="#f2f2f2" fo:border="0.00441cm solid #AAAAAA" fo:padding-top="0.1411cm" fo:padding-bottom="0.1411cm" fo:padding-left="0.2117cm" fo:padding-right="0.2117cm"/>
    </style:style>
    <style:style style:family="paragraph" style:name="P236">
      <style:paragraph-properties/>
      <style:text-properties/>
    </style:style>
    <style:style style:family="text" style:name="T233">
      <style:text-properties fo:font-family="Arial" style:font-family-asian="Arial" style:font-family-complex="Arial" fo:font-size="10pt" style:font-size-complex="10pt"/>
    </style:style>
    <style:style style:family="table-cell" style:name="ce113">
      <style:table-cell-properties fo:background-color="#f2f2f2" fo:border="0.00441cm solid #AAAAAA" fo:padding-top="0.1411cm" fo:padding-bottom="0.1411cm" fo:padding-left="0.2117cm" fo:padding-right="0.2117cm"/>
    </style:style>
    <style:style style:family="paragraph" style:name="P237">
      <style:paragraph-properties/>
      <style:text-properties/>
    </style:style>
    <style:style style:family="text" style:name="T234">
      <style:text-properties fo:font-family="Arial" style:font-family-asian="Arial" style:font-family-complex="Arial" fo:font-size="10pt" style:font-size-complex="10pt"/>
    </style:style>
    <style:style style:family="table-cell" style:name="ce114">
      <style:table-cell-properties fo:background-color="#f2f2f2" fo:border="0.00441cm solid #AAAAAA" fo:padding-top="0.1411cm" fo:padding-bottom="0.1411cm" fo:padding-left="0.2117cm" fo:padding-right="0.2117cm"/>
    </style:style>
    <style:style style:family="paragraph" style:name="P238">
      <style:paragraph-properties/>
      <style:text-properties/>
    </style:style>
    <style:style style:family="text" style:name="T235">
      <style:text-properties fo:font-family="Arial" style:font-family-asian="Arial" style:font-family-complex="Arial" fo:font-size="10pt" style:font-size-complex="10pt"/>
    </style:style>
    <style:style style:family="table-row" style:name="ro40">
      <style:table-row-properties/>
    </style:style>
    <style:style style:family="table-cell" style:name="ce115">
      <style:table-cell-properties fo:background-color="#ffffff" fo:border="0.00441cm solid #AAAAAA" fo:padding-top="0.1411cm" fo:padding-bottom="0.1411cm" fo:padding-left="0.2117cm" fo:padding-right="0.2117cm"/>
    </style:style>
    <style:style style:family="paragraph" style:name="P239">
      <style:paragraph-properties/>
      <style:text-properties/>
    </style:style>
    <style:style style:family="text" style:name="T236">
      <style:text-properties fo:font-family="Arial" style:font-family-asian="Arial" style:font-family-complex="Arial" fo:font-size="10pt" style:font-size-complex="10pt"/>
    </style:style>
    <style:style style:family="table-cell" style:name="ce116">
      <style:table-cell-properties fo:background-color="#ffffff" fo:border="0.00441cm solid #AAAAAA" fo:padding-top="0.1411cm" fo:padding-bottom="0.1411cm" fo:padding-left="0.2117cm" fo:padding-right="0.2117cm"/>
    </style:style>
    <style:style style:family="paragraph" style:name="P240">
      <style:paragraph-properties/>
      <style:text-properties/>
    </style:style>
    <style:style style:family="text" style:name="T237">
      <style:text-properties fo:font-family="Arial" style:font-family-asian="Arial" style:font-family-complex="Arial" fo:font-size="10pt" style:font-size-complex="10pt"/>
    </style:style>
    <style:style style:family="table-cell" style:name="ce117">
      <style:table-cell-properties fo:background-color="#ffffff" fo:border="0.00441cm solid #AAAAAA" fo:padding-top="0.1411cm" fo:padding-bottom="0.1411cm" fo:padding-left="0.2117cm" fo:padding-right="0.2117cm"/>
    </style:style>
    <style:style style:family="paragraph" style:name="P241">
      <style:paragraph-properties/>
      <style:text-properties/>
    </style:style>
    <style:style style:family="text" style:name="T238">
      <style:text-properties fo:font-family="Arial" style:font-family-asian="Arial" style:font-family-complex="Arial" fo:font-size="10pt" style:font-size-complex="10pt"/>
    </style:style>
    <style:style style:family="table-row" style:name="ro41">
      <style:table-row-properties/>
    </style:style>
    <style:style style:family="table-cell" style:name="ce118">
      <style:table-cell-properties fo:background-color="#f2f2f2" fo:border="0.00441cm solid #AAAAAA" fo:padding-top="0.1411cm" fo:padding-bottom="0.1411cm" fo:padding-left="0.2117cm" fo:padding-right="0.2117cm"/>
    </style:style>
    <style:style style:family="paragraph" style:name="P242">
      <style:paragraph-properties/>
      <style:text-properties/>
    </style:style>
    <style:style style:family="text" style:name="T239">
      <style:text-properties fo:font-family="Arial" style:font-family-asian="Arial" style:font-family-complex="Arial" fo:font-size="10pt" style:font-size-complex="10pt"/>
    </style:style>
    <style:style style:family="table-cell" style:name="ce119">
      <style:table-cell-properties fo:background-color="#f2f2f2" fo:border="0.00441cm solid #AAAAAA" fo:padding-top="0.1411cm" fo:padding-bottom="0.1411cm" fo:padding-left="0.2117cm" fo:padding-right="0.2117cm"/>
    </style:style>
    <style:style style:family="paragraph" style:name="P243">
      <style:paragraph-properties/>
      <style:text-properties/>
    </style:style>
    <style:style style:family="text" style:name="T240">
      <style:text-properties fo:font-family="Arial" style:font-family-asian="Arial" style:font-family-complex="Arial" fo:font-size="10pt" style:font-size-complex="10pt"/>
    </style:style>
    <style:style style:family="table-cell" style:name="ce120">
      <style:table-cell-properties fo:background-color="#f2f2f2" fo:border="0.00441cm solid #AAAAAA" fo:padding-top="0.1411cm" fo:padding-bottom="0.1411cm" fo:padding-left="0.2117cm" fo:padding-right="0.2117cm"/>
    </style:style>
    <style:style style:family="paragraph" style:name="P244">
      <style:paragraph-properties/>
      <style:text-properties/>
    </style:style>
    <style:style style:family="text" style:name="T241">
      <style:text-properties fo:font-family="Arial" style:font-family-asian="Arial" style:font-family-complex="Arial" fo:font-size="10pt" style:font-size-complex="10pt"/>
    </style:style>
    <style:style style:family="table-row" style:name="ro42">
      <style:table-row-properties/>
    </style:style>
    <style:style style:family="table-cell" style:name="ce121">
      <style:table-cell-properties fo:background-color="#ffffff" fo:border="0.00441cm solid #AAAAAA" fo:padding-top="0.1411cm" fo:padding-bottom="0.1411cm" fo:padding-left="0.2117cm" fo:padding-right="0.2117cm"/>
    </style:style>
    <style:style style:family="paragraph" style:name="P245">
      <style:paragraph-properties/>
      <style:text-properties/>
    </style:style>
    <style:style style:family="text" style:name="T242">
      <style:text-properties fo:font-family="Arial" style:font-family-asian="Arial" style:font-family-complex="Arial" fo:font-size="10pt" style:font-size-complex="10pt"/>
    </style:style>
    <style:style style:family="table-cell" style:name="ce122">
      <style:table-cell-properties fo:background-color="#ffffff" fo:border="0.00441cm solid #AAAAAA" fo:padding-top="0.1411cm" fo:padding-bottom="0.1411cm" fo:padding-left="0.2117cm" fo:padding-right="0.2117cm"/>
    </style:style>
    <style:style style:family="paragraph" style:name="P246">
      <style:paragraph-properties/>
      <style:text-properties/>
    </style:style>
    <style:style style:family="text" style:name="T243">
      <style:text-properties fo:font-family="Arial" style:font-family-asian="Arial" style:font-family-complex="Arial" fo:font-size="10pt" style:font-size-complex="10pt"/>
    </style:style>
    <style:style style:family="table-cell" style:name="ce123">
      <style:table-cell-properties fo:background-color="#ffffff" fo:border="0.00441cm solid #AAAAAA" fo:padding-top="0.1411cm" fo:padding-bottom="0.1411cm" fo:padding-left="0.2117cm" fo:padding-right="0.2117cm"/>
    </style:style>
    <style:style style:family="paragraph" style:name="P247">
      <style:paragraph-properties/>
      <style:text-properties/>
    </style:style>
    <style:style style:family="text" style:name="T244">
      <style:text-properties fo:font-family="Arial" style:font-family-asian="Arial" style:font-family-complex="Arial" fo:font-size="10pt" style:font-size-complex="10pt"/>
    </style:style>
    <style:style style:family="table-row" style:name="ro43">
      <style:table-row-properties/>
    </style:style>
    <style:style style:family="table-cell" style:name="ce124">
      <style:table-cell-properties fo:background-color="#f2f2f2" fo:border="0.00441cm solid #AAAAAA" fo:padding-top="0.1411cm" fo:padding-bottom="0.1411cm" fo:padding-left="0.2117cm" fo:padding-right="0.2117cm"/>
    </style:style>
    <style:style style:family="paragraph" style:name="P248">
      <style:paragraph-properties/>
      <style:text-properties/>
    </style:style>
    <style:style style:family="text" style:name="T245">
      <style:text-properties fo:font-family="Arial" style:font-family-asian="Arial" style:font-family-complex="Arial" fo:font-size="10pt" style:font-size-complex="10pt"/>
    </style:style>
    <style:style style:family="table-cell" style:name="ce125">
      <style:table-cell-properties fo:background-color="#f2f2f2" fo:border="0.00441cm solid #AAAAAA" fo:padding-top="0.1411cm" fo:padding-bottom="0.1411cm" fo:padding-left="0.2117cm" fo:padding-right="0.2117cm"/>
    </style:style>
    <style:style style:family="paragraph" style:name="P249">
      <style:paragraph-properties/>
      <style:text-properties/>
    </style:style>
    <style:style style:family="text" style:name="T246">
      <style:text-properties fo:font-family="Arial" style:font-family-asian="Arial" style:font-family-complex="Arial" fo:font-size="10pt" style:font-size-complex="10pt"/>
    </style:style>
    <style:style style:family="table-cell" style:name="ce126">
      <style:table-cell-properties fo:background-color="#f2f2f2" fo:border="0.00441cm solid #AAAAAA" fo:padding-top="0.1411cm" fo:padding-bottom="0.1411cm" fo:padding-left="0.2117cm" fo:padding-right="0.2117cm"/>
    </style:style>
    <style:style style:family="paragraph" style:name="P250">
      <style:paragraph-properties/>
      <style:text-properties/>
    </style:style>
    <style:style style:family="text" style:name="T247">
      <style:text-properties fo:font-family="Arial" style:font-family-asian="Arial" style:font-family-complex="Arial" fo:font-size="10pt" style:font-size-complex="10pt"/>
    </style:style>
    <style:style style:family="table-row" style:name="ro44">
      <style:table-row-properties/>
    </style:style>
    <style:style style:family="table-cell" style:name="ce127">
      <style:table-cell-properties fo:background-color="#ffffff" fo:border="0.00441cm solid #AAAAAA" fo:padding-top="0.1411cm" fo:padding-bottom="0.1411cm" fo:padding-left="0.2117cm" fo:padding-right="0.2117cm"/>
    </style:style>
    <style:style style:family="paragraph" style:name="P251">
      <style:paragraph-properties/>
      <style:text-properties/>
    </style:style>
    <style:style style:family="text" style:name="T248">
      <style:text-properties fo:font-family="Arial" style:font-family-asian="Arial" style:font-family-complex="Arial" fo:font-size="10pt" style:font-size-complex="10pt"/>
    </style:style>
    <style:style style:family="table-cell" style:name="ce128">
      <style:table-cell-properties fo:background-color="#ffffff" fo:border="0.00441cm solid #AAAAAA" fo:padding-top="0.1411cm" fo:padding-bottom="0.1411cm" fo:padding-left="0.2117cm" fo:padding-right="0.2117cm"/>
    </style:style>
    <style:style style:family="paragraph" style:name="P252">
      <style:paragraph-properties/>
      <style:text-properties/>
    </style:style>
    <style:style style:family="text" style:name="T249">
      <style:text-properties fo:font-family="Arial" style:font-family-asian="Arial" style:font-family-complex="Arial" fo:font-size="10pt" style:font-size-complex="10pt"/>
    </style:style>
    <style:style style:family="table-cell" style:name="ce129">
      <style:table-cell-properties fo:background-color="#ffffff" fo:border="0.00441cm solid #AAAAAA" fo:padding-top="0.1411cm" fo:padding-bottom="0.1411cm" fo:padding-left="0.2117cm" fo:padding-right="0.2117cm"/>
    </style:style>
    <style:style style:family="paragraph" style:name="P253">
      <style:paragraph-properties/>
      <style:text-properties/>
    </style:style>
    <style:style style:family="text" style:name="T250">
      <style:text-properties fo:font-family="Arial" style:font-family-asian="Arial" style:font-family-complex="Arial" fo:font-size="10pt" style:font-size-complex="10pt"/>
    </style:style>
    <style:style style:family="table-row" style:name="ro45">
      <style:table-row-properties/>
    </style:style>
    <style:style style:family="table-cell" style:name="ce130">
      <style:table-cell-properties fo:background-color="#f2f2f2" fo:border="0.00441cm solid #AAAAAA" fo:padding-top="0.1411cm" fo:padding-bottom="0.1411cm" fo:padding-left="0.2117cm" fo:padding-right="0.2117cm"/>
    </style:style>
    <style:style style:family="paragraph" style:name="P254">
      <style:paragraph-properties/>
      <style:text-properties/>
    </style:style>
    <style:style style:family="text" style:name="T251">
      <style:text-properties fo:font-family="Arial" style:font-family-asian="Arial" style:font-family-complex="Arial" fo:font-size="10pt" style:font-size-complex="10pt"/>
    </style:style>
    <style:style style:family="table-cell" style:name="ce131">
      <style:table-cell-properties fo:background-color="#f2f2f2" fo:border="0.00441cm solid #AAAAAA" fo:padding-top="0.1411cm" fo:padding-bottom="0.1411cm" fo:padding-left="0.2117cm" fo:padding-right="0.2117cm"/>
    </style:style>
    <style:style style:family="paragraph" style:name="P255">
      <style:paragraph-properties/>
      <style:text-properties/>
    </style:style>
    <style:style style:family="text" style:name="T252">
      <style:text-properties fo:font-family="Arial" style:font-family-asian="Arial" style:font-family-complex="Arial" fo:font-size="10pt" style:font-size-complex="10pt"/>
    </style:style>
    <style:style style:family="table-cell" style:name="ce132">
      <style:table-cell-properties fo:background-color="#f2f2f2" fo:border="0.00441cm solid #AAAAAA" fo:padding-top="0.1411cm" fo:padding-bottom="0.1411cm" fo:padding-left="0.2117cm" fo:padding-right="0.2117cm"/>
    </style:style>
    <style:style style:family="paragraph" style:name="P256">
      <style:paragraph-properties/>
      <style:text-properties/>
    </style:style>
    <style:style style:family="text" style:name="T253">
      <style:text-properties fo:font-family="Arial" style:font-family-asian="Arial" style:font-family-complex="Arial" fo:font-size="10pt" style:font-size-complex="10pt"/>
    </style:style>
    <style:style style:family="table-row" style:name="ro46">
      <style:table-row-properties/>
    </style:style>
    <style:style style:family="table-cell" style:name="ce133">
      <style:table-cell-properties fo:background-color="#ffffff" fo:border="0.00441cm solid #AAAAAA" fo:padding-top="0.1411cm" fo:padding-bottom="0.1411cm" fo:padding-left="0.2117cm" fo:padding-right="0.2117cm"/>
    </style:style>
    <style:style style:family="paragraph" style:name="P257">
      <style:paragraph-properties/>
      <style:text-properties/>
    </style:style>
    <style:style style:family="text" style:name="T254">
      <style:text-properties fo:font-family="Arial" style:font-family-asian="Arial" style:font-family-complex="Arial" fo:font-size="10pt" style:font-size-complex="10pt"/>
    </style:style>
    <style:style style:family="table-cell" style:name="ce134">
      <style:table-cell-properties fo:background-color="#ffffff" fo:border="0.00441cm solid #AAAAAA" fo:padding-top="0.1411cm" fo:padding-bottom="0.1411cm" fo:padding-left="0.2117cm" fo:padding-right="0.2117cm"/>
    </style:style>
    <style:style style:family="paragraph" style:name="P258">
      <style:paragraph-properties/>
      <style:text-properties/>
    </style:style>
    <style:style style:family="text" style:name="T255">
      <style:text-properties fo:font-family="Arial" style:font-family-asian="Arial" style:font-family-complex="Arial" fo:font-size="10pt" style:font-size-complex="10pt"/>
    </style:style>
    <style:style style:family="table-cell" style:name="ce135">
      <style:table-cell-properties fo:background-color="#ffffff" fo:border="0.00441cm solid #AAAAAA" fo:padding-top="0.1411cm" fo:padding-bottom="0.1411cm" fo:padding-left="0.2117cm" fo:padding-right="0.2117cm"/>
    </style:style>
    <style:style style:family="paragraph" style:name="P259">
      <style:paragraph-properties/>
      <style:text-properties/>
    </style:style>
    <style:style style:family="text" style:name="T256">
      <style:text-properties fo:font-family="Arial" style:font-family-asian="Arial" style:font-family-complex="Arial" fo:font-size="10pt" style:font-size-complex="10pt"/>
    </style:style>
    <style:style style:family="table-row" style:name="ro47">
      <style:table-row-properties/>
    </style:style>
    <style:style style:family="table-cell" style:name="ce136">
      <style:table-cell-properties fo:background-color="#f2f2f2" fo:border="0.00441cm solid #AAAAAA" fo:padding-top="0.1411cm" fo:padding-bottom="0.1411cm" fo:padding-left="0.2117cm" fo:padding-right="0.2117cm"/>
    </style:style>
    <style:style style:family="paragraph" style:name="P260">
      <style:paragraph-properties/>
      <style:text-properties/>
    </style:style>
    <style:style style:family="text" style:name="T257">
      <style:text-properties fo:font-family="Arial" style:font-family-asian="Arial" style:font-family-complex="Arial" fo:font-size="10pt" style:font-size-complex="10pt"/>
    </style:style>
    <style:style style:family="table-cell" style:name="ce137">
      <style:table-cell-properties fo:background-color="#f2f2f2" fo:border="0.00441cm solid #AAAAAA" fo:padding-top="0.1411cm" fo:padding-bottom="0.1411cm" fo:padding-left="0.2117cm" fo:padding-right="0.2117cm"/>
    </style:style>
    <style:style style:family="paragraph" style:name="P261">
      <style:paragraph-properties/>
      <style:text-properties/>
    </style:style>
    <style:style style:family="text" style:name="T258">
      <style:text-properties fo:font-family="Arial" style:font-family-asian="Arial" style:font-family-complex="Arial" fo:font-size="10pt" style:font-size-complex="10pt"/>
    </style:style>
    <style:style style:family="table-cell" style:name="ce138">
      <style:table-cell-properties fo:background-color="#f2f2f2" fo:border="0.00441cm solid #AAAAAA" fo:padding-top="0.1411cm" fo:padding-bottom="0.1411cm" fo:padding-left="0.2117cm" fo:padding-right="0.2117cm"/>
    </style:style>
    <style:style style:family="paragraph" style:name="P262">
      <style:paragraph-properties/>
      <style:text-properties/>
    </style:style>
    <style:style style:family="text" style:name="T259">
      <style:text-properties fo:font-family="Arial" style:font-family-asian="Arial" style:font-family-complex="Arial" fo:font-size="10pt" style:font-size-complex="10pt"/>
    </style:style>
    <style:style style:family="table-row" style:name="ro48">
      <style:table-row-properties/>
    </style:style>
    <style:style style:family="table-cell" style:name="ce139">
      <style:table-cell-properties fo:background-color="#ffffff" fo:border="0.00441cm solid #AAAAAA" fo:padding-top="0.1411cm" fo:padding-bottom="0.1411cm" fo:padding-left="0.2117cm" fo:padding-right="0.2117cm"/>
    </style:style>
    <style:style style:family="paragraph" style:name="P263">
      <style:paragraph-properties/>
      <style:text-properties/>
    </style:style>
    <style:style style:family="text" style:name="T260">
      <style:text-properties fo:font-family="Arial" style:font-family-asian="Arial" style:font-family-complex="Arial" fo:font-size="10pt" style:font-size-complex="10pt"/>
    </style:style>
    <style:style style:family="table-cell" style:name="ce140">
      <style:table-cell-properties fo:background-color="#ffffff" fo:border="0.00441cm solid #AAAAAA" fo:padding-top="0.1411cm" fo:padding-bottom="0.1411cm" fo:padding-left="0.2117cm" fo:padding-right="0.2117cm"/>
    </style:style>
    <style:style style:family="paragraph" style:name="P264">
      <style:paragraph-properties/>
      <style:text-properties/>
    </style:style>
    <style:style style:family="text" style:name="T261">
      <style:text-properties fo:font-family="Arial" style:font-family-asian="Arial" style:font-family-complex="Arial" fo:font-size="10pt" style:font-size-complex="10pt"/>
    </style:style>
    <style:style style:family="table-cell" style:name="ce141">
      <style:table-cell-properties fo:background-color="#ffffff" fo:border="0.00441cm solid #AAAAAA" fo:padding-top="0.1411cm" fo:padding-bottom="0.1411cm" fo:padding-left="0.2117cm" fo:padding-right="0.2117cm"/>
    </style:style>
    <style:style style:family="paragraph" style:name="P265">
      <style:paragraph-properties/>
      <style:text-properties/>
    </style:style>
    <style:style style:family="text" style:name="T262">
      <style:text-properties fo:font-family="Arial" style:font-family-asian="Arial" style:font-family-complex="Arial" fo:font-size="10pt" style:font-size-complex="10pt"/>
    </style:style>
    <style:style style:family="table-row" style:name="ro49">
      <style:table-row-properties/>
    </style:style>
    <style:style style:family="table-cell" style:name="ce142">
      <style:table-cell-properties fo:background-color="#f2f2f2" fo:border="0.00441cm solid #AAAAAA" fo:padding-top="0.1411cm" fo:padding-bottom="0.1411cm" fo:padding-left="0.2117cm" fo:padding-right="0.2117cm"/>
    </style:style>
    <style:style style:family="paragraph" style:name="P266">
      <style:paragraph-properties/>
      <style:text-properties/>
    </style:style>
    <style:style style:family="text" style:name="T263">
      <style:text-properties fo:font-family="Arial" style:font-family-asian="Arial" style:font-family-complex="Arial" fo:font-size="10pt" style:font-size-complex="10pt"/>
    </style:style>
    <style:style style:family="table-cell" style:name="ce143">
      <style:table-cell-properties fo:background-color="#f2f2f2" fo:border="0.00441cm solid #AAAAAA" fo:padding-top="0.1411cm" fo:padding-bottom="0.1411cm" fo:padding-left="0.2117cm" fo:padding-right="0.2117cm"/>
    </style:style>
    <style:style style:family="paragraph" style:name="P267">
      <style:paragraph-properties/>
      <style:text-properties/>
    </style:style>
    <style:style style:family="text" style:name="T264">
      <style:text-properties fo:font-family="Arial" style:font-family-asian="Arial" style:font-family-complex="Arial" fo:font-size="10pt" style:font-size-complex="10pt"/>
    </style:style>
    <style:style style:family="table-cell" style:name="ce144">
      <style:table-cell-properties fo:background-color="#f2f2f2" fo:border="0.00441cm solid #AAAAAA" fo:padding-top="0.1411cm" fo:padding-bottom="0.1411cm" fo:padding-left="0.2117cm" fo:padding-right="0.2117cm"/>
    </style:style>
    <style:style style:family="paragraph" style:name="P268">
      <style:paragraph-properties/>
      <style:text-properties/>
    </style:style>
    <style:style style:family="text" style:name="T265">
      <style:text-properties fo:font-family="Arial" style:font-family-asian="Arial" style:font-family-complex="Arial" fo:font-size="10pt" style:font-size-complex="10pt"/>
    </style:style>
    <style:style style:family="table-row" style:name="ro50">
      <style:table-row-properties/>
    </style:style>
    <style:style style:family="table-cell" style:name="ce145">
      <style:table-cell-properties fo:background-color="#ffffff" fo:border="0.00441cm solid #AAAAAA" fo:padding-top="0.1411cm" fo:padding-bottom="0.1411cm" fo:padding-left="0.2117cm" fo:padding-right="0.2117cm"/>
    </style:style>
    <style:style style:family="paragraph" style:name="P269">
      <style:paragraph-properties/>
      <style:text-properties/>
    </style:style>
    <style:style style:family="text" style:name="T266">
      <style:text-properties fo:font-family="Arial" style:font-family-asian="Arial" style:font-family-complex="Arial" fo:font-size="10pt" style:font-size-complex="10pt"/>
    </style:style>
    <style:style style:family="table-cell" style:name="ce146">
      <style:table-cell-properties fo:background-color="#ffffff" fo:border="0.00441cm solid #AAAAAA" fo:padding-top="0.1411cm" fo:padding-bottom="0.1411cm" fo:padding-left="0.2117cm" fo:padding-right="0.2117cm"/>
    </style:style>
    <style:style style:family="paragraph" style:name="P270">
      <style:paragraph-properties/>
      <style:text-properties/>
    </style:style>
    <style:style style:family="text" style:name="T267">
      <style:text-properties fo:font-family="Arial" style:font-family-asian="Arial" style:font-family-complex="Arial" fo:font-size="10pt" style:font-size-complex="10pt"/>
    </style:style>
    <style:style style:family="table-cell" style:name="ce147">
      <style:table-cell-properties fo:background-color="#ffffff" fo:border="0.00441cm solid #AAAAAA" fo:padding-top="0.1411cm" fo:padding-bottom="0.1411cm" fo:padding-left="0.2117cm" fo:padding-right="0.2117cm"/>
    </style:style>
    <style:style style:family="paragraph" style:name="P271">
      <style:paragraph-properties/>
      <style:text-properties/>
    </style:style>
    <style:style style:family="text" style:name="T268">
      <style:text-properties fo:font-family="Arial" style:font-family-asian="Arial" style:font-family-complex="Arial" fo:font-size="10pt" style:font-size-complex="10pt"/>
    </style:style>
    <style:style style:family="table-row" style:name="ro51">
      <style:table-row-properties/>
    </style:style>
    <style:style style:family="table-cell" style:name="ce148">
      <style:table-cell-properties fo:background-color="#f2f2f2" fo:border="0.00441cm solid #AAAAAA" fo:padding-top="0.1411cm" fo:padding-bottom="0.1411cm" fo:padding-left="0.2117cm" fo:padding-right="0.2117cm"/>
    </style:style>
    <style:style style:family="paragraph" style:name="P272">
      <style:paragraph-properties/>
      <style:text-properties/>
    </style:style>
    <style:style style:family="text" style:name="T269">
      <style:text-properties fo:font-family="Arial" style:font-family-asian="Arial" style:font-family-complex="Arial" fo:font-size="10pt" style:font-size-complex="10pt"/>
    </style:style>
    <style:style style:family="table-cell" style:name="ce149">
      <style:table-cell-properties fo:background-color="#f2f2f2" fo:border="0.00441cm solid #AAAAAA" fo:padding-top="0.1411cm" fo:padding-bottom="0.1411cm" fo:padding-left="0.2117cm" fo:padding-right="0.2117cm"/>
    </style:style>
    <style:style style:family="paragraph" style:name="P273">
      <style:paragraph-properties/>
      <style:text-properties/>
    </style:style>
    <style:style style:family="text" style:name="T270">
      <style:text-properties fo:font-family="Arial" style:font-family-asian="Arial" style:font-family-complex="Arial" fo:font-size="10pt" style:font-size-complex="10pt"/>
    </style:style>
    <style:style style:family="table-cell" style:name="ce150">
      <style:table-cell-properties fo:background-color="#f2f2f2" fo:border="0.00441cm solid #AAAAAA" fo:padding-top="0.1411cm" fo:padding-bottom="0.1411cm" fo:padding-left="0.2117cm" fo:padding-right="0.2117cm"/>
    </style:style>
    <style:style style:family="paragraph" style:name="P274">
      <style:paragraph-properties/>
      <style:text-properties/>
    </style:style>
    <style:style style:family="text" style:name="T271">
      <style:text-properties fo:font-family="Arial" style:font-family-asian="Arial" style:font-family-complex="Arial" fo:font-size="10pt" style:font-size-complex="10pt"/>
    </style:style>
    <style:style style:family="table-row" style:name="ro52">
      <style:table-row-properties/>
    </style:style>
    <style:style style:family="table-cell" style:name="ce151">
      <style:table-cell-properties fo:background-color="#ffffff" fo:border="0.00441cm solid #AAAAAA" fo:padding-top="0.1411cm" fo:padding-bottom="0.1411cm" fo:padding-left="0.2117cm" fo:padding-right="0.2117cm"/>
    </style:style>
    <style:style style:family="paragraph" style:name="P275">
      <style:paragraph-properties/>
      <style:text-properties/>
    </style:style>
    <style:style style:family="text" style:name="T272">
      <style:text-properties fo:font-family="Arial" style:font-family-asian="Arial" style:font-family-complex="Arial" fo:font-size="10pt" style:font-size-complex="10pt"/>
    </style:style>
    <style:style style:family="text" style:name="T273">
      <style:text-properties fo:font-family="Arial" style:font-family-asian="Arial" style:font-family-complex="Arial" fo:font-size="10pt" style:font-size-complex="10pt" fo:language="es" fo:country="ES"/>
    </style:style>
    <style:style style:family="table-cell" style:name="ce152">
      <style:table-cell-properties fo:background-color="#ffffff" fo:border="0.00441cm solid #AAAAAA" fo:padding-top="0.1411cm" fo:padding-bottom="0.1411cm" fo:padding-left="0.2117cm" fo:padding-right="0.2117cm"/>
    </style:style>
    <style:style style:family="paragraph" style:name="P276">
      <style:paragraph-properties/>
      <style:text-properties/>
    </style:style>
    <style:style style:family="text" style:name="T274">
      <style:text-properties fo:font-family="Arial" style:font-family-asian="Arial" style:font-family-complex="Arial" fo:font-size="10pt" style:font-size-complex="10pt"/>
    </style:style>
    <style:style style:family="table-cell" style:name="ce153">
      <style:table-cell-properties fo:background-color="#ffffff" fo:border="0.00441cm solid #AAAAAA" fo:padding-top="0.1411cm" fo:padding-bottom="0.1411cm" fo:padding-left="0.2117cm" fo:padding-right="0.2117cm"/>
    </style:style>
    <style:style style:family="paragraph" style:name="P277">
      <style:paragraph-properties/>
      <style:text-properties/>
    </style:style>
    <style:style style:family="text" style:name="T275">
      <style:text-properties fo:font-family="Arial" style:font-family-asian="Arial" style:font-family-complex="Arial" fo:font-size="10pt" style:font-size-complex="10pt"/>
    </style:style>
    <style:style style:family="table-row" style:name="ro53">
      <style:table-row-properties/>
    </style:style>
    <style:style style:family="table-cell" style:name="ce154">
      <style:table-cell-properties fo:background-color="#f2f2f2" fo:border="0.00441cm solid #AAAAAA" fo:padding-top="0.1411cm" fo:padding-bottom="0.1411cm" fo:padding-left="0.2117cm" fo:padding-right="0.2117cm"/>
    </style:style>
    <style:style style:family="paragraph" style:name="P278">
      <style:paragraph-properties/>
      <style:text-properties/>
    </style:style>
    <style:style style:family="text" style:name="T276">
      <style:text-properties fo:font-family="Arial" style:font-family-asian="Arial" style:font-family-complex="Arial" fo:font-size="10pt" style:font-size-complex="10pt"/>
    </style:style>
    <style:style style:family="table-cell" style:name="ce155">
      <style:table-cell-properties fo:background-color="#f2f2f2" fo:border="0.00441cm solid #AAAAAA" fo:padding-top="0.1411cm" fo:padding-bottom="0.1411cm" fo:padding-left="0.2117cm" fo:padding-right="0.2117cm"/>
    </style:style>
    <style:style style:family="paragraph" style:name="P279">
      <style:paragraph-properties/>
      <style:text-properties/>
    </style:style>
    <style:style style:family="text" style:name="T277">
      <style:text-properties fo:font-family="Arial" style:font-family-asian="Arial" style:font-family-complex="Arial" fo:font-size="10pt" style:font-size-complex="10pt"/>
    </style:style>
    <style:style style:family="table-cell" style:name="ce156">
      <style:table-cell-properties fo:background-color="#f2f2f2" fo:border="0.00441cm solid #AAAAAA" fo:padding-top="0.1411cm" fo:padding-bottom="0.1411cm" fo:padding-left="0.2117cm" fo:padding-right="0.2117cm"/>
    </style:style>
    <style:style style:family="paragraph" style:name="P280">
      <style:paragraph-properties/>
      <style:text-properties/>
    </style:style>
    <style:style style:family="text" style:name="T278">
      <style:text-properties fo:font-family="Arial" style:font-family-asian="Arial" style:font-family-complex="Arial" fo:font-size="10pt" style:font-size-complex="10pt"/>
    </style:style>
    <style:style style:family="table-row" style:name="ro54">
      <style:table-row-properties/>
    </style:style>
    <style:style style:family="table-cell" style:name="ce157">
      <style:table-cell-properties fo:background-color="#ffffff" fo:border="0.00441cm solid #AAAAAA" fo:padding-top="0.1411cm" fo:padding-bottom="0.1411cm" fo:padding-left="0.2117cm" fo:padding-right="0.2117cm"/>
    </style:style>
    <style:style style:family="paragraph" style:name="P281">
      <style:paragraph-properties/>
      <style:text-properties/>
    </style:style>
    <style:style style:family="text" style:name="T279">
      <style:text-properties fo:font-family="Arial" style:font-family-asian="Arial" style:font-family-complex="Arial" fo:font-size="10pt" style:font-size-complex="10pt"/>
    </style:style>
    <style:style style:family="table-cell" style:name="ce158">
      <style:table-cell-properties fo:background-color="#ffffff" fo:border="0.00441cm solid #AAAAAA" fo:padding-top="0.1411cm" fo:padding-bottom="0.1411cm" fo:padding-left="0.2117cm" fo:padding-right="0.2117cm"/>
    </style:style>
    <style:style style:family="paragraph" style:name="P282">
      <style:paragraph-properties/>
      <style:text-properties/>
    </style:style>
    <style:style style:family="text" style:name="T280">
      <style:text-properties fo:font-family="Arial" style:font-family-asian="Arial" style:font-family-complex="Arial" fo:font-size="10pt" style:font-size-complex="10pt"/>
    </style:style>
    <style:style style:family="table-cell" style:name="ce159">
      <style:table-cell-properties fo:background-color="#ffffff" fo:border="0.00441cm solid #AAAAAA" fo:padding-top="0.1411cm" fo:padding-bottom="0.1411cm" fo:padding-left="0.2117cm" fo:padding-right="0.2117cm"/>
    </style:style>
    <style:style style:family="paragraph" style:name="P283">
      <style:paragraph-properties/>
      <style:text-properties/>
    </style:style>
    <style:style style:family="text" style:name="T281">
      <style:text-properties fo:font-family="Arial" style:font-family-asian="Arial" style:font-family-complex="Arial" fo:font-size="10pt" style:font-size-complex="10pt"/>
    </style:style>
    <style:style style:family="table-row" style:name="ro55">
      <style:table-row-properties/>
    </style:style>
    <style:style style:family="table-cell" style:name="ce160">
      <style:table-cell-properties fo:background-color="#f2f2f2" fo:border="0.00441cm solid #AAAAAA" fo:padding-top="0.1411cm" fo:padding-bottom="0.1411cm" fo:padding-left="0.2117cm" fo:padding-right="0.2117cm"/>
    </style:style>
    <style:style style:family="paragraph" style:name="P284">
      <style:paragraph-properties/>
      <style:text-properties/>
    </style:style>
    <style:style style:family="text" style:name="T282">
      <style:text-properties fo:font-family="Arial" style:font-family-asian="Arial" style:font-family-complex="Arial" fo:font-size="10pt" style:font-size-complex="10pt"/>
    </style:style>
    <style:style style:family="table-cell" style:name="ce161">
      <style:table-cell-properties fo:background-color="#f2f2f2" fo:border="0.00441cm solid #AAAAAA" fo:padding-top="0.1411cm" fo:padding-bottom="0.1411cm" fo:padding-left="0.2117cm" fo:padding-right="0.2117cm"/>
    </style:style>
    <style:style style:family="paragraph" style:name="P285">
      <style:paragraph-properties/>
      <style:text-properties/>
    </style:style>
    <style:style style:family="text" style:name="T283">
      <style:text-properties fo:font-family="Arial" style:font-family-asian="Arial" style:font-family-complex="Arial" fo:font-size="10pt" style:font-size-complex="10pt"/>
    </style:style>
    <style:style style:family="table-cell" style:name="ce162">
      <style:table-cell-properties fo:background-color="#f2f2f2" fo:border="0.00441cm solid #AAAAAA" fo:padding-top="0.1411cm" fo:padding-bottom="0.1411cm" fo:padding-left="0.2117cm" fo:padding-right="0.2117cm"/>
    </style:style>
    <style:style style:family="paragraph" style:name="P286">
      <style:paragraph-properties/>
      <style:text-properties/>
    </style:style>
    <style:style style:family="text" style:name="T284">
      <style:text-properties fo:font-family="Arial" style:font-family-asian="Arial" style:font-family-complex="Arial" fo:font-size="10pt" style:font-size-complex="10pt"/>
    </style:style>
    <style:style style:family="paragraph" style:name="P287">
      <style:paragraph-properties fo:margin-top="3pt" fo:margin-bottom="3pt"/>
      <style:text-properties/>
    </style:style>
    <style:style style:parent-style-name="701" style:family="paragraph" style:name="P288">
      <style:paragraph-properties fo:margin-top="14pt" fo:margin-bottom="6pt"/>
      <style:text-properties fo:color="#2e75b6" fo:font-family="Arial" style:font-family-asian="Arial" style:font-family-complex="Arial" fo:font-size="14pt" style:font-size-complex="14pt" fo:font-weight="bold"/>
    </style:style>
    <style:style style:family="text" style:name="T285">
      <style:text-properties fo:color="#2e75b6" fo:font-family="Arial" style:font-family-asian="Arial" style:font-family-complex="Arial" fo:font-size="14pt" style:font-size-complex="14pt" fo:font-weight="bold"/>
    </style:style>
    <style:style style:family="paragraph" style:name="P289">
      <style:paragraph-properties fo:margin-top="3pt" fo:margin-bottom="3pt"/>
      <style:text-properties/>
    </style:style>
    <style:style style:family="text" style:name="T286">
      <style:text-properties fo:font-family="Arial" style:font-family-asian="Arial" style:font-family-complex="Arial" fo:font-size="11pt" style:font-size-complex="11pt"/>
    </style:style>
    <style:style style:family="paragraph" style:name="P290">
      <style:paragraph-properties fo:margin-top="3pt" fo:margin-bottom="3pt"/>
      <style:text-properties/>
    </style:style>
    <style:style style:parent-style-name="701" style:family="paragraph" style:name="P291">
      <style:paragraph-properties fo:margin-top="14pt" fo:margin-bottom="6pt"/>
      <style:text-properties fo:color="#2e75b6" fo:font-family="Arial" style:font-family-asian="Arial" style:font-family-complex="Arial" fo:font-size="14pt" style:font-size-complex="14pt" fo:font-weight="bold"/>
    </style:style>
    <style:style style:family="text" style:name="T287">
      <style:text-properties fo:color="#2e75b6" fo:font-family="Arial" style:font-family-asian="Arial" style:font-family-complex="Arial" fo:font-size="14pt" style:font-size-complex="14pt" fo:font-weight="bold"/>
    </style:style>
    <style:style style:family="paragraph" style:name="P292">
      <style:paragraph-properties fo:margin-top="3pt" fo:margin-bottom="3pt"/>
      <style:text-properties/>
    </style:style>
    <style:style style:family="text" style:name="T288">
      <style:text-properties fo:font-family="Arial" style:font-family-asian="Arial" style:font-family-complex="Arial" fo:font-size="11pt" style:font-size-complex="11pt"/>
    </style:style>
    <style:style style:family="paragraph" style:name="P293">
      <style:paragraph-properties/>
      <style:text-properties/>
    </style:style>
    <style:style style:parent-style-name="700" style:family="paragraph" style:name="P294">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289">
      <style:text-properties fo:color="#1f4e79" fo:font-family="Arial" style:font-family-asian="Arial" style:font-family-complex="Arial" fo:font-size="18pt" style:font-size-complex="18pt" fo:font-weight="bold"/>
    </style:style>
    <style:style style:parent-style-name="701" style:family="paragraph" style:name="P295">
      <style:paragraph-properties fo:margin-top="14pt" fo:margin-bottom="6pt"/>
      <style:text-properties fo:color="#2e75b6" fo:font-family="Arial" style:font-family-asian="Arial" style:font-family-complex="Arial" fo:font-size="14pt" style:font-size-complex="14pt" fo:font-weight="bold"/>
    </style:style>
    <style:style style:family="text" style:name="T290">
      <style:text-properties fo:color="#2e75b6" fo:font-family="Arial" style:font-family-asian="Arial" style:font-family-complex="Arial" fo:font-size="14pt" style:font-size-complex="14pt" fo:font-weight="bold"/>
    </style:style>
    <style:style style:family="paragraph" style:name="P296">
      <style:paragraph-properties fo:margin-top="3pt" fo:margin-bottom="3pt"/>
      <style:text-properties/>
    </style:style>
    <style:style style:family="text" style:name="T291">
      <style:text-properties fo:font-family="Arial" style:font-family-asian="Arial" style:font-family-complex="Arial" fo:font-size="11pt" style:font-size-complex="11pt"/>
    </style:style>
    <style:style style:family="paragraph" style:name="P297">
      <style:paragraph-properties fo:margin-top="3pt" fo:margin-bottom="3pt"/>
      <style:text-properties/>
    </style:style>
    <style:style style:parent-style-name="701" style:family="paragraph" style:name="P298">
      <style:paragraph-properties fo:margin-top="14pt" fo:margin-bottom="6pt"/>
      <style:text-properties fo:color="#2e75b6" fo:font-family="Arial" style:font-family-asian="Arial" style:font-family-complex="Arial" fo:font-size="14pt" style:font-size-complex="14pt" fo:font-weight="bold"/>
    </style:style>
    <style:style style:family="text" style:name="T292">
      <style:text-properties fo:color="#2e75b6" fo:font-family="Arial" style:font-family-asian="Arial" style:font-family-complex="Arial" fo:font-size="14pt" style:font-size-complex="14pt" fo:font-weight="bold"/>
    </style:style>
    <style:style style:parent-style-name="695" style:list-style-name="WWNum2" style:family="paragraph" style:name="P299">
      <style:paragraph-properties fo:margin-top="2pt" fo:margin-bottom="2pt"/>
      <style:text-properties/>
    </style:style>
    <style:style style:family="text" style:name="T293">
      <style:text-properties fo:font-family="Arial" style:font-family-asian="Arial" style:font-family-complex="Arial" fo:font-size="11pt" style:font-size-complex="11pt"/>
    </style:style>
    <style:style style:parent-style-name="695" style:list-style-name="WWNum2" style:family="paragraph" style:name="P300">
      <style:paragraph-properties fo:margin-top="2pt" fo:margin-bottom="2pt"/>
      <style:text-properties/>
    </style:style>
    <style:style style:family="text" style:name="T294">
      <style:text-properties fo:font-family="Arial" style:font-family-asian="Arial" style:font-family-complex="Arial" fo:font-size="11pt" style:font-size-complex="11pt"/>
    </style:style>
    <style:style style:parent-style-name="695" style:list-style-name="WWNum2" style:family="paragraph" style:name="P301">
      <style:paragraph-properties fo:margin-top="2pt" fo:margin-bottom="2pt"/>
      <style:text-properties/>
    </style:style>
    <style:style style:family="text" style:name="T295">
      <style:text-properties fo:font-family="Arial" style:font-family-asian="Arial" style:font-family-complex="Arial" fo:font-size="11pt" style:font-size-complex="11pt"/>
    </style:style>
    <style:style style:parent-style-name="695" style:list-style-name="WWNum2" style:family="paragraph" style:name="P302">
      <style:paragraph-properties fo:margin-top="2pt" fo:margin-bottom="2pt"/>
      <style:text-properties/>
    </style:style>
    <style:style style:family="text" style:name="T296">
      <style:text-properties fo:font-family="Arial" style:font-family-asian="Arial" style:font-family-complex="Arial" fo:font-size="11pt" style:font-size-complex="11pt"/>
    </style:style>
    <style:style style:parent-style-name="695" style:list-style-name="WWNum2" style:family="paragraph" style:name="P303">
      <style:paragraph-properties fo:margin-top="2pt" fo:margin-bottom="2pt"/>
      <style:text-properties/>
    </style:style>
    <style:style style:family="text" style:name="T297">
      <style:text-properties fo:font-family="Arial" style:font-family-asian="Arial" style:font-family-complex="Arial" fo:font-size="11pt" style:font-size-complex="11pt"/>
    </style:style>
    <style:style style:family="paragraph" style:name="P304">
      <style:paragraph-properties fo:margin-top="3pt" fo:margin-bottom="3pt"/>
      <style:text-properties/>
    </style:style>
    <style:style style:parent-style-name="701" style:family="paragraph" style:name="P305">
      <style:paragraph-properties fo:margin-top="14pt" fo:margin-bottom="6pt"/>
      <style:text-properties fo:color="#2e75b6" fo:font-family="Arial" style:font-family-asian="Arial" style:font-family-complex="Arial" fo:font-size="14pt" style:font-size-complex="14pt" fo:font-weight="bold"/>
    </style:style>
    <style:style style:family="text" style:name="T298">
      <style:text-properties fo:color="#2e75b6" fo:font-family="Arial" style:font-family-asian="Arial" style:font-family-complex="Arial" fo:font-size="14pt" style:font-size-complex="14pt" fo:font-weight="bold"/>
    </style:style>
    <style:style style:family="table" style:name="ta7">
      <style:table-properties style:width="16.71cm"/>
    </style:style>
    <style:style style:family="table-column" style:name="co18">
      <style:table-column-properties style:column-width="4.299cm"/>
    </style:style>
    <style:style style:family="table-column" style:name="co19">
      <style:table-column-properties style:column-width="5.71cm"/>
    </style:style>
    <style:style style:family="table-column" style:name="co20">
      <style:table-column-properties style:column-width="6.698cm"/>
    </style:style>
    <style:style style:family="table-row" style:name="ro56">
      <style:table-row-properties/>
    </style:style>
    <style:style style:family="table-cell" style:name="ce164">
      <style:table-cell-properties fo:background-color="#bdd7ee" fo:border="0.00441cm solid #AAAAAA" fo:padding-top="0.1411cm" fo:padding-bottom="0.1411cm" fo:padding-left="0.2117cm" fo:padding-right="0.2117cm"/>
    </style:style>
    <style:style style:family="paragraph" style:name="P306">
      <style:paragraph-properties/>
      <style:text-properties/>
    </style:style>
    <style:style style:family="text" style:name="T299">
      <style:text-properties fo:color="#1f4e79" fo:font-family="Arial" style:font-family-asian="Arial" style:font-family-complex="Arial" fo:font-size="10pt" style:font-size-complex="10pt" fo:font-weight="bold"/>
    </style:style>
    <style:style style:family="table-cell" style:name="ce165">
      <style:table-cell-properties fo:background-color="#bdd7ee" fo:border="0.00441cm solid #AAAAAA" fo:padding-top="0.1411cm" fo:padding-bottom="0.1411cm" fo:padding-left="0.2117cm" fo:padding-right="0.2117cm"/>
    </style:style>
    <style:style style:family="paragraph" style:name="P307">
      <style:paragraph-properties/>
      <style:text-properties/>
    </style:style>
    <style:style style:family="text" style:name="T300">
      <style:text-properties fo:color="#1f4e79" fo:font-family="Arial" style:font-family-asian="Arial" style:font-family-complex="Arial" fo:font-size="10pt" style:font-size-complex="10pt" fo:font-weight="bold"/>
    </style:style>
    <style:style style:family="table-cell" style:name="ce166">
      <style:table-cell-properties fo:background-color="#bdd7ee" fo:border="0.00441cm solid #AAAAAA" fo:padding-top="0.1411cm" fo:padding-bottom="0.1411cm" fo:padding-left="0.2117cm" fo:padding-right="0.2117cm"/>
    </style:style>
    <style:style style:family="paragraph" style:name="P308">
      <style:paragraph-properties/>
      <style:text-properties/>
    </style:style>
    <style:style style:family="text" style:name="T301">
      <style:text-properties fo:color="#1f4e79" fo:font-family="Arial" style:font-family-asian="Arial" style:font-family-complex="Arial" fo:font-size="10pt" style:font-size-complex="10pt" fo:font-weight="bold"/>
    </style:style>
    <style:style style:family="table-row" style:name="ro57">
      <style:table-row-properties/>
    </style:style>
    <style:style style:family="table-cell" style:name="ce167">
      <style:table-cell-properties fo:background-color="#ffffff" fo:border="0.00441cm solid #AAAAAA" fo:padding-top="0.1411cm" fo:padding-bottom="0.1411cm" fo:padding-left="0.2117cm" fo:padding-right="0.2117cm"/>
    </style:style>
    <style:style style:family="paragraph" style:name="P309">
      <style:paragraph-properties/>
      <style:text-properties/>
    </style:style>
    <style:style style:family="text" style:name="T302">
      <style:text-properties fo:font-family="Arial" style:font-family-asian="Arial" style:font-family-complex="Arial" fo:font-size="10pt" style:font-size-complex="10pt"/>
    </style:style>
    <style:style style:family="table-cell" style:name="ce168">
      <style:table-cell-properties fo:background-color="#ffffff" fo:border="0.00441cm solid #AAAAAA" fo:padding-top="0.1411cm" fo:padding-bottom="0.1411cm" fo:padding-left="0.2117cm" fo:padding-right="0.2117cm"/>
    </style:style>
    <style:style style:family="paragraph" style:name="P310">
      <style:paragraph-properties/>
      <style:text-properties/>
    </style:style>
    <style:style style:family="text" style:name="T303">
      <style:text-properties fo:font-family="Arial" style:font-family-asian="Arial" style:font-family-complex="Arial" fo:font-size="10pt" style:font-size-complex="10pt"/>
    </style:style>
    <style:style style:family="table-cell" style:name="ce169">
      <style:table-cell-properties fo:background-color="#ffffff" fo:border="0.00441cm solid #AAAAAA" fo:padding-top="0.1411cm" fo:padding-bottom="0.1411cm" fo:padding-left="0.2117cm" fo:padding-right="0.2117cm"/>
    </style:style>
    <style:style style:family="paragraph" style:name="P311">
      <style:paragraph-properties/>
      <style:text-properties/>
    </style:style>
    <style:style style:family="text" style:name="T304">
      <style:text-properties fo:font-family="Arial" style:font-family-asian="Arial" style:font-family-complex="Arial" fo:font-size="10pt" style:font-size-complex="10pt"/>
    </style:style>
    <style:style style:family="table-row" style:name="ro58">
      <style:table-row-properties/>
    </style:style>
    <style:style style:family="table-cell" style:name="ce170">
      <style:table-cell-properties fo:background-color="#f2f2f2" fo:border="0.00441cm solid #AAAAAA" fo:padding-top="0.1411cm" fo:padding-bottom="0.1411cm" fo:padding-left="0.2117cm" fo:padding-right="0.2117cm"/>
    </style:style>
    <style:style style:family="paragraph" style:name="P312">
      <style:paragraph-properties/>
      <style:text-properties/>
    </style:style>
    <style:style style:family="text" style:name="T305">
      <style:text-properties fo:font-family="Arial" style:font-family-asian="Arial" style:font-family-complex="Arial" fo:font-size="10pt" style:font-size-complex="10pt"/>
    </style:style>
    <style:style style:family="table-cell" style:name="ce171">
      <style:table-cell-properties fo:background-color="#f2f2f2" fo:border="0.00441cm solid #AAAAAA" fo:padding-top="0.1411cm" fo:padding-bottom="0.1411cm" fo:padding-left="0.2117cm" fo:padding-right="0.2117cm"/>
    </style:style>
    <style:style style:family="paragraph" style:name="P313">
      <style:paragraph-properties/>
      <style:text-properties/>
    </style:style>
    <style:style style:family="text" style:name="T306">
      <style:text-properties fo:font-family="Arial" style:font-family-asian="Arial" style:font-family-complex="Arial" fo:font-size="10pt" style:font-size-complex="10pt"/>
    </style:style>
    <style:style style:family="table-cell" style:name="ce172">
      <style:table-cell-properties fo:background-color="#f2f2f2" fo:border="0.00441cm solid #AAAAAA" fo:padding-top="0.1411cm" fo:padding-bottom="0.1411cm" fo:padding-left="0.2117cm" fo:padding-right="0.2117cm"/>
    </style:style>
    <style:style style:family="paragraph" style:name="P314">
      <style:paragraph-properties/>
      <style:text-properties/>
    </style:style>
    <style:style style:family="text" style:name="T307">
      <style:text-properties fo:font-family="Arial" style:font-family-asian="Arial" style:font-family-complex="Arial" fo:font-size="10pt" style:font-size-complex="10pt"/>
    </style:style>
    <style:style style:family="table-row" style:name="ro59">
      <style:table-row-properties/>
    </style:style>
    <style:style style:family="table-cell" style:name="ce173">
      <style:table-cell-properties fo:background-color="#ffffff" fo:border="0.00441cm solid #AAAAAA" fo:padding-top="0.1411cm" fo:padding-bottom="0.1411cm" fo:padding-left="0.2117cm" fo:padding-right="0.2117cm"/>
    </style:style>
    <style:style style:family="paragraph" style:name="P315">
      <style:paragraph-properties/>
      <style:text-properties/>
    </style:style>
    <style:style style:family="text" style:name="T308">
      <style:text-properties fo:font-family="Arial" style:font-family-asian="Arial" style:font-family-complex="Arial" fo:font-size="10pt" style:font-size-complex="10pt"/>
    </style:style>
    <style:style style:family="table-cell" style:name="ce174">
      <style:table-cell-properties fo:background-color="#ffffff" fo:border="0.00441cm solid #AAAAAA" fo:padding-top="0.1411cm" fo:padding-bottom="0.1411cm" fo:padding-left="0.2117cm" fo:padding-right="0.2117cm"/>
    </style:style>
    <style:style style:family="paragraph" style:name="P316">
      <style:paragraph-properties/>
      <style:text-properties/>
    </style:style>
    <style:style style:family="text" style:name="T309">
      <style:text-properties fo:font-family="Arial" style:font-family-asian="Arial" style:font-family-complex="Arial" fo:font-size="10pt" style:font-size-complex="10pt"/>
    </style:style>
    <style:style style:family="table-cell" style:name="ce175">
      <style:table-cell-properties fo:background-color="#ffffff" fo:border="0.00441cm solid #AAAAAA" fo:padding-top="0.1411cm" fo:padding-bottom="0.1411cm" fo:padding-left="0.2117cm" fo:padding-right="0.2117cm"/>
    </style:style>
    <style:style style:family="paragraph" style:name="P317">
      <style:paragraph-properties/>
      <style:text-properties/>
    </style:style>
    <style:style style:family="text" style:name="T310">
      <style:text-properties fo:font-family="Arial" style:font-family-asian="Arial" style:font-family-complex="Arial" fo:font-size="10pt" style:font-size-complex="10pt"/>
    </style:style>
    <style:style style:family="table-row" style:name="ro60">
      <style:table-row-properties/>
    </style:style>
    <style:style style:family="table-cell" style:name="ce176">
      <style:table-cell-properties fo:background-color="#f2f2f2" fo:border="0.00441cm solid #AAAAAA" fo:padding-top="0.1411cm" fo:padding-bottom="0.1411cm" fo:padding-left="0.2117cm" fo:padding-right="0.2117cm"/>
    </style:style>
    <style:style style:family="paragraph" style:name="P318">
      <style:paragraph-properties/>
      <style:text-properties/>
    </style:style>
    <style:style style:family="text" style:name="T311">
      <style:text-properties fo:font-family="Arial" style:font-family-asian="Arial" style:font-family-complex="Arial" fo:font-size="10pt" style:font-size-complex="10pt"/>
    </style:style>
    <style:style style:family="table-cell" style:name="ce177">
      <style:table-cell-properties fo:background-color="#f2f2f2" fo:border="0.00441cm solid #AAAAAA" fo:padding-top="0.1411cm" fo:padding-bottom="0.1411cm" fo:padding-left="0.2117cm" fo:padding-right="0.2117cm"/>
    </style:style>
    <style:style style:family="paragraph" style:name="P319">
      <style:paragraph-properties/>
      <style:text-properties/>
    </style:style>
    <style:style style:family="text" style:name="T312">
      <style:text-properties fo:font-family="Arial" style:font-family-asian="Arial" style:font-family-complex="Arial" fo:font-size="10pt" style:font-size-complex="10pt"/>
    </style:style>
    <style:style style:family="table-cell" style:name="ce178">
      <style:table-cell-properties fo:background-color="#f2f2f2" fo:border="0.00441cm solid #AAAAAA" fo:padding-top="0.1411cm" fo:padding-bottom="0.1411cm" fo:padding-left="0.2117cm" fo:padding-right="0.2117cm"/>
    </style:style>
    <style:style style:family="paragraph" style:name="P320">
      <style:paragraph-properties/>
      <style:text-properties/>
    </style:style>
    <style:style style:family="text" style:name="T313">
      <style:text-properties fo:font-family="Arial" style:font-family-asian="Arial" style:font-family-complex="Arial" fo:font-size="10pt" style:font-size-complex="10pt"/>
    </style:style>
    <style:style style:family="paragraph" style:name="P321">
      <style:paragraph-properties/>
      <style:text-properties/>
    </style:style>
    <style:style style:parent-style-name="700" style:family="paragraph" style:name="P322">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314">
      <style:text-properties fo:color="#1f4e79" fo:font-family="Arial" style:font-family-asian="Arial" style:font-family-complex="Arial" fo:font-size="18pt" style:font-size-complex="18pt" fo:font-weight="bold"/>
    </style:style>
    <style:style style:parent-style-name="701" style:family="paragraph" style:name="P323">
      <style:paragraph-properties fo:margin-top="14pt" fo:margin-bottom="6pt"/>
      <style:text-properties fo:color="#2e75b6" fo:font-family="Arial" style:font-family-asian="Arial" style:font-family-complex="Arial" fo:font-size="14pt" style:font-size-complex="14pt" fo:font-weight="bold"/>
    </style:style>
    <style:style style:family="text" style:name="T315">
      <style:text-properties fo:color="#2e75b6" fo:font-family="Arial" style:font-family-asian="Arial" style:font-family-complex="Arial" fo:font-size="14pt" style:font-size-complex="14pt" fo:font-weight="bold"/>
    </style:style>
    <style:style style:family="paragraph" style:name="P324">
      <style:paragraph-properties fo:margin-top="3pt" fo:margin-bottom="3pt"/>
      <style:text-properties/>
    </style:style>
    <style:style style:family="text" style:name="T316">
      <style:text-properties fo:font-family="Arial" style:font-family-asian="Arial" style:font-family-complex="Arial" fo:font-size="11pt" style:font-size-complex="11pt"/>
    </style:style>
    <style:style style:family="text" style:name="T317">
      <style:text-properties fo:font-family="Arial" style:font-family-asian="Arial" style:font-family-complex="Arial" fo:font-size="11pt" style:font-size-complex="11pt"/>
    </style:style>
    <style:style style:family="paragraph" style:name="P325">
      <style:paragraph-properties fo:margin-top="3pt" fo:margin-bottom="3pt"/>
      <style:text-properties/>
    </style:style>
    <style:style style:parent-style-name="701" style:family="paragraph" style:name="P326">
      <style:paragraph-properties fo:margin-top="14pt" fo:margin-bottom="6pt"/>
      <style:text-properties fo:color="#2e75b6" fo:font-family="Arial" style:font-family-asian="Arial" style:font-family-complex="Arial" fo:font-size="14pt" style:font-size-complex="14pt" fo:font-weight="bold"/>
    </style:style>
    <style:style style:family="text" style:name="T318">
      <style:text-properties fo:color="#2e75b6" fo:font-family="Arial" style:font-family-asian="Arial" style:font-family-complex="Arial" fo:font-size="14pt" style:font-size-complex="14pt" fo:font-weight="bold"/>
    </style:style>
    <style:style style:family="paragraph" style:name="P327">
      <style:paragraph-properties fo:margin-top="3pt" fo:margin-bottom="3pt"/>
      <style:text-properties/>
    </style:style>
    <style:style style:family="text" style:name="T319">
      <style:text-properties fo:font-family="Arial" style:font-family-asian="Arial" style:font-family-complex="Arial" fo:font-size="11pt" style:font-size-complex="11pt"/>
    </style:style>
    <style:style style:family="paragraph" style:name="P328">
      <style:paragraph-properties fo:margin-top="3pt" fo:margin-bottom="3pt"/>
      <style:text-properties/>
    </style:style>
    <style:style style:parent-style-name="701" style:family="paragraph" style:name="P329">
      <style:paragraph-properties fo:margin-top="14pt" fo:margin-bottom="6pt"/>
      <style:text-properties fo:color="#2e75b6" fo:font-family="Arial" style:font-family-asian="Arial" style:font-family-complex="Arial" fo:font-size="14pt" style:font-size-complex="14pt" fo:font-weight="bold"/>
    </style:style>
    <style:style style:family="text" style:name="T320">
      <style:text-properties fo:color="#2e75b6" fo:font-family="Arial" style:font-family-asian="Arial" style:font-family-complex="Arial" fo:font-size="14pt" style:font-size-complex="14pt" fo:font-weight="bold"/>
    </style:style>
    <style:style style:family="table" style:name="ta8">
      <style:table-properties style:width="16.64cm"/>
    </style:style>
    <style:style style:family="table-column" style:name="co21">
      <style:table-column-properties style:column-width="4.299cm"/>
    </style:style>
    <style:style style:family="table-column" style:name="co22">
      <style:table-column-properties style:column-width="3.593cm"/>
    </style:style>
    <style:style style:family="table-column" style:name="co23">
      <style:table-column-properties style:column-width="8.749cm"/>
    </style:style>
    <style:style style:family="table-row" style:name="ro61">
      <style:table-row-properties/>
    </style:style>
    <style:style style:family="table-cell" style:name="ce180">
      <style:table-cell-properties fo:background-color="#bdd7ee" fo:border="0.00441cm solid #AAAAAA" fo:padding-top="0.1411cm" fo:padding-bottom="0.1411cm" fo:padding-left="0.2117cm" fo:padding-right="0.2117cm"/>
    </style:style>
    <style:style style:family="paragraph" style:name="P330">
      <style:paragraph-properties/>
      <style:text-properties/>
    </style:style>
    <style:style style:family="text" style:name="T321">
      <style:text-properties fo:color="#1f4e79" fo:font-family="Arial" style:font-family-asian="Arial" style:font-family-complex="Arial" fo:font-size="10pt" style:font-size-complex="10pt" fo:font-weight="bold"/>
    </style:style>
    <style:style style:family="table-cell" style:name="ce181">
      <style:table-cell-properties fo:background-color="#bdd7ee" fo:border="0.00441cm solid #AAAAAA" fo:padding-top="0.1411cm" fo:padding-bottom="0.1411cm" fo:padding-left="0.2117cm" fo:padding-right="0.2117cm"/>
    </style:style>
    <style:style style:family="paragraph" style:name="P331">
      <style:paragraph-properties/>
      <style:text-properties/>
    </style:style>
    <style:style style:family="text" style:name="T322">
      <style:text-properties fo:color="#1f4e79" fo:font-family="Arial" style:font-family-asian="Arial" style:font-family-complex="Arial" fo:font-size="10pt" style:font-size-complex="10pt" fo:font-weight="bold"/>
    </style:style>
    <style:style style:family="table-cell" style:name="ce182">
      <style:table-cell-properties fo:background-color="#bdd7ee" fo:border="0.00441cm solid #AAAAAA" fo:padding-top="0.1411cm" fo:padding-bottom="0.1411cm" fo:padding-left="0.2117cm" fo:padding-right="0.2117cm"/>
    </style:style>
    <style:style style:family="paragraph" style:name="P332">
      <style:paragraph-properties/>
      <style:text-properties/>
    </style:style>
    <style:style style:family="text" style:name="T323">
      <style:text-properties fo:color="#1f4e79" fo:font-family="Arial" style:font-family-asian="Arial" style:font-family-complex="Arial" fo:font-size="10pt" style:font-size-complex="10pt" fo:font-weight="bold"/>
    </style:style>
    <style:style style:family="table-row" style:name="ro62">
      <style:table-row-properties/>
    </style:style>
    <style:style style:family="table-cell" style:name="ce183">
      <style:table-cell-properties fo:background-color="#ffffff" fo:border="0.00441cm solid #AAAAAA" fo:padding-top="0.1411cm" fo:padding-bottom="0.1411cm" fo:padding-left="0.2117cm" fo:padding-right="0.2117cm"/>
    </style:style>
    <style:style style:family="paragraph" style:name="P333">
      <style:paragraph-properties/>
      <style:text-properties/>
    </style:style>
    <style:style style:family="text" style:name="T324">
      <style:text-properties fo:font-family="Arial" style:font-family-asian="Arial" style:font-family-complex="Arial" fo:font-size="10pt" style:font-size-complex="10pt"/>
    </style:style>
    <style:style style:family="table-cell" style:name="ce184">
      <style:table-cell-properties fo:background-color="#ffffff" fo:border="0.00441cm solid #AAAAAA" fo:padding-top="0.1411cm" fo:padding-bottom="0.1411cm" fo:padding-left="0.2117cm" fo:padding-right="0.2117cm"/>
    </style:style>
    <style:style style:family="paragraph" style:name="P334">
      <style:paragraph-properties/>
      <style:text-properties/>
    </style:style>
    <style:style style:family="text" style:name="T325">
      <style:text-properties fo:font-family="Arial" style:font-family-asian="Arial" style:font-family-complex="Arial" fo:font-size="10pt" style:font-size-complex="10pt"/>
    </style:style>
    <style:style style:family="table-cell" style:name="ce185">
      <style:table-cell-properties fo:background-color="#ffffff" fo:border="0.00441cm solid #AAAAAA" fo:padding-top="0.1411cm" fo:padding-bottom="0.1411cm" fo:padding-left="0.2117cm" fo:padding-right="0.2117cm"/>
    </style:style>
    <style:style style:family="paragraph" style:name="P335">
      <style:paragraph-properties/>
      <style:text-properties/>
    </style:style>
    <style:style style:family="text" style:name="T326">
      <style:text-properties fo:font-family="Arial" style:font-family-asian="Arial" style:font-family-complex="Arial" fo:font-size="10pt" style:font-size-complex="10pt"/>
    </style:style>
    <style:style style:family="table-row" style:name="ro63">
      <style:table-row-properties/>
    </style:style>
    <style:style style:family="table-cell" style:name="ce186">
      <style:table-cell-properties fo:background-color="#f2f2f2" fo:border="0.00441cm solid #AAAAAA" fo:padding-top="0.1411cm" fo:padding-bottom="0.1411cm" fo:padding-left="0.2117cm" fo:padding-right="0.2117cm"/>
    </style:style>
    <style:style style:family="paragraph" style:name="P336">
      <style:paragraph-properties/>
      <style:text-properties/>
    </style:style>
    <style:style style:family="text" style:name="T327">
      <style:text-properties fo:font-family="Arial" style:font-family-asian="Arial" style:font-family-complex="Arial" fo:font-size="10pt" style:font-size-complex="10pt"/>
    </style:style>
    <style:style style:family="table-cell" style:name="ce187">
      <style:table-cell-properties fo:background-color="#f2f2f2" fo:border="0.00441cm solid #AAAAAA" fo:padding-top="0.1411cm" fo:padding-bottom="0.1411cm" fo:padding-left="0.2117cm" fo:padding-right="0.2117cm"/>
    </style:style>
    <style:style style:family="paragraph" style:name="P337">
      <style:paragraph-properties/>
      <style:text-properties/>
    </style:style>
    <style:style style:family="text" style:name="T328">
      <style:text-properties fo:font-family="Arial" style:font-family-asian="Arial" style:font-family-complex="Arial" fo:font-size="10pt" style:font-size-complex="10pt"/>
    </style:style>
    <style:style style:family="table-cell" style:name="ce188">
      <style:table-cell-properties fo:background-color="#f2f2f2" fo:border="0.00441cm solid #AAAAAA" fo:padding-top="0.1411cm" fo:padding-bottom="0.1411cm" fo:padding-left="0.2117cm" fo:padding-right="0.2117cm"/>
    </style:style>
    <style:style style:family="paragraph" style:name="P338">
      <style:paragraph-properties/>
      <style:text-properties/>
    </style:style>
    <style:style style:family="text" style:name="T329">
      <style:text-properties fo:font-family="Arial" style:font-family-asian="Arial" style:font-family-complex="Arial" fo:font-size="10pt" style:font-size-complex="10pt"/>
    </style:style>
    <style:style style:family="table-row" style:name="ro64">
      <style:table-row-properties/>
    </style:style>
    <style:style style:family="table-cell" style:name="ce189">
      <style:table-cell-properties fo:background-color="#ffffff" fo:border="0.00441cm solid #AAAAAA" fo:padding-top="0.1411cm" fo:padding-bottom="0.1411cm" fo:padding-left="0.2117cm" fo:padding-right="0.2117cm"/>
    </style:style>
    <style:style style:family="paragraph" style:name="P339">
      <style:paragraph-properties/>
      <style:text-properties/>
    </style:style>
    <style:style style:family="text" style:name="T330">
      <style:text-properties fo:font-family="Arial" style:font-family-asian="Arial" style:font-family-complex="Arial" fo:font-size="10pt" style:font-size-complex="10pt"/>
    </style:style>
    <style:style style:family="table-cell" style:name="ce190">
      <style:table-cell-properties fo:background-color="#ffffff" fo:border="0.00441cm solid #AAAAAA" fo:padding-top="0.1411cm" fo:padding-bottom="0.1411cm" fo:padding-left="0.2117cm" fo:padding-right="0.2117cm"/>
    </style:style>
    <style:style style:family="paragraph" style:name="P340">
      <style:paragraph-properties/>
      <style:text-properties/>
    </style:style>
    <style:style style:family="text" style:name="T331">
      <style:text-properties fo:font-family="Arial" style:font-family-asian="Arial" style:font-family-complex="Arial" fo:font-size="10pt" style:font-size-complex="10pt"/>
    </style:style>
    <style:style style:family="table-cell" style:name="ce191">
      <style:table-cell-properties fo:background-color="#ffffff" fo:border="0.00441cm solid #AAAAAA" fo:padding-top="0.1411cm" fo:padding-bottom="0.1411cm" fo:padding-left="0.2117cm" fo:padding-right="0.2117cm"/>
    </style:style>
    <style:style style:family="paragraph" style:name="P341">
      <style:paragraph-properties/>
      <style:text-properties/>
    </style:style>
    <style:style style:family="text" style:name="T332">
      <style:text-properties fo:font-family="Arial" style:font-family-asian="Arial" style:font-family-complex="Arial" fo:font-size="10pt" style:font-size-complex="10pt"/>
    </style:style>
    <style:style style:family="table-row" style:name="ro65">
      <style:table-row-properties/>
    </style:style>
    <style:style style:family="table-cell" style:name="ce192">
      <style:table-cell-properties fo:background-color="#f2f2f2" fo:border="0.00441cm solid #AAAAAA" fo:padding-top="0.1411cm" fo:padding-bottom="0.1411cm" fo:padding-left="0.2117cm" fo:padding-right="0.2117cm"/>
    </style:style>
    <style:style style:family="paragraph" style:name="P342">
      <style:paragraph-properties/>
      <style:text-properties/>
    </style:style>
    <style:style style:family="text" style:name="T333">
      <style:text-properties fo:font-family="Arial" style:font-family-asian="Arial" style:font-family-complex="Arial" fo:font-size="10pt" style:font-size-complex="10pt"/>
    </style:style>
    <style:style style:family="table-cell" style:name="ce193">
      <style:table-cell-properties fo:background-color="#f2f2f2" fo:border="0.00441cm solid #AAAAAA" fo:padding-top="0.1411cm" fo:padding-bottom="0.1411cm" fo:padding-left="0.2117cm" fo:padding-right="0.2117cm"/>
    </style:style>
    <style:style style:family="paragraph" style:name="P343">
      <style:paragraph-properties/>
      <style:text-properties/>
    </style:style>
    <style:style style:family="text" style:name="T334">
      <style:text-properties fo:font-family="Arial" style:font-family-asian="Arial" style:font-family-complex="Arial" fo:font-size="10pt" style:font-size-complex="10pt"/>
    </style:style>
    <style:style style:family="table-cell" style:name="ce194">
      <style:table-cell-properties fo:background-color="#f2f2f2" fo:border="0.00441cm solid #AAAAAA" fo:padding-top="0.1411cm" fo:padding-bottom="0.1411cm" fo:padding-left="0.2117cm" fo:padding-right="0.2117cm"/>
    </style:style>
    <style:style style:family="paragraph" style:name="P344">
      <style:paragraph-properties/>
      <style:text-properties/>
    </style:style>
    <style:style style:family="text" style:name="T335">
      <style:text-properties fo:font-family="Arial" style:font-family-asian="Arial" style:font-family-complex="Arial" fo:font-size="10pt" style:font-size-complex="10pt"/>
    </style:style>
    <style:style style:family="table-row" style:name="ro66">
      <style:table-row-properties/>
    </style:style>
    <style:style style:family="table-cell" style:name="ce195">
      <style:table-cell-properties fo:background-color="#ffffff" fo:border="0.00441cm solid #AAAAAA" fo:padding-top="0.1411cm" fo:padding-bottom="0.1411cm" fo:padding-left="0.2117cm" fo:padding-right="0.2117cm"/>
    </style:style>
    <style:style style:family="paragraph" style:name="P345">
      <style:paragraph-properties/>
      <style:text-properties/>
    </style:style>
    <style:style style:family="text" style:name="T336">
      <style:text-properties fo:font-family="Arial" style:font-family-asian="Arial" style:font-family-complex="Arial" fo:font-size="10pt" style:font-size-complex="10pt"/>
    </style:style>
    <style:style style:family="table-cell" style:name="ce196">
      <style:table-cell-properties fo:background-color="#ffffff" fo:border="0.00441cm solid #AAAAAA" fo:padding-top="0.1411cm" fo:padding-bottom="0.1411cm" fo:padding-left="0.2117cm" fo:padding-right="0.2117cm"/>
    </style:style>
    <style:style style:family="paragraph" style:name="P346">
      <style:paragraph-properties/>
      <style:text-properties/>
    </style:style>
    <style:style style:family="text" style:name="T337">
      <style:text-properties fo:font-family="Arial" style:font-family-asian="Arial" style:font-family-complex="Arial" fo:font-size="10pt" style:font-size-complex="10pt"/>
    </style:style>
    <style:style style:family="table-cell" style:name="ce197">
      <style:table-cell-properties fo:background-color="#ffffff" fo:border="0.00441cm solid #AAAAAA" fo:padding-top="0.1411cm" fo:padding-bottom="0.1411cm" fo:padding-left="0.2117cm" fo:padding-right="0.2117cm"/>
    </style:style>
    <style:style style:family="paragraph" style:name="P347">
      <style:paragraph-properties/>
      <style:text-properties/>
    </style:style>
    <style:style style:family="text" style:name="T338">
      <style:text-properties fo:font-family="Arial" style:font-family-asian="Arial" style:font-family-complex="Arial" fo:font-size="10pt" style:font-size-complex="10pt"/>
    </style:style>
    <style:style style:family="table-row" style:name="ro67">
      <style:table-row-properties/>
    </style:style>
    <style:style style:family="table-cell" style:name="ce198">
      <style:table-cell-properties fo:background-color="#f2f2f2" fo:border="0.00441cm solid #AAAAAA" fo:padding-top="0.1411cm" fo:padding-bottom="0.1411cm" fo:padding-left="0.2117cm" fo:padding-right="0.2117cm"/>
    </style:style>
    <style:style style:family="paragraph" style:name="P348">
      <style:paragraph-properties/>
      <style:text-properties/>
    </style:style>
    <style:style style:family="text" style:name="T339">
      <style:text-properties fo:font-family="Arial" style:font-family-asian="Arial" style:font-family-complex="Arial" fo:font-size="10pt" style:font-size-complex="10pt"/>
    </style:style>
    <style:style style:family="table-cell" style:name="ce199">
      <style:table-cell-properties fo:background-color="#f2f2f2" fo:border="0.00441cm solid #AAAAAA" fo:padding-top="0.1411cm" fo:padding-bottom="0.1411cm" fo:padding-left="0.2117cm" fo:padding-right="0.2117cm"/>
    </style:style>
    <style:style style:family="paragraph" style:name="P349">
      <style:paragraph-properties/>
      <style:text-properties/>
    </style:style>
    <style:style style:family="text" style:name="T340">
      <style:text-properties fo:font-family="Arial" style:font-family-asian="Arial" style:font-family-complex="Arial" fo:font-size="10pt" style:font-size-complex="10pt"/>
    </style:style>
    <style:style style:family="table-cell" style:name="ce200">
      <style:table-cell-properties fo:background-color="#f2f2f2" fo:border="0.00441cm solid #AAAAAA" fo:padding-top="0.1411cm" fo:padding-bottom="0.1411cm" fo:padding-left="0.2117cm" fo:padding-right="0.2117cm"/>
    </style:style>
    <style:style style:family="paragraph" style:name="P350">
      <style:paragraph-properties/>
      <style:text-properties/>
    </style:style>
    <style:style style:family="text" style:name="T341">
      <style:text-properties fo:font-family="Arial" style:font-family-asian="Arial" style:font-family-complex="Arial" fo:font-size="10pt" style:font-size-complex="10pt"/>
    </style:style>
    <style:style style:family="table-row" style:name="ro68">
      <style:table-row-properties/>
    </style:style>
    <style:style style:family="table-cell" style:name="ce201">
      <style:table-cell-properties fo:background-color="#ffffff" fo:border="0.00441cm solid #AAAAAA" fo:padding-top="0.1411cm" fo:padding-bottom="0.1411cm" fo:padding-left="0.2117cm" fo:padding-right="0.2117cm"/>
    </style:style>
    <style:style style:family="paragraph" style:name="P351">
      <style:paragraph-properties/>
      <style:text-properties/>
    </style:style>
    <style:style style:family="text" style:name="T342">
      <style:text-properties fo:font-family="Arial" style:font-family-asian="Arial" style:font-family-complex="Arial" fo:font-size="10pt" style:font-size-complex="10pt"/>
    </style:style>
    <style:style style:family="table-cell" style:name="ce202">
      <style:table-cell-properties fo:background-color="#ffffff" fo:border="0.00441cm solid #AAAAAA" fo:padding-top="0.1411cm" fo:padding-bottom="0.1411cm" fo:padding-left="0.2117cm" fo:padding-right="0.2117cm"/>
    </style:style>
    <style:style style:family="paragraph" style:name="P352">
      <style:paragraph-properties/>
      <style:text-properties/>
    </style:style>
    <style:style style:family="text" style:name="T343">
      <style:text-properties fo:font-family="Arial" style:font-family-asian="Arial" style:font-family-complex="Arial" fo:font-size="10pt" style:font-size-complex="10pt"/>
    </style:style>
    <style:style style:family="table-cell" style:name="ce203">
      <style:table-cell-properties fo:background-color="#ffffff" fo:border="0.00441cm solid #AAAAAA" fo:padding-top="0.1411cm" fo:padding-bottom="0.1411cm" fo:padding-left="0.2117cm" fo:padding-right="0.2117cm"/>
    </style:style>
    <style:style style:family="paragraph" style:name="P353">
      <style:paragraph-properties/>
      <style:text-properties/>
    </style:style>
    <style:style style:family="text" style:name="T344">
      <style:text-properties fo:font-family="Arial" style:font-family-asian="Arial" style:font-family-complex="Arial" fo:font-size="10pt" style:font-size-complex="10pt"/>
    </style:style>
    <style:style style:family="paragraph" style:name="P354">
      <style:paragraph-properties fo:margin-top="3pt" fo:margin-bottom="3pt"/>
      <style:text-properties/>
    </style:style>
    <style:style style:parent-style-name="701" style:family="paragraph" style:name="P355">
      <style:paragraph-properties fo:margin-top="14pt" fo:margin-bottom="6pt"/>
      <style:text-properties fo:color="#2e75b6" fo:font-family="Arial" style:font-family-asian="Arial" style:font-family-complex="Arial" fo:font-size="14pt" style:font-size-complex="14pt" fo:font-weight="bold"/>
    </style:style>
    <style:style style:family="text" style:name="T345">
      <style:text-properties fo:color="#2e75b6" fo:font-family="Arial" style:font-family-asian="Arial" style:font-family-complex="Arial" fo:font-size="14pt" style:font-size-complex="14pt" fo:font-weight="bold"/>
    </style:style>
    <style:style style:family="paragraph" style:name="P356">
      <style:paragraph-properties fo:margin-top="3pt" fo:margin-bottom="3pt"/>
      <style:text-properties/>
    </style:style>
    <style:style style:family="text" style:name="T346">
      <style:text-properties fo:font-family="Arial" style:font-family-asian="Arial" style:font-family-complex="Arial" fo:font-size="11pt" style:font-size-complex="11pt"/>
    </style:style>
    <style:style style:family="paragraph" style:name="P357">
      <style:paragraph-properties fo:margin-top="3pt" fo:margin-bottom="3pt"/>
      <style:text-properties/>
    </style:style>
    <style:style style:family="paragraph" style:name="P358">
      <style:paragraph-properties fo:margin-top="0pt" fo:margin-bottom="0pt" fo:background-color="#2b2b2b"/>
      <style:text-properties/>
    </style:style>
    <style:style style:family="text" style:name="T347">
      <style:text-properties fo:color="#f8f8f2" fo:font-family="Courier New" style:font-family-asian="Courier New" style:font-family-complex="Courier New" fo:font-size="9pt" style:font-size-complex="9pt"/>
    </style:style>
    <style:style style:family="paragraph" style:name="P359">
      <style:paragraph-properties fo:margin-top="0pt" fo:margin-bottom="0pt" fo:background-color="#2b2b2b"/>
      <style:text-properties/>
    </style:style>
    <style:style style:family="text" style:name="T348">
      <style:text-properties fo:color="#f8f8f2" fo:font-family="Courier New" style:font-family-asian="Courier New" style:font-family-complex="Courier New" fo:font-size="9pt" style:font-size-complex="9pt"/>
    </style:style>
    <style:style style:family="paragraph" style:name="P360">
      <style:paragraph-properties fo:margin-top="0pt" fo:margin-bottom="0pt" fo:background-color="#2b2b2b"/>
      <style:text-properties/>
    </style:style>
    <style:style style:family="text" style:name="T349">
      <style:text-properties fo:color="#f8f8f2" fo:font-family="Courier New" style:font-family-asian="Courier New" style:font-family-complex="Courier New" fo:font-size="9pt" style:font-size-complex="9pt"/>
    </style:style>
    <style:style style:family="paragraph" style:name="P361">
      <style:paragraph-properties fo:margin-top="0pt" fo:margin-bottom="0pt" fo:background-color="#2b2b2b"/>
      <style:text-properties/>
    </style:style>
    <style:style style:family="text" style:name="T350">
      <style:text-properties fo:color="#f8f8f2" fo:font-family="Courier New" style:font-family-asian="Courier New" style:font-family-complex="Courier New" fo:font-size="9pt" style:font-size-complex="9pt"/>
    </style:style>
    <style:style style:family="paragraph" style:name="P362">
      <style:paragraph-properties fo:margin-top="0pt" fo:margin-bottom="0pt" fo:background-color="#2b2b2b"/>
      <style:text-properties/>
    </style:style>
    <style:style style:family="text" style:name="T351">
      <style:text-properties fo:color="#f8f8f2" fo:font-family="Courier New" style:font-family-asian="Courier New" style:font-family-complex="Courier New" fo:font-size="9pt" style:font-size-complex="9pt"/>
    </style:style>
    <style:style style:family="paragraph" style:name="P363">
      <style:paragraph-properties fo:margin-top="0pt" fo:margin-bottom="0pt" fo:background-color="#2b2b2b"/>
      <style:text-properties/>
    </style:style>
    <style:style style:family="text" style:name="T352">
      <style:text-properties fo:color="#f8f8f2" fo:font-family="Courier New" style:font-family-asian="Courier New" style:font-family-complex="Courier New" fo:font-size="9pt" style:font-size-complex="9pt"/>
    </style:style>
    <style:style style:family="paragraph" style:name="P364">
      <style:paragraph-properties fo:margin-top="0pt" fo:margin-bottom="0pt" fo:background-color="#2b2b2b"/>
      <style:text-properties/>
    </style:style>
    <style:style style:family="text" style:name="T353">
      <style:text-properties fo:color="#f8f8f2" fo:font-family="Courier New" style:font-family-asian="Courier New" style:font-family-complex="Courier New" fo:font-size="9pt" style:font-size-complex="9pt"/>
    </style:style>
    <style:style style:family="paragraph" style:name="P365">
      <style:paragraph-properties fo:margin-top="3pt" fo:margin-bottom="3pt"/>
      <style:text-properties/>
    </style:style>
    <style:style style:family="paragraph" style:name="P366">
      <style:paragraph-properties fo:margin-top="3pt" fo:margin-bottom="3pt"/>
      <style:text-properties/>
    </style:style>
    <style:style style:family="text" style:name="T354">
      <style:text-properties fo:font-family="Arial" style:font-family-asian="Arial" style:font-family-complex="Arial" fo:font-size="11pt" style:font-size-complex="11pt"/>
    </style:style>
    <style:style style:parent-style-name="695" style:list-style-name="WWNum2" style:family="paragraph" style:name="P367">
      <style:paragraph-properties fo:margin-top="2pt" fo:margin-bottom="2pt"/>
      <style:text-properties/>
    </style:style>
    <style:style style:family="text" style:name="T355">
      <style:text-properties fo:font-family="Arial" style:font-family-asian="Arial" style:font-family-complex="Arial" fo:font-size="11pt" style:font-size-complex="11pt"/>
    </style:style>
    <style:style style:parent-style-name="695" style:list-style-name="WWNum2" style:family="paragraph" style:name="P368">
      <style:paragraph-properties fo:margin-top="2pt" fo:margin-bottom="2pt"/>
      <style:text-properties/>
    </style:style>
    <style:style style:family="text" style:name="T356">
      <style:text-properties fo:font-family="Arial" style:font-family-asian="Arial" style:font-family-complex="Arial" fo:font-size="11pt" style:font-size-complex="11pt"/>
    </style:style>
    <style:style style:parent-style-name="695" style:list-style-name="WWNum2" style:family="paragraph" style:name="P369">
      <style:paragraph-properties fo:margin-top="2pt" fo:margin-bottom="2pt"/>
      <style:text-properties/>
    </style:style>
    <style:style style:family="text" style:name="T357">
      <style:text-properties fo:font-family="Arial" style:font-family-asian="Arial" style:font-family-complex="Arial" fo:font-size="11pt" style:font-size-complex="11pt"/>
    </style:style>
    <style:style style:family="paragraph" style:name="P370">
      <style:paragraph-properties fo:margin-top="3pt" fo:margin-bottom="3pt"/>
      <style:text-properties/>
    </style:style>
    <style:style style:parent-style-name="701" style:family="paragraph" style:name="P371">
      <style:paragraph-properties fo:margin-top="14pt" fo:margin-bottom="6pt"/>
      <style:text-properties fo:color="#2e75b6" fo:font-family="Arial" style:font-family-asian="Arial" style:font-family-complex="Arial" fo:font-size="14pt" style:font-size-complex="14pt" fo:font-weight="bold"/>
    </style:style>
    <style:style style:family="text" style:name="T358">
      <style:text-properties fo:color="#2e75b6" fo:font-family="Arial" style:font-family-asian="Arial" style:font-family-complex="Arial" fo:font-size="14pt" style:font-size-complex="14pt" fo:font-weight="bold"/>
    </style:style>
    <style:style style:family="paragraph" style:name="P372">
      <style:paragraph-properties fo:margin-top="3pt" fo:margin-bottom="3pt"/>
      <style:text-properties/>
    </style:style>
    <style:style style:family="text" style:name="T359">
      <style:text-properties fo:font-family="Arial" style:font-family-asian="Arial" style:font-family-complex="Arial" fo:font-size="11pt" style:font-size-complex="11pt"/>
    </style:style>
    <style:style style:family="paragraph" style:name="P373">
      <style:paragraph-properties/>
      <style:text-properties/>
    </style:style>
    <style:style style:parent-style-name="700" style:family="paragraph" style:name="P374">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360">
      <style:text-properties fo:color="#1f4e79" fo:font-family="Arial" style:font-family-asian="Arial" style:font-family-complex="Arial" fo:font-size="18pt" style:font-size-complex="18pt" fo:font-weight="bold"/>
    </style:style>
    <style:style style:parent-style-name="701" style:family="paragraph" style:name="P375">
      <style:paragraph-properties fo:margin-top="14pt" fo:margin-bottom="6pt"/>
      <style:text-properties fo:color="#2e75b6" fo:font-family="Arial" style:font-family-asian="Arial" style:font-family-complex="Arial" fo:font-size="14pt" style:font-size-complex="14pt" fo:font-weight="bold"/>
    </style:style>
    <style:style style:family="text" style:name="T361">
      <style:text-properties fo:color="#2e75b6" fo:font-family="Arial" style:font-family-asian="Arial" style:font-family-complex="Arial" fo:font-size="14pt" style:font-size-complex="14pt" fo:font-weight="bold"/>
    </style:style>
    <style:style style:family="paragraph" style:name="P376">
      <style:paragraph-properties fo:margin-top="3pt" fo:margin-bottom="3pt"/>
      <style:text-properties/>
    </style:style>
    <style:style style:family="text" style:name="T362">
      <style:text-properties fo:font-family="Arial" style:font-family-asian="Arial" style:font-family-complex="Arial" fo:font-size="11pt" style:font-size-complex="11pt"/>
    </style:style>
    <style:style style:family="paragraph" style:name="P377">
      <style:paragraph-properties fo:margin-top="3pt" fo:margin-bottom="3pt"/>
      <style:text-properties/>
    </style:style>
    <style:style style:parent-style-name="701" style:family="paragraph" style:name="P378">
      <style:paragraph-properties fo:margin-top="14pt" fo:margin-bottom="6pt"/>
      <style:text-properties fo:color="#2e75b6" fo:font-family="Arial" style:font-family-asian="Arial" style:font-family-complex="Arial" fo:font-size="14pt" style:font-size-complex="14pt" fo:font-weight="bold"/>
    </style:style>
    <style:style style:family="text" style:name="T363">
      <style:text-properties fo:color="#2e75b6" fo:font-family="Arial" style:font-family-asian="Arial" style:font-family-complex="Arial" fo:font-size="14pt" style:font-size-complex="14pt" fo:font-weight="bold"/>
    </style:style>
    <style:style style:parent-style-name="695" style:list-style-name="WWNum2" style:family="paragraph" style:name="P379">
      <style:paragraph-properties fo:margin-top="2pt" fo:margin-bottom="2pt"/>
      <style:text-properties/>
    </style:style>
    <style:style style:family="text" style:name="T364">
      <style:text-properties fo:font-family="Arial" style:font-family-asian="Arial" style:font-family-complex="Arial" fo:font-size="11pt" style:font-size-complex="11pt"/>
    </style:style>
    <style:style style:parent-style-name="695" style:list-style-name="WWNum2" style:family="paragraph" style:name="P380">
      <style:paragraph-properties fo:margin-top="2pt" fo:margin-bottom="2pt"/>
      <style:text-properties/>
    </style:style>
    <style:style style:family="text" style:name="T365">
      <style:text-properties fo:font-family="Arial" style:font-family-asian="Arial" style:font-family-complex="Arial" fo:font-size="11pt" style:font-size-complex="11pt"/>
    </style:style>
    <style:style style:parent-style-name="695" style:list-style-name="WWNum2" style:family="paragraph" style:name="P381">
      <style:paragraph-properties fo:margin-top="2pt" fo:margin-bottom="2pt"/>
      <style:text-properties/>
    </style:style>
    <style:style style:family="text" style:name="T366">
      <style:text-properties fo:font-family="Arial" style:font-family-asian="Arial" style:font-family-complex="Arial" fo:font-size="11pt" style:font-size-complex="11pt"/>
    </style:style>
    <style:style style:parent-style-name="695" style:list-style-name="WWNum2" style:family="paragraph" style:name="P382">
      <style:paragraph-properties fo:margin-top="2pt" fo:margin-bottom="2pt"/>
      <style:text-properties/>
    </style:style>
    <style:style style:family="text" style:name="T367">
      <style:text-properties fo:font-family="Arial" style:font-family-asian="Arial" style:font-family-complex="Arial" fo:font-size="11pt" style:font-size-complex="11pt"/>
    </style:style>
    <style:style style:parent-style-name="695" style:list-style-name="WWNum2" style:family="paragraph" style:name="P383">
      <style:paragraph-properties fo:margin-top="2pt" fo:margin-bottom="2pt"/>
      <style:text-properties/>
    </style:style>
    <style:style style:family="text" style:name="T368">
      <style:text-properties fo:font-family="Arial" style:font-family-asian="Arial" style:font-family-complex="Arial" fo:font-size="11pt" style:font-size-complex="11pt"/>
    </style:style>
    <style:style style:family="paragraph" style:name="P384">
      <style:paragraph-properties fo:margin-top="3pt" fo:margin-bottom="3pt"/>
      <style:text-properties/>
    </style:style>
    <style:style style:parent-style-name="701" style:family="paragraph" style:name="P385">
      <style:paragraph-properties fo:margin-top="14pt" fo:margin-bottom="6pt"/>
      <style:text-properties fo:color="#2e75b6" fo:font-family="Arial" style:font-family-asian="Arial" style:font-family-complex="Arial" fo:font-size="14pt" style:font-size-complex="14pt" fo:font-weight="bold"/>
    </style:style>
    <style:style style:family="text" style:name="T369">
      <style:text-properties fo:color="#2e75b6" fo:font-family="Arial" style:font-family-asian="Arial" style:font-family-complex="Arial" fo:font-size="14pt" style:font-size-complex="14pt" fo:font-weight="bold"/>
    </style:style>
    <style:style style:family="paragraph" style:name="P386">
      <style:paragraph-properties fo:margin-top="3pt" fo:margin-bottom="3pt"/>
      <style:text-properties/>
    </style:style>
    <style:style style:family="text" style:name="T370">
      <style:text-properties fo:font-family="Arial" style:font-family-asian="Arial" style:font-family-complex="Arial" fo:font-size="11pt" style:font-size-complex="11pt"/>
    </style:style>
    <style:style style:family="paragraph" style:name="P387">
      <style:paragraph-properties fo:margin-top="3pt" fo:margin-bottom="3pt"/>
      <style:text-properties/>
    </style:style>
    <style:style style:family="paragraph" style:name="P388">
      <style:paragraph-properties fo:margin-top="0pt" fo:margin-bottom="0pt" fo:background-color="#2b2b2b"/>
      <style:text-properties/>
    </style:style>
    <style:style style:family="text" style:name="T371">
      <style:text-properties fo:color="#f8f8f2" fo:font-family="Courier New" style:font-family-asian="Courier New" style:font-family-complex="Courier New" fo:font-size="9pt" style:font-size-complex="9pt"/>
    </style:style>
    <style:style style:family="paragraph" style:name="P389">
      <style:paragraph-properties fo:margin-top="0pt" fo:margin-bottom="0pt" fo:background-color="#2b2b2b"/>
      <style:text-properties/>
    </style:style>
    <style:style style:family="text" style:name="T372">
      <style:text-properties fo:color="#f8f8f2" fo:font-family="Courier New" style:font-family-asian="Courier New" style:font-family-complex="Courier New" fo:font-size="9pt" style:font-size-complex="9pt"/>
    </style:style>
    <style:style style:family="paragraph" style:name="P390">
      <style:paragraph-properties fo:margin-top="0pt" fo:margin-bottom="0pt" fo:background-color="#2b2b2b"/>
      <style:text-properties/>
    </style:style>
    <style:style style:family="text" style:name="T373">
      <style:text-properties fo:color="#f8f8f2" fo:font-family="Courier New" style:font-family-asian="Courier New" style:font-family-complex="Courier New" fo:font-size="9pt" style:font-size-complex="9pt"/>
    </style:style>
    <style:style style:family="paragraph" style:name="P391">
      <style:paragraph-properties fo:margin-top="0pt" fo:margin-bottom="0pt" fo:background-color="#2b2b2b"/>
      <style:text-properties/>
    </style:style>
    <style:style style:family="text" style:name="T374">
      <style:text-properties fo:color="#f8f8f2" fo:font-family="Courier New" style:font-family-asian="Courier New" style:font-family-complex="Courier New" fo:font-size="9pt" style:font-size-complex="9pt"/>
    </style:style>
    <style:style style:family="paragraph" style:name="P392">
      <style:paragraph-properties fo:margin-top="0pt" fo:margin-bottom="0pt" fo:background-color="#2b2b2b"/>
      <style:text-properties/>
    </style:style>
    <style:style style:family="text" style:name="T375">
      <style:text-properties fo:color="#f8f8f2" fo:font-family="Courier New" style:font-family-asian="Courier New" style:font-family-complex="Courier New" fo:font-size="9pt" style:font-size-complex="9pt"/>
    </style:style>
    <style:style style:family="paragraph" style:name="P393">
      <style:paragraph-properties fo:margin-top="0pt" fo:margin-bottom="0pt" fo:background-color="#2b2b2b"/>
      <style:text-properties/>
    </style:style>
    <style:style style:family="text" style:name="T376">
      <style:text-properties fo:color="#f8f8f2" fo:font-family="Courier New" style:font-family-asian="Courier New" style:font-family-complex="Courier New" fo:font-size="9pt" style:font-size-complex="9pt"/>
    </style:style>
    <style:style style:family="paragraph" style:name="P394">
      <style:paragraph-properties fo:margin-top="0pt" fo:margin-bottom="0pt" fo:background-color="#2b2b2b"/>
      <style:text-properties/>
    </style:style>
    <style:style style:family="text" style:name="T377">
      <style:text-properties fo:color="#f8f8f2" fo:font-family="Courier New" style:font-family-asian="Courier New" style:font-family-complex="Courier New" fo:font-size="9pt" style:font-size-complex="9pt"/>
    </style:style>
    <style:style style:family="paragraph" style:name="P395">
      <style:paragraph-properties fo:margin-top="3pt" fo:margin-bottom="3pt"/>
      <style:text-properties/>
    </style:style>
    <style:style style:family="paragraph" style:name="P396">
      <style:paragraph-properties fo:margin-left="0.635cm" fo:margin-top="5pt" fo:margin-bottom="5pt"/>
      <style:text-properties/>
    </style:style>
    <style:style style:family="text" style:name="T378">
      <style:text-properties fo:color="#2e75b6" fo:font-family="Arial" style:font-family-asian="Arial" style:font-family-complex="Arial" fo:font-size="11pt" style:font-size-complex="11pt" fo:font-weight="bold"/>
    </style:style>
    <style:style style:family="text" style:name="T379">
      <style:text-properties fo:font-family="Arial" style:font-family-asian="Arial" style:font-family-complex="Arial" fo:font-size="11pt" style:font-size-complex="11pt" fo:font-style="italic"/>
    </style:style>
    <style:style style:family="paragraph" style:name="P397">
      <style:paragraph-properties fo:margin-top="3pt" fo:margin-bottom="3pt"/>
      <style:text-properties/>
    </style:style>
    <style:style style:parent-style-name="701" style:family="paragraph" style:name="P398">
      <style:paragraph-properties fo:margin-top="14pt" fo:margin-bottom="6pt"/>
      <style:text-properties fo:color="#2e75b6" fo:font-family="Arial" style:font-family-asian="Arial" style:font-family-complex="Arial" fo:font-size="14pt" style:font-size-complex="14pt" fo:font-weight="bold"/>
    </style:style>
    <style:style style:family="text" style:name="T380">
      <style:text-properties fo:color="#2e75b6" fo:font-family="Arial" style:font-family-asian="Arial" style:font-family-complex="Arial" fo:font-size="14pt" style:font-size-complex="14pt" fo:font-weight="bold"/>
    </style:style>
    <style:style style:family="paragraph" style:name="P399">
      <style:paragraph-properties fo:margin-top="3pt" fo:margin-bottom="3pt"/>
      <style:text-properties/>
    </style:style>
    <style:style style:family="text" style:name="T381">
      <style:text-properties fo:font-family="Arial" style:font-family-asian="Arial" style:font-family-complex="Arial" fo:font-size="11pt" style:font-size-complex="11pt"/>
    </style:style>
    <style:style style:family="paragraph" style:name="P400">
      <style:paragraph-properties fo:margin-top="3pt" fo:margin-bottom="3pt"/>
      <style:text-properties/>
    </style:style>
    <style:style style:family="table" style:name="ta9">
      <style:table-properties style:width="16.64cm"/>
    </style:style>
    <style:style style:family="table-column" style:name="co24">
      <style:table-column-properties style:column-width="5.004cm"/>
    </style:style>
    <style:style style:family="table-column" style:name="co25">
      <style:table-column-properties style:column-width="2.888cm"/>
    </style:style>
    <style:style style:family="table-column" style:name="co26">
      <style:table-column-properties style:column-width="8.749cm"/>
    </style:style>
    <style:style style:family="table-row" style:name="ro69">
      <style:table-row-properties/>
    </style:style>
    <style:style style:family="table-cell" style:name="ce205">
      <style:table-cell-properties fo:background-color="#bdd7ee" fo:border="0.00441cm solid #AAAAAA" fo:padding-top="0.1411cm" fo:padding-bottom="0.1411cm" fo:padding-left="0.2117cm" fo:padding-right="0.2117cm"/>
    </style:style>
    <style:style style:family="paragraph" style:name="P401">
      <style:paragraph-properties/>
      <style:text-properties/>
    </style:style>
    <style:style style:family="text" style:name="T382">
      <style:text-properties fo:color="#1f4e79" fo:font-family="Arial" style:font-family-asian="Arial" style:font-family-complex="Arial" fo:font-size="10pt" style:font-size-complex="10pt" fo:font-weight="bold"/>
    </style:style>
    <style:style style:family="table-cell" style:name="ce206">
      <style:table-cell-properties fo:background-color="#bdd7ee" fo:border="0.00441cm solid #AAAAAA" fo:padding-top="0.1411cm" fo:padding-bottom="0.1411cm" fo:padding-left="0.2117cm" fo:padding-right="0.2117cm"/>
    </style:style>
    <style:style style:family="paragraph" style:name="P402">
      <style:paragraph-properties/>
      <style:text-properties/>
    </style:style>
    <style:style style:family="text" style:name="T383">
      <style:text-properties fo:color="#1f4e79" fo:font-family="Arial" style:font-family-asian="Arial" style:font-family-complex="Arial" fo:font-size="10pt" style:font-size-complex="10pt" fo:font-weight="bold"/>
    </style:style>
    <style:style style:family="table-cell" style:name="ce207">
      <style:table-cell-properties fo:background-color="#bdd7ee" fo:border="0.00441cm solid #AAAAAA" fo:padding-top="0.1411cm" fo:padding-bottom="0.1411cm" fo:padding-left="0.2117cm" fo:padding-right="0.2117cm"/>
    </style:style>
    <style:style style:family="paragraph" style:name="P403">
      <style:paragraph-properties/>
      <style:text-properties/>
    </style:style>
    <style:style style:family="text" style:name="T384">
      <style:text-properties fo:color="#1f4e79" fo:font-family="Arial" style:font-family-asian="Arial" style:font-family-complex="Arial" fo:font-size="10pt" style:font-size-complex="10pt" fo:font-weight="bold"/>
    </style:style>
    <style:style style:family="table-row" style:name="ro70">
      <style:table-row-properties/>
    </style:style>
    <style:style style:family="table-cell" style:name="ce208">
      <style:table-cell-properties fo:background-color="#ffffff" fo:border="0.00441cm solid #AAAAAA" fo:padding-top="0.1411cm" fo:padding-bottom="0.1411cm" fo:padding-left="0.2117cm" fo:padding-right="0.2117cm"/>
    </style:style>
    <style:style style:family="paragraph" style:name="P404">
      <style:paragraph-properties/>
      <style:text-properties/>
    </style:style>
    <style:style style:family="text" style:name="T385">
      <style:text-properties fo:font-family="Arial" style:font-family-asian="Arial" style:font-family-complex="Arial" fo:font-size="10pt" style:font-size-complex="10pt"/>
    </style:style>
    <style:style style:family="table-cell" style:name="ce209">
      <style:table-cell-properties fo:background-color="#ffffff" fo:border="0.00441cm solid #AAAAAA" fo:padding-top="0.1411cm" fo:padding-bottom="0.1411cm" fo:padding-left="0.2117cm" fo:padding-right="0.2117cm"/>
    </style:style>
    <style:style style:family="paragraph" style:name="P405">
      <style:paragraph-properties/>
      <style:text-properties/>
    </style:style>
    <style:style style:family="text" style:name="T386">
      <style:text-properties fo:font-family="Arial" style:font-family-asian="Arial" style:font-family-complex="Arial" fo:font-size="10pt" style:font-size-complex="10pt"/>
    </style:style>
    <style:style style:family="table-cell" style:name="ce210">
      <style:table-cell-properties fo:background-color="#ffffff" fo:border="0.00441cm solid #AAAAAA" fo:padding-top="0.1411cm" fo:padding-bottom="0.1411cm" fo:padding-left="0.2117cm" fo:padding-right="0.2117cm"/>
    </style:style>
    <style:style style:family="paragraph" style:name="P406">
      <style:paragraph-properties/>
      <style:text-properties/>
    </style:style>
    <style:style style:family="text" style:name="T387">
      <style:text-properties fo:font-family="Arial" style:font-family-asian="Arial" style:font-family-complex="Arial" fo:font-size="10pt" style:font-size-complex="10pt"/>
    </style:style>
    <style:style style:family="table-row" style:name="ro71">
      <style:table-row-properties/>
    </style:style>
    <style:style style:family="table-cell" style:name="ce211">
      <style:table-cell-properties fo:background-color="#f2f2f2" fo:border="0.00441cm solid #AAAAAA" fo:padding-top="0.1411cm" fo:padding-bottom="0.1411cm" fo:padding-left="0.2117cm" fo:padding-right="0.2117cm"/>
    </style:style>
    <style:style style:family="paragraph" style:name="P407">
      <style:paragraph-properties/>
      <style:text-properties/>
    </style:style>
    <style:style style:family="text" style:name="T388">
      <style:text-properties fo:font-family="Arial" style:font-family-asian="Arial" style:font-family-complex="Arial" fo:font-size="10pt" style:font-size-complex="10pt"/>
    </style:style>
    <style:style style:family="table-cell" style:name="ce212">
      <style:table-cell-properties fo:background-color="#f2f2f2" fo:border="0.00441cm solid #AAAAAA" fo:padding-top="0.1411cm" fo:padding-bottom="0.1411cm" fo:padding-left="0.2117cm" fo:padding-right="0.2117cm"/>
    </style:style>
    <style:style style:family="paragraph" style:name="P408">
      <style:paragraph-properties/>
      <style:text-properties/>
    </style:style>
    <style:style style:family="text" style:name="T389">
      <style:text-properties fo:font-family="Arial" style:font-family-asian="Arial" style:font-family-complex="Arial" fo:font-size="10pt" style:font-size-complex="10pt"/>
    </style:style>
    <style:style style:family="table-cell" style:name="ce213">
      <style:table-cell-properties fo:background-color="#f2f2f2" fo:border="0.00441cm solid #AAAAAA" fo:padding-top="0.1411cm" fo:padding-bottom="0.1411cm" fo:padding-left="0.2117cm" fo:padding-right="0.2117cm"/>
    </style:style>
    <style:style style:family="paragraph" style:name="P409">
      <style:paragraph-properties/>
      <style:text-properties/>
    </style:style>
    <style:style style:family="text" style:name="T390">
      <style:text-properties fo:font-family="Arial" style:font-family-asian="Arial" style:font-family-complex="Arial" fo:font-size="10pt" style:font-size-complex="10pt"/>
    </style:style>
    <style:style style:family="table-row" style:name="ro72">
      <style:table-row-properties/>
    </style:style>
    <style:style style:family="table-cell" style:name="ce214">
      <style:table-cell-properties fo:background-color="#ffffff" fo:border="0.00441cm solid #AAAAAA" fo:padding-top="0.1411cm" fo:padding-bottom="0.1411cm" fo:padding-left="0.2117cm" fo:padding-right="0.2117cm"/>
    </style:style>
    <style:style style:family="paragraph" style:name="P410">
      <style:paragraph-properties/>
      <style:text-properties/>
    </style:style>
    <style:style style:family="text" style:name="T391">
      <style:text-properties fo:font-family="Arial" style:font-family-asian="Arial" style:font-family-complex="Arial" fo:font-size="10pt" style:font-size-complex="10pt"/>
    </style:style>
    <style:style style:family="table-cell" style:name="ce215">
      <style:table-cell-properties fo:background-color="#ffffff" fo:border="0.00441cm solid #AAAAAA" fo:padding-top="0.1411cm" fo:padding-bottom="0.1411cm" fo:padding-left="0.2117cm" fo:padding-right="0.2117cm"/>
    </style:style>
    <style:style style:family="paragraph" style:name="P411">
      <style:paragraph-properties/>
      <style:text-properties/>
    </style:style>
    <style:style style:family="text" style:name="T392">
      <style:text-properties fo:font-family="Arial" style:font-family-asian="Arial" style:font-family-complex="Arial" fo:font-size="10pt" style:font-size-complex="10pt"/>
    </style:style>
    <style:style style:family="table-cell" style:name="ce216">
      <style:table-cell-properties fo:background-color="#ffffff" fo:border="0.00441cm solid #AAAAAA" fo:padding-top="0.1411cm" fo:padding-bottom="0.1411cm" fo:padding-left="0.2117cm" fo:padding-right="0.2117cm"/>
    </style:style>
    <style:style style:family="paragraph" style:name="P412">
      <style:paragraph-properties/>
      <style:text-properties/>
    </style:style>
    <style:style style:family="text" style:name="T393">
      <style:text-properties fo:font-family="Arial" style:font-family-asian="Arial" style:font-family-complex="Arial" fo:font-size="10pt" style:font-size-complex="10pt"/>
    </style:style>
    <style:style style:family="table-row" style:name="ro73">
      <style:table-row-properties/>
    </style:style>
    <style:style style:family="table-cell" style:name="ce217">
      <style:table-cell-properties fo:background-color="#f2f2f2" fo:border="0.00441cm solid #AAAAAA" fo:padding-top="0.1411cm" fo:padding-bottom="0.1411cm" fo:padding-left="0.2117cm" fo:padding-right="0.2117cm"/>
    </style:style>
    <style:style style:family="paragraph" style:name="P413">
      <style:paragraph-properties/>
      <style:text-properties/>
    </style:style>
    <style:style style:family="text" style:name="T394">
      <style:text-properties fo:font-family="Arial" style:font-family-asian="Arial" style:font-family-complex="Arial" fo:font-size="10pt" style:font-size-complex="10pt"/>
    </style:style>
    <style:style style:family="table-cell" style:name="ce218">
      <style:table-cell-properties fo:background-color="#f2f2f2" fo:border="0.00441cm solid #AAAAAA" fo:padding-top="0.1411cm" fo:padding-bottom="0.1411cm" fo:padding-left="0.2117cm" fo:padding-right="0.2117cm"/>
    </style:style>
    <style:style style:family="paragraph" style:name="P414">
      <style:paragraph-properties/>
      <style:text-properties/>
    </style:style>
    <style:style style:family="text" style:name="T395">
      <style:text-properties fo:font-family="Arial" style:font-family-asian="Arial" style:font-family-complex="Arial" fo:font-size="10pt" style:font-size-complex="10pt"/>
    </style:style>
    <style:style style:family="table-cell" style:name="ce219">
      <style:table-cell-properties fo:background-color="#f2f2f2" fo:border="0.00441cm solid #AAAAAA" fo:padding-top="0.1411cm" fo:padding-bottom="0.1411cm" fo:padding-left="0.2117cm" fo:padding-right="0.2117cm"/>
    </style:style>
    <style:style style:family="paragraph" style:name="P415">
      <style:paragraph-properties/>
      <style:text-properties/>
    </style:style>
    <style:style style:family="text" style:name="T396">
      <style:text-properties fo:font-family="Arial" style:font-family-asian="Arial" style:font-family-complex="Arial" fo:font-size="10pt" style:font-size-complex="10pt"/>
    </style:style>
    <style:style style:family="table-row" style:name="ro74">
      <style:table-row-properties/>
    </style:style>
    <style:style style:family="table-cell" style:name="ce220">
      <style:table-cell-properties fo:background-color="#ffffff" fo:border="0.00441cm solid #AAAAAA" fo:padding-top="0.1411cm" fo:padding-bottom="0.1411cm" fo:padding-left="0.2117cm" fo:padding-right="0.2117cm"/>
    </style:style>
    <style:style style:family="paragraph" style:name="P416">
      <style:paragraph-properties/>
      <style:text-properties/>
    </style:style>
    <style:style style:family="text" style:name="T397">
      <style:text-properties fo:font-family="Arial" style:font-family-asian="Arial" style:font-family-complex="Arial" fo:font-size="10pt" style:font-size-complex="10pt"/>
    </style:style>
    <style:style style:family="table-cell" style:name="ce221">
      <style:table-cell-properties fo:background-color="#ffffff" fo:border="0.00441cm solid #AAAAAA" fo:padding-top="0.1411cm" fo:padding-bottom="0.1411cm" fo:padding-left="0.2117cm" fo:padding-right="0.2117cm"/>
    </style:style>
    <style:style style:family="paragraph" style:name="P417">
      <style:paragraph-properties/>
      <style:text-properties/>
    </style:style>
    <style:style style:family="text" style:name="T398">
      <style:text-properties fo:font-family="Arial" style:font-family-asian="Arial" style:font-family-complex="Arial" fo:font-size="10pt" style:font-size-complex="10pt"/>
    </style:style>
    <style:style style:family="table-cell" style:name="ce222">
      <style:table-cell-properties fo:background-color="#ffffff" fo:border="0.00441cm solid #AAAAAA" fo:padding-top="0.1411cm" fo:padding-bottom="0.1411cm" fo:padding-left="0.2117cm" fo:padding-right="0.2117cm"/>
    </style:style>
    <style:style style:family="paragraph" style:name="P418">
      <style:paragraph-properties/>
      <style:text-properties/>
    </style:style>
    <style:style style:family="text" style:name="T399">
      <style:text-properties fo:font-family="Arial" style:font-family-asian="Arial" style:font-family-complex="Arial" fo:font-size="10pt" style:font-size-complex="10pt"/>
    </style:style>
    <style:style style:family="table-row" style:name="ro75">
      <style:table-row-properties/>
    </style:style>
    <style:style style:family="table-cell" style:name="ce223">
      <style:table-cell-properties fo:background-color="#f2f2f2" fo:border="0.00441cm solid #AAAAAA" fo:padding-top="0.1411cm" fo:padding-bottom="0.1411cm" fo:padding-left="0.2117cm" fo:padding-right="0.2117cm"/>
    </style:style>
    <style:style style:family="paragraph" style:name="P419">
      <style:paragraph-properties/>
      <style:text-properties/>
    </style:style>
    <style:style style:family="text" style:name="T400">
      <style:text-properties fo:font-family="Arial" style:font-family-asian="Arial" style:font-family-complex="Arial" fo:font-size="10pt" style:font-size-complex="10pt"/>
    </style:style>
    <style:style style:family="table-cell" style:name="ce224">
      <style:table-cell-properties fo:background-color="#f2f2f2" fo:border="0.00441cm solid #AAAAAA" fo:padding-top="0.1411cm" fo:padding-bottom="0.1411cm" fo:padding-left="0.2117cm" fo:padding-right="0.2117cm"/>
    </style:style>
    <style:style style:family="paragraph" style:name="P420">
      <style:paragraph-properties/>
      <style:text-properties/>
    </style:style>
    <style:style style:family="text" style:name="T401">
      <style:text-properties fo:font-family="Arial" style:font-family-asian="Arial" style:font-family-complex="Arial" fo:font-size="10pt" style:font-size-complex="10pt"/>
    </style:style>
    <style:style style:family="table-cell" style:name="ce225">
      <style:table-cell-properties fo:background-color="#f2f2f2" fo:border="0.00441cm solid #AAAAAA" fo:padding-top="0.1411cm" fo:padding-bottom="0.1411cm" fo:padding-left="0.2117cm" fo:padding-right="0.2117cm"/>
    </style:style>
    <style:style style:family="paragraph" style:name="P421">
      <style:paragraph-properties/>
      <style:text-properties/>
    </style:style>
    <style:style style:family="text" style:name="T402">
      <style:text-properties fo:font-family="Arial" style:font-family-asian="Arial" style:font-family-complex="Arial" fo:font-size="10pt" style:font-size-complex="10pt"/>
    </style:style>
    <style:style style:family="paragraph" style:name="P422">
      <style:paragraph-properties fo:margin-top="3pt" fo:margin-bottom="3pt"/>
      <style:text-properties/>
    </style:style>
    <style:style style:parent-style-name="701" style:family="paragraph" style:name="P423">
      <style:paragraph-properties fo:margin-top="14pt" fo:margin-bottom="6pt"/>
      <style:text-properties fo:color="#2e75b6" fo:font-family="Arial" style:font-family-asian="Arial" style:font-family-complex="Arial" fo:font-size="14pt" style:font-size-complex="14pt" fo:font-weight="bold"/>
    </style:style>
    <style:style style:family="text" style:name="T403">
      <style:text-properties fo:color="#2e75b6" fo:font-family="Arial" style:font-family-asian="Arial" style:font-family-complex="Arial" fo:font-size="14pt" style:font-size-complex="14pt" fo:font-weight="bold"/>
    </style:style>
    <style:style style:family="paragraph" style:name="P424">
      <style:paragraph-properties fo:margin-top="3pt" fo:margin-bottom="3pt"/>
      <style:text-properties/>
    </style:style>
    <style:style style:family="text" style:name="T404">
      <style:text-properties fo:font-family="Arial" style:font-family-asian="Arial" style:font-family-complex="Arial" fo:font-size="11pt" style:font-size-complex="11pt"/>
    </style:style>
    <style:style style:family="text" style:name="T405">
      <style:text-properties fo:font-family="Arial" style:font-family-asian="Arial" style:font-family-complex="Arial" fo:font-size="11pt" style:font-size-complex="11pt"/>
    </style:style>
    <style:style style:family="paragraph" style:name="P425">
      <style:paragraph-properties fo:margin-top="3pt" fo:margin-bottom="3pt"/>
      <style:text-properties/>
    </style:style>
    <style:style style:family="paragraph" style:name="P426">
      <style:paragraph-properties fo:margin-top="0pt" fo:margin-bottom="0pt" fo:background-color="#2b2b2b"/>
      <style:text-properties/>
    </style:style>
    <style:style style:family="text" style:name="T406">
      <style:text-properties fo:color="#f8f8f2" fo:font-family="Courier New" style:font-family-asian="Courier New" style:font-family-complex="Courier New" fo:font-size="9pt" style:font-size-complex="9pt"/>
    </style:style>
    <style:style style:family="paragraph" style:name="P427">
      <style:paragraph-properties fo:margin-top="0pt" fo:margin-bottom="0pt" fo:background-color="#2b2b2b"/>
      <style:text-properties/>
    </style:style>
    <style:style style:family="text" style:name="T407">
      <style:text-properties fo:color="#f8f8f2" fo:font-family="Courier New" style:font-family-asian="Courier New" style:font-family-complex="Courier New" fo:font-size="9pt" style:font-size-complex="9pt"/>
    </style:style>
    <style:style style:family="paragraph" style:name="P428">
      <style:paragraph-properties fo:margin-top="0pt" fo:margin-bottom="0pt" fo:background-color="#2b2b2b"/>
      <style:text-properties/>
    </style:style>
    <style:style style:family="text" style:name="T408">
      <style:text-properties fo:color="#f8f8f2" fo:font-family="Courier New" style:font-family-asian="Courier New" style:font-family-complex="Courier New" fo:font-size="9pt" style:font-size-complex="9pt"/>
    </style:style>
    <style:style style:family="paragraph" style:name="P429">
      <style:paragraph-properties fo:margin-top="0pt" fo:margin-bottom="0pt" fo:background-color="#2b2b2b"/>
      <style:text-properties/>
    </style:style>
    <style:style style:family="text" style:name="T409">
      <style:text-properties fo:color="#f8f8f2" fo:font-family="Courier New" style:font-family-asian="Courier New" style:font-family-complex="Courier New" fo:font-size="9pt" style:font-size-complex="9pt"/>
    </style:style>
    <style:style style:family="paragraph" style:name="P430">
      <style:paragraph-properties fo:margin-top="3pt" fo:margin-bottom="3pt"/>
      <style:text-properties/>
    </style:style>
    <style:style style:parent-style-name="701" style:family="paragraph" style:name="P431">
      <style:paragraph-properties fo:margin-top="14pt" fo:margin-bottom="6pt"/>
      <style:text-properties fo:color="#2e75b6" fo:font-family="Arial" style:font-family-asian="Arial" style:font-family-complex="Arial" fo:font-size="14pt" style:font-size-complex="14pt" fo:font-weight="bold"/>
    </style:style>
    <style:style style:family="text" style:name="T410">
      <style:text-properties fo:color="#2e75b6" fo:font-family="Arial" style:font-family-asian="Arial" style:font-family-complex="Arial" fo:font-size="14pt" style:font-size-complex="14pt" fo:font-weight="bold"/>
    </style:style>
    <style:style style:family="paragraph" style:name="P432">
      <style:paragraph-properties fo:margin-top="3pt" fo:margin-bottom="3pt"/>
      <style:text-properties/>
    </style:style>
    <style:style style:family="text" style:name="T411">
      <style:text-properties fo:font-family="Arial" style:font-family-asian="Arial" style:font-family-complex="Arial" fo:font-size="11pt" style:font-size-complex="11pt"/>
    </style:style>
    <style:style style:family="paragraph" style:name="P433">
      <style:paragraph-properties fo:margin-top="3pt" fo:margin-bottom="3pt"/>
      <style:text-properties/>
    </style:style>
    <style:style style:family="paragraph" style:name="P434">
      <style:paragraph-properties fo:margin-top="0pt" fo:margin-bottom="0pt" fo:background-color="#2b2b2b"/>
      <style:text-properties/>
    </style:style>
    <style:style style:family="text" style:name="T412">
      <style:text-properties fo:color="#f8f8f2" fo:font-family="Courier New" style:font-family-asian="Courier New" style:font-family-complex="Courier New" fo:font-size="9pt" style:font-size-complex="9pt"/>
    </style:style>
    <style:style style:family="paragraph" style:name="P435">
      <style:paragraph-properties fo:margin-top="0pt" fo:margin-bottom="0pt" fo:background-color="#2b2b2b"/>
      <style:text-properties/>
    </style:style>
    <style:style style:family="text" style:name="T413">
      <style:text-properties fo:color="#f8f8f2" fo:font-family="Courier New" style:font-family-asian="Courier New" style:font-family-complex="Courier New" fo:font-size="9pt" style:font-size-complex="9pt"/>
    </style:style>
    <style:style style:family="paragraph" style:name="P436">
      <style:paragraph-properties fo:margin-top="0pt" fo:margin-bottom="0pt" fo:background-color="#2b2b2b"/>
      <style:text-properties/>
    </style:style>
    <style:style style:family="text" style:name="T414">
      <style:text-properties fo:color="#f8f8f2" fo:font-family="Courier New" style:font-family-asian="Courier New" style:font-family-complex="Courier New" fo:font-size="9pt" style:font-size-complex="9pt"/>
    </style:style>
    <style:style style:family="paragraph" style:name="P437">
      <style:paragraph-properties fo:margin-top="0pt" fo:margin-bottom="0pt" fo:background-color="#2b2b2b"/>
      <style:text-properties/>
    </style:style>
    <style:style style:family="text" style:name="T415">
      <style:text-properties fo:color="#f8f8f2" fo:font-family="Courier New" style:font-family-asian="Courier New" style:font-family-complex="Courier New" fo:font-size="9pt" style:font-size-complex="9pt"/>
    </style:style>
    <style:style style:family="paragraph" style:name="P438">
      <style:paragraph-properties fo:margin-top="0pt" fo:margin-bottom="0pt" fo:background-color="#2b2b2b"/>
      <style:text-properties/>
    </style:style>
    <style:style style:family="text" style:name="T416">
      <style:text-properties fo:color="#f8f8f2" fo:font-family="Courier New" style:font-family-asian="Courier New" style:font-family-complex="Courier New" fo:font-size="9pt" style:font-size-complex="9pt"/>
    </style:style>
    <style:style style:family="paragraph" style:name="P439">
      <style:paragraph-properties fo:margin-top="0pt" fo:margin-bottom="0pt" fo:background-color="#2b2b2b"/>
      <style:text-properties/>
    </style:style>
    <style:style style:family="text" style:name="T417">
      <style:text-properties fo:color="#f8f8f2" fo:font-family="Courier New" style:font-family-asian="Courier New" style:font-family-complex="Courier New" fo:font-size="9pt" style:font-size-complex="9pt"/>
    </style:style>
    <style:style style:family="paragraph" style:name="P440">
      <style:paragraph-properties fo:margin-top="3pt" fo:margin-bottom="3pt"/>
      <style:text-properties/>
    </style:style>
    <style:style style:parent-style-name="701" style:family="paragraph" style:name="P441">
      <style:paragraph-properties fo:margin-top="14pt" fo:margin-bottom="6pt"/>
      <style:text-properties fo:color="#2e75b6" fo:font-family="Arial" style:font-family-asian="Arial" style:font-family-complex="Arial" fo:font-size="14pt" style:font-size-complex="14pt" fo:font-weight="bold"/>
    </style:style>
    <style:style style:family="text" style:name="T418">
      <style:text-properties fo:color="#2e75b6" fo:font-family="Arial" style:font-family-asian="Arial" style:font-family-complex="Arial" fo:font-size="14pt" style:font-size-complex="14pt" fo:font-weight="bold"/>
    </style:style>
    <style:style style:family="paragraph" style:name="P442">
      <style:paragraph-properties fo:margin-top="3pt" fo:margin-bottom="3pt"/>
      <style:text-properties/>
    </style:style>
    <style:style style:family="text" style:name="T419">
      <style:text-properties fo:font-family="Arial" style:font-family-asian="Arial" style:font-family-complex="Arial" fo:font-size="11pt" style:font-size-complex="11pt"/>
    </style:style>
    <style:style style:family="paragraph" style:name="P443">
      <style:paragraph-properties fo:margin-top="3pt" fo:margin-bottom="3pt"/>
      <style:text-properties/>
    </style:style>
    <style:style style:family="table" style:name="ta10">
      <style:table-properties style:width="16.51cm"/>
    </style:style>
    <style:style style:family="table-column" style:name="co27">
      <style:table-column-properties style:column-width="7.056cm"/>
    </style:style>
    <style:style style:family="table-column" style:name="co28">
      <style:table-column-properties style:column-width="9.455cm"/>
    </style:style>
    <style:style style:family="table-row" style:name="ro76">
      <style:table-row-properties/>
    </style:style>
    <style:style style:family="table-cell" style:name="ce227">
      <style:table-cell-properties fo:background-color="#bdd7ee" fo:border="0.00441cm solid #AAAAAA" fo:padding-top="0.1411cm" fo:padding-bottom="0.1411cm" fo:padding-left="0.2117cm" fo:padding-right="0.2117cm"/>
    </style:style>
    <style:style style:family="paragraph" style:name="P444">
      <style:paragraph-properties/>
      <style:text-properties/>
    </style:style>
    <style:style style:family="text" style:name="T420">
      <style:text-properties fo:color="#1f4e79" fo:font-family="Arial" style:font-family-asian="Arial" style:font-family-complex="Arial" fo:font-size="10pt" style:font-size-complex="10pt" fo:font-weight="bold"/>
    </style:style>
    <style:style style:family="table-cell" style:name="ce228">
      <style:table-cell-properties fo:background-color="#bdd7ee" fo:border="0.00441cm solid #AAAAAA" fo:padding-top="0.1411cm" fo:padding-bottom="0.1411cm" fo:padding-left="0.2117cm" fo:padding-right="0.2117cm"/>
    </style:style>
    <style:style style:family="paragraph" style:name="P445">
      <style:paragraph-properties/>
      <style:text-properties/>
    </style:style>
    <style:style style:family="text" style:name="T421">
      <style:text-properties fo:color="#1f4e79" fo:font-family="Arial" style:font-family-asian="Arial" style:font-family-complex="Arial" fo:font-size="10pt" style:font-size-complex="10pt" fo:font-weight="bold"/>
    </style:style>
    <style:style style:family="table-row" style:name="ro77">
      <style:table-row-properties/>
    </style:style>
    <style:style style:family="table-cell" style:name="ce229">
      <style:table-cell-properties fo:background-color="#ffffff" fo:border="0.00441cm solid #AAAAAA" fo:padding-top="0.1411cm" fo:padding-bottom="0.1411cm" fo:padding-left="0.2117cm" fo:padding-right="0.2117cm"/>
    </style:style>
    <style:style style:family="paragraph" style:name="P446">
      <style:paragraph-properties/>
      <style:text-properties/>
    </style:style>
    <style:style style:family="text" style:name="T422">
      <style:text-properties fo:font-family="Arial" style:font-family-asian="Arial" style:font-family-complex="Arial" fo:font-size="10pt" style:font-size-complex="10pt"/>
    </style:style>
    <style:style style:family="table-cell" style:name="ce230">
      <style:table-cell-properties fo:background-color="#ffffff" fo:border="0.00441cm solid #AAAAAA" fo:padding-top="0.1411cm" fo:padding-bottom="0.1411cm" fo:padding-left="0.2117cm" fo:padding-right="0.2117cm"/>
    </style:style>
    <style:style style:family="paragraph" style:name="P447">
      <style:paragraph-properties/>
      <style:text-properties/>
    </style:style>
    <style:style style:family="text" style:name="T423">
      <style:text-properties fo:font-family="Arial" style:font-family-asian="Arial" style:font-family-complex="Arial" fo:font-size="10pt" style:font-size-complex="10pt"/>
    </style:style>
    <style:style style:family="table-row" style:name="ro78">
      <style:table-row-properties/>
    </style:style>
    <style:style style:family="table-cell" style:name="ce231">
      <style:table-cell-properties fo:background-color="#f2f2f2" fo:border="0.00441cm solid #AAAAAA" fo:padding-top="0.1411cm" fo:padding-bottom="0.1411cm" fo:padding-left="0.2117cm" fo:padding-right="0.2117cm"/>
    </style:style>
    <style:style style:family="paragraph" style:name="P448">
      <style:paragraph-properties/>
      <style:text-properties/>
    </style:style>
    <style:style style:family="text" style:name="T424">
      <style:text-properties fo:font-family="Arial" style:font-family-asian="Arial" style:font-family-complex="Arial" fo:font-size="10pt" style:font-size-complex="10pt"/>
    </style:style>
    <style:style style:family="table-cell" style:name="ce232">
      <style:table-cell-properties fo:background-color="#f2f2f2" fo:border="0.00441cm solid #AAAAAA" fo:padding-top="0.1411cm" fo:padding-bottom="0.1411cm" fo:padding-left="0.2117cm" fo:padding-right="0.2117cm"/>
    </style:style>
    <style:style style:family="paragraph" style:name="P449">
      <style:paragraph-properties/>
      <style:text-properties/>
    </style:style>
    <style:style style:family="text" style:name="T425">
      <style:text-properties fo:font-family="Arial" style:font-family-asian="Arial" style:font-family-complex="Arial" fo:font-size="10pt" style:font-size-complex="10pt"/>
    </style:style>
    <style:style style:family="paragraph" style:name="P450">
      <style:paragraph-properties/>
      <style:text-properties/>
    </style:style>
    <style:style style:parent-style-name="700" style:family="paragraph" style:name="P451">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426">
      <style:text-properties fo:color="#1f4e79" fo:font-family="Arial" style:font-family-asian="Arial" style:font-family-complex="Arial" fo:font-size="18pt" style:font-size-complex="18pt" fo:font-weight="bold"/>
    </style:style>
    <style:style style:parent-style-name="701" style:family="paragraph" style:name="P452">
      <style:paragraph-properties fo:margin-top="14pt" fo:margin-bottom="6pt"/>
      <style:text-properties fo:color="#2e75b6" fo:font-family="Arial" style:font-family-asian="Arial" style:font-family-complex="Arial" fo:font-size="14pt" style:font-size-complex="14pt" fo:font-weight="bold"/>
    </style:style>
    <style:style style:family="text" style:name="T427">
      <style:text-properties fo:color="#2e75b6" fo:font-family="Arial" style:font-family-asian="Arial" style:font-family-complex="Arial" fo:font-size="14pt" style:font-size-complex="14pt" fo:font-weight="bold"/>
    </style:style>
    <style:style style:family="paragraph" style:name="P453">
      <style:paragraph-properties fo:margin-top="0pt" fo:margin-bottom="0pt" fo:background-color="#2b2b2b"/>
      <style:text-properties/>
    </style:style>
    <style:style style:family="text" style:name="T428">
      <style:text-properties fo:color="#f8f8f2" fo:font-family="Courier New" style:font-family-asian="Courier New" style:font-family-complex="Courier New" fo:font-size="9pt" style:font-size-complex="9pt"/>
    </style:style>
    <style:style style:family="paragraph" style:name="P454">
      <style:paragraph-properties fo:margin-top="0pt" fo:margin-bottom="0pt" fo:background-color="#2b2b2b"/>
      <style:text-properties/>
    </style:style>
    <style:style style:family="text" style:name="T429">
      <style:text-properties fo:color="#f8f8f2" fo:font-family="Courier New" style:font-family-asian="Courier New" style:font-family-complex="Courier New" fo:font-size="9pt" style:font-size-complex="9pt"/>
    </style:style>
    <style:style style:family="paragraph" style:name="P455">
      <style:paragraph-properties fo:margin-top="0pt" fo:margin-bottom="0pt" fo:background-color="#2b2b2b"/>
      <style:text-properties/>
    </style:style>
    <style:style style:family="text" style:name="T430">
      <style:text-properties fo:color="#f8f8f2" fo:font-family="Courier New" style:font-family-asian="Courier New" style:font-family-complex="Courier New" fo:font-size="9pt" style:font-size-complex="9pt"/>
    </style:style>
    <style:style style:family="paragraph" style:name="P456">
      <style:paragraph-properties fo:margin-top="0pt" fo:margin-bottom="0pt" fo:background-color="#2b2b2b"/>
      <style:text-properties/>
    </style:style>
    <style:style style:family="text" style:name="T431">
      <style:text-properties fo:color="#f8f8f2" fo:font-family="Courier New" style:font-family-asian="Courier New" style:font-family-complex="Courier New" fo:font-size="9pt" style:font-size-complex="9pt"/>
    </style:style>
    <style:style style:family="paragraph" style:name="P457">
      <style:paragraph-properties fo:margin-top="0pt" fo:margin-bottom="0pt" fo:background-color="#2b2b2b"/>
      <style:text-properties/>
    </style:style>
    <style:style style:family="text" style:name="T432">
      <style:text-properties fo:color="#f8f8f2" fo:font-family="Courier New" style:font-family-asian="Courier New" style:font-family-complex="Courier New" fo:font-size="9pt" style:font-size-complex="9pt"/>
    </style:style>
    <style:style style:family="paragraph" style:name="P458">
      <style:paragraph-properties fo:margin-top="0pt" fo:margin-bottom="0pt" fo:background-color="#2b2b2b"/>
      <style:text-properties/>
    </style:style>
    <style:style style:family="text" style:name="T433">
      <style:text-properties fo:color="#f8f8f2" fo:font-family="Courier New" style:font-family-asian="Courier New" style:font-family-complex="Courier New" fo:font-size="9pt" style:font-size-complex="9pt"/>
    </style:style>
    <style:style style:family="paragraph" style:name="P459">
      <style:paragraph-properties fo:margin-top="0pt" fo:margin-bottom="0pt" fo:background-color="#2b2b2b"/>
      <style:text-properties/>
    </style:style>
    <style:style style:family="text" style:name="T434">
      <style:text-properties fo:color="#f8f8f2" fo:font-family="Courier New" style:font-family-asian="Courier New" style:font-family-complex="Courier New" fo:font-size="9pt" style:font-size-complex="9pt"/>
    </style:style>
    <style:style style:family="paragraph" style:name="P460">
      <style:paragraph-properties fo:margin-top="0pt" fo:margin-bottom="0pt" fo:background-color="#2b2b2b"/>
      <style:text-properties/>
    </style:style>
    <style:style style:family="text" style:name="T435">
      <style:text-properties fo:color="#f8f8f2" fo:font-family="Courier New" style:font-family-asian="Courier New" style:font-family-complex="Courier New" fo:font-size="9pt" style:font-size-complex="9pt"/>
    </style:style>
    <style:style style:family="paragraph" style:name="P461">
      <style:paragraph-properties fo:margin-top="0pt" fo:margin-bottom="0pt" fo:background-color="#2b2b2b"/>
      <style:text-properties/>
    </style:style>
    <style:style style:family="text" style:name="T436">
      <style:text-properties fo:color="#f8f8f2" fo:font-family="Courier New" style:font-family-asian="Courier New" style:font-family-complex="Courier New" fo:font-size="9pt" style:font-size-complex="9pt"/>
    </style:style>
    <style:style style:family="paragraph" style:name="P462">
      <style:paragraph-properties fo:margin-top="0pt" fo:margin-bottom="0pt" fo:background-color="#2b2b2b"/>
      <style:text-properties/>
    </style:style>
    <style:style style:family="text" style:name="T437">
      <style:text-properties fo:color="#f8f8f2" fo:font-family="Courier New" style:font-family-asian="Courier New" style:font-family-complex="Courier New" fo:font-size="9pt" style:font-size-complex="9pt"/>
    </style:style>
    <style:style style:family="paragraph" style:name="P463">
      <style:paragraph-properties fo:margin-top="0pt" fo:margin-bottom="0pt" fo:background-color="#2b2b2b"/>
      <style:text-properties/>
    </style:style>
    <style:style style:family="text" style:name="T438">
      <style:text-properties fo:color="#f8f8f2" fo:font-family="Courier New" style:font-family-asian="Courier New" style:font-family-complex="Courier New" fo:font-size="9pt" style:font-size-complex="9pt"/>
    </style:style>
    <style:style style:family="paragraph" style:name="P464">
      <style:paragraph-properties fo:margin-top="0pt" fo:margin-bottom="0pt" fo:background-color="#2b2b2b"/>
      <style:text-properties/>
    </style:style>
    <style:style style:family="text" style:name="T439">
      <style:text-properties fo:color="#f8f8f2" fo:font-family="Courier New" style:font-family-asian="Courier New" style:font-family-complex="Courier New" fo:font-size="9pt" style:font-size-complex="9pt"/>
    </style:style>
    <style:style style:family="paragraph" style:name="P465">
      <style:paragraph-properties fo:margin-top="0pt" fo:margin-bottom="0pt" fo:background-color="#2b2b2b"/>
      <style:text-properties/>
    </style:style>
    <style:style style:family="text" style:name="T440">
      <style:text-properties fo:color="#f8f8f2" fo:font-family="Courier New" style:font-family-asian="Courier New" style:font-family-complex="Courier New" fo:font-size="9pt" style:font-size-complex="9pt"/>
    </style:style>
    <style:style style:family="paragraph" style:name="P466">
      <style:paragraph-properties fo:margin-top="0pt" fo:margin-bottom="0pt" fo:background-color="#2b2b2b"/>
      <style:text-properties/>
    </style:style>
    <style:style style:family="text" style:name="T441">
      <style:text-properties fo:color="#f8f8f2" fo:font-family="Courier New" style:font-family-asian="Courier New" style:font-family-complex="Courier New" fo:font-size="9pt" style:font-size-complex="9pt"/>
    </style:style>
    <style:style style:family="paragraph" style:name="P467">
      <style:paragraph-properties fo:margin-top="0pt" fo:margin-bottom="0pt" fo:background-color="#2b2b2b"/>
      <style:text-properties/>
    </style:style>
    <style:style style:family="text" style:name="T442">
      <style:text-properties fo:color="#f8f8f2" fo:font-family="Courier New" style:font-family-asian="Courier New" style:font-family-complex="Courier New" fo:font-size="9pt" style:font-size-complex="9pt"/>
    </style:style>
    <style:style style:family="paragraph" style:name="P468">
      <style:paragraph-properties fo:margin-top="0pt" fo:margin-bottom="0pt" fo:background-color="#2b2b2b"/>
      <style:text-properties/>
    </style:style>
    <style:style style:family="text" style:name="T443">
      <style:text-properties fo:color="#f8f8f2" fo:font-family="Courier New" style:font-family-asian="Courier New" style:font-family-complex="Courier New" fo:font-size="9pt" style:font-size-complex="9pt"/>
    </style:style>
    <style:style style:family="paragraph" style:name="P469">
      <style:paragraph-properties fo:margin-top="0pt" fo:margin-bottom="0pt" fo:background-color="#2b2b2b"/>
      <style:text-properties/>
    </style:style>
    <style:style style:family="text" style:name="T444">
      <style:text-properties fo:color="#f8f8f2" fo:font-family="Courier New" style:font-family-asian="Courier New" style:font-family-complex="Courier New" fo:font-size="9pt" style:font-size-complex="9pt"/>
    </style:style>
    <style:style style:family="paragraph" style:name="P470">
      <style:paragraph-properties fo:margin-top="3pt" fo:margin-bottom="3pt"/>
      <style:text-properties/>
    </style:style>
    <style:style style:parent-style-name="701" style:family="paragraph" style:name="P471">
      <style:paragraph-properties fo:margin-top="14pt" fo:margin-bottom="6pt"/>
      <style:text-properties fo:color="#2e75b6" fo:font-family="Arial" style:font-family-asian="Arial" style:font-family-complex="Arial" fo:font-size="14pt" style:font-size-complex="14pt" fo:font-weight="bold"/>
    </style:style>
    <style:style style:family="text" style:name="T445">
      <style:text-properties fo:color="#2e75b6" fo:font-family="Arial" style:font-family-asian="Arial" style:font-family-complex="Arial" fo:font-size="14pt" style:font-size-complex="14pt" fo:font-weight="bold"/>
    </style:style>
    <style:style style:parent-style-name="695" style:list-style-name="WWNum2" style:family="paragraph" style:name="P472">
      <style:paragraph-properties fo:margin-top="2pt" fo:margin-bottom="2pt"/>
      <style:text-properties/>
    </style:style>
    <style:style style:family="text" style:name="T446">
      <style:text-properties fo:font-family="Arial" style:font-family-asian="Arial" style:font-family-complex="Arial" fo:font-size="11pt" style:font-size-complex="11pt"/>
    </style:style>
    <style:style style:parent-style-name="695" style:list-style-name="WWNum2" style:family="paragraph" style:name="P473">
      <style:paragraph-properties fo:margin-top="2pt" fo:margin-bottom="2pt"/>
      <style:text-properties/>
    </style:style>
    <style:style style:family="text" style:name="T447">
      <style:text-properties fo:font-family="Arial" style:font-family-asian="Arial" style:font-family-complex="Arial" fo:font-size="11pt" style:font-size-complex="11pt"/>
    </style:style>
    <style:style style:parent-style-name="695" style:list-style-name="WWNum2" style:family="paragraph" style:name="P474">
      <style:paragraph-properties fo:margin-top="2pt" fo:margin-bottom="2pt"/>
      <style:text-properties/>
    </style:style>
    <style:style style:family="text" style:name="T448">
      <style:text-properties fo:font-family="Arial" style:font-family-asian="Arial" style:font-family-complex="Arial" fo:font-size="11pt" style:font-size-complex="11pt"/>
    </style:style>
    <style:style style:parent-style-name="695" style:list-style-name="WWNum2" style:family="paragraph" style:name="P475">
      <style:paragraph-properties fo:margin-top="2pt" fo:margin-bottom="2pt"/>
      <style:text-properties/>
    </style:style>
    <style:style style:family="text" style:name="T449">
      <style:text-properties fo:font-family="Arial" style:font-family-asian="Arial" style:font-family-complex="Arial" fo:font-size="11pt" style:font-size-complex="11pt"/>
    </style:style>
    <style:style style:parent-style-name="695" style:list-style-name="WWNum2" style:family="paragraph" style:name="P476">
      <style:paragraph-properties fo:margin-top="2pt" fo:margin-bottom="2pt"/>
      <style:text-properties/>
    </style:style>
    <style:style style:family="text" style:name="T450">
      <style:text-properties fo:font-family="Arial" style:font-family-asian="Arial" style:font-family-complex="Arial" fo:font-size="11pt" style:font-size-complex="11pt"/>
    </style:style>
    <style:style style:family="paragraph" style:name="P477">
      <style:paragraph-properties fo:margin-top="3pt" fo:margin-bottom="3pt"/>
      <style:text-properties/>
    </style:style>
    <style:style style:family="paragraph" style:name="P478">
      <style:paragraph-properties fo:margin-top="0pt" fo:margin-bottom="0pt" fo:background-color="#2b2b2b"/>
      <style:text-properties/>
    </style:style>
    <style:style style:family="text" style:name="T451">
      <style:text-properties fo:color="#f8f8f2" fo:font-family="Courier New" style:font-family-asian="Courier New" style:font-family-complex="Courier New" fo:font-size="9pt" style:font-size-complex="9pt"/>
    </style:style>
    <style:style style:family="paragraph" style:name="P479">
      <style:paragraph-properties fo:margin-top="0pt" fo:margin-bottom="0pt" fo:background-color="#2b2b2b"/>
      <style:text-properties/>
    </style:style>
    <style:style style:family="text" style:name="T452">
      <style:text-properties fo:color="#f8f8f2" fo:font-family="Courier New" style:font-family-asian="Courier New" style:font-family-complex="Courier New" fo:font-size="9pt" style:font-size-complex="9pt"/>
    </style:style>
    <style:style style:family="paragraph" style:name="P480">
      <style:paragraph-properties fo:margin-top="0pt" fo:margin-bottom="0pt" fo:background-color="#2b2b2b"/>
      <style:text-properties/>
    </style:style>
    <style:style style:family="text" style:name="T453">
      <style:text-properties fo:color="#f8f8f2" fo:font-family="Courier New" style:font-family-asian="Courier New" style:font-family-complex="Courier New" fo:font-size="9pt" style:font-size-complex="9pt"/>
    </style:style>
    <style:style style:family="paragraph" style:name="P481">
      <style:paragraph-properties fo:margin-top="0pt" fo:margin-bottom="0pt" fo:background-color="#2b2b2b"/>
      <style:text-properties/>
    </style:style>
    <style:style style:family="text" style:name="T454">
      <style:text-properties fo:color="#f8f8f2" fo:font-family="Courier New" style:font-family-asian="Courier New" style:font-family-complex="Courier New" fo:font-size="9pt" style:font-size-complex="9pt"/>
    </style:style>
    <style:style style:family="paragraph" style:name="P482">
      <style:paragraph-properties fo:margin-top="0pt" fo:margin-bottom="0pt" fo:background-color="#2b2b2b"/>
      <style:text-properties/>
    </style:style>
    <style:style style:family="text" style:name="T455">
      <style:text-properties fo:color="#f8f8f2" fo:font-family="Courier New" style:font-family-asian="Courier New" style:font-family-complex="Courier New" fo:font-size="9pt" style:font-size-complex="9pt"/>
    </style:style>
    <style:style style:family="paragraph" style:name="P483">
      <style:paragraph-properties fo:margin-top="0pt" fo:margin-bottom="0pt" fo:background-color="#2b2b2b"/>
      <style:text-properties/>
    </style:style>
    <style:style style:family="text" style:name="T456">
      <style:text-properties fo:color="#f8f8f2" fo:font-family="Courier New" style:font-family-asian="Courier New" style:font-family-complex="Courier New" fo:font-size="9pt" style:font-size-complex="9pt"/>
    </style:style>
    <style:style style:family="paragraph" style:name="P484">
      <style:paragraph-properties fo:margin-top="0pt" fo:margin-bottom="0pt" fo:background-color="#2b2b2b"/>
      <style:text-properties/>
    </style:style>
    <style:style style:family="text" style:name="T457">
      <style:text-properties fo:color="#f8f8f2" fo:font-family="Courier New" style:font-family-asian="Courier New" style:font-family-complex="Courier New" fo:font-size="9pt" style:font-size-complex="9pt"/>
    </style:style>
    <style:style style:family="paragraph" style:name="P485">
      <style:paragraph-properties fo:margin-top="0pt" fo:margin-bottom="0pt" fo:background-color="#2b2b2b"/>
      <style:text-properties/>
    </style:style>
    <style:style style:family="text" style:name="T458">
      <style:text-properties fo:color="#f8f8f2" fo:font-family="Courier New" style:font-family-asian="Courier New" style:font-family-complex="Courier New" fo:font-size="9pt" style:font-size-complex="9pt"/>
    </style:style>
    <style:style style:family="paragraph" style:name="P486">
      <style:paragraph-properties fo:margin-top="3pt" fo:margin-bottom="3pt"/>
      <style:text-properties/>
    </style:style>
    <style:style style:parent-style-name="701" style:family="paragraph" style:name="P487">
      <style:paragraph-properties fo:margin-top="14pt" fo:margin-bottom="6pt"/>
      <style:text-properties fo:color="#2e75b6" fo:font-family="Arial" style:font-family-asian="Arial" style:font-family-complex="Arial" fo:font-size="14pt" style:font-size-complex="14pt" fo:font-weight="bold"/>
    </style:style>
    <style:style style:family="text" style:name="T459">
      <style:text-properties fo:color="#2e75b6" fo:font-family="Arial" style:font-family-asian="Arial" style:font-family-complex="Arial" fo:font-size="14pt" style:font-size-complex="14pt" fo:font-weight="bold"/>
    </style:style>
    <style:style style:parent-style-name="695" style:list-style-name="WWNum2" style:family="paragraph" style:name="P488">
      <style:paragraph-properties fo:margin-top="2pt" fo:margin-bottom="2pt"/>
      <style:text-properties/>
    </style:style>
    <style:style style:family="text" style:name="T460">
      <style:text-properties fo:font-family="Arial" style:font-family-asian="Arial" style:font-family-complex="Arial" fo:font-size="11pt" style:font-size-complex="11pt"/>
    </style:style>
    <style:style style:parent-style-name="695" style:list-style-name="WWNum2" style:family="paragraph" style:name="P489">
      <style:paragraph-properties fo:margin-top="2pt" fo:margin-bottom="2pt"/>
      <style:text-properties/>
    </style:style>
    <style:style style:family="text" style:name="T461">
      <style:text-properties fo:font-family="Arial" style:font-family-asian="Arial" style:font-family-complex="Arial" fo:font-size="11pt" style:font-size-complex="11pt"/>
    </style:style>
    <style:style style:parent-style-name="695" style:list-style-name="WWNum2" style:family="paragraph" style:name="P490">
      <style:paragraph-properties fo:margin-top="2pt" fo:margin-bottom="2pt"/>
      <style:text-properties/>
    </style:style>
    <style:style style:family="text" style:name="T462">
      <style:text-properties fo:font-family="Arial" style:font-family-asian="Arial" style:font-family-complex="Arial" fo:font-size="11pt" style:font-size-complex="11pt"/>
    </style:style>
    <style:style style:parent-style-name="695" style:list-style-name="WWNum2" style:family="paragraph" style:name="P491">
      <style:paragraph-properties fo:margin-top="2pt" fo:margin-bottom="2pt"/>
      <style:text-properties/>
    </style:style>
    <style:style style:family="text" style:name="T463">
      <style:text-properties fo:font-family="Arial" style:font-family-asian="Arial" style:font-family-complex="Arial" fo:font-size="11pt" style:font-size-complex="11pt"/>
    </style:style>
    <style:style style:parent-style-name="695" style:list-style-name="WWNum2" style:family="paragraph" style:name="P492">
      <style:paragraph-properties fo:margin-top="2pt" fo:margin-bottom="2pt"/>
      <style:text-properties/>
    </style:style>
    <style:style style:family="text" style:name="T464">
      <style:text-properties fo:font-family="Arial" style:font-family-asian="Arial" style:font-family-complex="Arial" fo:font-size="11pt" style:font-size-complex="11pt"/>
    </style:style>
    <style:style style:family="paragraph" style:name="P493">
      <style:paragraph-properties fo:margin-top="3pt" fo:margin-bottom="3pt"/>
      <style:text-properties/>
    </style:style>
    <style:style style:parent-style-name="701" style:family="paragraph" style:name="P494">
      <style:paragraph-properties fo:margin-top="14pt" fo:margin-bottom="6pt"/>
      <style:text-properties fo:color="#2e75b6" fo:font-family="Arial" style:font-family-asian="Arial" style:font-family-complex="Arial" fo:font-size="14pt" style:font-size-complex="14pt" fo:font-weight="bold"/>
    </style:style>
    <style:style style:family="text" style:name="T465">
      <style:text-properties fo:color="#2e75b6" fo:font-family="Arial" style:font-family-asian="Arial" style:font-family-complex="Arial" fo:font-size="14pt" style:font-size-complex="14pt" fo:font-weight="bold"/>
    </style:style>
    <style:style style:family="paragraph" style:name="P495">
      <style:paragraph-properties fo:margin-top="3pt" fo:margin-bottom="3pt"/>
      <style:text-properties/>
    </style:style>
    <style:style style:family="text" style:name="T466">
      <style:text-properties fo:font-family="Arial" style:font-family-asian="Arial" style:font-family-complex="Arial" fo:font-size="11pt" style:font-size-complex="11pt"/>
    </style:style>
    <style:style style:family="paragraph" style:name="P496">
      <style:paragraph-properties fo:margin-top="3pt" fo:margin-bottom="3pt"/>
      <style:text-properties/>
    </style:style>
    <style:style style:family="paragraph" style:name="P497">
      <style:paragraph-properties fo:margin-top="0pt" fo:margin-bottom="0pt" fo:background-color="#2b2b2b"/>
      <style:text-properties/>
    </style:style>
    <style:style style:family="text" style:name="T467">
      <style:text-properties fo:color="#f8f8f2" fo:font-family="Courier New" style:font-family-asian="Courier New" style:font-family-complex="Courier New" fo:font-size="9pt" style:font-size-complex="9pt"/>
    </style:style>
    <style:style style:family="paragraph" style:name="P498">
      <style:paragraph-properties fo:margin-top="0pt" fo:margin-bottom="0pt" fo:background-color="#2b2b2b"/>
      <style:text-properties/>
    </style:style>
    <style:style style:family="text" style:name="T468">
      <style:text-properties fo:color="#f8f8f2" fo:font-family="Courier New" style:font-family-asian="Courier New" style:font-family-complex="Courier New" fo:font-size="9pt" style:font-size-complex="9pt"/>
    </style:style>
    <style:style style:family="paragraph" style:name="P499">
      <style:paragraph-properties fo:margin-top="0pt" fo:margin-bottom="0pt" fo:background-color="#2b2b2b"/>
      <style:text-properties/>
    </style:style>
    <style:style style:family="text" style:name="T469">
      <style:text-properties fo:color="#f8f8f2" fo:font-family="Courier New" style:font-family-asian="Courier New" style:font-family-complex="Courier New" fo:font-size="9pt" style:font-size-complex="9pt"/>
    </style:style>
    <style:style style:family="paragraph" style:name="P500">
      <style:paragraph-properties fo:margin-top="0pt" fo:margin-bottom="0pt" fo:background-color="#2b2b2b"/>
      <style:text-properties/>
    </style:style>
    <style:style style:family="text" style:name="T470">
      <style:text-properties fo:color="#f8f8f2" fo:font-family="Courier New" style:font-family-asian="Courier New" style:font-family-complex="Courier New" fo:font-size="9pt" style:font-size-complex="9pt"/>
    </style:style>
    <style:style style:family="paragraph" style:name="P501">
      <style:paragraph-properties fo:margin-top="0pt" fo:margin-bottom="0pt" fo:background-color="#2b2b2b"/>
      <style:text-properties/>
    </style:style>
    <style:style style:family="text" style:name="T471">
      <style:text-properties fo:color="#f8f8f2" fo:font-family="Courier New" style:font-family-asian="Courier New" style:font-family-complex="Courier New" fo:font-size="9pt" style:font-size-complex="9pt"/>
    </style:style>
    <style:style style:family="paragraph" style:name="P502">
      <style:paragraph-properties fo:margin-top="3pt" fo:margin-bottom="3pt"/>
      <style:text-properties/>
    </style:style>
    <style:style style:family="paragraph" style:name="P503">
      <style:paragraph-properties fo:margin-left="0.635cm" fo:margin-top="5pt" fo:margin-bottom="5pt"/>
      <style:text-properties/>
    </style:style>
    <style:style style:family="text" style:name="T472">
      <style:text-properties fo:color="#2e75b6" fo:font-family="Arial" style:font-family-asian="Arial" style:font-family-complex="Arial" fo:font-size="11pt" style:font-size-complex="11pt" fo:font-weight="bold"/>
    </style:style>
    <style:style style:family="text" style:name="T473">
      <style:text-properties fo:font-family="Arial" style:font-family-asian="Arial" style:font-family-complex="Arial" fo:font-size="11pt" style:font-size-complex="11pt" fo:font-style="italic"/>
    </style:style>
    <style:style style:family="paragraph" style:name="P504">
      <style:paragraph-properties/>
      <style:text-properties/>
    </style:style>
    <style:style style:parent-style-name="700" style:family="paragraph" style:name="P505">
      <style:paragraph-properties fo:margin-top="18pt" fo:margin-bottom="10pt" fo:break-before="page" fo:border-bottom="0.02646cm solid #2E75B6"/>
      <style:text-properties fo:color="#1f4e79" fo:font-family="Arial" style:font-family-asian="Arial" style:font-family-complex="Arial" fo:font-size="18pt" style:font-size-complex="18pt" fo:font-weight="bold"/>
    </style:style>
    <style:style style:family="text" style:name="T474">
      <style:text-properties fo:color="#1f4e79" fo:font-family="Arial" style:font-family-asian="Arial" style:font-family-complex="Arial" fo:font-size="18pt" style:font-size-complex="18pt" fo:font-weight="bold"/>
    </style:style>
    <style:style style:family="table" style:name="ta11">
      <style:table-properties style:width="16.64cm"/>
    </style:style>
    <style:style style:family="table-column" style:name="co29">
      <style:table-column-properties style:column-width="4.299cm"/>
    </style:style>
    <style:style style:family="table-column" style:name="co30">
      <style:table-column-properties style:column-width="5.004cm"/>
    </style:style>
    <style:style style:family="table-column" style:name="co31">
      <style:table-column-properties style:column-width="7.338cm"/>
    </style:style>
    <style:style style:family="table-row" style:name="ro79">
      <style:table-row-properties/>
    </style:style>
    <style:style style:family="table-cell" style:name="ce234">
      <style:table-cell-properties fo:background-color="#bdd7ee" fo:border="0.00441cm solid #AAAAAA" fo:padding-top="0.1411cm" fo:padding-bottom="0.1411cm" fo:padding-left="0.2117cm" fo:padding-right="0.2117cm"/>
    </style:style>
    <style:style style:family="paragraph" style:name="P506">
      <style:paragraph-properties/>
      <style:text-properties/>
    </style:style>
    <style:style style:family="text" style:name="T475">
      <style:text-properties fo:color="#1f4e79" fo:font-family="Arial" style:font-family-asian="Arial" style:font-family-complex="Arial" fo:font-size="10pt" style:font-size-complex="10pt" fo:font-weight="bold"/>
    </style:style>
    <style:style style:family="table-cell" style:name="ce235">
      <style:table-cell-properties fo:background-color="#bdd7ee" fo:border="0.00441cm solid #AAAAAA" fo:padding-top="0.1411cm" fo:padding-bottom="0.1411cm" fo:padding-left="0.2117cm" fo:padding-right="0.2117cm"/>
    </style:style>
    <style:style style:family="paragraph" style:name="P507">
      <style:paragraph-properties/>
      <style:text-properties/>
    </style:style>
    <style:style style:family="text" style:name="T476">
      <style:text-properties fo:color="#1f4e79" fo:font-family="Arial" style:font-family-asian="Arial" style:font-family-complex="Arial" fo:font-size="10pt" style:font-size-complex="10pt" fo:font-weight="bold"/>
    </style:style>
    <style:style style:family="table-cell" style:name="ce236">
      <style:table-cell-properties fo:background-color="#bdd7ee" fo:border="0.00441cm solid #AAAAAA" fo:padding-top="0.1411cm" fo:padding-bottom="0.1411cm" fo:padding-left="0.2117cm" fo:padding-right="0.2117cm"/>
    </style:style>
    <style:style style:family="paragraph" style:name="P508">
      <style:paragraph-properties/>
      <style:text-properties/>
    </style:style>
    <style:style style:family="text" style:name="T477">
      <style:text-properties fo:color="#1f4e79" fo:font-family="Arial" style:font-family-asian="Arial" style:font-family-complex="Arial" fo:font-size="10pt" style:font-size-complex="10pt" fo:font-weight="bold"/>
    </style:style>
    <style:style style:family="table-row" style:name="ro80">
      <style:table-row-properties/>
    </style:style>
    <style:style style:family="table-cell" style:name="ce237">
      <style:table-cell-properties fo:background-color="#ffffff" fo:border="0.00441cm solid #AAAAAA" fo:padding-top="0.1411cm" fo:padding-bottom="0.1411cm" fo:padding-left="0.2117cm" fo:padding-right="0.2117cm"/>
    </style:style>
    <style:style style:family="paragraph" style:name="P509">
      <style:paragraph-properties/>
      <style:text-properties/>
    </style:style>
    <style:style style:family="text" style:name="T478">
      <style:text-properties fo:font-family="Arial" style:font-family-asian="Arial" style:font-family-complex="Arial" fo:font-size="10pt" style:font-size-complex="10pt"/>
    </style:style>
    <style:style style:family="table-cell" style:name="ce238">
      <style:table-cell-properties fo:background-color="#ffffff" fo:border="0.00441cm solid #AAAAAA" fo:padding-top="0.1411cm" fo:padding-bottom="0.1411cm" fo:padding-left="0.2117cm" fo:padding-right="0.2117cm"/>
    </style:style>
    <style:style style:family="paragraph" style:name="P510">
      <style:paragraph-properties/>
      <style:text-properties/>
    </style:style>
    <style:style style:family="text" style:name="T479">
      <style:text-properties fo:font-family="Arial" style:font-family-asian="Arial" style:font-family-complex="Arial" fo:font-size="10pt" style:font-size-complex="10pt"/>
    </style:style>
    <style:style style:family="table-cell" style:name="ce239">
      <style:table-cell-properties fo:background-color="#ffffff" fo:border="0.00441cm solid #AAAAAA" fo:padding-top="0.1411cm" fo:padding-bottom="0.1411cm" fo:padding-left="0.2117cm" fo:padding-right="0.2117cm"/>
    </style:style>
    <style:style style:family="paragraph" style:name="P511">
      <style:paragraph-properties/>
      <style:text-properties/>
    </style:style>
    <style:style style:family="text" style:name="T480">
      <style:text-properties fo:font-family="Arial" style:font-family-asian="Arial" style:font-family-complex="Arial" fo:font-size="10pt" style:font-size-complex="10pt"/>
    </style:style>
    <style:style style:family="table-row" style:name="ro81">
      <style:table-row-properties/>
    </style:style>
    <style:style style:family="table-cell" style:name="ce240">
      <style:table-cell-properties fo:background-color="#f2f2f2" fo:border="0.00441cm solid #AAAAAA" fo:padding-top="0.1411cm" fo:padding-bottom="0.1411cm" fo:padding-left="0.2117cm" fo:padding-right="0.2117cm"/>
    </style:style>
    <style:style style:family="paragraph" style:name="P512">
      <style:paragraph-properties/>
      <style:text-properties/>
    </style:style>
    <style:style style:family="text" style:name="T481">
      <style:text-properties fo:font-family="Arial" style:font-family-asian="Arial" style:font-family-complex="Arial" fo:font-size="10pt" style:font-size-complex="10pt"/>
    </style:style>
    <style:style style:family="table-cell" style:name="ce241">
      <style:table-cell-properties fo:background-color="#f2f2f2" fo:border="0.00441cm solid #AAAAAA" fo:padding-top="0.1411cm" fo:padding-bottom="0.1411cm" fo:padding-left="0.2117cm" fo:padding-right="0.2117cm"/>
    </style:style>
    <style:style style:family="paragraph" style:name="P513">
      <style:paragraph-properties/>
      <style:text-properties/>
    </style:style>
    <style:style style:family="text" style:name="T482">
      <style:text-properties fo:font-family="Arial" style:font-family-asian="Arial" style:font-family-complex="Arial" fo:font-size="10pt" style:font-size-complex="10pt"/>
    </style:style>
    <style:style style:family="table-cell" style:name="ce242">
      <style:table-cell-properties fo:background-color="#f2f2f2" fo:border="0.00441cm solid #AAAAAA" fo:padding-top="0.1411cm" fo:padding-bottom="0.1411cm" fo:padding-left="0.2117cm" fo:padding-right="0.2117cm"/>
    </style:style>
    <style:style style:family="paragraph" style:name="P514">
      <style:paragraph-properties/>
      <style:text-properties/>
    </style:style>
    <style:style style:family="text" style:name="T483">
      <style:text-properties fo:font-family="Arial" style:font-family-asian="Arial" style:font-family-complex="Arial" fo:font-size="10pt" style:font-size-complex="10pt"/>
    </style:style>
    <style:style style:family="table-row" style:name="ro82">
      <style:table-row-properties/>
    </style:style>
    <style:style style:family="table-cell" style:name="ce243">
      <style:table-cell-properties fo:background-color="#ffffff" fo:border="0.00441cm solid #AAAAAA" fo:padding-top="0.1411cm" fo:padding-bottom="0.1411cm" fo:padding-left="0.2117cm" fo:padding-right="0.2117cm"/>
    </style:style>
    <style:style style:family="paragraph" style:name="P515">
      <style:paragraph-properties/>
      <style:text-properties/>
    </style:style>
    <style:style style:family="text" style:name="T484">
      <style:text-properties fo:font-family="Arial" style:font-family-asian="Arial" style:font-family-complex="Arial" fo:font-size="10pt" style:font-size-complex="10pt"/>
    </style:style>
    <style:style style:family="table-cell" style:name="ce244">
      <style:table-cell-properties fo:background-color="#ffffff" fo:border="0.00441cm solid #AAAAAA" fo:padding-top="0.1411cm" fo:padding-bottom="0.1411cm" fo:padding-left="0.2117cm" fo:padding-right="0.2117cm"/>
    </style:style>
    <style:style style:family="paragraph" style:name="P516">
      <style:paragraph-properties/>
      <style:text-properties/>
    </style:style>
    <style:style style:family="text" style:name="T485">
      <style:text-properties fo:font-family="Arial" style:font-family-asian="Arial" style:font-family-complex="Arial" fo:font-size="10pt" style:font-size-complex="10pt"/>
    </style:style>
    <style:style style:family="table-cell" style:name="ce245">
      <style:table-cell-properties fo:background-color="#ffffff" fo:border="0.00441cm solid #AAAAAA" fo:padding-top="0.1411cm" fo:padding-bottom="0.1411cm" fo:padding-left="0.2117cm" fo:padding-right="0.2117cm"/>
    </style:style>
    <style:style style:family="paragraph" style:name="P517">
      <style:paragraph-properties/>
      <style:text-properties/>
    </style:style>
    <style:style style:family="text" style:name="T486">
      <style:text-properties fo:font-family="Arial" style:font-family-asian="Arial" style:font-family-complex="Arial" fo:font-size="10pt" style:font-size-complex="10pt"/>
    </style:style>
    <style:style style:family="table-row" style:name="ro83">
      <style:table-row-properties/>
    </style:style>
    <style:style style:family="table-cell" style:name="ce246">
      <style:table-cell-properties fo:background-color="#f2f2f2" fo:border="0.00441cm solid #AAAAAA" fo:padding-top="0.1411cm" fo:padding-bottom="0.1411cm" fo:padding-left="0.2117cm" fo:padding-right="0.2117cm"/>
    </style:style>
    <style:style style:family="paragraph" style:name="P518">
      <style:paragraph-properties/>
      <style:text-properties/>
    </style:style>
    <style:style style:family="text" style:name="T487">
      <style:text-properties fo:font-family="Arial" style:font-family-asian="Arial" style:font-family-complex="Arial" fo:font-size="10pt" style:font-size-complex="10pt"/>
    </style:style>
    <style:style style:family="table-cell" style:name="ce247">
      <style:table-cell-properties fo:background-color="#f2f2f2" fo:border="0.00441cm solid #AAAAAA" fo:padding-top="0.1411cm" fo:padding-bottom="0.1411cm" fo:padding-left="0.2117cm" fo:padding-right="0.2117cm"/>
    </style:style>
    <style:style style:family="paragraph" style:name="P519">
      <style:paragraph-properties/>
      <style:text-properties/>
    </style:style>
    <style:style style:family="text" style:name="T488">
      <style:text-properties fo:font-family="Arial" style:font-family-asian="Arial" style:font-family-complex="Arial" fo:font-size="10pt" style:font-size-complex="10pt"/>
    </style:style>
    <style:style style:family="table-cell" style:name="ce248">
      <style:table-cell-properties fo:background-color="#f2f2f2" fo:border="0.00441cm solid #AAAAAA" fo:padding-top="0.1411cm" fo:padding-bottom="0.1411cm" fo:padding-left="0.2117cm" fo:padding-right="0.2117cm"/>
    </style:style>
    <style:style style:family="paragraph" style:name="P520">
      <style:paragraph-properties/>
      <style:text-properties/>
    </style:style>
    <style:style style:family="text" style:name="T489">
      <style:text-properties fo:font-family="Arial" style:font-family-asian="Arial" style:font-family-complex="Arial" fo:font-size="10pt" style:font-size-complex="10pt"/>
    </style:style>
    <style:style style:family="table-row" style:name="ro84">
      <style:table-row-properties/>
    </style:style>
    <style:style style:family="table-cell" style:name="ce249">
      <style:table-cell-properties fo:background-color="#ffffff" fo:border="0.00441cm solid #AAAAAA" fo:padding-top="0.1411cm" fo:padding-bottom="0.1411cm" fo:padding-left="0.2117cm" fo:padding-right="0.2117cm"/>
    </style:style>
    <style:style style:family="paragraph" style:name="P521">
      <style:paragraph-properties/>
      <style:text-properties/>
    </style:style>
    <style:style style:family="text" style:name="T490">
      <style:text-properties fo:font-family="Arial" style:font-family-asian="Arial" style:font-family-complex="Arial" fo:font-size="10pt" style:font-size-complex="10pt"/>
    </style:style>
    <style:style style:family="table-cell" style:name="ce250">
      <style:table-cell-properties fo:background-color="#ffffff" fo:border="0.00441cm solid #AAAAAA" fo:padding-top="0.1411cm" fo:padding-bottom="0.1411cm" fo:padding-left="0.2117cm" fo:padding-right="0.2117cm"/>
    </style:style>
    <style:style style:family="paragraph" style:name="P522">
      <style:paragraph-properties/>
      <style:text-properties/>
    </style:style>
    <style:style style:family="text" style:name="T491">
      <style:text-properties fo:font-family="Arial" style:font-family-asian="Arial" style:font-family-complex="Arial" fo:font-size="10pt" style:font-size-complex="10pt"/>
    </style:style>
    <style:style style:family="table-cell" style:name="ce251">
      <style:table-cell-properties fo:background-color="#ffffff" fo:border="0.00441cm solid #AAAAAA" fo:padding-top="0.1411cm" fo:padding-bottom="0.1411cm" fo:padding-left="0.2117cm" fo:padding-right="0.2117cm"/>
    </style:style>
    <style:style style:family="paragraph" style:name="P523">
      <style:paragraph-properties/>
      <style:text-properties/>
    </style:style>
    <style:style style:family="text" style:name="T492">
      <style:text-properties fo:font-family="Arial" style:font-family-asian="Arial" style:font-family-complex="Arial" fo:font-size="10pt" style:font-size-complex="10pt"/>
    </style:style>
    <style:style style:family="table-row" style:name="ro85">
      <style:table-row-properties/>
    </style:style>
    <style:style style:family="table-cell" style:name="ce252">
      <style:table-cell-properties fo:background-color="#f2f2f2" fo:border="0.00441cm solid #AAAAAA" fo:padding-top="0.1411cm" fo:padding-bottom="0.1411cm" fo:padding-left="0.2117cm" fo:padding-right="0.2117cm"/>
    </style:style>
    <style:style style:family="paragraph" style:name="P524">
      <style:paragraph-properties/>
      <style:text-properties/>
    </style:style>
    <style:style style:family="text" style:name="T493">
      <style:text-properties fo:font-family="Arial" style:font-family-asian="Arial" style:font-family-complex="Arial" fo:font-size="10pt" style:font-size-complex="10pt"/>
    </style:style>
    <style:style style:family="table-cell" style:name="ce253">
      <style:table-cell-properties fo:background-color="#f2f2f2" fo:border="0.00441cm solid #AAAAAA" fo:padding-top="0.1411cm" fo:padding-bottom="0.1411cm" fo:padding-left="0.2117cm" fo:padding-right="0.2117cm"/>
    </style:style>
    <style:style style:family="paragraph" style:name="P525">
      <style:paragraph-properties/>
      <style:text-properties/>
    </style:style>
    <style:style style:family="text" style:name="T494">
      <style:text-properties fo:font-family="Arial" style:font-family-asian="Arial" style:font-family-complex="Arial" fo:font-size="10pt" style:font-size-complex="10pt"/>
    </style:style>
    <style:style style:family="table-cell" style:name="ce254">
      <style:table-cell-properties fo:background-color="#f2f2f2" fo:border="0.00441cm solid #AAAAAA" fo:padding-top="0.1411cm" fo:padding-bottom="0.1411cm" fo:padding-left="0.2117cm" fo:padding-right="0.2117cm"/>
    </style:style>
    <style:style style:family="paragraph" style:name="P526">
      <style:paragraph-properties/>
      <style:text-properties/>
    </style:style>
    <style:style style:family="text" style:name="T495">
      <style:text-properties fo:font-family="Arial" style:font-family-asian="Arial" style:font-family-complex="Arial" fo:font-size="10pt" style:font-size-complex="10pt"/>
    </style:style>
    <style:style style:family="table-row" style:name="ro86">
      <style:table-row-properties/>
    </style:style>
    <style:style style:family="table-cell" style:name="ce255">
      <style:table-cell-properties fo:background-color="#ffffff" fo:border="0.00441cm solid #AAAAAA" fo:padding-top="0.1411cm" fo:padding-bottom="0.1411cm" fo:padding-left="0.2117cm" fo:padding-right="0.2117cm"/>
    </style:style>
    <style:style style:family="paragraph" style:name="P527">
      <style:paragraph-properties/>
      <style:text-properties/>
    </style:style>
    <style:style style:family="text" style:name="T496">
      <style:text-properties fo:font-family="Arial" style:font-family-asian="Arial" style:font-family-complex="Arial" fo:font-size="10pt" style:font-size-complex="10pt"/>
    </style:style>
    <style:style style:family="table-cell" style:name="ce256">
      <style:table-cell-properties fo:background-color="#ffffff" fo:border="0.00441cm solid #AAAAAA" fo:padding-top="0.1411cm" fo:padding-bottom="0.1411cm" fo:padding-left="0.2117cm" fo:padding-right="0.2117cm"/>
    </style:style>
    <style:style style:family="paragraph" style:name="P528">
      <style:paragraph-properties/>
      <style:text-properties/>
    </style:style>
    <style:style style:family="text" style:name="T497">
      <style:text-properties fo:font-family="Arial" style:font-family-asian="Arial" style:font-family-complex="Arial" fo:font-size="10pt" style:font-size-complex="10pt"/>
    </style:style>
    <style:style style:family="table-cell" style:name="ce257">
      <style:table-cell-properties fo:background-color="#ffffff" fo:border="0.00441cm solid #AAAAAA" fo:padding-top="0.1411cm" fo:padding-bottom="0.1411cm" fo:padding-left="0.2117cm" fo:padding-right="0.2117cm"/>
    </style:style>
    <style:style style:family="paragraph" style:name="P529">
      <style:paragraph-properties/>
      <style:text-properties/>
    </style:style>
    <style:style style:family="text" style:name="T498">
      <style:text-properties fo:font-family="Arial" style:font-family-asian="Arial" style:font-family-complex="Arial" fo:font-size="10pt" style:font-size-complex="10pt"/>
    </style:style>
    <style:style style:family="paragraph" style:name="P530">
      <style:paragraph-properties fo:margin-top="3pt" fo:margin-bottom="3pt"/>
      <style:text-properties/>
    </style:style>
    <style:style style:parent-style-name="701" style:family="paragraph" style:name="P531">
      <style:paragraph-properties fo:margin-top="14pt" fo:margin-bottom="6pt"/>
      <style:text-properties fo:color="#2e75b6" fo:font-family="Arial" style:font-family-asian="Arial" style:font-family-complex="Arial" fo:font-size="14pt" style:font-size-complex="14pt" fo:font-weight="bold"/>
    </style:style>
    <style:style style:family="text" style:name="T499">
      <style:text-properties fo:color="#2e75b6" fo:font-family="Arial" style:font-family-asian="Arial" style:font-family-complex="Arial" fo:font-size="14pt" style:font-size-complex="14pt" fo:font-weight="bold"/>
    </style:style>
    <style:style style:family="paragraph" style:name="P532">
      <style:paragraph-properties fo:margin-top="3pt" fo:margin-bottom="3pt"/>
      <style:text-properties/>
    </style:style>
    <style:style style:family="text" style:name="T500">
      <style:text-properties fo:font-family="Arial" style:font-family-asian="Arial" style:font-family-complex="Arial" fo:font-size="11pt" style:font-size-complex="11pt"/>
    </style:style>
    <style:style style:family="paragraph" style:name="P533">
      <style:paragraph-properties fo:margin-top="3pt" fo:margin-bottom="3pt"/>
      <style:text-properties/>
    </style:style>
    <style:style style:family="paragraph" style:name="P534">
      <style:paragraph-properties fo:margin-top="0pt" fo:margin-bottom="0pt" fo:background-color="#2b2b2b"/>
      <style:text-properties/>
    </style:style>
    <style:style style:family="text" style:name="T501">
      <style:text-properties fo:color="#f8f8f2" fo:font-family="Courier New" style:font-family-asian="Courier New" style:font-family-complex="Courier New" fo:font-size="9pt" style:font-size-complex="9pt"/>
    </style:style>
    <style:style style:family="paragraph" style:name="P535">
      <style:paragraph-properties fo:margin-top="0pt" fo:margin-bottom="0pt" fo:background-color="#2b2b2b"/>
      <style:text-properties/>
    </style:style>
    <style:style style:family="text" style:name="T502">
      <style:text-properties fo:color="#f8f8f2" fo:font-family="Courier New" style:font-family-asian="Courier New" style:font-family-complex="Courier New" fo:font-size="9pt" style:font-size-complex="9pt"/>
    </style:style>
    <style:style style:family="paragraph" style:name="P536">
      <style:paragraph-properties fo:margin-top="0pt" fo:margin-bottom="0pt" fo:background-color="#2b2b2b"/>
      <style:text-properties/>
    </style:style>
    <style:style style:family="text" style:name="T503">
      <style:text-properties fo:color="#f8f8f2" fo:font-family="Courier New" style:font-family-asian="Courier New" style:font-family-complex="Courier New" fo:font-size="9pt" style:font-size-complex="9pt"/>
    </style:style>
    <style:style style:family="paragraph" style:name="P537">
      <style:paragraph-properties fo:margin-top="0pt" fo:margin-bottom="0pt" fo:background-color="#2b2b2b"/>
      <style:text-properties/>
    </style:style>
    <style:style style:family="text" style:name="T504">
      <style:text-properties fo:color="#f8f8f2" fo:font-family="Courier New" style:font-family-asian="Courier New" style:font-family-complex="Courier New" fo:font-size="9pt" style:font-size-complex="9pt"/>
    </style:style>
    <style:style style:family="paragraph" style:name="P538">
      <style:paragraph-properties fo:margin-top="0pt" fo:margin-bottom="0pt" fo:background-color="#2b2b2b"/>
      <style:text-properties/>
    </style:style>
    <style:style style:family="text" style:name="T505">
      <style:text-properties fo:color="#f8f8f2" fo:font-family="Courier New" style:font-family-asian="Courier New" style:font-family-complex="Courier New" fo:font-size="9pt" style:font-size-complex="9pt"/>
    </style:style>
    <style:style style:family="paragraph" style:name="P539">
      <style:paragraph-properties fo:margin-top="0pt" fo:margin-bottom="0pt" fo:background-color="#2b2b2b"/>
      <style:text-properties/>
    </style:style>
    <style:style style:family="text" style:name="T506">
      <style:text-properties fo:color="#f8f8f2" fo:font-family="Courier New" style:font-family-asian="Courier New" style:font-family-complex="Courier New" fo:font-size="9pt" style:font-size-complex="9pt"/>
    </style:style>
    <style:style style:family="paragraph" style:name="P540">
      <style:paragraph-properties fo:margin-top="0pt" fo:margin-bottom="0pt" fo:background-color="#2b2b2b"/>
      <style:text-properties/>
    </style:style>
    <style:style style:family="text" style:name="T507">
      <style:text-properties fo:color="#f8f8f2" fo:font-family="Courier New" style:font-family-asian="Courier New" style:font-family-complex="Courier New" fo:font-size="9pt" style:font-size-complex="9pt"/>
    </style:style>
    <style:style style:family="paragraph" style:name="P541">
      <style:paragraph-properties fo:margin-top="0pt" fo:margin-bottom="0pt" fo:background-color="#2b2b2b"/>
      <style:text-properties/>
    </style:style>
    <style:style style:family="text" style:name="T508">
      <style:text-properties fo:color="#f8f8f2" fo:font-family="Courier New" style:font-family-asian="Courier New" style:font-family-complex="Courier New" fo:font-size="9pt" style:font-size-complex="9pt"/>
    </style:style>
    <style:style style:family="paragraph" style:name="P542">
      <style:paragraph-properties fo:margin-top="0pt" fo:margin-bottom="0pt" fo:background-color="#2b2b2b"/>
      <style:text-properties/>
    </style:style>
    <style:style style:family="text" style:name="T509">
      <style:text-properties fo:color="#f8f8f2" fo:font-family="Courier New" style:font-family-asian="Courier New" style:font-family-complex="Courier New" fo:font-size="9pt" style:font-size-complex="9pt"/>
    </style:style>
    <style:style style:family="paragraph" style:name="P543">
      <style:paragraph-properties fo:margin-top="0pt" fo:margin-bottom="0pt" fo:background-color="#2b2b2b"/>
      <style:text-properties/>
    </style:style>
    <style:style style:family="text" style:name="T510">
      <style:text-properties fo:color="#f8f8f2" fo:font-family="Courier New" style:font-family-asian="Courier New" style:font-family-complex="Courier New" fo:font-size="9pt" style:font-size-complex="9pt"/>
    </style:style>
    <style:style style:family="paragraph" style:name="P544">
      <style:paragraph-properties fo:margin-top="0pt" fo:margin-bottom="0pt" fo:background-color="#2b2b2b"/>
      <style:text-properties/>
    </style:style>
    <style:style style:family="text" style:name="T511">
      <style:text-properties fo:color="#f8f8f2" fo:font-family="Courier New" style:font-family-asian="Courier New" style:font-family-complex="Courier New" fo:font-size="9pt" style:font-size-complex="9pt"/>
    </style:style>
    <style:style style:family="paragraph" style:name="P545">
      <style:paragraph-properties fo:margin-top="3pt" fo:margin-bottom="3pt"/>
      <style:text-properties/>
    </style:style>
    <style:style style:family="paragraph" style:name="P546">
      <style:paragraph-properties fo:margin-left="0.635cm" fo:margin-top="5pt" fo:margin-bottom="5pt"/>
      <style:text-properties/>
    </style:style>
    <style:style style:family="text" style:name="T512">
      <style:text-properties fo:color="#2e75b6" fo:font-family="Arial" style:font-family-asian="Arial" style:font-family-complex="Arial" fo:font-size="11pt" style:font-size-complex="11pt" fo:font-weight="bold"/>
    </style:style>
    <style:style style:family="text" style:name="T513">
      <style:text-properties fo:font-family="Arial" style:font-family-asian="Arial" style:font-family-complex="Arial" fo:font-size="11pt" style:font-size-complex="11pt" fo:font-style="italic"/>
    </style:style>
  </office:automatic-styles>
  <office:body>
    <office:text text:use-soft-page-breaks="true">
      <text:p text:style-name="P34"/>
      <text:p text:style-name="P35"/>
      <text:p text:style-name="P36"/>
      <text:p text:style-name="P37"/>
      <text:p text:style-name="P38"><text:span text:style-name="T49">🎥<text:s text:c="2"/>CAMERA CONTROL SYSTEM</text:span></text:p>
      <text:p text:style-name="P39"><text:span text:style-name="T50">Yi Home 1080p via Telegram</text:span></text:p>
      <text:p text:style-name="P40"><text:span text:style-name="T51">Firmware: yi-hack-allwinner v</text:span><text:span text:style-name="T52">2 by </text:span><text:a xlink:href="https://github.com/roleoroleo" xlink:type="simple"><text:span text:style-name="T53">roleoroleo</text:span></text:a><text:span text:style-name="T54"/></text:p>
      <text:p text:style-name="P41"/>
      <text:p text:style-name="P42"><text:span text:style-name="T55">Technical project documentation</text:span></text:p>
      <text:p text:style-name="P43"><text:span text:style-name="T56">Version 1.0<text:s text:c="2"/>—<text:s text:c="2"/>March 2026</text:span></text:p>
      <text:p text:style-name="P44"/>
      <text:p text:style-name="P45"/>
      <text:p text:style-name="P46"/>
      <text:p text:style-name="P47"/>
      <text:p text:style-name="P48"><text:span text:style-name="T57">Included scripts</text:span></text:p>
      <table:table table:style-name="ta1">
        <table:table-columns>
          <table:table-column table:style-name="co1"/>
          <table:table-column table:style-name="co2"/>
        </table:table-columns>
        <table:table-header-rows>
          <table:table-row table:style-name="ro1" table:default-cell-style-name="ce1">
            <table:table-cell table:style-name="ce2">
              <text:p text:style-name="P49"><text:span text:style-name="T58">Script</text:span></text:p>
            </table:table-cell>
            <table:table-cell table:style-name="ce3">
              <text:p text:style-name="P50"><text:span text:style-name="T59">Purpose</text:span></text:p>
            </table:table-cell>
          </table:table-row>
        </table:table-header-rows>
        <table:table-row table:style-name="ro2" table:default-cell-style-name="ce1">
          <table:table-cell table:style-name="ce4">
            <text:p text:style-name="P51"><text:span text:style-name="T60">lower_half_init.sh</text:span></text:p>
          </table:table-cell>
          <table:table-cell table:style-name="ce5">
            <text:p text:style-name="P52"><text:span text:style-name="T61">System startup and process launcher</text:span></text:p>
          </table:table-cell>
        </table:table-row>
        <table:table-row table:style-name="ro3" table:default-cell-style-name="ce1">
          <table:table-cell table:style-name="ce6">
            <text:p text:style-name="P53"><text:span text:style-name="T62">telegram_control.sh</text:span></text:p>
          </table:table-cell>
          <table:table-cell table:style-name="ce7">
            <text:p text:style-name="P54"><text:span text:style-name="T63">Telegram bot: command reception and processing</text:span></text:p>
          </table:table-cell>
        </table:table-row>
        <table:table-row table:style-name="ro4" table:default-cell-style-name="ce1">
          <table:table-cell table:style-name="ce8">
            <text:p text:style-name="P55"><text:span text:style-name="T64">watch_motion.sh</text:span></text:p>
          </table:table-cell>
          <table:table-cell table:style-name="ce9">
            <text:p text:style-name="P56"><text:span text:style-name="T65">Motion detection watcher</text:span></text:p>
          </table:table-cell>
        </table:table-row>
        <table:table-row table:style-name="ro5" table:default-cell-style-name="ce1">
          <table:table-cell table:style-name="ce10">
            <text:p text:style-name="P57"><text:span text:style-name="T66">watch_sound.sh</text:span></text:p>
          </table:table-cell>
          <table:table-cell table:style-name="ce11">
            <text:p text:style-name="P58"><text:span text:style-name="T67">Sound detection watcher</text:span></text:p>
          </table:table-cell>
        </table:table-row>
        <table:table-row table:style-name="ro6" table:default-cell-style-name="ce1">
          <table:table-cell table:style-name="ce12">
            <text:p text:style-name="P59"><text:span text:style-name="T68">intercom.sh</text:span></text:p>
          </table:table-cell>
          <table:table-cell table:style-name="ce13">
            <text:p text:style-name="P60"><text:span text:style-name="T69">Bidirectional voice intercom</text:span></text:p>
          </table:table-cell>
        </table:table-row>
        <table:table-row table:style-name="ro7" table:default-cell-style-name="ce1">
          <table:table-cell table:style-name="ce14">
            <text:p text:style-name="P61"><text:span text:style-name="T70">config.env</text:span></text:p>
          </table:table-cell>
          <table:table-cell table:style-name="ce15">
            <text:p text:style-name="P62"><text:span text:style-name="T71">Centralised configuration (token, chat_id)</text:span></text:p>
          </table:table-cell>
        </table:table-row>
      </table:table>
      <text:p text:style-name="P63"><text:span><text:soft-page-break/></text:span></text:p>
      <text:p text:style-name="P64"><text:span text:style-name="T72">1. Introduction</text:span></text:p>
      <text:p text:style-name="P65"><text:span text:style-name="T73">This project implements a complete remote surveillance and control system for the Yi Home 1080</text:span><text:span text:style-name="T74">p camera running the yi-hack-allwinner v</text:span><text:span text:style-name="T75">2</text:span><text:span text:style-name="T76"> firmware</text:span><text:span text:style-name="T77"> by </text:span><text:a xlink:href="https://github.com/roleoroleo" xlink:type="simple"><text:span text:style-name="T78">roleoroleo</text:span></text:a><text:span text:style-name="T79">. Through a Telegram bot the user can control all aspects of the camera from anywhere, receive automatic motion and sound alerts, and communicate bidirectionally through the built-in speaker and microphone.</text:span></text:p>
      <text:p text:style-name="P66"/>
      <text:p text:style-name="P67"><text:span text:style-name="T80">1.1 Key features</text:span></text:p>
      <text:list text:style-name="WWNum2" text:continue-numbering="true">
        <text:list-item>
          <text:p text:style-name="P68"><text:span text:style-name="T81">Full remote control via Telegram commands</text:span></text:p>
        </text:list-item>
        <text:list-item>
          <text:p text:style-name="P69"><text:span text:style-name="T82">Automatic motion alerts with photo</text:span></text:p>
        </text:list-item>
        <text:list-item>
          <text:p text:style-name="P70"><text:span text:style-name="T83">Automatic sound alerts with audio clip</text:span></text:p>
        </text:list-item>
        <text:list-item>
          <text:p text:style-name="P71"><text:span text:style-name="T84">Bidirectional voice intercom: speak and listen in real time</text:span></text:p>
        </text:list-item>
        <text:list-item>
          <text:p text:style-name="P72"><text:span text:style-name="T85">Blue LED and infrared control</text:span></text:p>
        </text:list-item>
        <text:list-item>
          <text:p text:style-name="P73"><text:span text:style-name="T86">Silent mode to suppress notifications without stopping the watchers</text:span></text:p>
        </text:list-item>
        <text:list-item>
          <text:p text:style-name="P74"><text:span text:style-name="T87">On-demand snapshot and video recording</text:span></text:p>
        </text:list-item>
        <text:list-item>
          <text:p text:style-name="P75"><text:span text:style-name="T88">Real-time system status information</text:span></text:p>
        </text:list-item>
      </text:list>
      <text:p text:style-name="P76"/>
      <text:p text:style-name="P77"><text:span text:style-name="T89">1.2 Prerequisites</text:span></text:p>
      <text:p text:style-name="P78"><text:span text:style-name="T90">The following ARM-precompiled binaries must be available on the camera before installing the scripts:</text:span></text:p>
      <text:p text:style-name="P79"/>
      <table:table table:style-name="ta2">
        <table:table-columns>
          <table:table-column table:style-name="co3"/>
          <table:table-column table:style-name="co4"/>
          <table:table-column table:style-name="co5"/>
        </table:table-columns>
        <table:table-header-rows>
          <table:table-row table:style-name="ro8" table:default-cell-style-name="ce16">
            <table:table-cell table:style-name="ce17">
              <text:p text:style-name="P80"><text:span text:style-name="T91">Binary</text:span></text:p>
            </table:table-cell>
            <table:table-cell table:style-name="ce18">
              <text:p text:style-name="P81"><text:span text:style-name="T92">Location</text:span></text:p>
            </table:table-cell>
            <table:table-cell table:style-name="ce19">
              <text:p text:style-name="P82"><text:span text:style-name="T93">Purpose</text:span></text:p>
            </table:table-cell>
          </table:table-row>
        </table:table-header-rows>
        <table:table-row table:style-name="ro9" table:default-cell-style-name="ce16">
          <table:table-cell table:style-name="ce20">
            <text:p text:style-name="P83"><text:span text:style-name="T94">curl</text:span></text:p>
          </table:table-cell>
          <table:table-cell table:style-name="ce21">
            <text:p text:style-name="P84"><text:span text:style-name="T95">/tmp/sd/yi-hack/bin/curl</text:span></text:p>
          </table:table-cell>
          <table:table-cell table:style-name="ce22">
            <text:p text:style-name="P85"><text:span text:style-name="T96">Telegram API communication</text:span></text:p>
          </table:table-cell>
        </table:table-row>
        <table:table-row table:style-name="ro10" table:default-cell-style-name="ce16">
          <table:table-cell table:style-name="ce23">
            <text:p text:style-name="P86"><text:span text:style-name="T97">ffmpeg</text:span></text:p>
          </table:table-cell>
          <table:table-cell table:style-name="ce24">
            <text:p text:style-name="P87"><text:span text:style-name="T98">/tmp/sd/yi-hack/bin/ffmpeg</text:span></text:p>
          </table:table-cell>
          <table:table-cell table:style-name="ce25">
            <text:p text:style-name="P88"><text:span text:style-name="T99">Audio/video conversion and processing</text:span></text:p>
          </table:table-cell>
        </table:table-row>
        <table:table-row table:style-name="ro11" table:default-cell-style-name="ce16">
          <table:table-cell table:style-name="ce26">
            <text:p text:style-name="P89"><text:span text:style-name="T100">imggrabber</text:span></text:p>
          </table:table-cell>
          <table:table-cell table:style-name="ce27">
            <text:p text:style-name="P90"><text:span text:style-name="T101">/tmp/sd/yi-hack/bin/imggrabber</text:span></text:p>
          </table:table-cell>
          <table:table-cell table:style-name="ce28">
            <text:p text:style-name="P91"><text:span text:style-name="T102">Snapshot capture</text:span></text:p>
          </table:table-cell>
        </table:table-row>
        <table:table-row table:style-name="ro12" table:default-cell-style-name="ce16">
          <table:table-cell table:style-name="ce29">
            <text:p text:style-name="P92"><text:span text:style-name="T103">h264grabber</text:span></text:p>
          </table:table-cell>
          <table:table-cell table:style-name="ce30">
            <text:p text:style-name="P93"><text:span text:style-name="T104">/tmp/sd/yi-hack/bin/h264grabber</text:span></text:p>
          </table:table-cell>
          <table:table-cell table:style-name="ce31">
            <text:p text:style-name="P94"><text:span text:style-name="T105">H.264 video capture</text:span></text:p>
          </table:table-cell>
        </table:table-row>
        <table:table-row table:style-name="ro13" table:default-cell-style-name="ce16">
          <table:table-cell table:style-name="ce32">
            <text:p text:style-name="P95"><text:span text:style-name="T106">speaker</text:span></text:p>
          </table:table-cell>
          <table:table-cell table:style-name="ce33">
            <text:p text:style-name="P96"><text:span text:style-name="T107">/tmp/sd/yi-hack/bin/speaker</text:span></text:p>
          </table:table-cell>
          <table:table-cell table:style-name="ce34">
            <text:p text:style-name="P97"><text:span text:style-name="T108">Speaker control (ioctl)</text:span></text:p>
          </table:table-cell>
        </table:table-row>
        <table:table-row table:style-name="ro14" table:default-cell-style-name="ce16">
          <table:table-cell table:style-name="ce35">
            <text:p text:style-name="P98"><text:span text:style-name="T109">ipc_cmd</text:span></text:p>
          </table:table-cell>
          <table:table-cell table:style-name="ce36">
            <text:p text:style-name="P99"><text:span text:style-name="T110">/tmp/sd/yi-hack/bin/ipc_cmd</text:span></text:p>
          </table:table-cell>
          <table:table-cell table:style-name="ce37">
            <text:p text:style-name="P100"><text:span text:style-name="T111">Hardware control (LED, IR, motion)</text:span></text:p>
          </table:table-cell>
        </table:table-row>
        <table:table-row table:style-name="ro15" table:default-cell-style-name="ce16">
          <table:table-cell table:style-name="ce38">
            <text:p text:style-name="P101"><text:span text:style-name="T112">pcmvol</text:span></text:p>
          </table:table-cell>
          <table:table-cell table:style-name="ce39">
            <text:p text:style-name="P102"><text:span text:style-name="T113">/tmp/sd/yi-hack/bin/pcmvol</text:span></text:p>
          </table:table-cell>
          <table:table-cell table:style-name="ce40">
            <text:p text:style-name="P103"><text:span text:style-name="T114">PCM volume control</text:span></text:p>
          </table:table-cell>
        </table:table-row>
      </table:table>
      <text:p text:style-name="P104"/>
      <text:p text:style-name="P105"><text:span text:style-name="T115">ℹ️<text:s text:c="2"/>Note: </text:span><text:span text:style-name="T116">curl and ffmpeg must be precompiled versions for ARMv7 architecture, compatible with the Allwinner SoC inside the camera.</text:span></text:p>
      <text:p text:style-name="P106"><text:span><text:soft-page-break/></text:span></text:p>
      <text:p text:style-name="P107"><text:span text:style-name="T117">2. System architecture</text:span></text:p>
      <text:p text:style-name="P108"><text:span text:style-name="T118">2.1 Process diagram</text:span></text:p>
      <text:p text:style-name="P109"><text:span text:style-name="T119">The system boots via lower_half_init.sh which launches all processes sequentially. Each script runs as an independent background process:</text:span></text:p>
      <text:p text:style-name="P110"/>
      <text:p text:style-name="P111"><text:span text:style-name="T120">lower_half_init.sh<text:s text:c="2"/>(boot)</text:span></text:p>
      <text:p text:style-name="P112"><text:span text:style-name="T121"><text:s text:c="4"/>├── system.sh<text:s text:c="10"/>(yi-hack firmware)</text:span></text:p>
      <text:p text:style-name="P113"><text:span text:style-name="T122"><text:s text:c="4"/>├── watch_motion.sh<text:s text:c="4"/>(motion watcher)<text:s text:c="2"/>──► Telegram alert</text:span></text:p>
      <text:p text:style-name="P114"><text:span text:style-name="T123"><text:s text:c="4"/>├── watch_sound.sh<text:s text:c="5"/>(sound watcher)<text:s text:c="3"/>──► Telegram alert</text:span></text:p>
      <text:p text:style-name="P115"><text:span text:style-name="T124"><text:s text:c="4"/>└── telegram_control.sh (control bot)</text:span></text:p>
      <text:p text:style-name="P116"><text:span text:style-name="T125"><text:s text:c="13"/>└── intercom.sh<text:s text:c="2"/>(launched on demand)</text:span></text:p>
      <text:p text:style-name="P117"/>
      <text:p text:style-name="P118"><text:span text:style-name="T126">2.2 Configuration and state files</text:span></text:p>
      <table:table table:style-name="ta3">
        <table:table-columns>
          <table:table-column table:style-name="co6"/>
          <table:table-column table:style-name="co7"/>
          <table:table-column table:style-name="co8"/>
        </table:table-columns>
        <table:table-header-rows>
          <table:table-row table:style-name="ro16" table:default-cell-style-name="ce41">
            <table:table-cell table:style-name="ce42">
              <text:p text:style-name="P119"><text:span text:style-name="T127">File / Pipe</text:span></text:p>
            </table:table-cell>
            <table:table-cell table:style-name="ce43">
              <text:p text:style-name="P120"><text:span text:style-name="T128">Type</text:span></text:p>
            </table:table-cell>
            <table:table-cell table:style-name="ce44">
              <text:p text:style-name="P121"><text:span text:style-name="T129">Description</text:span></text:p>
            </table:table-cell>
          </table:table-row>
        </table:table-header-rows>
        <table:table-row table:style-name="ro17" table:default-cell-style-name="ce41">
          <table:table-cell table:style-name="ce45">
            <text:p text:style-name="P122"><text:span text:style-name="T130">/tmp/sd/yi-hack/script/config.env</text:span></text:p>
          </table:table-cell>
          <table:table-cell table:style-name="ce46">
            <text:p text:style-name="P123"><text:span text:style-name="T131">File</text:span></text:p>
          </table:table-cell>
          <table:table-cell table:style-name="ce47">
            <text:p text:style-name="P124"><text:span text:style-name="T132">Telegram bot token and Chat ID</text:span></text:p>
          </table:table-cell>
        </table:table-row>
        <table:table-row table:style-name="ro18" table:default-cell-style-name="ce41">
          <table:table-cell table:style-name="ce48">
            <text:p text:style-name="P125"><text:span text:style-name="T133">/tmp/tg_offset</text:span></text:p>
          </table:table-cell>
          <table:table-cell table:style-name="ce49">
            <text:p text:style-name="P126"><text:span text:style-name="T134">File</text:span></text:p>
          </table:table-cell>
          <table:table-cell table:style-name="ce50">
            <text:p text:style-name="P127"><text:span text:style-name="T135">Offset of processed Telegram messages</text:span></text:p>
          </table:table-cell>
        </table:table-row>
        <table:table-row table:style-name="ro19" table:default-cell-style-name="ce41">
          <table:table-cell table:style-name="ce51">
            <text:p text:style-name="P128"><text:span text:style-name="T136">/tmp/tg_silent</text:span></text:p>
          </table:table-cell>
          <table:table-cell table:style-name="ce52">
            <text:p text:style-name="P129"><text:span text:style-name="T137">Flag</text:span></text:p>
          </table:table-cell>
          <table:table-cell table:style-name="ce53">
            <text:p text:style-name="P130"><text:span text:style-name="T138">If present, alerts are silenced</text:span></text:p>
          </table:table-cell>
        </table:table-row>
        <table:table-row table:style-name="ro20" table:default-cell-style-name="ce41">
          <table:table-cell table:style-name="ce54">
            <text:p text:style-name="P131"><text:span text:style-name="T139">/tmp/intercom_active</text:span></text:p>
          </table:table-cell>
          <table:table-cell table:style-name="ce55">
            <text:p text:style-name="P132"><text:span text:style-name="T140">Flag</text:span></text:p>
          </table:table-cell>
          <table:table-cell table:style-name="ce56">
            <text:p text:style-name="P133"><text:span text:style-name="T141">Indicates the intercom is active</text:span></text:p>
          </table:table-cell>
        </table:table-row>
        <table:table-row table:style-name="ro21" table:default-cell-style-name="ce41">
          <table:table-cell table:style-name="ce57">
            <text:p text:style-name="P134"><text:span text:style-name="T142">/tmp/audio_fifo</text:span></text:p>
          </table:table-cell>
          <table:table-cell table:style-name="ce58">
            <text:p text:style-name="P135"><text:span text:style-name="T143">Pipe</text:span></text:p>
          </table:table-cell>
          <table:table-cell table:style-name="ce59">
            <text:p text:style-name="P136"><text:span text:style-name="T144">Microphone audio stream (PCM 8000 Hz)</text:span></text:p>
          </table:table-cell>
        </table:table-row>
        <table:table-row table:style-name="ro22" table:default-cell-style-name="ce41">
          <table:table-cell table:style-name="ce60">
            <text:p text:style-name="P137"><text:span text:style-name="T145">/tmp/audio_in_fifo</text:span></text:p>
          </table:table-cell>
          <table:table-cell table:style-name="ce61">
            <text:p text:style-name="P138"><text:span text:style-name="T146">Pipe</text:span></text:p>
          </table:table-cell>
          <table:table-cell table:style-name="ce62">
            <text:p text:style-name="P139"><text:span text:style-name="T147">Speaker audio stream (PCM 16000 Hz)</text:span></text:p>
          </table:table-cell>
        </table:table-row>
        <table:table-row table:style-name="ro23" table:default-cell-style-name="ce41">
          <table:table-cell table:style-name="ce63">
            <text:p text:style-name="P140"><text:span text:style-name="T148">/tmp/motion.jpg</text:span></text:p>
          </table:table-cell>
          <table:table-cell table:style-name="ce64">
            <text:p text:style-name="P141"><text:span text:style-name="T149">File</text:span></text:p>
          </table:table-cell>
          <table:table-cell table:style-name="ce65">
            <text:p text:style-name="P142"><text:span text:style-name="T150">Motion image generated by firmware</text:span></text:p>
          </table:table-cell>
        </table:table-row>
        <table:table-row table:style-name="ro24" table:default-cell-style-name="ce41">
          <table:table-cell table:style-name="ce66">
            <text:p text:style-name="P143"><text:span text:style-name="T151">/tmp/intercom_buffer/</text:span></text:p>
          </table:table-cell>
          <table:table-cell table:style-name="ce67">
            <text:p text:style-name="P144"><text:span text:style-name="T152">Directory</text:span></text:p>
          </table:table-cell>
          <table:table-cell table:style-name="ce68">
            <text:p text:style-name="P145"><text:span text:style-name="T153">Circular audio buffer for intercom</text:span></text:p>
          </table:table-cell>
        </table:table-row>
        <table:table-row table:style-name="ro25" table:default-cell-style-name="ce41">
          <table:table-cell table:style-name="ce69">
            <text:p text:style-name="P146"><text:span text:style-name="T154">/tmp/telegram_control.log</text:span></text:p>
          </table:table-cell>
          <table:table-cell table:style-name="ce70">
            <text:p text:style-name="P147"><text:span text:style-name="T155">Log</text:span></text:p>
          </table:table-cell>
          <table:table-cell table:style-name="ce71">
            <text:p text:style-name="P148"><text:span text:style-name="T156">Control bot log</text:span></text:p>
          </table:table-cell>
        </table:table-row>
        <table:table-row table:style-name="ro26" table:default-cell-style-name="ce41">
          <table:table-cell table:style-name="ce72">
            <text:p text:style-name="P149"><text:span text:style-name="T157">/tmp/watch_motion.log</text:span></text:p>
          </table:table-cell>
          <table:table-cell table:style-name="ce73">
            <text:p text:style-name="P150"><text:span text:style-name="T158">Log</text:span></text:p>
          </table:table-cell>
          <table:table-cell table:style-name="ce74">
            <text:p text:style-name="P151"><text:span text:style-name="T159">Motion watcher log</text:span></text:p>
          </table:table-cell>
        </table:table-row>
        <table:table-row table:style-name="ro27" table:default-cell-style-name="ce41">
          <table:table-cell table:style-name="ce75">
            <text:p text:style-name="P152"><text:span text:style-name="T160">/tmp/watch_sound.log</text:span></text:p>
          </table:table-cell>
          <table:table-cell table:style-name="ce76">
            <text:p text:style-name="P153"><text:span text:style-name="T161">Log</text:span></text:p>
          </table:table-cell>
          <table:table-cell table:style-name="ce77">
            <text:p text:style-name="P154"><text:span text:style-name="T162">Sound watcher log</text:span></text:p>
          </table:table-cell>
        </table:table-row>
        <table:table-row table:style-name="ro28" table:default-cell-style-name="ce41">
          <table:table-cell table:style-name="ce78">
            <text:p text:style-name="P155"><text:span text:style-name="T163">/tmp/intercom.log</text:span></text:p>
          </table:table-cell>
          <table:table-cell table:style-name="ce79">
            <text:p text:style-name="P156"><text:span text:style-name="T164">Log</text:span></text:p>
          </table:table-cell>
          <table:table-cell table:style-name="ce80">
            <text:p text:style-name="P157"><text:span text:style-name="T165">Intercom log</text:span></text:p>
          </table:table-cell>
        </table:table-row>
      </table:table>
      <text:p text:style-name="P158"/>
      <text:p text:style-name="P159"><text:span text:style-name="T166">2.3 Audio formats</text:span></text:p>
      <text:p text:style-name="P160"><text:span text:style-name="T167">The camera uses two different audio formats depending on the direction:</text:span></text:p>
      <text:p text:style-name="P161"/>
      <table:table table:style-name="ta4">
        <table:table-columns>
          <table:table-column table:style-name="co9"/>
          <table:table-column table:style-name="co10"/>
          <table:table-column table:style-name="co11"/>
          <table:table-column table:style-name="co12"/>
        </table:table-columns>
        <table:table-header-rows>
          <table:table-row table:style-name="ro29" table:default-cell-style-name="ce81">
            <table:table-cell table:style-name="ce82">
              <text:p text:style-name="P162"><text:span text:style-name="T168">Direction</text:span></text:p>
            </table:table-cell>
            <table:table-cell table:style-name="ce83">
              <text:p text:style-name="P163"><text:span text:style-name="T169">Format</text:span></text:p>
            </table:table-cell>
            <table:table-cell table:style-name="ce84">
              <text:p text:style-name="P164"><text:span text:style-name="T170">Pipe</text:span></text:p>
            </table:table-cell>
            <table:table-cell table:style-name="ce85">
              <text:p text:style-name="P165"><text:span text:style-name="T171">Notes</text:span></text:p>
            </table:table-cell>
          </table:table-row>
        </table:table-header-rows>
        <table:table-row table:style-name="ro30" table:default-cell-style-name="ce81">
          <table:table-cell table:style-name="ce86">
            <text:p text:style-name="P166"><text:span text:style-name="T172">Microphone → Script</text:span></text:p>
          </table:table-cell>
          <table:table-cell table:style-name="ce87">
            <text:p text:style-name="P167"><text:span text:style-name="T173">PCM 16-bit LE, mono, 8000 Hz</text:span></text:p>
          </table:table-cell>
          <table:table-cell table:style-name="ce88">
            <text:p text:style-name="P168"><text:span text:style-name="T174">/tmp/audio_fifo</text:span></text:p>
          </table:table-cell>
          <table:table-cell table:style-name="ce89">
            <text:p text:style-name="P169"><text:span text:style-name="T175">Produced by the rmm process</text:span></text:p>
          </table:table-cell>
        </table:table-row>
        <table:table-row table:style-name="ro31" table:default-cell-style-name="ce81">
          <table:table-cell table:style-name="ce90">
            <text:p text:style-name="P170"><text:span text:style-name="T176">Script → Speaker</text:span></text:p>
          </table:table-cell>
          <table:table-cell table:style-name="ce91">
            <text:p text:style-name="P171"><text:span text:style-name="T177">PCM 16-bit LE, mono, 16000 Hz</text:span></text:p>
          </table:table-cell>
          <table:table-cell table:style-name="ce92">
            <text:p text:style-name="P172"><text:span text:style-name="T178">/tmp/audio_in_fifo</text:span></text:p>
          </table:table-cell>
          <table:table-cell table:style-name="ce93">
            <text:p text:style-name="P173"><text:span text:style-name="T179">No pcmvol. speaker on/off required</text:span></text:p>
          </table:table-cell>
        </table:table-row>
      </table:table>
      <text:p text:style-name="P174"><text:span text:style-name="T180">ℹ️<text:s text:c="2"/>Note: </text:span><text:span text:style-name="T181">The correct speaker format (16000 Hz without pcmvol) was determined experimentally by measuring fifo consumption: 32768 bytes/sec ÷ 2 bytes (16-bit) ÷ 1 channel = 16384 Hz ≈ 16000 Hz.</text:span></text:p>
      <text:p text:style-name="P175"><text:span><text:soft-page-break/></text:span></text:p>
      <text:p text:style-name="P176"><text:span text:style-name="T182">3. Configuration — config.env</text:span></text:p>
      <text:p text:style-name="P177"><text:span text:style-name="T183">All scripts load their Telegram credentials from a single centralised configuration file. This avoids hardcoding tokens in each script.</text:span></text:p>
      <text:p text:style-name="P178"/>
      <text:p text:style-name="P179"><text:span text:style-name="T184">Location: /tmp/sd/yi-hack/script/config.env</text:span></text:p>
      <text:p text:style-name="P180"/>
      <text:p text:style-name="P181"><text:span text:style-name="T185">#!/bin/sh</text:span></text:p>
      <text:p text:style-name="P182"><text:span text:style-name="T186"># Telegram bot configuration</text:span></text:p>
      <text:p text:style-name="P183"><text:span text:style-name="T187">BOT_TOKEN="XXXXXXXXXX:XXXXXXXXXXXXXXXXXXXXXXXXXXXXXXXXXXX"</text:span></text:p>
      <text:p text:style-name="P184"><text:span text:style-name="T188">CHAT_ID="XXXXXXXXXX"</text:span></text:p>
      <text:p text:style-name="P185"/>
      <text:p text:style-name="P186"><text:span text:style-name="T189">ℹ️<text:s text:c="2"/>Note: </text:span><text:span text:style-name="T190">config.env is not included in this documentation as it contains sensitive credentials. Never share the bot token or chat_id publicly.</text:span></text:p>
      <text:p text:style-name="P187"/>
      <text:p text:style-name="P188"><text:span text:style-name="T191">All scripts check for the file at startup and exit with an error if it is missing:</text:span></text:p>
      <text:p text:style-name="P189"/>
      <text:p text:style-name="P190"><text:span text:style-name="T192">CONFIG_FILE="/tmp/sd/yi-hack/script/config.env"</text:span></text:p>
      <text:p text:style-name="P191"><text:span text:style-name="T193">if [ -f "$CONFIG_FILE" ]; then</text:span></text:p>
      <text:p text:style-name="P192"><text:span text:style-name="T194"><text:s text:c="4"/>. "$CONFIG_FILE"</text:span></text:p>
      <text:p text:style-name="P193"><text:span text:style-name="T195">else</text:span></text:p>
      <text:p text:style-name="P194"><text:span text:style-name="T196"><text:s text:c="4"/>echo "ERROR: Cannot find $CONFIG_FILE" &gt;&amp;2</text:span></text:p>
      <text:p text:style-name="P195"><text:span text:style-name="T197"><text:s text:c="4"/>exit 1</text:span></text:p>
      <text:p text:style-name="P196"><text:span text:style-name="T198">fi</text:span></text:p>
      <text:p text:style-name="P197"><text:span><text:soft-page-break/></text:span></text:p>
      <text:p text:style-name="P198"><text:span text:style-name="T199">4. lower_half_init.sh — System startup</text:span></text:p>
      <text:p text:style-name="P199"><text:span text:style-name="T200">4.1 Purpose</text:span></text:p>
      <text:p text:style-name="P200"><text:span text:style-name="T201">Firmware initialisation script that starts all system processes. It is invoked automatically by the firmware when the camera boots. It includes protection against double execution via the /tmp/init_started flag.</text:span></text:p>
      <text:p text:style-name="P201"/>
      <text:p text:style-name="P202"><text:span text:style-name="T202">4.2 Boot sequence</text:span></text:p>
      <text:list text:style-name="WWNum2" text:continue-numbering="true">
        <text:list-item>
          <text:p text:style-name="P203"><text:span text:style-name="T203">Load kernel modules: WiFi (8188fu/8189fs), video sensor, V4L2 buffers</text:span></text:p>
        </text:list-item>
        <text:list-item>
          <text:p text:style-name="P204"><text:span text:style-name="T204">Configure the network interface and MAC address</text:span></text:p>
        </text:list-item>
        <text:list-item>
          <text:p text:style-name="P205"><text:span text:style-name="T205">Launch the dispatch process with the ipc_multiplex.so library</text:span></text:p>
        </text:list-item>
        <text:list-item>
          <text:p text:style-name="P206"><text:span text:style-name="T206">Run yi-hack system.sh</text:span></text:p>
        </text:list-item>
        <text:list-item>
          <text:p text:style-name="P207"><text:span text:style-name="T207">After 30 seconds, launch watch_motion.sh in the background</text:span></text:p>
        </text:list-item>
        <text:list-item>
          <text:p text:style-name="P208"><text:span text:style-name="T208">After 10 more seconds, launch watch_sound.sh in the background</text:span></text:p>
        </text:list-item>
        <text:list-item>
          <text:p text:style-name="P209"><text:span text:style-name="T209">After 10 more seconds, launch telegram_control.sh in the background</text:span></text:p>
        </text:list-item>
      </text:list>
      <text:p text:style-name="P210"/>
      <text:p text:style-name="P211"><text:span text:style-name="T210">4.3 Startup delays</text:span></text:p>
      <text:p text:style-name="P212"><text:span text:style-name="T211">The delays between scripts are intentional to ensure the firmware is fully initialised before the scripts access the audio and video fifos:</text:span></text:p>
      <text:p text:style-name="P213"/>
      <table:table table:style-name="ta5">
        <table:table-columns>
          <table:table-column table:style-name="co13"/>
          <table:table-column table:style-name="co14"/>
        </table:table-columns>
        <table:table-header-rows>
          <table:table-row table:style-name="ro32" table:default-cell-style-name="ce94">
            <table:table-cell table:style-name="ce95">
              <text:p text:style-name="P214"><text:span text:style-name="T212">Time</text:span></text:p>
            </table:table-cell>
            <table:table-cell table:style-name="ce96">
              <text:p text:style-name="P215"><text:span text:style-name="T213">Action</text:span></text:p>
            </table:table-cell>
          </table:table-row>
        </table:table-header-rows>
        <table:table-row table:style-name="ro33" table:default-cell-style-name="ce94">
          <table:table-cell table:style-name="ce97">
            <text:p text:style-name="P216"><text:span text:style-name="T214">t = 0 s</text:span></text:p>
          </table:table-cell>
          <table:table-cell table:style-name="ce98">
            <text:p text:style-name="P217"><text:span text:style-name="T215">Start dispatch and system.sh</text:span></text:p>
          </table:table-cell>
        </table:table-row>
        <table:table-row table:style-name="ro34" table:default-cell-style-name="ce94">
          <table:table-cell table:style-name="ce99">
            <text:p text:style-name="P218"><text:span text:style-name="T216">t = 30 s</text:span></text:p>
          </table:table-cell>
          <table:table-cell table:style-name="ce100">
            <text:p text:style-name="P219"><text:span text:style-name="T217">Launch watch_motion.sh</text:span></text:p>
          </table:table-cell>
        </table:table-row>
        <table:table-row table:style-name="ro35" table:default-cell-style-name="ce94">
          <table:table-cell table:style-name="ce101">
            <text:p text:style-name="P220"><text:span text:style-name="T218">t = 40 s</text:span></text:p>
          </table:table-cell>
          <table:table-cell table:style-name="ce102">
            <text:p text:style-name="P221"><text:span text:style-name="T219">Launch watch_sound.sh</text:span></text:p>
          </table:table-cell>
        </table:table-row>
        <table:table-row table:style-name="ro36" table:default-cell-style-name="ce94">
          <table:table-cell table:style-name="ce103">
            <text:p text:style-name="P222"><text:span text:style-name="T220">t = 50 s</text:span></text:p>
          </table:table-cell>
          <table:table-cell table:style-name="ce104">
            <text:p text:style-name="P223"><text:span text:style-name="T221">Launch telegram_control.sh</text:span></text:p>
          </table:table-cell>
        </table:table-row>
      </table:table>
      <text:p text:style-name="P224"><text:span><text:soft-page-break/></text:span></text:p>
      <text:p text:style-name="P225"><text:span text:style-name="T222">5. telegram_control.sh — Control bot</text:span></text:p>
      <text:p text:style-name="P226"><text:span text:style-name="T223">5.1 Purpose</text:span></text:p>
      <text:p text:style-name="P227"><text:span text:style-name="T224">Mai</text:span><text:span text:style-name="T225">n system script. It maintains a long-polling loop against the Telegram API, receives commands from the authorised user, and executes the corresponding action. It only processes messages from the CHAT_ID configured in config.env, ignoring all other sources.</text:span></text:p>
      <text:p text:style-name="P228"/>
      <text:p text:style-name="P229"><text:span text:style-name="T226">5.2 Available commands</text:span></text:p>
      <table:table table:style-name="ta6">
        <table:table-columns>
          <table:table-column table:style-name="co15"/>
          <table:table-column table:style-name="co16"/>
          <table:table-column table:style-name="co17"/>
        </table:table-columns>
        <table:table-header-rows>
          <table:table-row table:style-name="ro37" table:default-cell-style-name="ce105">
            <table:table-cell table:style-name="ce106">
              <text:p text:style-name="P230"><text:span text:style-name="T227">Command</text:span></text:p>
            </table:table-cell>
            <table:table-cell table:style-name="ce107">
              <text:p text:style-name="P231"><text:span text:style-name="T228">Function</text:span></text:p>
            </table:table-cell>
            <table:table-cell table:style-name="ce108">
              <text:p text:style-name="P232"><text:span text:style-name="T229">Description</text:span></text:p>
            </table:table-cell>
          </table:table-row>
        </table:table-header-rows>
        <table:table-row table:style-name="ro38" table:default-cell-style-name="ce105">
          <table:table-cell table:style-name="ce109">
            <text:p text:style-name="P233"><text:span text:style-name="T230">/snapshot</text:span></text:p>
          </table:table-cell>
          <table:table-cell table:style-name="ce110">
            <text:p text:style-name="P234"><text:span text:style-name="T231">Capture photo</text:span></text:p>
          </table:table-cell>
          <table:table-cell table:style-name="ce111">
            <text:p text:style-name="P235"><text:span text:style-name="T232">Takes a snapshot with imggrabber and sends it via Telegram</text:span></text:p>
          </table:table-cell>
        </table:table-row>
        <table:table-row table:style-name="ro39" table:default-cell-style-name="ce105">
          <table:table-cell table:style-name="ce112">
            <text:p text:style-name="P236"><text:span text:style-name="T233">/video</text:span></text:p>
          </table:table-cell>
          <table:table-cell table:style-name="ce113">
            <text:p text:style-name="P237"><text:span text:style-name="T234">Record video</text:span></text:p>
          </table:table-cell>
          <table:table-cell table:style-name="ce114">
            <text:p text:style-name="P238"><text:span text:style-name="T235">Records 15 s of H.264 video with h264grabber + ffmpeg</text:span></text:p>
          </table:table-cell>
        </table:table-row>
        <table:table-row table:style-name="ro40" table:default-cell-style-name="ce105">
          <table:table-cell table:style-name="ce115">
            <text:p text:style-name="P239"><text:span text:style-name="T236">/motion_on</text:span></text:p>
          </table:table-cell>
          <table:table-cell table:style-name="ce116">
            <text:p text:style-name="P240"><text:span text:style-name="T237">Start motion watcher</text:span></text:p>
          </table:table-cell>
          <table:table-cell table:style-name="ce117">
            <text:p text:style-name="P241"><text:span text:style-name="T238">Launches watch_motion.sh in the background</text:span></text:p>
          </table:table-cell>
        </table:table-row>
        <table:table-row table:style-name="ro41" table:default-cell-style-name="ce105">
          <table:table-cell table:style-name="ce118">
            <text:p text:style-name="P242"><text:span text:style-name="T239">/motion_off</text:span></text:p>
          </table:table-cell>
          <table:table-cell table:style-name="ce119">
            <text:p text:style-name="P243"><text:span text:style-name="T240">Stop motion watcher</text:span></text:p>
          </table:table-cell>
          <table:table-cell table:style-name="ce120">
            <text:p text:style-name="P244"><text:span text:style-name="T241">Stops the watch_motion.sh process</text:span></text:p>
          </table:table-cell>
        </table:table-row>
        <table:table-row table:style-name="ro42" table:default-cell-style-name="ce105">
          <table:table-cell table:style-name="ce121">
            <text:p text:style-name="P245"><text:span text:style-name="T242">/sound_on</text:span></text:p>
          </table:table-cell>
          <table:table-cell table:style-name="ce122">
            <text:p text:style-name="P246"><text:span text:style-name="T243">Start sound watcher</text:span></text:p>
          </table:table-cell>
          <table:table-cell table:style-name="ce123">
            <text:p text:style-name="P247"><text:span text:style-name="T244">Launches watch_sound.sh in the background</text:span></text:p>
          </table:table-cell>
        </table:table-row>
        <table:table-row table:style-name="ro43" table:default-cell-style-name="ce105">
          <table:table-cell table:style-name="ce124">
            <text:p text:style-name="P248"><text:span text:style-name="T245">/sound_off</text:span></text:p>
          </table:table-cell>
          <table:table-cell table:style-name="ce125">
            <text:p text:style-name="P249"><text:span text:style-name="T246">Stop sound watcher</text:span></text:p>
          </table:table-cell>
          <table:table-cell table:style-name="ce126">
            <text:p text:style-name="P250"><text:span text:style-name="T247">Stops the watch_sound.sh process</text:span></text:p>
          </table:table-cell>
        </table:table-row>
        <table:table-row table:style-name="ro44" table:default-cell-style-name="ce105">
          <table:table-cell table:style-name="ce127">
            <text:p text:style-name="P251"><text:span text:style-name="T248">/intercom_on</text:span></text:p>
          </table:table-cell>
          <table:table-cell table:style-name="ce128">
            <text:p text:style-name="P252"><text:span text:style-name="T249">Start intercom</text:span></text:p>
          </table:table-cell>
          <table:table-cell table:style-name="ce129">
            <text:p text:style-name="P253"><text:span text:style-name="T250">Launches intercom.sh, pausing the watchers</text:span></text:p>
          </table:table-cell>
        </table:table-row>
        <table:table-row table:style-name="ro45" table:default-cell-style-name="ce105">
          <table:table-cell table:style-name="ce130">
            <text:p text:style-name="P254"><text:span text:style-name="T251">/intercom_off</text:span></text:p>
          </table:table-cell>
          <table:table-cell table:style-name="ce131">
            <text:p text:style-name="P255"><text:span text:style-name="T252">Stop intercom</text:span></text:p>
          </table:table-cell>
          <table:table-cell table:style-name="ce132">
            <text:p text:style-name="P256"><text:span text:style-name="T253">Stops intercom.sh and restores the watchers</text:span></text:p>
          </table:table-cell>
        </table:table-row>
        <table:table-row table:style-name="ro46" table:default-cell-style-name="ce105">
          <table:table-cell table:style-name="ce133">
            <text:p text:style-name="P257"><text:span text:style-name="T254">/silent_on</text:span></text:p>
          </table:table-cell>
          <table:table-cell table:style-name="ce134">
            <text:p text:style-name="P258"><text:span text:style-name="T255">Silence alerts</text:span></text:p>
          </table:table-cell>
          <table:table-cell table:style-name="ce135">
            <text:p text:style-name="P259"><text:span text:style-name="T256">Creates /tmp/tg_silent. Watchers remain active</text:span></text:p>
          </table:table-cell>
        </table:table-row>
        <table:table-row table:style-name="ro47" table:default-cell-style-name="ce105">
          <table:table-cell table:style-name="ce136">
            <text:p text:style-name="P260"><text:span text:style-name="T257">/silent_off</text:span></text:p>
          </table:table-cell>
          <table:table-cell table:style-name="ce137">
            <text:p text:style-name="P261"><text:span text:style-name="T258">Re-enable alerts</text:span></text:p>
          </table:table-cell>
          <table:table-cell table:style-name="ce138">
            <text:p text:style-name="P262"><text:span text:style-name="T259">Removes /tmp/tg_silent</text:span></text:p>
          </table:table-cell>
        </table:table-row>
        <table:table-row table:style-name="ro48" table:default-cell-style-name="ce105">
          <table:table-cell table:style-name="ce139">
            <text:p text:style-name="P263"><text:span text:style-name="T260">/led_on</text:span></text:p>
          </table:table-cell>
          <table:table-cell table:style-name="ce140">
            <text:p text:style-name="P264"><text:span text:style-name="T261">Turn on blue LED</text:span></text:p>
          </table:table-cell>
          <table:table-cell table:style-name="ce141">
            <text:p text:style-name="P265"><text:span text:style-name="T262">ipc_cmd -l ON</text:span></text:p>
          </table:table-cell>
        </table:table-row>
        <table:table-row table:style-name="ro49" table:default-cell-style-name="ce105">
          <table:table-cell table:style-name="ce142">
            <text:p text:style-name="P266"><text:span text:style-name="T263">/led_off</text:span></text:p>
          </table:table-cell>
          <table:table-cell table:style-name="ce143">
            <text:p text:style-name="P267"><text:span text:style-name="T264">Turn off blue LED</text:span></text:p>
          </table:table-cell>
          <table:table-cell table:style-name="ce144">
            <text:p text:style-name="P268"><text:span text:style-name="T265">ipc_cmd -l OFF</text:span></text:p>
          </table:table-cell>
        </table:table-row>
        <table:table-row table:style-name="ro50" table:default-cell-style-name="ce105">
          <table:table-cell table:style-name="ce145">
            <text:p text:style-name="P269"><text:span text:style-name="T266">/ir_on</text:span></text:p>
          </table:table-cell>
          <table:table-cell table:style-name="ce146">
            <text:p text:style-name="P270"><text:span text:style-name="T267">Turn on infrared</text:span></text:p>
          </table:table-cell>
          <table:table-cell table:style-name="ce147">
            <text:p text:style-name="P271"><text:span text:style-name="T268">ipc_cmd -i ON</text:span></text:p>
          </table:table-cell>
        </table:table-row>
        <table:table-row table:style-name="ro51" table:default-cell-style-name="ce105">
          <table:table-cell table:style-name="ce148">
            <text:p text:style-name="P272"><text:span text:style-name="T269">/ir_off</text:span></text:p>
          </table:table-cell>
          <table:table-cell table:style-name="ce149">
            <text:p text:style-name="P273"><text:span text:style-name="T270">Turn off infrared</text:span></text:p>
          </table:table-cell>
          <table:table-cell table:style-name="ce150">
            <text:p text:style-name="P274"><text:span text:style-name="T271">ipc_cmd -i OFF</text:span></text:p>
          </table:table-cell>
        </table:table-row>
        <table:table-row table:style-name="ro52" table:default-cell-style-name="ce105">
          <table:table-cell table:style-name="ce151">
            <text:p text:style-name="P275"><text:span text:style-name="T272">/sta</text:span><text:span text:style-name="T273">tus</text:span></text:p>
          </table:table-cell>
          <table:table-cell table:style-name="ce152">
            <text:p text:style-name="P276"><text:span text:style-name="T274">System status</text:span></text:p>
          </table:table-cell>
          <table:table-cell table:style-name="ce153">
            <text:p text:style-name="P277"><text:span text:style-name="T275">Shows IP, uptime, memory, watcher PIDs</text:span></text:p>
          </table:table-cell>
        </table:table-row>
        <table:table-row table:style-name="ro53" table:default-cell-style-name="ce105">
          <table:table-cell table:style-name="ce154">
            <text:p text:style-name="P278"><text:span text:style-name="T276">/log</text:span></text:p>
          </table:table-cell>
          <table:table-cell table:style-name="ce155">
            <text:p text:style-name="P279"><text:span text:style-name="T277">View log</text:span></text:p>
          </table:table-cell>
          <table:table-cell table:style-name="ce156">
            <text:p text:style-name="P280"><text:span text:style-name="T278">Sends the last 30 lines of telegram_control.log</text:span></text:p>
          </table:table-cell>
        </table:table-row>
        <table:table-row table:style-name="ro54" table:default-cell-style-name="ce105">
          <table:table-cell table:style-name="ce157">
            <text:p text:style-name="P281"><text:span text:style-name="T279">/reboot</text:span></text:p>
          </table:table-cell>
          <table:table-cell table:style-name="ce158">
            <text:p text:style-name="P282"><text:span text:style-name="T280">Reboot camera</text:span></text:p>
          </table:table-cell>
          <table:table-cell table:style-name="ce159">
            <text:p text:style-name="P283"><text:span text:style-name="T281">Executes the system reboot command</text:span></text:p>
          </table:table-cell>
        </table:table-row>
        <table:table-row table:style-name="ro55" table:default-cell-style-name="ce105">
          <table:table-cell table:style-name="ce160">
            <text:p text:style-name="P284"><text:span text:style-name="T282">/help</text:span></text:p>
          </table:table-cell>
          <table:table-cell table:style-name="ce161">
            <text:p text:style-name="P285"><text:span text:style-name="T283">Help</text:span></text:p>
          </table:table-cell>
          <table:table-cell table:style-name="ce162">
            <text:p text:style-name="P286"><text:span text:style-name="T284">Lists all available commands</text:span></text:p>
          </table:table-cell>
        </table:table-row>
      </table:table>
      <text:p text:style-name="P287"/>
      <text:p text:style-name="P288"><text:span text:style-name="T285">5.3 Silent mode</text:span></text:p>
      <text:p text:style-name="P289"><text:span text:style-name="T286">The /tmp/tg_silent flag allows silencing motion and sound alerts without stopping the watchers. When the flag exists, watch_motion.sh and watch_sound.sh detect events but skip sending notifications, logging them instead.</text:span></text:p>
      <text:p text:style-name="P290"/>
      <text:p text:style-name="P291"><text:span text:style-name="T287">5.4 Security</text:span></text:p>
      <text:p text:style-name="P292"><text:span text:style-name="T288">Each incoming message is validated against the authorised CHAT_ID. Messages from other sources are ignored and logged. Updates without a text field (photos, stickers, audio notes) are also ignored to avoid unnecessary error responses.</text:span></text:p>
      <text:p text:style-name="P293"><text:span><text:soft-page-break/></text:span></text:p>
      <text:p text:style-name="P294"><text:span text:style-name="T289">6. watch_motion.sh — Motion watcher</text:span></text:p>
      <text:p text:style-name="P295"><text:span text:style-name="T290">6.1 Purpose</text:span></text:p>
      <text:p text:style-name="P296"><text:span text:style-name="T291">Monitors /tmp/motion.jpg, which the firmware creates when it detects motion. When a new or modified image appears it sends a Telegram alert with the detection timestamp. Respects the silence flag /tmp/tg_silent.</text:span></text:p>
      <text:p text:style-name="P297"/>
      <text:p text:style-name="P298"><text:span text:style-name="T292">6.2 How it works</text:span></text:p>
      <text:list text:style-name="WWNum2" text:continue-numbering="true">
        <text:list-item>
          <text:p text:style-name="P299"><text:span text:style-name="T293">Main loop with sleep 1 (checks every second)</text:span></text:p>
        </text:list-item>
        <text:list-item>
          <text:p text:style-name="P300"><text:span text:style-name="T294">Detects changes using the modification timestamp from ls -l</text:span></text:p>
        </text:list-item>
        <text:list-item>
          <text:p text:style-name="P301"><text:span text:style-name="T295">Copies the image to /tmp/sd/yi-hack/motion/ before sending</text:span></text:p>
        </text:list-item>
        <text:list-item>
          <text:p text:style-name="P302"><text:span text:style-name="T296">Deletes the copy after sending to avoid file accumulation</text:span></text:p>
        </text:list-item>
        <text:list-item>
          <text:p text:style-name="P303"><text:span text:style-name="T297">If /tmp/tg_silent exists, logs the detection but sends nothing</text:span></text:p>
        </text:list-item>
      </text:list>
      <text:p text:style-name="P304"/>
      <text:p text:style-name="P305"><text:span text:style-name="T298">6.3 Parameters</text:span></text:p>
      <table:table table:style-name="ta7">
        <table:table-columns>
          <table:table-column table:style-name="co18"/>
          <table:table-column table:style-name="co19"/>
          <table:table-column table:style-name="co20"/>
        </table:table-columns>
        <table:table-header-rows>
          <table:table-row table:style-name="ro56" table:default-cell-style-name="ce163">
            <table:table-cell table:style-name="ce164">
              <text:p text:style-name="P306"><text:span text:style-name="T299">Variable</text:span></text:p>
            </table:table-cell>
            <table:table-cell table:style-name="ce165">
              <text:p text:style-name="P307"><text:span text:style-name="T300">Value</text:span></text:p>
            </table:table-cell>
            <table:table-cell table:style-name="ce166">
              <text:p text:style-name="P308"><text:span text:style-name="T301">Description</text:span></text:p>
            </table:table-cell>
          </table:table-row>
        </table:table-header-rows>
        <table:table-row table:style-name="ro57" table:default-cell-style-name="ce163">
          <table:table-cell table:style-name="ce167">
            <text:p text:style-name="P309"><text:span text:style-name="T302">IMAGE</text:span></text:p>
          </table:table-cell>
          <table:table-cell table:style-name="ce168">
            <text:p text:style-name="P310"><text:span text:style-name="T303">/tmp/motion.jpg</text:span></text:p>
          </table:table-cell>
          <table:table-cell table:style-name="ce169">
            <text:p text:style-name="P311"><text:span text:style-name="T304">Firmware image file</text:span></text:p>
          </table:table-cell>
        </table:table-row>
        <table:table-row table:style-name="ro58" table:default-cell-style-name="ce163">
          <table:table-cell table:style-name="ce170">
            <text:p text:style-name="P312"><text:span text:style-name="T305">MOTION_DIR</text:span></text:p>
          </table:table-cell>
          <table:table-cell table:style-name="ce171">
            <text:p text:style-name="P313"><text:span text:style-name="T306">/tmp/sd/yi-hack/motion</text:span></text:p>
          </table:table-cell>
          <table:table-cell table:style-name="ce172">
            <text:p text:style-name="P314"><text:span text:style-name="T307">Working directory for copies</text:span></text:p>
          </table:table-cell>
        </table:table-row>
        <table:table-row table:style-name="ro59" table:default-cell-style-name="ce163">
          <table:table-cell table:style-name="ce173">
            <text:p text:style-name="P315"><text:span text:style-name="T308">SILENT_FILE</text:span></text:p>
          </table:table-cell>
          <table:table-cell table:style-name="ce174">
            <text:p text:style-name="P316"><text:span text:style-name="T309">/tmp/tg_silent</text:span></text:p>
          </table:table-cell>
          <table:table-cell table:style-name="ce175">
            <text:p text:style-name="P317"><text:span text:style-name="T310">Silent mode flag</text:span></text:p>
          </table:table-cell>
        </table:table-row>
        <table:table-row table:style-name="ro60" table:default-cell-style-name="ce163">
          <table:table-cell table:style-name="ce176">
            <text:p text:style-name="P318"><text:span text:style-name="T311">LOG_FILE</text:span></text:p>
          </table:table-cell>
          <table:table-cell table:style-name="ce177">
            <text:p text:style-name="P319"><text:span text:style-name="T312">/tmp/watch_motion.log</text:span></text:p>
          </table:table-cell>
          <table:table-cell table:style-name="ce178">
            <text:p text:style-name="P320"><text:span text:style-name="T313">Log file</text:span></text:p>
          </table:table-cell>
        </table:table-row>
      </table:table>
      <text:p text:style-name="P321"><text:span><text:soft-page-break/></text:span></text:p>
      <text:p text:style-name="P322"><text:span text:style-name="T314">7. watch_sound.sh — Sound watcher</text:span></text:p>
      <text:p text:style-name="P323"><text:span text:style-name="T315">7.1 Purpose</text:span></text:p>
      <text:p text:style-name="P324"><text:span text:style-name="T316">Continuously reads the microp</text:span><text:span text:style-name="T317">hone audio stream from /tmp/audio_fifo, calculates the average volume of each block, and sends a full Telegram alert when it exceeds the configured threshold. The alert includes a text message, a camera snapshot, and 15 seconds of audio in OGG/Opus format.</text:span></text:p>
      <text:p text:style-name="P325"/>
      <text:p text:style-name="P326"><text:span text:style-name="T318">7.2 Volume detection</text:span></text:p>
      <text:p text:style-name="P327"><text:span text:style-name="T319">Volume is calculated by reading PCM 16-bit LE blocks and computing the mean absolute value of all samples using hexdump and awk. The range is 0–32767.</text:span></text:p>
      <text:p text:style-name="P328"/>
      <text:p text:style-name="P329"><text:span text:style-name="T320">7.3 Configurable parameters</text:span></text:p>
      <table:table table:style-name="ta8">
        <table:table-columns>
          <table:table-column table:style-name="co21"/>
          <table:table-column table:style-name="co22"/>
          <table:table-column table:style-name="co23"/>
        </table:table-columns>
        <table:table-header-rows>
          <table:table-row table:style-name="ro61" table:default-cell-style-name="ce179">
            <table:table-cell table:style-name="ce180">
              <text:p text:style-name="P330"><text:span text:style-name="T321">Variable</text:span></text:p>
            </table:table-cell>
            <table:table-cell table:style-name="ce181">
              <text:p text:style-name="P331"><text:span text:style-name="T322">Default</text:span></text:p>
            </table:table-cell>
            <table:table-cell table:style-name="ce182">
              <text:p text:style-name="P332"><text:span text:style-name="T323">Description</text:span></text:p>
            </table:table-cell>
          </table:table-row>
        </table:table-header-rows>
        <table:table-row table:style-name="ro62" table:default-cell-style-name="ce179">
          <table:table-cell table:style-name="ce183">
            <text:p text:style-name="P333"><text:span text:style-name="T324">THRESHOLD</text:span></text:p>
          </table:table-cell>
          <table:table-cell table:style-name="ce184">
            <text:p text:style-name="P334"><text:span text:style-name="T325">500</text:span></text:p>
          </table:table-cell>
          <table:table-cell table:style-name="ce185">
            <text:p text:style-name="P335"><text:span text:style-name="T326">Volume threshold to trigger an alert (0–32767)</text:span></text:p>
          </table:table-cell>
        </table:table-row>
        <table:table-row table:style-name="ro63" table:default-cell-style-name="ce179">
          <table:table-cell table:style-name="ce186">
            <text:p text:style-name="P336"><text:span text:style-name="T327">COOLDOWN</text:span></text:p>
          </table:table-cell>
          <table:table-cell table:style-name="ce187">
            <text:p text:style-name="P337"><text:span text:style-name="T328">30 s</text:span></text:p>
          </table:table-cell>
          <table:table-cell table:style-name="ce188">
            <text:p text:style-name="P338"><text:span text:style-name="T329">Minimum time between consecutive alerts</text:span></text:p>
          </table:table-cell>
        </table:table-row>
        <table:table-row table:style-name="ro64" table:default-cell-style-name="ce179">
          <table:table-cell table:style-name="ce189">
            <text:p text:style-name="P339"><text:span text:style-name="T330">AUDIO_RATE</text:span></text:p>
          </table:table-cell>
          <table:table-cell table:style-name="ce190">
            <text:p text:style-name="P340"><text:span text:style-name="T331">8000 Hz</text:span></text:p>
          </table:table-cell>
          <table:table-cell table:style-name="ce191">
            <text:p text:style-name="P341"><text:span text:style-name="T332">Microphone sample rate</text:span></text:p>
          </table:table-cell>
        </table:table-row>
        <table:table-row table:style-name="ro65" table:default-cell-style-name="ce179">
          <table:table-cell table:style-name="ce192">
            <text:p text:style-name="P342"><text:span text:style-name="T333">AUDIO_COUNT</text:span></text:p>
          </table:table-cell>
          <table:table-cell table:style-name="ce193">
            <text:p text:style-name="P343"><text:span text:style-name="T334">235</text:span></text:p>
          </table:table-cell>
          <table:table-cell table:style-name="ce194">
            <text:p text:style-name="P344"><text:span text:style-name="T335">dd blocks to capture ~15 seconds of audio</text:span></text:p>
          </table:table-cell>
        </table:table-row>
        <table:table-row table:style-name="ro66" table:default-cell-style-name="ce179">
          <table:table-cell table:style-name="ce195">
            <text:p text:style-name="P345"><text:span text:style-name="T336">AUDIO_BS</text:span></text:p>
          </table:table-cell>
          <table:table-cell table:style-name="ce196">
            <text:p text:style-name="P346"><text:span text:style-name="T337">2048</text:span></text:p>
          </table:table-cell>
          <table:table-cell table:style-name="ce197">
            <text:p text:style-name="P347"><text:span text:style-name="T338">Block size for audio capture</text:span></text:p>
          </table:table-cell>
        </table:table-row>
        <table:table-row table:style-name="ro67" table:default-cell-style-name="ce179">
          <table:table-cell table:style-name="ce198">
            <text:p text:style-name="P348"><text:span text:style-name="T339">BLOCK_SIZE</text:span></text:p>
          </table:table-cell>
          <table:table-cell table:style-name="ce199">
            <text:p text:style-name="P349"><text:span text:style-name="T340">2048</text:span></text:p>
          </table:table-cell>
          <table:table-cell table:style-name="ce200">
            <text:p text:style-name="P350"><text:span text:style-name="T341">Block size for volume detection</text:span></text:p>
          </table:table-cell>
        </table:table-row>
        <table:table-row table:style-name="ro68" table:default-cell-style-name="ce179">
          <table:table-cell table:style-name="ce201">
            <text:p text:style-name="P351"><text:span text:style-name="T342">BLOCK_COUNT</text:span></text:p>
          </table:table-cell>
          <table:table-cell table:style-name="ce202">
            <text:p text:style-name="P352"><text:span text:style-name="T343">4</text:span></text:p>
          </table:table-cell>
          <table:table-cell table:style-name="ce203">
            <text:p text:style-name="P353"><text:span text:style-name="T344">Blocks read to calculate volume</text:span></text:p>
          </table:table-cell>
        </table:table-row>
      </table:table>
      <text:p text:style-name="P354"/>
      <text:p text:style-name="P355"><text:span text:style-name="T345">7.4 Threshold calibration</text:span></text:p>
      <text:p text:style-name="P356"><text:span text:style-name="T346">The threshold must be adjusted to suit the environment. To calibrate, run the following command on the camera and observe the values in silence and while speaking:</text:span></text:p>
      <text:p text:style-name="P357"/>
      <text:p text:style-name="P358"><text:span text:style-name="T347">while true; do</text:span></text:p>
      <text:p text:style-name="P359"><text:span text:style-name="T348"><text:s text:c="2"/>VOL=$(dd if=/tmp/audio_fifo bs=2048 count=4 2&gt;/dev/null | \</text:span></text:p>
      <text:p text:style-name="P360"><text:span text:style-name="T349"><text:s text:c="4"/>hexdump -v -e '1/2 "%d\n"' | \</text:span></text:p>
      <text:p text:style-name="P361"><text:span text:style-name="T350"><text:s text:c="4"/>awk 'BEGIN{s=0;c=0} {v=$1; if(v&gt;32767)v=v-65536;</text:span></text:p>
      <text:p text:style-name="P362"><text:span text:style-name="T351"><text:s text:c="9"/>if(v&lt;0)v=-v; s+=v; c++} END{print int(s/c)}')</text:span></text:p>
      <text:p text:style-name="P363"><text:span text:style-name="T352"><text:s text:c="2"/>echo "Volume: $VOL"</text:span></text:p>
      <text:p text:style-name="P364"><text:span text:style-name="T353">done</text:span></text:p>
      <text:p text:style-name="P365"/>
      <text:p text:style-name="P366"><text:span text:style-name="T354">Indicative values for this environment:</text:span></text:p>
      <text:list text:style-name="WWNum2" text:continue-numbering="true">
        <text:list-item>
          <text:p text:style-name="P367"><text:span text:style-name="T355">Silence: ~102</text:span></text:p>
        </text:list-item>
        <text:list-item>
          <text:p text:style-name="P368"><text:span text:style-name="T356">Normal speech: ~475</text:span></text:p>
        </text:list-item>
        <text:list-item>
          <text:p text:style-name="P369"><text:span text:style-name="T357">Recommended threshold: 250–300</text:span></text:p>
        </text:list-item>
      </text:list>
      <text:p text:style-name="P370"/>
      <text:p text:style-name="P371"><text:span text:style-name="T358">7.5 Silent mode</text:span></text:p>
      <text:p text:style-name="P372"><text:span text:style-name="T359">When /tmp/tg_silent exists, watch_sound.sh detects sound but does not send any Telegram notification, logging the event only.</text:span></text:p>
      <text:p text:style-name="P373"><text:span><text:soft-page-break/></text:span></text:p>
      <text:p text:style-name="P374"><text:span text:style-name="T360">8. intercom.sh — Bidirectional voice intercom</text:span></text:p>
      <text:p text:style-name="P375"><text:span text:style-name="T361">8.1 Purpose</text:span></text:p>
      <text:p text:style-name="P376"><text:span text:style-name="T362">Implements a bidirectional voice intercom between the Telegram user and the camera. While active, voice notes sent from Telegram are played on the camera speaker, and sound picked up by the microphone is automatically sent as a voice note to Telegram.</text:span></text:p>
      <text:p text:style-name="P377"/>
      <text:p text:style-name="P378"><text:span text:style-name="T363">8.2 Activation and lifecycle</text:span></text:p>
      <text:list text:style-name="WWNum2" text:continue-numbering="true">
        <text:list-item>
          <text:p text:style-name="P379"><text:span text:style-name="T364">Activated with /intercom_on from telegram_control.sh</text:span></text:p>
        </text:list-item>
        <text:list-item>
          <text:p text:style-name="P380"><text:span text:style-name="T365">On activation, pauses watch_motion.sh and watch_sound.sh, saving their state</text:span></text:p>
        </text:list-item>
        <text:list-item>
          <text:p text:style-name="P381"><text:span text:style-name="T366">On close, restores whichever watchers were active</text:span></text:p>
        </text:list-item>
        <text:list-item>
          <text:p text:style-name="P382"><text:span text:style-name="T367">Closed with /intercom_off or by inactivity timeout (5 minutes)</text:span></text:p>
        </text:list-item>
        <text:list-item>
          <text:p text:style-name="P383"><text:span text:style-name="T368">Creates /tmp/intercom_active on startup and removes it on close</text:span></text:p>
        </text:list-item>
      </text:list>
      <text:p text:style-name="P384"/>
      <text:p text:style-name="P385"><text:span text:style-name="T369">8.3 Audio playback (Telegram → Speaker)</text:span></text:p>
      <text:p text:style-name="P386"><text:span text:style-name="T370">Telegram voice notes arrive in OGG/Opus format. The playback process is:</text:span></text:p>
      <text:p text:style-name="P387"/>
      <text:p text:style-name="P388"><text:span text:style-name="T371">1. Download OGG from Telegram API (getFile + file download)</text:span></text:p>
      <text:p text:style-name="P389"><text:span text:style-name="T372">2. Convert OGG → PCM 16-bit LE, mono, 16000 Hz with ffmpeg</text:span></text:p>
      <text:p text:style-name="P390"><text:span text:style-name="T373">3. speaker on<text:s text:c="3"/>(activates speaker hardware via ioctl)</text:span></text:p>
      <text:p text:style-name="P391"><text:span text:style-name="T374">4. sleep 1<text:s text:c="6"/>(wait for hardware initialisation)</text:span></text:p>
      <text:p text:style-name="P392"><text:span text:style-name="T375">5. cat pcm_file &gt; /tmp/audio_in_fifo<text:s text:c="2"/>(feed to rmm process)</text:span></text:p>
      <text:p text:style-name="P393"><text:span text:style-name="T376">6. sleep DURATION<text:s text:c="2"/>(wait for playback to finish)</text:span></text:p>
      <text:p text:style-name="P394"><text:span text:style-name="T377">7. speaker off</text:span></text:p>
      <text:p text:style-name="P395"/>
      <text:p text:style-name="P396"><text:span text:style-name="T378">ℹ️<text:s text:c="2"/>Note: </text:span><text:span text:style-name="T379">The speaker audio format was determined experimentally by measuring fifo consumption: 32768 bytes/sec ÷ 2 bytes (16-bit) ÷ 1 channel = 16384 Hz ≈ 16000 Hz.</text:span></text:p>
      <text:p text:style-name="P397"/>
      <text:p text:style-name="P398"><text:span text:style-name="T380">8.4 Voice capture (Microphone → Telegram)</text:span></text:p>
      <text:p text:style-name="P399"><text:span text:style-name="T381">The system uses a circular buffer to capture audio prior to the detection moment, avoiding losing the beginning of sentences:</text:span></text:p>
      <text:p text:style-name="P400"/>
      <table:table table:style-name="ta9">
        <table:table-columns>
          <table:table-column table:style-name="co24"/>
          <table:table-column table:style-name="co25"/>
          <table:table-column table:style-name="co26"/>
        </table:table-columns>
        <table:table-header-rows>
          <table:table-row table:style-name="ro69" table:default-cell-style-name="ce204">
            <table:table-cell table:style-name="ce205">
              <text:p text:style-name="P401"><text:span text:style-name="T382">Parameter</text:span></text:p>
            </table:table-cell>
            <table:table-cell table:style-name="ce206">
              <text:p text:style-name="P402"><text:span text:style-name="T383">Value</text:span></text:p>
            </table:table-cell>
            <table:table-cell table:style-name="ce207">
              <text:p text:style-name="P403"><text:span text:style-name="T384">Description</text:span></text:p>
            </table:table-cell>
          </table:table-row>
        </table:table-header-rows>
        <table:table-row table:style-name="ro70" table:default-cell-style-name="ce204">
          <table:table-cell table:style-name="ce208">
            <text:p text:style-name="P404"><text:span text:style-name="T385">BUFFER_BLOCKS</text:span></text:p>
          </table:table-cell>
          <table:table-cell table:style-name="ce209">
            <text:p text:style-name="P405"><text:span text:style-name="T386">30</text:span></text:p>
          </table:table-cell>
          <table:table-cell table:style-name="ce210">
            <text:p text:style-name="P406"><text:span text:style-name="T387">Circular buffer blocks (~15 s of prior audio)</text:span></text:p>
          </table:table-cell>
        </table:table-row>
        <table:table-row table:style-name="ro71" table:default-cell-style-name="ce204">
          <table:table-cell table:style-name="ce211">
            <text:p text:style-name="P407"><text:span text:style-name="T388">BLOCK_SIZE</text:span></text:p>
          </table:table-cell>
          <table:table-cell table:style-name="ce212">
            <text:p text:style-name="P408"><text:span text:style-name="T389">2048</text:span></text:p>
          </table:table-cell>
          <table:table-cell table:style-name="ce213">
            <text:p text:style-name="P409"><text:span text:style-name="T390">Size of each block in bytes</text:span></text:p>
          </table:table-cell>
        </table:table-row>
        <table:table-row table:style-name="ro72" table:default-cell-style-name="ce204">
          <table:table-cell table:style-name="ce214">
            <text:p text:style-name="P410"><text:span text:style-name="T391">VOICE_THRESHOLD</text:span></text:p>
          </table:table-cell>
          <table:table-cell table:style-name="ce215">
            <text:p text:style-name="P411"><text:span text:style-name="T392">90</text:span></text:p>
          </table:table-cell>
          <table:table-cell table:style-name="ce216">
            <text:p text:style-name="P412"><text:span text:style-name="T393">Volume threshold to trigger capture</text:span></text:p>
          </table:table-cell>
        </table:table-row>
        <table:table-row table:style-name="ro73" table:default-cell-style-name="ce204">
          <table:table-cell table:style-name="ce217">
            <text:p text:style-name="P413"><text:span text:style-name="T394">VOICE_COOLDOWN</text:span></text:p>
          </table:table-cell>
          <table:table-cell table:style-name="ce218">
            <text:p text:style-name="P414"><text:span text:style-name="T395">15 s</text:span></text:p>
          </table:table-cell>
          <table:table-cell table:style-name="ce219">
            <text:p text:style-name="P415"><text:span text:style-name="T396">Minimum time between consecutive captures</text:span></text:p>
          </table:table-cell>
        </table:table-row>
        <table:table-row table:style-name="ro74" table:default-cell-style-name="ce204">
          <table:table-cell table:style-name="ce220">
            <text:p text:style-name="P416"><text:span text:style-name="T397">INACTIVITY_TIMEOUT</text:span></text:p>
          </table:table-cell>
          <table:table-cell table:style-name="ce221">
            <text:p text:style-name="P417"><text:span text:style-name="T398">300 s</text:span></text:p>
          </table:table-cell>
          <table:table-cell table:style-name="ce222">
            <text:p text:style-name="P418"><text:span text:style-name="T399">Auto-close timeout when idle</text:span></text:p>
          </table:table-cell>
        </table:table-row>
        <table:table-row table:style-name="ro75" table:default-cell-style-name="ce204">
          <table:table-cell table:style-name="ce223">
            <text:p text:style-name="P419"><text:span text:style-name="T400">Tail capture</text:span></text:p>
          </table:table-cell>
          <table:table-cell table:style-name="ce224">
            <text:p text:style-name="P420"><text:span text:style-name="T401">40 blocks</text:span></text:p>
          </table:table-cell>
          <table:table-cell table:style-name="ce225">
            <text:p text:style-name="P421"><text:span text:style-name="T402">~5 seconds of audio after detection</text:span></text:p>
          </table:table-cell>
        </table:table-row>
      </table:table>
      <text:p text:style-name="P422"/>
      <text:p text:style-name="P423"><text:span text:style-name="T403">8.5 Circular buffer</text:span></text:p>
      <text:p text:style-name="P424"><text:span text:style-name="T404">The main loop continuously records audio blocks into rot</text:span><text:span text:style-name="T405">ating files (0000.raw, 0001.raw, ...) in /tmp/intercom_buffer/. When voice is detected, capture_voice() concatenates all blocks in chronological order plus the subsequent seconds, producing a complete audio clip that includes the beginning of the sentence.</text:span></text:p>
      <text:p text:style-name="P425"/>
      <text:p text:style-name="P426"><text:span text:style-name="T406"># Concatenation order (BUFFER_INDEX=4, BUFFER_BLOCKS=30):</text:span></text:p>
      <text:p text:style-name="P427"><text:span text:style-name="T407"># 0004.raw → 0005.raw → ... → 0029.raw → 0000.raw → 0003.raw</text:span></text:p>
      <text:p text:style-name="P428"><text:span text:style-name="T408"># (oldest first, up to most recent)</text:span></text:p>
      <text:p text:style-name="P429"><text:span text:style-name="T409"># + 40 additional blocks from fifo (subsequent audio)</text:span></text:p>
      <text:p text:style-name="P430"/>
      <text:p text:style-name="P431"><text:span text:style-name="T410">8.6 Decoupled Telegram polling</text:span></text:p>
      <text:p text:style-name="P432"><text:span text:style-name="T411">To allow the circular buffer to fill without interruption, the script queries the Telegram API only every 5 loop iterations instead of every iteration. Queries use timeout=0 to avoid blocking:</text:span></text:p>
      <text:p text:style-name="P433"/>
      <text:p text:style-name="P434"><text:span text:style-name="T412">TG_CHECK=$(( (TG_CHECK + 1) % 5 ))</text:span></text:p>
      <text:p text:style-name="P435"><text:span text:style-name="T413">if [ "$TG_CHECK" != "0" ]; then</text:span></text:p>
      <text:p text:style-name="P436"><text:span text:style-name="T414"><text:s text:c="4"/>RESPONSE=""<text:s text:c="3"/># Skip Telegram this iteration</text:span></text:p>
      <text:p text:style-name="P437"><text:span text:style-name="T415">else</text:span></text:p>
      <text:p text:style-name="P438"><text:span text:style-name="T416"><text:s text:c="4"/>RESPONSE=$(curl ... timeout=0)<text:s text:c="2"/># Non-blocking query</text:span></text:p>
      <text:p text:style-name="P439"><text:span text:style-name="T417">fi</text:span></text:p>
      <text:p text:style-name="P440"/>
      <text:p text:style-name="P441"><text:span text:style-name="T418">8.7 Watcher management</text:span></text:p>
      <text:p text:style-name="P442"><text:span text:style-name="T419">When the intercom is activated it is necessary to pause watch_sound.sh to prevent it competing for the audio fifo. The state of each watcher is saved in temporary files for correct restoration on close:</text:span></text:p>
      <text:p text:style-name="P443"/>
      <table:table table:style-name="ta10">
        <table:table-columns>
          <table:table-column table:style-name="co27"/>
          <table:table-column table:style-name="co28"/>
        </table:table-columns>
        <table:table-header-rows>
          <table:table-row table:style-name="ro76" table:default-cell-style-name="ce226">
            <table:table-cell table:style-name="ce227">
              <text:p text:style-name="P444"><text:span text:style-name="T420">File</text:span></text:p>
            </table:table-cell>
            <table:table-cell table:style-name="ce228">
              <text:p text:style-name="P445"><text:span text:style-name="T421">Content</text:span></text:p>
            </table:table-cell>
          </table:table-row>
        </table:table-header-rows>
        <table:table-row table:style-name="ro77" table:default-cell-style-name="ce226">
          <table:table-cell table:style-name="ce229">
            <text:p text:style-name="P446"><text:span text:style-name="T422">/tmp/intercom_motion_was_active</text:span></text:p>
          </table:table-cell>
          <table:table-cell table:style-name="ce230">
            <text:p text:style-name="P447"><text:span text:style-name="T423">1 if watch_motion.sh was active, 0 if not</text:span></text:p>
          </table:table-cell>
        </table:table-row>
        <table:table-row table:style-name="ro78" table:default-cell-style-name="ce226">
          <table:table-cell table:style-name="ce231">
            <text:p text:style-name="P448"><text:span text:style-name="T424">/tmp/intercom_sound_was_active</text:span></text:p>
          </table:table-cell>
          <table:table-cell table:style-name="ce232">
            <text:p text:style-name="P449"><text:span text:style-name="T425">1 if watch_sound.sh was active, 0 if not</text:span></text:p>
          </table:table-cell>
        </table:table-row>
      </table:table>
      <text:p text:style-name="P450"><text:span><text:soft-page-break/></text:span></text:p>
      <text:p text:style-name="P451"><text:span text:style-name="T426">9. Installation</text:span></text:p>
      <text:p text:style-name="P452"><text:span text:style-name="T427">9.1 Directory structure</text:span></text:p>
      <text:p text:style-name="P453"><text:span text:style-name="T428">/tmp/sd/yi-hack/</text:span></text:p>
      <text:p text:style-name="P454"><text:span text:style-name="T429">├── bin/</text:span></text:p>
      <text:p text:style-name="P455"><text:span text:style-name="T430">│<text:s text:c="3"/>├── curl<text:s text:c="10"/>(ARM precompiled)</text:span></text:p>
      <text:p text:style-name="P456"><text:span text:style-name="T431">│<text:s text:c="3"/>├── ffmpeg<text:s text:c="8"/>(ARM precompiled)</text:span></text:p>
      <text:p text:style-name="P457"><text:span text:style-name="T432">│<text:s text:c="3"/>├── imggrabber</text:span></text:p>
      <text:p text:style-name="P458"><text:span text:style-name="T433">│<text:s text:c="3"/>├── h264grabber</text:span></text:p>
      <text:p text:style-name="P459"><text:span text:style-name="T434">│<text:s text:c="3"/>├── speaker</text:span></text:p>
      <text:p text:style-name="P460"><text:span text:style-name="T435">│<text:s text:c="3"/>├── ipc_cmd</text:span></text:p>
      <text:p text:style-name="P461"><text:span text:style-name="T436">│<text:s text:c="3"/>└── pcmvol</text:span></text:p>
      <text:p text:style-name="P462"><text:span text:style-name="T437">├── script/</text:span></text:p>
      <text:p text:style-name="P463"><text:span text:style-name="T438">│<text:s text:c="3"/>├── config.env<text:s text:c="10"/>← CREATE MANUALLY</text:span></text:p>
      <text:p text:style-name="P464"><text:span text:style-name="T439">│<text:s text:c="3"/>├── lower_half_init.sh</text:span></text:p>
      <text:p text:style-name="P465"><text:span text:style-name="T440">│<text:s text:c="3"/>├── telegram_control.sh</text:span></text:p>
      <text:p text:style-name="P466"><text:span text:style-name="T441">│<text:s text:c="3"/>├── watch_motion.sh</text:span></text:p>
      <text:p text:style-name="P467"><text:span text:style-name="T442">│<text:s text:c="3"/>├── watch_sound.sh</text:span></text:p>
      <text:p text:style-name="P468"><text:span text:style-name="T443">│<text:s text:c="3"/>└── intercom.sh</text:span></text:p>
      <text:p text:style-name="P469"><text:span text:style-name="T444">└── motion/<text:s text:c="17"/>← CREATE DIRECTORY</text:span></text:p>
      <text:p text:style-name="P470"/>
      <text:p text:style-name="P471"><text:span text:style-name="T445">9.2 Installation steps</text:span></text:p>
      <text:list text:style-name="WWNum2" text:continue-numbering="true">
        <text:list-item>
          <text:p text:style-name="P472"><text:span text:style-name="T446">Access the camera via SSH (user root, port 22)</text:span></text:p>
        </text:list-item>
        <text:list-item>
          <text:p text:style-name="P473"><text:span text:style-name="T447">Copy scripts to /tmp/sd/yi-hack/script/</text:span></text:p>
        </text:list-item>
        <text:list-item>
          <text:p text:style-name="P474"><text:span text:style-name="T448">Create config.env with the bot token and chat_id</text:span></text:p>
        </text:list-item>
        <text:list-item>
          <text:p text:style-name="P475"><text:span text:style-name="T449">Make all scripts executable</text:span></text:p>
        </text:list-item>
        <text:list-item>
          <text:p text:style-name="P476"><text:span text:style-name="T450">Create the /tmp/sd/yi-hack/motion/ directory</text:span></text:p>
        </text:list-item>
      </text:list>
      <text:p text:style-name="P477"/>
      <text:p text:style-name="P478"><text:span text:style-name="T451"># Make scripts executable</text:span></text:p>
      <text:p text:style-name="P479"><text:span text:style-name="T452">chmod +x /tmp/sd/yi-hack/script/*.sh</text:span></text:p>
      <text:p text:style-name="P480"><text:span text:style-name="T453"><text:s/></text:span></text:p>
      <text:p text:style-name="P481"><text:span text:style-name="T454"># Create motion directory</text:span></text:p>
      <text:p text:style-name="P482"><text:span text:style-name="T455">mkdir -p /tmp/sd/yi-hack/motion</text:span></text:p>
      <text:p text:style-name="P483"><text:span text:style-name="T456"><text:s/></text:span></text:p>
      <text:p text:style-name="P484"><text:span text:style-name="T457"># Verify binaries are available</text:span></text:p>
      <text:p text:style-name="P485"><text:span text:style-name="T458">which curl ffmpeg imggrabber speaker ipc_cmd</text:span></text:p>
      <text:p text:style-name="P486"/>
      <text:p text:style-name="P487"><text:span text:style-name="T459">9.3 Creating the Telegram bot</text:span></text:p>
      <text:list text:style-name="WWNum2" text:continue-numbering="true">
        <text:list-item>
          <text:p text:style-name="P488"><text:span text:style-name="T460">Search for @BotFather on Telegram</text:span></text:p>
        </text:list-item>
        <text:list-item>
          <text:p text:style-name="P489"><text:span text:style-name="T461">Send /newbot and follow the instructions</text:span></text:p>
        </text:list-item>
        <text:list-item>
          <text:p text:style-name="P490"><text:span text:style-name="T462">Copy the received token to the BOT_TOKEN field in config.env</text:span></text:p>
        </text:list-item>
        <text:list-item>
          <text:p text:style-name="P491"><text:span text:style-name="T463">Get the CHAT_ID by sending a message to the bot and querying https://api.telegram.org/botTOKEN/getUpdates</text:span></text:p>
        </text:list-item>
        <text:list-item>
          <text:p text:style-name="P492"><text:span text:style-name="T464">Copy the chat_id to the CHAT_ID field in config.env</text:span></text:p>
        </text:list-item>
      </text:list>
      <text:p text:style-name="P493"/>
      <text:p text:style-name="P494"><text:span text:style-name="T465">9.4 Manual startup for testing</text:span></text:p>
      <text:p text:style-name="P495"><text:span text:style-name="T466">To test the scripts without rebooting the camera, launch them manually in the correct order:</text:span></text:p>
      <text:p text:style-name="P496"/>
      <text:p text:style-name="P497"><text:span text:style-name="T467">sh /tmp/sd/yi-hack/script/watch_motion.sh &amp;</text:span></text:p>
      <text:p text:style-name="P498"><text:span text:style-name="T468">sleep 5</text:span></text:p>
      <text:p text:style-name="P499"><text:span text:style-name="T469">sh /tmp/sd/yi-hack/script/watch_sound.sh &amp;</text:span></text:p>
      <text:p text:style-name="P500"><text:span text:style-name="T470">sleep 5</text:span></text:p>
      <text:p text:style-name="P501"><text:span text:style-name="T471">sh /tmp/sd/yi-hack/script/telegram_control.sh &amp;</text:span></text:p>
      <text:p text:style-name="P502"/>
      <text:p text:style-name="P503"><text:span text:style-name="T472">ℹ️<text:s text:c="2"/>Note: </text:span><text:span text:style-name="T473">lower_half_init.sh starts the scripts automatically when the camera boots. For testing they can be launched manually without rebooting.</text:span></text:p>
      <text:p text:style-name="P504"><text:span><text:soft-page-break/></text:span></text:p>
      <text:p text:style-name="P505"><text:span text:style-name="T474">10. Troubleshooting</text:span></text:p>
      <table:table table:style-name="ta11">
        <table:table-columns>
          <table:table-column table:style-name="co29"/>
          <table:table-column table:style-name="co30"/>
          <table:table-column table:style-name="co31"/>
        </table:table-columns>
        <table:table-header-rows>
          <table:table-row table:style-name="ro79" table:default-cell-style-name="ce233">
            <table:table-cell table:style-name="ce234">
              <text:p text:style-name="P506"><text:span text:style-name="T475">Symptom</text:span></text:p>
            </table:table-cell>
            <table:table-cell table:style-name="ce235">
              <text:p text:style-name="P507"><text:span text:style-name="T476">Probable cause</text:span></text:p>
            </table:table-cell>
            <table:table-cell table:style-name="ce236">
              <text:p text:style-name="P508"><text:span text:style-name="T477">Solution</text:span></text:p>
            </table:table-cell>
          </table:table-row>
        </table:table-header-rows>
        <table:table-row table:style-name="ro80" table:default-cell-style-name="ce233">
          <table:table-cell table:style-name="ce237">
            <text:p text:style-name="P509"><text:span text:style-name="T478">Bot does not respond</text:span></text:p>
          </table:table-cell>
          <table:table-cell table:style-name="ce238">
            <text:p text:style-name="P510"><text:span text:style-name="T479">Wrong token or CHAT_ID / curl not available</text:span></text:p>
          </table:table-cell>
          <table:table-cell table:style-name="ce239">
            <text:p text:style-name="P511"><text:span text:style-name="T480">Check config.env and that curl is in the PATH</text:span></text:p>
          </table:table-cell>
        </table:table-row>
        <table:table-row table:style-name="ro81" table:default-cell-style-name="ce233">
          <table:table-cell table:style-name="ce240">
            <text:p text:style-name="P512"><text:span text:style-name="T481">No motion alerts received</text:span></text:p>
          </table:table-cell>
          <table:table-cell table:style-name="ce241">
            <text:p text:style-name="P513"><text:span text:style-name="T482">watch_motion.sh not running or silent mode active</text:span></text:p>
          </table:table-cell>
          <table:table-cell table:style-name="ce242">
            <text:p text:style-name="P514"><text:span text:style-name="T483">Check /estado and run /silent_off if needed</text:span></text:p>
          </table:table-cell>
        </table:table-row>
        <table:table-row table:style-name="ro82" table:default-cell-style-name="ce233">
          <table:table-cell table:style-name="ce243">
            <text:p text:style-name="P515"><text:span text:style-name="T484">Speaker produces no sound</text:span></text:p>
          </table:table-cell>
          <table:table-cell table:style-name="ce244">
            <text:p text:style-name="P516"><text:span text:style-name="T485">speaker binary missing or wrong PCM format</text:span></text:p>
          </table:table-cell>
          <table:table-cell table:style-name="ce245">
            <text:p text:style-name="P517"><text:span text:style-name="T486">Verify the speaker binary exists in /tmp/sd/yi-hack/bin</text:span></text:p>
          </table:table-cell>
        </table:table-row>
        <table:table-row table:style-name="ro83" table:default-cell-style-name="ce233">
          <table:table-cell table:style-name="ce246">
            <text:p text:style-name="P518"><text:span text:style-name="T487">Intercom does not capture voice</text:span></text:p>
          </table:table-cell>
          <table:table-cell table:style-name="ce247">
            <text:p text:style-name="P519"><text:span text:style-name="T488">Threshold too high or too low</text:span></text:p>
          </table:table-cell>
          <table:table-cell table:style-name="ce248">
            <text:p text:style-name="P520"><text:span text:style-name="T489">Calibrate VOICE_THRESHOLD using the volume measurement loop</text:span></text:p>
          </table:table-cell>
        </table:table-row>
        <table:table-row table:style-name="ro84" table:default-cell-style-name="ce233">
          <table:table-cell table:style-name="ce249">
            <text:p text:style-name="P521"><text:span text:style-name="T490">Intercom audio is incomplete</text:span></text:p>
          </table:table-cell>
          <table:table-cell table:style-name="ce250">
            <text:p text:style-name="P522"><text:span text:style-name="T491">Circular buffer not yet full at detection time</text:span></text:p>
          </table:table-cell>
          <table:table-cell table:style-name="ce251">
            <text:p text:style-name="P523"><text:span text:style-name="T492">Wait ~15 s after activating the intercom before speaking</text:span></text:p>
          </table:table-cell>
        </table:table-row>
        <table:table-row table:style-name="ro85" table:default-cell-style-name="ce233">
          <table:table-cell table:style-name="ce252">
            <text:p text:style-name="P524"><text:span text:style-name="T493">ffmpeg fails to convert audio</text:span></text:p>
          </table:table-cell>
          <table:table-cell table:style-name="ce253">
            <text:p text:style-name="P525"><text:span text:style-name="T494">ffmpeg version missing libopus codec</text:span></text:p>
          </table:table-cell>
          <table:table-cell table:style-name="ce254">
            <text:p text:style-name="P526"><text:span text:style-name="T495">Use a precompiled version with libopus support</text:span></text:p>
          </table:table-cell>
        </table:table-row>
        <table:table-row table:style-name="ro86" table:default-cell-style-name="ce233">
          <table:table-cell table:style-name="ce255">
            <text:p text:style-name="P527"><text:span text:style-name="T496">Script does not start</text:span></text:p>
          </table:table-cell>
          <table:table-cell table:style-name="ce256">
            <text:p text:style-name="P528"><text:span text:style-name="T497">config.env not found at the correct path</text:span></text:p>
          </table:table-cell>
          <table:table-cell table:style-name="ce257">
            <text:p text:style-name="P529"><text:span text:style-name="T498">Verify /tmp/sd/yi-hack/script/config.env exists</text:span></text:p>
          </table:table-cell>
        </table:table-row>
      </table:table>
      <text:p text:style-name="P530"/>
      <text:p text:style-name="P531"><text:span text:style-name="T499">10.1 Viewing logs</text:span></text:p>
      <text:p text:style-name="P532"><text:span text:style-name="T500">Each script writes its own log to /tmp/. To monitor them in real time:</text:span></text:p>
      <text:p text:style-name="P533"/>
      <text:p text:style-name="P534"><text:span text:style-name="T501"># Control bot log</text:span></text:p>
      <text:p text:style-name="P535"><text:span text:style-name="T502">tail -f /tmp/telegram_control.log</text:span></text:p>
      <text:p text:style-name="P536"><text:span text:style-name="T503"><text:s/></text:span></text:p>
      <text:p text:style-name="P537"><text:span text:style-name="T504"># Motion watcher log</text:span></text:p>
      <text:p text:style-name="P538"><text:span text:style-name="T505">tail -f /tmp/watch_motion.log</text:span></text:p>
      <text:p text:style-name="P539"><text:span text:style-name="T506"><text:s/></text:span></text:p>
      <text:p text:style-name="P540"><text:span text:style-name="T507"># Sound watcher log</text:span></text:p>
      <text:p text:style-name="P541"><text:span text:style-name="T508">tail -f /tmp/watch_sound.log</text:span></text:p>
      <text:p text:style-name="P542"><text:span text:style-name="T509"><text:s/></text:span></text:p>
      <text:p text:style-name="P543"><text:span text:style-name="T510"># Intercom log</text:span></text:p>
      <text:p text:style-name="P544"><text:span text:style-name="T511">tail -f /tmp/intercom.log</text:span></text:p>
      <text:p text:style-name="P545"/>
      <text:p text:style-name="P546"><text:span text:style-name="T512">ℹ️<text:s text:c="2"/>Note: </text:span><text:span text:style-name="T513">Logs are stored in /tmp/ and are lost on reboot. For persistence they could be redirected to /tmp/sd/, but this would consume space on the SD c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family="Arial" style:font-family-asian="Arial" style:font-family-complex="Arial" fo:font-size="11pt" style:font-size-complex="11pt"/>
    </style:default-style>
    <style:default-style style:family="text">
      <style:text-properties fo:font-family="Arial" style:font-family-asian="Arial" style:font-family-complex="Arial" fo:font-size="11pt" style:font-size-complex="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class="default" style:display-name="Default Paragraph Font" style:family="text" style:name="148">
      <style:paragraph-properties/>
    </style:style>
    <style:style style:parent-style-name="148" style:display-name="Heading 1 Char" style:family="text" style:name="150">
      <style:paragraph-properties/>
      <style:text-properties fo:color="#0f4761" fo:font-family="Arial" style:font-family-asian="Arial" style:font-family-complex="Arial" fo:font-size="20pt" style:font-size-complex="20pt"/>
    </style:style>
    <style:style style:parent-style-name="148" style:display-name="Heading 2 Char" style:family="text" style:name="151">
      <style:paragraph-properties/>
      <style:text-properties fo:color="#0f4761" fo:font-family="Arial" style:font-family-asian="Arial" style:font-family-complex="Arial" fo:font-size="16pt" style:font-size-complex="16pt"/>
    </style:style>
    <style:style style:parent-style-name="148" style:display-name="Heading 3 Char" style:family="text" style:name="152">
      <style:paragraph-properties/>
      <style:text-properties fo:color="#0f4761" fo:font-family="Arial" style:font-family-asian="Arial" style:font-family-complex="Arial" fo:font-size="14pt" style:font-size-complex="14pt"/>
    </style:style>
    <style:style style:parent-style-name="148" style:display-name="Heading 4 Char" style:family="text" style:name="153">
      <style:paragraph-properties/>
      <style:text-properties fo:color="#0f4761" fo:font-family="Arial" style:font-family-asian="Arial" style:font-family-complex="Arial" fo:font-style="italic"/>
    </style:style>
    <style:style style:parent-style-name="148" style:display-name="Heading 5 Char" style:family="text" style:name="154">
      <style:paragraph-properties/>
      <style:text-properties fo:color="#0f4761" fo:font-family="Arial" style:font-family-asian="Arial" style:font-family-complex="Arial"/>
    </style:style>
    <style:style style:parent-style-name="148" style:display-name="Heading 6 Char" style:family="text" style:name="155">
      <style:paragraph-properties/>
      <style:text-properties fo:color="#595959" fo:font-family="Arial" style:font-family-asian="Arial" style:font-family-complex="Arial" fo:font-style="italic"/>
    </style:style>
    <style:style style:parent-style-name="148" style:display-name="Heading 7 Char" style:family="text" style:name="156">
      <style:paragraph-properties/>
      <style:text-properties fo:color="#595959" fo:font-family="Arial" style:font-family-asian="Arial" style:font-family-complex="Arial"/>
    </style:style>
    <style:style style:parent-style-name="148" style:display-name="Heading 8 Char" style:family="text" style:name="157">
      <style:paragraph-properties/>
      <style:text-properties fo:color="#272727" fo:font-family="Arial" style:font-family-asian="Arial" style:font-family-complex="Arial" fo:font-style="italic"/>
    </style:style>
    <style:style style:parent-style-name="148" style:display-name="Heading 9 Char" style:family="text" style:name="158">
      <style:paragraph-properties/>
      <style:text-properties fo:color="#272727" fo:font-family="Arial" style:font-family-asian="Arial" style:font-family-complex="Arial" fo:font-style="italic"/>
    </style:style>
    <style:style style:parent-style-name="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48" style:display-name="Quote Char" style:family="text" style:name="164">
      <style:paragraph-properties/>
      <style:text-properties fo:color="#404040" fo:font-style="italic"/>
    </style:style>
    <style:style style:parent-style-name="148"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8" style:display-name="Intense Quote Char" style:family="text" style:name="168">
      <style:paragraph-properties/>
      <style:text-properties fo:color="#0f4761" fo:font-style="italic"/>
    </style:style>
    <style:style style:parent-style-name="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48" style:display-name="Subtle Emphasis" style:family="text" style:name="171">
      <style:paragraph-properties/>
      <style:text-properties fo:color="#404040" fo:font-style="italic"/>
    </style:style>
    <style:style style:parent-style-name="148" style:display-name="Emphasis" style:family="text" style:name="172">
      <style:paragraph-properties/>
      <style:text-properties fo:font-style="italic"/>
    </style:style>
    <style:style style:parent-style-name="148" style:display-name="Subtle Reference" style:family="text" style:name="174">
      <style:paragraph-properties/>
      <style:text-properties fo:font-variant="small-caps" fo:color="#5a5a5a"/>
    </style:style>
    <style:style style:parent-style-name="148" style:display-name="Book Title" style:family="text" style:name="175">
      <style:paragraph-properties/>
      <style:text-properties fo:letter-spacing="0.25pt" fo:font-style="italic" fo:font-weight="bold"/>
    </style:style>
    <style:style style:parent-style-name="138"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148" style:display-name="Header Char" style:family="text" style:name="177">
      <style:paragraph-properties/>
    </style:style>
    <style:style style:parent-style-name="138"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148" style:display-name="Footer Char" style:family="text" style:name="179">
      <style:paragraph-properties/>
    </style:style>
    <style:style style:parent-style-name="138" style:display-name="Caption" style:family="paragraph" style:name="180">
      <style:paragraph-properties fo:line-height="100%" fo:margin-bottom="10pt"/>
      <style:text-properties fo:color="#0e2841" fo:font-size="9pt" style:font-size-complex="9pt" fo:font-style="italic"/>
    </style:style>
    <style:style style:parent-style-name="138" style:display-name="endnote text" style:family="paragraph" style:name="184">
      <style:paragraph-properties fo:line-height="100%" fo:margin-bottom="0pt"/>
      <style:text-properties fo:font-size="10pt" style:font-size-complex="10pt"/>
    </style:style>
    <style:style style:parent-style-name="148" style:display-name="Endnote Text Char" style:family="text" style:name="185">
      <style:paragraph-properties/>
      <style:text-properties fo:font-size="10pt" style:font-size-complex="10pt"/>
    </style:style>
    <style:style style:parent-style-name="148" style:display-name="endnote reference" style:family="text" style:name="186">
      <style:paragraph-properties/>
      <style:text-properties style:text-position="super 58%"/>
    </style:style>
    <style:style style:parent-style-name="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148"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Title" style:family="paragraph" style:name="687">
      <style:paragraph-properties/>
      <style:text-properties fo:font-size="28pt" style:font-size-complex="28pt"/>
    </style:style>
    <style:style style:display-name="Heading 4" style:family="paragraph" style:name="691">
      <style:paragraph-properties/>
      <style:text-properties fo:color="#2e74b5" fo:font-style="italic"/>
    </style:style>
    <style:style style:display-name="Heading 5" style:family="paragraph" style:name="692">
      <style:paragraph-properties/>
      <style:text-properties fo:color="#2e74b5"/>
    </style:style>
    <style:style style:display-name="Heading 6" style:family="paragraph" style:name="693">
      <style:paragraph-properties/>
      <style:text-properties fo:color="#1f4d78"/>
    </style:style>
    <style:style style:display-name="Strong" style:family="paragraph" style:name="694">
      <style:paragraph-properties/>
      <style:text-properties fo:font-weight="bold"/>
    </style:style>
    <style:style style:display-name="List Paragraph" style:family="paragraph" style:name="695">
      <style:paragraph-properties/>
      <style:text-properties/>
    </style:style>
    <style:style style:display-name="Hyperlink" style:family="text" style:name="69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display-name="footnote reference" style:family="text" style:name="697">
      <style:paragraph-properties/>
      <style:text-properties style:text-position="super 58%"/>
    </style:style>
    <style:style style:display-name="footnote text" style:family="paragraph" style:name="698">
      <style:paragraph-properties fo:line-height="100%" fo:margin-bottom="0pt"/>
      <style:text-properties fo:font-size="10pt" style:font-size-complex="10pt"/>
    </style:style>
    <style:style style:display-name="Footnote Text Char" style:family="text" style:name="699">
      <style:paragraph-properties/>
      <style:text-properties fo:font-size="10pt" style:font-size-complex="10pt"/>
    </style:style>
    <style:style style:display-name="Heading 1" style:family="paragraph" style:name="700">
      <style:paragraph-properties fo:margin-top="18pt" fo:margin-bottom="10pt"/>
      <style:text-properties fo:color="#1f4e79" fo:font-family="Arial" style:font-family-asian="Arial" style:font-family-complex="Arial" fo:font-size="18pt" style:font-size-complex="18pt" fo:font-weight="bold"/>
    </style:style>
    <style:style style:display-name="Heading 2" style:family="paragraph" style:name="701">
      <style:paragraph-properties fo:margin-top="14pt" fo:margin-bottom="6pt"/>
      <style:text-properties fo:color="#2e75b6" fo:font-family="Arial" style:font-family-asian="Arial" style:font-family-complex="Arial" fo:font-size="14pt" style:font-size-complex="14pt" fo:font-weight="bold"/>
    </style:style>
    <style:style style:display-name="Heading 3" style:family="paragraph" style:name="702">
      <style:paragraph-properties fo:margin-top="10pt" fo:margin-bottom="4pt"/>
      <style:text-properties fo:color="#444444" fo:font-family="Arial" style:font-family-asian="Arial" style:font-family-complex="Arial" fo:font-size="12pt" style:font-size-complex="12pt" fo:font-weight="bold"/>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2.54cm"/>
        </style:list-level-properties>
        <style:text-properties/>
      </text:list-level-style-bullet>
      <text:list-level-style-bullet text:level="3" text:style-name="T3" text:bullet-char="■">
        <style:list-level-properties text:list-level-position-and-space-mode="label-alignment">
          <style:list-level-label-alignment fo:text-indent="-0.635cm" fo:margin-left="3.81cm"/>
        </style:list-level-properties>
        <style:text-properties/>
      </text:list-level-style-bullet>
      <text:list-level-style-bullet text:level="4" text:style-name="T4" text:bullet-char="●">
        <style:list-level-properties text:list-level-position-and-space-mode="label-alignment">
          <style:list-level-label-alignment fo:text-indent="-0.635cm" fo:margin-left="5.08cm"/>
        </style:list-level-properties>
        <style:text-properties/>
      </text:list-level-style-bullet>
      <text:list-level-style-bullet text:level="5" text:style-name="T5" text:bullet-char="○">
        <style:list-level-properties text:list-level-position-and-space-mode="label-alignment">
          <style:list-level-label-alignment fo:text-indent="-0.635cm" fo:margin-left="6.35cm"/>
        </style:list-level-properties>
        <style:text-properties/>
      </text:list-level-style-bullet>
      <text:list-level-style-bullet text:level="6" text:style-name="T6" text:bullet-char="■">
        <style:list-level-properties text:list-level-position-and-space-mode="label-alignment">
          <style:list-level-label-alignment fo:text-indent="-0.635cm" fo:margin-left="7.62cm"/>
        </style:list-level-properties>
        <style:text-properties/>
      </text:list-level-style-bullet>
      <text:list-level-style-bullet text:level="7" text:style-name="T7" text:bullet-char="●">
        <style:list-level-properties text:list-level-position-and-space-mode="label-alignment">
          <style:list-level-label-alignment fo:text-indent="-0.635cm" fo:margin-left="8.891cm"/>
        </style:list-level-properties>
        <style:text-properties/>
      </text:list-level-style-bullet>
      <text:list-level-style-bullet text:level="8" text:style-name="T8" text:bullet-char="●">
        <style:list-level-properties text:list-level-position-and-space-mode="label-alignment">
          <style:list-level-label-alignment fo:text-indent="-0.635cm" fo:margin-left="10.16cm"/>
        </style:list-level-properties>
        <style:text-properties/>
      </text:list-level-style-bullet>
      <text:list-level-style-bullet text:level="9" text:style-name="T9" text:bullet-char="●">
        <style:list-level-properties text:list-level-position-and-space-mode="label-alignment">
          <style:list-level-label-alignment fo:text-indent="-0.635cm" fo:margin-left="11.43cm"/>
        </style:list-level-properties>
        <style:text-propertie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text:list-level-style-bullet>
      <text:list-level-style-bullet text:level="2" text:style-name="T11">
        <style:list-level-properties text:list-level-position-and-space-mode="label-alignment">
          <style:list-level-label-alignment/>
        </style:list-level-properties>
        <style:text-properties/>
      </text:list-level-style-bullet>
      <text:list-level-style-bullet text:level="3" text:style-name="T12">
        <style:list-level-properties text:list-level-position-and-space-mode="label-alignment">
          <style:list-level-label-alignment/>
        </style:list-level-properties>
        <style:text-properties/>
      </text:list-level-style-bullet>
      <text:list-level-style-bullet text:level="4" text:style-name="T13">
        <style:list-level-properties text:list-level-position-and-space-mode="label-alignment">
          <style:list-level-label-alignment/>
        </style:list-level-properties>
        <style:text-properties/>
      </text:list-level-style-bullet>
      <text:list-level-style-bullet text:level="5" text:style-name="T14">
        <style:list-level-properties text:list-level-position-and-space-mode="label-alignment">
          <style:list-level-label-alignment/>
        </style:list-level-properties>
        <style:text-properties/>
      </text:list-level-style-bullet>
      <text:list-level-style-bullet text:level="6" text:style-name="T15">
        <style:list-level-properties text:list-level-position-and-space-mode="label-alignment">
          <style:list-level-label-alignment/>
        </style:list-level-properties>
        <style:text-properties/>
      </text:list-level-style-bullet>
      <text:list-level-style-bullet text:level="7" text:style-name="T16">
        <style:list-level-properties text:list-level-position-and-space-mode="label-alignment">
          <style:list-level-label-alignment/>
        </style:list-level-properties>
        <style:text-properties/>
      </text:list-level-style-bullet>
      <text:list-level-style-bullet text:level="8" text:style-name="T17">
        <style:list-level-properties text:list-level-position-and-space-mode="label-alignment">
          <style:list-level-label-alignment/>
        </style:list-level-properties>
        <style:text-properties/>
      </text:list-level-style-bullet>
      <text:list-level-style-bullet text:level="9" text:style-name="T18">
        <style:list-level-properties text:list-level-position-and-space-mode="label-alignment">
          <style:list-level-label-alignment/>
        </style:list-level-properties>
        <style:text-properties/>
      </text:list-level-style-bullet>
    </text:list-style>
  </office:styles>
  <office:automatic-styles>
    <style:page-layout style:name="Mpm1">
      <style:page-layout-properties fo:page-width="21cm" fo:page-height="29.7cm" style:print-orientation="portrait" fo:margin-top="2cm" fo:margin-bottom="1.249cm" fo:margin-left="2cm" fo:margin-right="2cm"/>
    </style:page-layout>
    <style:page-layout style:name="Mpm2">
      <style:page-layout-properties fo:page-width="21cm" fo:page-height="29.7cm" style:print-orientation="portrait" fo:margin-top="2cm" fo:margin-bottom="1.249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dc:creator>Un-named</dc:creator>
    <meta:creation-date>2026-03-06T11:12:17Z</meta:creation-date>
  </office:meta>
</office:document-meta>
</file>